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24cm"/>
    </style:style>
    <style:style style:name="co2" style:family="table-column">
      <style:table-column-properties fo:break-before="auto" style:column-width="3.524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2.967cm"/>
    </style:style>
    <style:style style:name="co5" style:family="table-column">
      <style:table-column-properties fo:break-before="auto" style:column-width="6.126cm"/>
    </style:style>
    <style:style style:name="co6" style:family="table-column">
      <style:table-column-properties fo:break-before="auto" style:column-width="5.801cm"/>
    </style:style>
    <style:style style:name="co7" style:family="table-column">
      <style:table-column-properties fo:break-before="auto" style:column-width="4.644cm"/>
    </style:style>
    <style:style style:name="co8" style:family="table-column">
      <style:table-column-properties fo:break-before="auto" style:column-width="7.754cm"/>
    </style:style>
    <style:style style:name="co9" style:family="table-column">
      <style:table-column-properties fo:break-before="auto" style:column-width="4.523cm"/>
    </style:style>
    <style:style style:name="co10" style:family="table-column">
      <style:table-column-properties fo:break-before="auto" style:column-width="1.79cm"/>
    </style:style>
    <style:style style:name="co11" style:family="table-column">
      <style:table-column-properties fo:break-before="auto" style:column-width="3.371cm"/>
    </style:style>
    <style:style style:name="co12" style:family="table-column">
      <style:table-column-properties fo:break-before="auto" style:column-width="4.424cm"/>
    </style:style>
    <style:style style:name="co13" style:family="table-column">
      <style:table-column-properties fo:break-before="auto" style:column-width="5.794cm"/>
    </style:style>
    <style:style style:name="co14" style:family="table-column">
      <style:table-column-properties fo:break-before="auto" style:column-width="6.218cm"/>
    </style:style>
    <style:style style:name="co15" style:family="table-column">
      <style:table-column-properties fo:break-before="auto" style:column-width="1.757cm"/>
    </style:style>
    <style:style style:name="ro1" style:family="table-row">
      <style:table-row-properties style:row-height="0.347cm" fo:break-before="auto" style:use-optimal-row-height="false"/>
    </style:style>
    <style:style style:name="ro2" style:family="table-row">
      <style:table-row-properties style:row-height="0.674cm" fo:break-before="auto" style:use-optimal-row-height="true"/>
    </style:style>
    <style:style style:name="ro3" style:family="table-row">
      <style:table-row-properties style:row-height="0.462cm" fo:break-before="auto" style:use-optimal-row-height="true"/>
    </style:style>
    <style:style style:name="ta1" style:family="table" style:master-page-name="PCLT_5f_data_5f_pageStyle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font-size="8pt" fo:font-style="italic" style:font-size-asian="8pt" style:font-style-asian="italic" style:font-size-complex="8pt" style:font-style-complex="italic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18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8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18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font-style="italic" style:font-style-asian="italic" style:font-style-complex="italic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8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background-color="transparent" fo:wrap-option="no-wrap" fo:border="0.018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18cm solid #000000" style:direction="ltr" style:rotation-angle="0" style:rotation-align="none" style:shrink-to-fit="false" style:vertical-align="middle"/>
      <style:paragraph-properties fo:margin-left="0cm" style:writing-mode="page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HelloWorld tpl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0" table:number-columns-repeated="3" table:default-cell-style-name="ce2"/>
        <table:table-column table:style-name="co12" table:number-columns-repeated="2" table:default-cell-style-name="ce2"/>
        <table:table-column table:style-name="co13" table:number-columns-repeated="2" table:default-cell-style-name="ce2"/>
        <table:table-column table:style-name="co14" table:number-columns-repeated="2" table:default-cell-style-name="ce2"/>
        <table:table-column table:style-name="co10" table:number-columns-repeated="241" table:default-cell-style-name="ce2"/>
        <table:table-column table:style-name="co15" table:number-columns-repeated="763" table:default-cell-style-name="Default"/>
        <table:table-row table:style-name="ro1">
          <table:table-cell table:style-name="ce1"/>
          <table:table-cell table:style-name="ce3" office:value-type="string">
            <text:p>Copyright (C) 2009 Andrejs Sisojevs &lt;andrejs.sisojevs@nextmail.ru&gt;</text:p>
          </table:table-cell>
          <table:table-cell table:number-columns-repeated="2"/>
          <table:table-cell table:style-name="ce14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"/>
          <table:table-cell table:style-name="ce4"/>
          <table:table-cell table:number-columns-repeated="2"/>
          <table:table-cell table:style-name="ce14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"/>
          <table:table-cell table:style-name="ce4" office:value-type="string">
            <text:p><text:s text:c="4"/>This library is free software; you can redistribute it and/or</text:p>
          </table:table-cell>
          <table:table-cell table:number-columns-repeated="2"/>
          <table:table-cell table:style-name="ce14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"/>
          <table:table-cell table:style-name="ce4" office:value-type="string">
            <text:p><text:s text:c="4"/>modify it under the terms of the GNU Lesser General Public</text:p>
          </table:table-cell>
          <table:table-cell table:number-columns-repeated="2"/>
          <table:table-cell table:style-name="ce14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"/>
          <table:table-cell table:style-name="ce4" office:value-type="string">
            <text:p><text:s text:c="4"/>License as published by the Free Software Foundation; either</text:p>
          </table:table-cell>
          <table:table-cell table:number-columns-repeated="2"/>
          <table:table-cell table:style-name="ce14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"/>
          <table:table-cell table:style-name="ce4" office:value-type="string">
            <text:p><text:s text:c="4"/>version 2.1 of the License, or (at your option) any later version.</text:p>
          </table:table-cell>
          <table:table-cell table:number-columns-repeated="2"/>
          <table:table-cell table:style-name="ce14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"/>
          <table:table-cell table:style-name="ce4"/>
          <table:table-cell table:number-columns-repeated="2"/>
          <table:table-cell table:style-name="ce14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"/>
          <table:table-cell table:style-name="ce4" office:value-type="string">
            <text:p><text:s text:c="4"/>This library is distributed in the hope that it will be useful,</text:p>
          </table:table-cell>
          <table:table-cell table:number-columns-repeated="2"/>
          <table:table-cell table:style-name="ce14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"/>
          <table:table-cell table:style-name="ce4" office:value-type="string">
            <text:p><text:s text:c="4"/>but WITHOUT ANY WARRANTY; without even the implied warranty of</text:p>
          </table:table-cell>
          <table:table-cell table:number-columns-repeated="2"/>
          <table:table-cell table:style-name="ce14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"/>
          <table:table-cell table:style-name="ce4" office:value-type="string">
            <text:p><text:s text:c="4"/>MERCHANTABILITY or FITNESS FOR A PARTICULAR PURPOSE. <text:s/>See the GNU</text:p>
          </table:table-cell>
          <table:table-cell table:number-columns-repeated="2"/>
          <table:table-cell table:style-name="ce14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"/>
          <table:table-cell table:style-name="ce4" office:value-type="string">
            <text:p><text:s text:c="4"/>Lesser General Public License for more details.</text:p>
          </table:table-cell>
          <table:table-cell table:number-columns-repeated="2"/>
          <table:table-cell table:style-name="ce14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"/>
          <table:table-cell table:style-name="ce4"/>
          <table:table-cell table:number-columns-repeated="2"/>
          <table:table-cell table:style-name="ce14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"/>
          <table:table-cell table:style-name="ce4" office:value-type="string">
            <text:p><text:s text:c="4"/>You should have received a copy of the GNU Lesser General Public</text:p>
          </table:table-cell>
          <table:table-cell table:number-columns-repeated="2"/>
          <table:table-cell table:style-name="ce14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"/>
          <table:table-cell table:style-name="ce4" office:value-type="string">
            <text:p><text:s text:c="4"/>License along with this library; if not, write to the Free Software</text:p>
          </table:table-cell>
          <table:table-cell table:number-columns-repeated="2"/>
          <table:table-cell table:style-name="ce14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"/>
          <table:table-cell table:style-name="ce4" office:value-type="string">
            <text:p><text:s text:c="4"/>Foundation, Inc., 51 Franklin St, Fifth Floor, Boston, MA <text:s/>02110-1301 <text:s/>USA</text:p>
          </table:table-cell>
          <table:table-cell table:number-columns-repeated="2"/>
          <table:table-cell table:style-name="ce14"/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1"/>
          <table:table-cell table:number-columns-repeated="3"/>
          <table:table-cell table:style-name="ce14"/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1" office:value-type="string">
            <text:p>PCLT Catalog example: templates set for HelloWorld application</text:p>
          </table:table-cell>
          <table:table-cell table:number-columns-repeated="3"/>
          <table:table-cell table:style-name="ce14"/>
          <table:table-cell/>
          <table:table-cell table:style-name="Default"/>
          <table:table-cell table:number-columns-repeated="1017"/>
        </table:table-row>
        <table:table-row table:style-name="ro3">
          <table:table-cell table:number-columns-repeated="2"/>
          <table:table-cell office:value-type="string">
            <text:p>*(saving nerves) if you are using StarOffice, make sure that it doesn't automatically change each double quote on two single ones, and also one single on two single ones</text:p>
          </table:table-cell>
          <table:table-cell/>
          <table:table-cell table:style-name="Default"/>
          <table:table-cell table:number-columns-repeated="1019"/>
        </table:table-row>
        <table:table-row table:style-name="ro3">
          <table:table-cell/>
          <table:table-cell table:style-name="ce5" office:value-type="string" table:number-columns-spanned="1" table:number-rows-spanned="2">
            <text:p>Collection</text:p>
          </table:table-cell>
          <table:table-cell table:style-name="ce10" office:value-type="string" table:number-columns-spanned="1" table:number-rows-spanned="2">
            <text:p>Collection ID</text:p>
          </table:table-cell>
          <table:table-cell table:style-name="ce10" office:value-type="string" table:number-columns-spanned="1" table:number-rows-spanned="2">
            <text:p>Template ID (wrapped)</text:p>
          </table:table-cell>
          <table:table-cell table:style-name="ce10" office:value-type="string" table:number-columns-spanned="1" table:number-rows-spanned="2">
            <text:p>Template ID</text:p>
          </table:table-cell>
          <table:table-cell table:style-name="ce19" office:value-type="string" table:number-columns-spanned="1" table:number-rows-spanned="2">
            <text:p>For representation required detalization level</text:p>
          </table:table-cell>
          <table:table-cell table:style-name="ce20" office:value-type="string" table:number-columns-spanned="3" table:number-rows-spanned="1">
            <text:p>Templates</text:p>
          </table:table-cell>
          <table:covered-table-cell table:style-name="ce10"/>
          <table:covered-table-cell table:style-name="ce10"/>
          <table:table-cell table:style-name="ce10" table:number-columns-spanned="1" table:number-rows-spanned="2"/>
          <table:table-cell table:style-name="ce10" office:value-type="string" table:number-columns-spanned="1" table:number-rows-spanned="2">
            <text:p>HS</text:p>
          </table:table-cell>
          <table:table-cell table:style-name="ce10" office:value-type="string" table:number-columns-spanned="1" table:number-rows-spanned="2">
            <text:p>RAW</text:p>
          </table:table-cell>
          <table:table-cell table:style-name="ce10" office:value-type="string" table:number-columns-spanned="1" table:number-rows-spanned="2">
            <text:p>SQL</text:p>
          </table:table-cell>
          <table:table-cell table:style-name="ce10" table:number-columns-spanned="1" table:number-rows-spanned="2"/>
          <table:table-cell table:style-name="ce10" office:value-type="string" table:number-columns-spanned="3" table:number-rows-spanned="1">
            <text:p>Templates — with escaped symbols for PostgreSQL</text:p>
          </table:table-cell>
          <table:covered-table-cell table:style-name="ce10"/>
          <table:covered-table-cell table:style-name="ce10"/>
          <table:table-cell table:style-name="ce10" office:value-type="string" table:number-columns-spanned="3" table:number-rows-spanned="1">
            <text:p>Templates — with escaped symbols for Haskell (only “ gets escaped here)</text:p>
          </table:table-cell>
          <table:covered-table-cell table:style-name="ce10"/>
          <table:covered-table-cell table:style-name="ce10"/>
          <table:table-cell table:number-columns-repeated="1004"/>
        </table:table-row>
        <table:table-row table:style-name="ro3">
          <table:table-cell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table-cell table:style-name="ce21" office:value-type="string">
            <text:p>rus</text:p>
          </table:table-cell>
          <table:table-cell table:style-name="ce21" office:value-type="string">
            <text:p>eng</text:p>
          </table:table-cell>
          <table:table-cell table:style-name="ce21" office:value-type="string">
            <text:p>hs_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table-cell table:style-name="ce21" table:formula="of:=[.G20]" office:value-type="string" office:string-value="rus">
            <text:p>rus</text:p>
          </table:table-cell>
          <table:table-cell table:style-name="ce21" table:formula="of:=[.H20]" office:value-type="string" office:string-value="eng">
            <text:p>eng</text:p>
          </table:table-cell>
          <table:table-cell table:style-name="ce21" table:formula="of:=[.I20]" office:value-type="string" office:string-value="hs_">
            <text:p>hs_</text:p>
          </table:table-cell>
          <table:table-cell table:style-name="ce21" table:formula="of:=[.G20]" office:value-type="string" office:string-value="rus">
            <text:p>rus</text:p>
          </table:table-cell>
          <table:table-cell table:style-name="ce21" table:formula="of:=[.H20]" office:value-type="string" office:string-value="eng">
            <text:p>eng</text:p>
          </table:table-cell>
          <table:table-cell table:style-name="ce21" table:formula="of:=[.I20]" office:value-type="string" office:string-value="hs_">
            <text:p>hs_</text:p>
          </table:table-cell>
          <table:table-cell table:number-columns-repeated="1004"/>
        </table:table-row>
        <table:table-row table:style-name="ro3">
          <table:table-cell/>
          <table:table-cell table:style-name="ce6"/>
          <table:table-cell table:style-name="ce11" table:number-columns-repeated="2"/>
          <table:table-cell table:style-name="ce7" table:number-columns-repeated="16"/>
          <table:table-cell table:number-columns-repeated="1004"/>
        </table:table-row>
        <table:table-row table:style-name="ro3">
          <table:table-cell/>
          <table:table-cell table:style-name="ce6" office:value-type="string">
            <text:p>General commons</text:p>
          </table:table-cell>
          <table:table-cell table:style-name="ce11" table:formula="of:=IF([.B22]=&quot;General commons&quot;;1;IF([.B22]=&quot;General DB commons&quot;;2;IF([.B22]=&quot;General networking commons&quot;;3;IF([.B22]=&quot;PCST messages&quot;;4;IF([.B22]=&quot;HelloWorld templates&quot;;50;IF([.B22]=&quot;PCLT-DB messages&quot;;5;-1))))))" office:value-type="float" office:value="1">
            <text:p>1</text:p>
          </table:table-cell>
          <table:table-cell table:style-name="ce11" table:formula="of:=IF([.E22]=&quot;&quot;;&quot;&quot;;CONCATENATE(&quot;##|&quot;;[.E22];&quot;##|&quot;) )" office:value-type="string" office:string-value="##|TRUE##|">
            <text:p>##|TRUE##|</text:p>
          </table:table-cell>
          <table:table-cell table:style-name="ce7" office:value-type="string">
            <text:p>TRUE</text:p>
          </table:table-cell>
          <table:table-cell table:style-name="ce7" office:value-type="string">
            <text:p>one</text:p>
          </table:table-cell>
          <table:table-cell table:style-name="ce7"/>
          <table:table-cell table:style-name="ce7"/>
          <table:table-cell table:style-name="ce7" office:value-type="string">
            <text:p>True</text:p>
          </table:table-cell>
          <table:table-cell table:style-name="ce7" office:value-type="string">
            <text:p><text:s/></text:p>
          </table:table-cell>
          <table:table-cell table:style-name="ce7" table:formula="of:=IF([.E22]=&quot;&quot;;&quot;&quot;;&quot;, (&quot; &amp; CHAR(34) &amp; [.E22] &amp; CHAR(34) &amp; &quot;, (M.fromList [(&quot; &amp; CHAR(34) &amp; [.R$20] &amp; CHAR(34) &amp; &quot;, &quot; &amp; IF([.R22]=&quot;&quot;;&quot;B.empty&quot;;&quot;B.pack &quot; &amp; CHAR(34) &amp; [.R22] &amp; CHAR(34)) &amp; &quot;)&quot; &amp; &quot;, &quot; &amp; &quot;(&quot; &amp; CHAR(34) &amp; [.S$20] &amp; CHAR(34) &amp; &quot;, &quot; &amp; IF([.S22]=&quot;&quot;;&quot;B.empty&quot;;&quot;B.pack &quot; &amp; CHAR(34) &amp; [.S22] &amp; CHAR(34)) &amp; &quot;)&quot; &amp; &quot;, &quot; &amp; &quot;(&quot; &amp; CHAR(34) &amp; [.T$20] &amp; CHAR(34) &amp; &quot;, &quot; &amp; IF([.T22]=&quot;&quot;;&quot;B.empty&quot;;&quot;B.pack &quot; &amp; CHAR(34) &amp; [.T22] &amp; CHAR(34)) &amp; &quot;)], str2LaT_SDL Required_SDLM &quot; &amp; CHAR(34) &amp; [.F22] &amp; CHAR(34) &amp; &quot; inner_cfg))&quot;)" office:value-type="string" office:string-value=", (&quot;TRUE&quot;, (M.fromList [(&quot;rus&quot;, B.empty), (&quot;eng&quot;, B.empty), (&quot;hs_&quot;, B.pack &quot;True&quot;)], str2LaT_SDL Required_SDLM &quot;one&quot; inner_cfg))">
            <text:p>, ("TRUE", (M.fromList [("rus", B.empty), ("eng", B.empty), ("hs_", B.pack "True")], str2LaT_SDL Required_SDLM "one" inner_cfg))</text:p>
          </table:table-cell>
          <table:table-cell table:style-name="ce7" table:formula="of:=IF([.E22]=&quot;&quot;;&quot;&quot;;CONCATENATE([.E22];&quot;%&quot;;[.F22];&quot;%&quot;;[.G22];&quot;%&quot;;[.H22]))" office:value-type="string" office:string-value="TRUE%one%%">
            <text:p>TRUE%one%%</text:p>
          </table:table-cell>
          <table:table-cell table:style-name="ce11" table:formula="of:=IF([.E22]=&quot;&quot;;&quot;&quot;;&quot;INSERT INTO tpls (pclt_id) VALUES('&quot;&amp;[.E22]&amp;&quot;');&quot;&amp;CHAR(13)&amp;CHAR(10) &amp; IF([.O22]=&quot;&quot;;&quot;&quot;;&quot;INSERT INTO tpls_localized (lng, pclt_id, structured_text) VALUES('&quot;&amp;[.O$20]&amp;&quot;', '&quot;&amp;[.E22]&amp;&quot;', '&quot;&amp;[.O22]&amp;&quot;');&quot;) &amp; CHAR(13)&amp;CHAR(10) &amp; IF([.P22]=&quot;&quot;;&quot;&quot;;&quot;INSERT INTO tpls_localized (lng, pclt_id, structured_text) VALUES('&quot;&amp;[.P$20]&amp;&quot;', '&quot;&amp;[.E22]&amp;&quot;', '&quot;&amp;[.P22]&amp;&quot;');&quot;) &amp; CHAR(13)&amp;CHAR(10) &amp; IF([.Q22]=&quot;&quot;;&quot;&quot;;&quot;INSERT INTO tpls_localized (lng, pclt_id, structured_text) VALUES('&quot;&amp;[.Q$20]&amp;&quot;', '&quot;&amp;[.E22]&amp;&quot;', '&quot;&amp;[.Q22]&amp;&quot;');&quot;) &amp; CHAR(13)&amp;CHAR(10)&amp;&quot;INSERT INTO tpls_inclusions_in_collections (tpls_collection_id, pclt_id, tpl_dflt_req_sdl) VALUES (&quot;&amp;[.C22]&amp;&quot;,'&quot;&amp;[.E22]&amp;&quot;','&quot;&amp;[.F22]&amp;&quot;');&quot;)" office:value-type="string" office:string-value="INSERT INTO tpls (pclt_id) VALUES('TRUE');&#13;&#10;&#13;&#10;&#13;&#10;INSERT INTO tpls_localized (lng, pclt_id, structured_text) VALUES('hs_', 'TRUE', 'True');&#13;&#10;INSERT INTO tpls_inclusions_in_collections (tpls_collection_id, pclt_id, tpl_dflt_req_sdl) VALUES (1,'TRUE','one');">
            <text:p>INSERT INTO tpls (pclt_id) VALUES('TRUE');<text:line-break/><text:line-break/><text:line-break/>INSERT INTO tpls_localized (lng, pclt_id, structured_text) VALUES('hs_', 'TRUE', 'True');<text:line-break/>INSERT INTO tpls_inclusions_in_collections (tpls_collection_id, pclt_id, tpl_dflt_req_sdl) VALUES (1,'TRUE','one');</text:p>
          </table:table-cell>
          <table:table-cell table:style-name="ce7" office:value-type="string">
            <text:p><text:s/></text:p>
          </table:table-cell>
          <table:table-cell table:style-name="ce11" table:formula="of:=SUBSTITUTE([.G22];&quot;'&quot;;&quot;''&quot;)">
            <text:p/>
          </table:table-cell>
          <table:table-cell table:style-name="ce11" table:formula="of:=SUBSTITUTE([.H22];&quot;'&quot;;&quot;''&quot;)">
            <text:p/>
          </table:table-cell>
          <table:table-cell table:style-name="ce11" table:formula="of:=SUBSTITUTE([.I22];&quot;'&quot;;&quot;''&quot;)" office:value-type="string" office:string-value="True">
            <text:p>True</text:p>
          </table:table-cell>
          <table:table-cell table:style-name="ce11" table:formula="of:=SUBSTITUTE([.G22];&quot;&quot;&quot;&quot;;&quot;\&quot;&quot;&quot;)">
            <text:p/>
          </table:table-cell>
          <table:table-cell table:style-name="ce11" table:formula="of:=SUBSTITUTE([.H22];&quot;&quot;&quot;&quot;;&quot;\&quot;&quot;&quot;)">
            <text:p/>
          </table:table-cell>
          <table:table-cell table:style-name="ce11" table:formula="of:=SUBSTITUTE([.I22];&quot;&quot;&quot;&quot;;&quot;\&quot;&quot;&quot;)" office:value-type="string" office:string-value="True">
            <text:p>True</text:p>
          </table:table-cell>
          <table:table-cell table:number-columns-repeated="1004"/>
        </table:table-row>
        <table:table-row table:style-name="ro3">
          <table:table-cell/>
          <table:table-cell table:style-name="ce6" office:value-type="string">
            <text:p>General commons</text:p>
          </table:table-cell>
          <table:table-cell table:style-name="ce11" table:formula="of:=IF([.B23]=&quot;General commons&quot;;1;IF([.B23]=&quot;General DB commons&quot;;2;IF([.B23]=&quot;General networking commons&quot;;3;IF([.B23]=&quot;PCST messages&quot;;4;IF([.B23]=&quot;HelloWorld templates&quot;;50;IF([.B23]=&quot;PCLT-DB messages&quot;;5;-1))))))" office:value-type="float" office:value="1">
            <text:p>1</text:p>
          </table:table-cell>
          <table:table-cell table:style-name="ce11" table:formula="of:=IF([.E23]=&quot;&quot;;&quot;&quot;;CONCATENATE(&quot;##|&quot;;[.E23];&quot;##|&quot;) )" office:value-type="string" office:string-value="##|FALSE##|">
            <text:p>##|FALSE##|</text:p>
          </table:table-cell>
          <table:table-cell table:style-name="ce15" office:value-type="string">
            <text:p>FALSE</text:p>
          </table:table-cell>
          <table:table-cell table:style-name="ce7" office:value-type="string">
            <text:p>##|TRUE##|</text:p>
          </table:table-cell>
          <table:table-cell table:style-name="ce7"/>
          <table:table-cell table:style-name="ce7"/>
          <table:table-cell table:style-name="ce7" office:value-type="string">
            <text:p>False</text:p>
          </table:table-cell>
          <table:table-cell table:style-name="ce7" office:value-type="string">
            <text:p><text:s/></text:p>
          </table:table-cell>
          <table:table-cell table:style-name="ce7" table:formula="of:=IF([.E23]=&quot;&quot;;&quot;&quot;;&quot;, (&quot; &amp; CHAR(34) &amp; [.E23] &amp; CHAR(34) &amp; &quot;, (M.fromList [(&quot; &amp; CHAR(34) &amp; [.R$20] &amp; CHAR(34) &amp; &quot;, &quot; &amp; IF([.R23]=&quot;&quot;;&quot;B.empty&quot;;&quot;B.pack &quot; &amp; CHAR(34) &amp; [.R23] &amp; CHAR(34)) &amp; &quot;)&quot; &amp; &quot;, &quot; &amp; &quot;(&quot; &amp; CHAR(34) &amp; [.S$20] &amp; CHAR(34) &amp; &quot;, &quot; &amp; IF([.S23]=&quot;&quot;;&quot;B.empty&quot;;&quot;B.pack &quot; &amp; CHAR(34) &amp; [.S23] &amp; CHAR(34)) &amp; &quot;)&quot; &amp; &quot;, &quot; &amp; &quot;(&quot; &amp; CHAR(34) &amp; [.T$20] &amp; CHAR(34) &amp; &quot;, &quot; &amp; IF([.T23]=&quot;&quot;;&quot;B.empty&quot;;&quot;B.pack &quot; &amp; CHAR(34) &amp; [.T23] &amp; CHAR(34)) &amp; &quot;)], str2LaT_SDL Required_SDLM &quot; &amp; CHAR(34) &amp; [.F23] &amp; CHAR(34) &amp; &quot; inner_cfg))&quot;)" office:value-type="string" office:string-value=", (&quot;FALSE&quot;, (M.fromList [(&quot;rus&quot;, B.empty), (&quot;eng&quot;, B.empty), (&quot;hs_&quot;, B.pack &quot;False&quot;)], str2LaT_SDL Required_SDLM &quot;##|TRUE##|&quot; inner_cfg))">
            <text:p>, ("FALSE", (M.fromList [("rus", B.empty), ("eng", B.empty), ("hs_", B.pack "False")], str2LaT_SDL Required_SDLM "##|TRUE##|" inner_cfg))</text:p>
          </table:table-cell>
          <table:table-cell table:style-name="ce7" table:formula="of:=IF([.E23]=&quot;&quot;;&quot;&quot;;CONCATENATE([.E23];&quot;%&quot;;[.F23];&quot;%&quot;;[.G23];&quot;%&quot;;[.H23]))" office:value-type="string" office:string-value="FALSE%##|TRUE##|%%">
            <text:p>FALSE%##|TRUE##|%%</text:p>
          </table:table-cell>
          <table:table-cell table:style-name="ce11" table:formula="of:=IF([.E23]=&quot;&quot;;&quot;&quot;;&quot;INSERT INTO tpls (pclt_id) VALUES('&quot;&amp;[.E23]&amp;&quot;');&quot;&amp;CHAR(13)&amp;CHAR(10) &amp; IF([.O23]=&quot;&quot;;&quot;&quot;;&quot;INSERT INTO tpls_localized (lng, pclt_id, structured_text) VALUES('&quot;&amp;[.O$20]&amp;&quot;', '&quot;&amp;[.E23]&amp;&quot;', '&quot;&amp;[.O23]&amp;&quot;');&quot;) &amp; CHAR(13)&amp;CHAR(10) &amp; IF([.P23]=&quot;&quot;;&quot;&quot;;&quot;INSERT INTO tpls_localized (lng, pclt_id, structured_text) VALUES('&quot;&amp;[.P$20]&amp;&quot;', '&quot;&amp;[.E23]&amp;&quot;', '&quot;&amp;[.P23]&amp;&quot;');&quot;) &amp; CHAR(13)&amp;CHAR(10) &amp; IF([.Q23]=&quot;&quot;;&quot;&quot;;&quot;INSERT INTO tpls_localized (lng, pclt_id, structured_text) VALUES('&quot;&amp;[.Q$20]&amp;&quot;', '&quot;&amp;[.E23]&amp;&quot;', '&quot;&amp;[.Q23]&amp;&quot;');&quot;) &amp; CHAR(13)&amp;CHAR(10)&amp;&quot;INSERT INTO tpls_inclusions_in_collections (tpls_collection_id, pclt_id, tpl_dflt_req_sdl) VALUES (&quot;&amp;[.C23]&amp;&quot;,'&quot;&amp;[.E23]&amp;&quot;','&quot;&amp;[.F23]&amp;&quot;');&quot;)" office:value-type="string" office:string-value="INSERT INTO tpls (pclt_id) VALUES('FALSE');&#13;&#10;&#13;&#10;&#13;&#10;INSERT INTO tpls_localized (lng, pclt_id, structured_text) VALUES('hs_', 'FALSE', 'False');&#13;&#10;INSERT INTO tpls_inclusions_in_collections (tpls_collection_id, pclt_id, tpl_dflt_req_sdl) VALUES (1,'FALSE','##|TRUE##|');">
            <text:p>INSERT INTO tpls (pclt_id) VALUES('FALSE');<text:line-break/><text:line-break/><text:line-break/>INSERT INTO tpls_localized (lng, pclt_id, structured_text) VALUES('hs_', 'FALSE', 'False');<text:line-break/>INSERT INTO tpls_inclusions_in_collections (tpls_collection_id, pclt_id, tpl_dflt_req_sdl) VALUES (1,'FALSE','##|TRUE##|');</text:p>
          </table:table-cell>
          <table:table-cell table:style-name="ce7" office:value-type="string">
            <text:p><text:s/></text:p>
          </table:table-cell>
          <table:table-cell table:style-name="ce11" table:formula="of:=SUBSTITUTE([.G23];&quot;'&quot;;&quot;''&quot;)">
            <text:p/>
          </table:table-cell>
          <table:table-cell table:style-name="ce11" table:formula="of:=SUBSTITUTE([.H23];&quot;'&quot;;&quot;''&quot;)">
            <text:p/>
          </table:table-cell>
          <table:table-cell table:style-name="ce11" table:formula="of:=SUBSTITUTE([.I23];&quot;'&quot;;&quot;''&quot;)" office:value-type="string" office:string-value="False">
            <text:p>False</text:p>
          </table:table-cell>
          <table:table-cell table:style-name="ce11" table:formula="of:=SUBSTITUTE([.G23];&quot;&quot;&quot;&quot;;&quot;\&quot;&quot;&quot;)">
            <text:p/>
          </table:table-cell>
          <table:table-cell table:style-name="ce11" table:formula="of:=SUBSTITUTE([.H23];&quot;&quot;&quot;&quot;;&quot;\&quot;&quot;&quot;)">
            <text:p/>
          </table:table-cell>
          <table:table-cell table:style-name="ce11" table:formula="of:=SUBSTITUTE([.I23];&quot;&quot;&quot;&quot;;&quot;\&quot;&quot;&quot;)" office:value-type="string" office:string-value="False">
            <text:p>False</text:p>
          </table:table-cell>
          <table:table-cell table:number-columns-repeated="1004"/>
        </table:table-row>
        <table:table-row table:style-name="ro3">
          <table:table-cell/>
          <table:table-cell table:style-name="ce6"/>
          <table:table-cell table:style-name="ce11" table:formula="of:=IF([.B24]=&quot;General commons&quot;;1;IF([.B24]=&quot;General DB commons&quot;;2;IF([.B24]=&quot;General networking commons&quot;;3;IF([.B24]=&quot;PCST messages&quot;;4;IF([.B24]=&quot;HelloWorld templates&quot;;50;IF([.B24]=&quot;PCLT-DB messages&quot;;5;-1))))))" office:value-type="float" office:value="-1">
            <text:p>-1</text:p>
          </table:table-cell>
          <table:table-cell table:style-name="ce11" table:formula="of:=IF([.E24]=&quot;&quot;;&quot;&quot;;CONCATENATE(&quot;##|&quot;;[.E24];&quot;##|&quot;) )">
            <text:p/>
          </table:table-cell>
          <table:table-cell table:style-name="ce15"/>
          <table:table-cell table:style-name="ce7"/>
          <table:table-cell table:style-name="ce7"/>
          <table:table-cell table:style-name="ce7"/>
          <table:table-cell table:style-name="ce7"/>
          <table:table-cell table:style-name="ce7" office:value-type="string">
            <text:p><text:s/></text:p>
          </table:table-cell>
          <table:table-cell table:style-name="ce7" table:formula="of:=IF([.E24]=&quot;&quot;;&quot;&quot;;&quot;, (&quot; &amp; CHAR(34) &amp; [.E24] &amp; CHAR(34) &amp; &quot;, (M.fromList [(&quot; &amp; CHAR(34) &amp; [.R$20] &amp; CHAR(34) &amp; &quot;, &quot; &amp; IF([.R24]=&quot;&quot;;&quot;B.empty&quot;;&quot;B.pack &quot; &amp; CHAR(34) &amp; [.R24] &amp; CHAR(34)) &amp; &quot;)&quot; &amp; &quot;, &quot; &amp; &quot;(&quot; &amp; CHAR(34) &amp; [.S$20] &amp; CHAR(34) &amp; &quot;, &quot; &amp; IF([.S24]=&quot;&quot;;&quot;B.empty&quot;;&quot;B.pack &quot; &amp; CHAR(34) &amp; [.S24] &amp; CHAR(34)) &amp; &quot;)&quot; &amp; &quot;, &quot; &amp; &quot;(&quot; &amp; CHAR(34) &amp; [.T$20] &amp; CHAR(34) &amp; &quot;, &quot; &amp; IF([.T24]=&quot;&quot;;&quot;B.empty&quot;;&quot;B.pack &quot; &amp; CHAR(34) &amp; [.T24] &amp; CHAR(34)) &amp; &quot;)], str2LaT_SDL Required_SDLM &quot; &amp; CHAR(34) &amp; [.F24] &amp; CHAR(34) &amp; &quot; inner_cfg))&quot;)">
            <text:p/>
          </table:table-cell>
          <table:table-cell table:style-name="ce7" table:formula="of:=IF([.E24]=&quot;&quot;;&quot;&quot;;CONCATENATE([.E24];&quot;%&quot;;[.F24];&quot;%&quot;;[.G24];&quot;%&quot;;[.H24]))">
            <text:p/>
          </table:table-cell>
          <table:table-cell table:style-name="ce11" table:formula="of:=IF([.E24]=&quot;&quot;;&quot;&quot;;&quot;INSERT INTO tpls (pclt_id) VALUES('&quot;&amp;[.E24]&amp;&quot;');&quot;&amp;CHAR(13)&amp;CHAR(10) &amp; IF([.O24]=&quot;&quot;;&quot;&quot;;&quot;INSERT INTO tpls_localized (lng, pclt_id, structured_text) VALUES('&quot;&amp;[.O$20]&amp;&quot;', '&quot;&amp;[.E24]&amp;&quot;', '&quot;&amp;[.O24]&amp;&quot;');&quot;) &amp; CHAR(13)&amp;CHAR(10) &amp; IF([.P24]=&quot;&quot;;&quot;&quot;;&quot;INSERT INTO tpls_localized (lng, pclt_id, structured_text) VALUES('&quot;&amp;[.P$20]&amp;&quot;', '&quot;&amp;[.E24]&amp;&quot;', '&quot;&amp;[.P24]&amp;&quot;');&quot;) &amp; CHAR(13)&amp;CHAR(10) &amp; IF([.Q24]=&quot;&quot;;&quot;&quot;;&quot;INSERT INTO tpls_localized (lng, pclt_id, structured_text) VALUES('&quot;&amp;[.Q$20]&amp;&quot;', '&quot;&amp;[.E24]&amp;&quot;', '&quot;&amp;[.Q24]&amp;&quot;');&quot;) &amp; CHAR(13)&amp;CHAR(10)&amp;&quot;INSERT INTO tpls_inclusions_in_collections (tpls_collection_id, pclt_id, tpl_dflt_req_sdl) VALUES (&quot;&amp;[.C24]&amp;&quot;,'&quot;&amp;[.E24]&amp;&quot;','&quot;&amp;[.F24]&amp;&quot;');&quot;)">
            <text:p/>
          </table:table-cell>
          <table:table-cell table:style-name="ce7" office:value-type="string">
            <text:p><text:s/></text:p>
          </table:table-cell>
          <table:table-cell table:style-name="ce11" table:formula="of:=SUBSTITUTE([.G24];&quot;'&quot;;&quot;''&quot;)">
            <text:p/>
          </table:table-cell>
          <table:table-cell table:style-name="ce11" table:formula="of:=SUBSTITUTE([.H24];&quot;'&quot;;&quot;''&quot;)">
            <text:p/>
          </table:table-cell>
          <table:table-cell table:style-name="ce11" table:formula="of:=SUBSTITUTE([.I24];&quot;'&quot;;&quot;''&quot;)">
            <text:p/>
          </table:table-cell>
          <table:table-cell table:style-name="ce11" table:formula="of:=SUBSTITUTE([.G24];&quot;&quot;&quot;&quot;;&quot;\&quot;&quot;&quot;)">
            <text:p/>
          </table:table-cell>
          <table:table-cell table:style-name="ce11" table:formula="of:=SUBSTITUTE([.H24];&quot;&quot;&quot;&quot;;&quot;\&quot;&quot;&quot;)">
            <text:p/>
          </table:table-cell>
          <table:table-cell table:style-name="ce11" table:formula="of:=SUBSTITUTE([.I24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6" office:value-type="string">
            <text:p>General commons</text:p>
          </table:table-cell>
          <table:table-cell table:style-name="ce11" table:formula="of:=IF([.B25]=&quot;General commons&quot;;1;IF([.B25]=&quot;General DB commons&quot;;2;IF([.B25]=&quot;General networking commons&quot;;3;IF([.B25]=&quot;PCST messages&quot;;4;IF([.B25]=&quot;HelloWorld templates&quot;;50;IF([.B25]=&quot;PCLT-DB messages&quot;;5;-1))))))" office:value-type="float" office:value="1">
            <text:p>1</text:p>
          </table:table-cell>
          <table:table-cell table:style-name="ce11" table:formula="of:=IF([.E25]=&quot;&quot;;&quot;&quot;;CONCATENATE(&quot;##|&quot;;[.E25];&quot;##|&quot;) )" office:value-type="string" office:string-value="##|MAYBE_A##|">
            <text:p>##|MAYBE_A##|</text:p>
          </table:table-cell>
          <table:table-cell table:style-name="ce15" office:value-type="string">
            <text:p>MAYBE_A</text:p>
          </table:table-cell>
          <table:table-cell table:style-name="ce7" office:value-type="string">
            <text:p>##|TRUE##|</text:p>
          </table:table-cell>
          <table:table-cell table:style-name="ce7"/>
          <table:table-cell table:style-name="ce7"/>
          <table:table-cell table:style-name="ce7" office:value-type="string">
            <text:p>@@|maybe_cnstr@@|</text:p>
          </table:table-cell>
          <table:table-cell table:style-name="ce7" office:value-type="string">
            <text:p><text:s/></text:p>
          </table:table-cell>
          <table:table-cell table:style-name="ce7" table:formula="of:=IF([.E25]=&quot;&quot;;&quot;&quot;;&quot;, (&quot; &amp; CHAR(34) &amp; [.E25] &amp; CHAR(34) &amp; &quot;, (M.fromList [(&quot; &amp; CHAR(34) &amp; [.R$20] &amp; CHAR(34) &amp; &quot;, &quot; &amp; IF([.R25]=&quot;&quot;;&quot;B.empty&quot;;&quot;B.pack &quot; &amp; CHAR(34) &amp; [.R25] &amp; CHAR(34)) &amp; &quot;)&quot; &amp; &quot;, &quot; &amp; &quot;(&quot; &amp; CHAR(34) &amp; [.S$20] &amp; CHAR(34) &amp; &quot;, &quot; &amp; IF([.S25]=&quot;&quot;;&quot;B.empty&quot;;&quot;B.pack &quot; &amp; CHAR(34) &amp; [.S25] &amp; CHAR(34)) &amp; &quot;)&quot; &amp; &quot;, &quot; &amp; &quot;(&quot; &amp; CHAR(34) &amp; [.T$20] &amp; CHAR(34) &amp; &quot;, &quot; &amp; IF([.T25]=&quot;&quot;;&quot;B.empty&quot;;&quot;B.pack &quot; &amp; CHAR(34) &amp; [.T25] &amp; CHAR(34)) &amp; &quot;)], str2LaT_SDL Required_SDLM &quot; &amp; CHAR(34) &amp; [.F25] &amp; CHAR(34) &amp; &quot; inner_cfg))&quot;)" office:value-type="string" office:string-value=", (&quot;MAYBE_A&quot;, (M.fromList [(&quot;rus&quot;, B.empty), (&quot;eng&quot;, B.empty), (&quot;hs_&quot;, B.pack &quot;@@|maybe_cnstr@@|&quot;)], str2LaT_SDL Required_SDLM &quot;##|TRUE##|&quot; inner_cfg))">
            <text:p>, ("MAYBE_A", (M.fromList [("rus", B.empty), ("eng", B.empty), ("hs_", B.pack "@@|maybe_cnstr@@|")], str2LaT_SDL Required_SDLM "##|TRUE##|" inner_cfg))</text:p>
          </table:table-cell>
          <table:table-cell table:style-name="ce7" table:formula="of:=IF([.E25]=&quot;&quot;;&quot;&quot;;CONCATENATE([.E25];&quot;%&quot;;[.F25];&quot;%&quot;;[.G25];&quot;%&quot;;[.H25]))" office:value-type="string" office:string-value="MAYBE_A%##|TRUE##|%%">
            <text:p>MAYBE_A%##|TRUE##|%%</text:p>
          </table:table-cell>
          <table:table-cell table:style-name="ce11" table:formula="of:=IF([.E25]=&quot;&quot;;&quot;&quot;;&quot;INSERT INTO tpls (pclt_id) VALUES('&quot;&amp;[.E25]&amp;&quot;');&quot;&amp;CHAR(13)&amp;CHAR(10) &amp; IF([.O25]=&quot;&quot;;&quot;&quot;;&quot;INSERT INTO tpls_localized (lng, pclt_id, structured_text) VALUES('&quot;&amp;[.O$20]&amp;&quot;', '&quot;&amp;[.E25]&amp;&quot;', '&quot;&amp;[.O25]&amp;&quot;');&quot;) &amp; CHAR(13)&amp;CHAR(10) &amp; IF([.P25]=&quot;&quot;;&quot;&quot;;&quot;INSERT INTO tpls_localized (lng, pclt_id, structured_text) VALUES('&quot;&amp;[.P$20]&amp;&quot;', '&quot;&amp;[.E25]&amp;&quot;', '&quot;&amp;[.P25]&amp;&quot;');&quot;) &amp; CHAR(13)&amp;CHAR(10) &amp; IF([.Q25]=&quot;&quot;;&quot;&quot;;&quot;INSERT INTO tpls_localized (lng, pclt_id, structured_text) VALUES('&quot;&amp;[.Q$20]&amp;&quot;', '&quot;&amp;[.E25]&amp;&quot;', '&quot;&amp;[.Q25]&amp;&quot;');&quot;) &amp; CHAR(13)&amp;CHAR(10)&amp;&quot;INSERT INTO tpls_inclusions_in_collections (tpls_collection_id, pclt_id, tpl_dflt_req_sdl) VALUES (&quot;&amp;[.C25]&amp;&quot;,'&quot;&amp;[.E25]&amp;&quot;','&quot;&amp;[.F25]&amp;&quot;');&quot;)" office:value-type="string" office:string-value="INSERT INTO tpls (pclt_id) VALUES('MAYBE_A');&#13;&#10;&#13;&#10;&#13;&#10;INSERT INTO tpls_localized (lng, pclt_id, structured_text) VALUES('hs_', 'MAYBE_A', '@@|maybe_cnstr@@|');&#13;&#10;INSERT INTO tpls_inclusions_in_collections (tpls_collection_id, pclt_id, tpl_dflt_req_sdl) VALUES (1,'MAYBE_A','##|TRUE##|');">
            <text:p>INSERT INTO tpls (pclt_id) VALUES('MAYBE_A');<text:line-break/><text:line-break/><text:line-break/>INSERT INTO tpls_localized (lng, pclt_id, structured_text) VALUES('hs_', 'MAYBE_A', '@@|maybe_cnstr@@|');<text:line-break/>INSERT INTO tpls_inclusions_in_collections (tpls_collection_id, pclt_id, tpl_dflt_req_sdl) VALUES (1,'MAYBE_A','##|TRUE##|');</text:p>
          </table:table-cell>
          <table:table-cell table:style-name="ce7" office:value-type="string">
            <text:p><text:s/></text:p>
          </table:table-cell>
          <table:table-cell table:style-name="ce11" table:formula="of:=SUBSTITUTE([.G25];&quot;'&quot;;&quot;''&quot;)">
            <text:p/>
          </table:table-cell>
          <table:table-cell table:style-name="ce11" table:formula="of:=SUBSTITUTE([.H25];&quot;'&quot;;&quot;''&quot;)">
            <text:p/>
          </table:table-cell>
          <table:table-cell table:style-name="ce11" table:formula="of:=SUBSTITUTE([.I25];&quot;'&quot;;&quot;''&quot;)" office:value-type="string" office:string-value="@@|maybe_cnstr@@|">
            <text:p>@@|maybe_cnstr@@|</text:p>
          </table:table-cell>
          <table:table-cell table:style-name="ce11" table:formula="of:=SUBSTITUTE([.G25];&quot;&quot;&quot;&quot;;&quot;\&quot;&quot;&quot;)">
            <text:p/>
          </table:table-cell>
          <table:table-cell table:style-name="ce11" table:formula="of:=SUBSTITUTE([.H25];&quot;&quot;&quot;&quot;;&quot;\&quot;&quot;&quot;)">
            <text:p/>
          </table:table-cell>
          <table:table-cell table:style-name="ce11" table:formula="of:=SUBSTITUTE([.I25];&quot;&quot;&quot;&quot;;&quot;\&quot;&quot;&quot;)" office:value-type="string" office:string-value="@@|maybe_cnstr@@|">
            <text:p>@@|maybe_cnstr@@|</text:p>
          </table:table-cell>
          <table:table-cell table:number-columns-repeated="1004"/>
        </table:table-row>
        <table:table-row table:style-name="ro3">
          <table:table-cell/>
          <table:table-cell table:style-name="ce6" office:value-type="string">
            <text:p>General commons</text:p>
          </table:table-cell>
          <table:table-cell table:style-name="ce11" table:formula="of:=IF([.B26]=&quot;General commons&quot;;1;IF([.B26]=&quot;General DB commons&quot;;2;IF([.B26]=&quot;General networking commons&quot;;3;IF([.B26]=&quot;PCST messages&quot;;4;IF([.B26]=&quot;HelloWorld templates&quot;;50;IF([.B26]=&quot;PCLT-DB messages&quot;;5;-1))))))" office:value-type="float" office:value="1">
            <text:p>1</text:p>
          </table:table-cell>
          <table:table-cell table:style-name="ce11" table:formula="of:=IF([.E26]=&quot;&quot;;&quot;&quot;;CONCATENATE(&quot;##|&quot;;[.E26];&quot;##|&quot;) )" office:value-type="string" office:string-value="##|MAYBE_JUST##|">
            <text:p>##|MAYBE_JUST##|</text:p>
          </table:table-cell>
          <table:table-cell table:style-name="ce15" office:value-type="string">
            <text:p>MAYBE_JUST</text:p>
          </table:table-cell>
          <table:table-cell table:style-name="ce15" office:value-type="string">
            <text:p>##|MAYBE_A##|</text:p>
          </table:table-cell>
          <table:table-cell table:style-name="ce7"/>
          <table:table-cell table:style-name="ce7"/>
          <table:table-cell table:style-name="ce7" office:value-type="string">
            <text:p>Just @@|a@@|</text:p>
          </table:table-cell>
          <table:table-cell table:style-name="ce7" office:value-type="string">
            <text:p><text:s/></text:p>
          </table:table-cell>
          <table:table-cell table:style-name="ce7" table:formula="of:=IF([.E26]=&quot;&quot;;&quot;&quot;;&quot;, (&quot; &amp; CHAR(34) &amp; [.E26] &amp; CHAR(34) &amp; &quot;, (M.fromList [(&quot; &amp; CHAR(34) &amp; [.R$20] &amp; CHAR(34) &amp; &quot;, &quot; &amp; IF([.R26]=&quot;&quot;;&quot;B.empty&quot;;&quot;B.pack &quot; &amp; CHAR(34) &amp; [.R26] &amp; CHAR(34)) &amp; &quot;)&quot; &amp; &quot;, &quot; &amp; &quot;(&quot; &amp; CHAR(34) &amp; [.S$20] &amp; CHAR(34) &amp; &quot;, &quot; &amp; IF([.S26]=&quot;&quot;;&quot;B.empty&quot;;&quot;B.pack &quot; &amp; CHAR(34) &amp; [.S26] &amp; CHAR(34)) &amp; &quot;)&quot; &amp; &quot;, &quot; &amp; &quot;(&quot; &amp; CHAR(34) &amp; [.T$20] &amp; CHAR(34) &amp; &quot;, &quot; &amp; IF([.T26]=&quot;&quot;;&quot;B.empty&quot;;&quot;B.pack &quot; &amp; CHAR(34) &amp; [.T26] &amp; CHAR(34)) &amp; &quot;)], str2LaT_SDL Required_SDLM &quot; &amp; CHAR(34) &amp; [.F26] &amp; CHAR(34) &amp; &quot; inner_cfg))&quot;)" office:value-type="string" office:string-value=", (&quot;MAYBE_JUST&quot;, (M.fromList [(&quot;rus&quot;, B.empty), (&quot;eng&quot;, B.empty), (&quot;hs_&quot;, B.pack &quot;Just @@|a@@|&quot;)], str2LaT_SDL Required_SDLM &quot;##|MAYBE_A##|&quot; inner_cfg))">
            <text:p>, ("MAYBE_JUST", (M.fromList [("rus", B.empty), ("eng", B.empty), ("hs_", B.pack "Just @@|a@@|")], str2LaT_SDL Required_SDLM "##|MAYBE_A##|" inner_cfg))</text:p>
          </table:table-cell>
          <table:table-cell table:style-name="ce7" table:formula="of:=IF([.E26]=&quot;&quot;;&quot;&quot;;CONCATENATE([.E26];&quot;%&quot;;[.F26];&quot;%&quot;;[.G26];&quot;%&quot;;[.H26]))" office:value-type="string" office:string-value="MAYBE_JUST%##|MAYBE_A##|%%">
            <text:p>MAYBE_JUST%##|MAYBE_A##|%%</text:p>
          </table:table-cell>
          <table:table-cell table:style-name="ce11" table:formula="of:=IF([.E26]=&quot;&quot;;&quot;&quot;;&quot;INSERT INTO tpls (pclt_id) VALUES('&quot;&amp;[.E26]&amp;&quot;');&quot;&amp;CHAR(13)&amp;CHAR(10) &amp; IF([.O26]=&quot;&quot;;&quot;&quot;;&quot;INSERT INTO tpls_localized (lng, pclt_id, structured_text) VALUES('&quot;&amp;[.O$20]&amp;&quot;', '&quot;&amp;[.E26]&amp;&quot;', '&quot;&amp;[.O26]&amp;&quot;');&quot;) &amp; CHAR(13)&amp;CHAR(10) &amp; IF([.P26]=&quot;&quot;;&quot;&quot;;&quot;INSERT INTO tpls_localized (lng, pclt_id, structured_text) VALUES('&quot;&amp;[.P$20]&amp;&quot;', '&quot;&amp;[.E26]&amp;&quot;', '&quot;&amp;[.P26]&amp;&quot;');&quot;) &amp; CHAR(13)&amp;CHAR(10) &amp; IF([.Q26]=&quot;&quot;;&quot;&quot;;&quot;INSERT INTO tpls_localized (lng, pclt_id, structured_text) VALUES('&quot;&amp;[.Q$20]&amp;&quot;', '&quot;&amp;[.E26]&amp;&quot;', '&quot;&amp;[.Q26]&amp;&quot;');&quot;) &amp; CHAR(13)&amp;CHAR(10)&amp;&quot;INSERT INTO tpls_inclusions_in_collections (tpls_collection_id, pclt_id, tpl_dflt_req_sdl) VALUES (&quot;&amp;[.C26]&amp;&quot;,'&quot;&amp;[.E26]&amp;&quot;','&quot;&amp;[.F26]&amp;&quot;');&quot;)" office:value-type="string" office:string-value="INSERT INTO tpls (pclt_id) VALUES('MAYBE_JUST');&#13;&#10;&#13;&#10;&#13;&#10;INSERT INTO tpls_localized (lng, pclt_id, structured_text) VALUES('hs_', 'MAYBE_JUST', 'Just @@|a@@|');&#13;&#10;INSERT INTO tpls_inclusions_in_collections (tpls_collection_id, pclt_id, tpl_dflt_req_sdl) VALUES (1,'MAYBE_JUST','##|MAYBE_A##|');">
            <text:p>INSERT INTO tpls (pclt_id) VALUES('MAYBE_JUST');<text:line-break/><text:line-break/><text:line-break/>INSERT INTO tpls_localized (lng, pclt_id, structured_text) VALUES('hs_', 'MAYBE_JUST', 'Just @@|a@@|');<text:line-break/>INSERT INTO tpls_inclusions_in_collections (tpls_collection_id, pclt_id, tpl_dflt_req_sdl) VALUES (1,'MAYBE_JUST','##|MAYBE_A##|');</text:p>
          </table:table-cell>
          <table:table-cell table:style-name="ce7" office:value-type="string">
            <text:p><text:s/></text:p>
          </table:table-cell>
          <table:table-cell table:style-name="ce11" table:formula="of:=SUBSTITUTE([.G26];&quot;'&quot;;&quot;''&quot;)">
            <text:p/>
          </table:table-cell>
          <table:table-cell table:style-name="ce11" table:formula="of:=SUBSTITUTE([.H26];&quot;'&quot;;&quot;''&quot;)">
            <text:p/>
          </table:table-cell>
          <table:table-cell table:style-name="ce11" table:formula="of:=SUBSTITUTE([.I26];&quot;'&quot;;&quot;''&quot;)" office:value-type="string" office:string-value="Just @@|a@@|">
            <text:p>Just @@|a@@|</text:p>
          </table:table-cell>
          <table:table-cell table:style-name="ce11" table:formula="of:=SUBSTITUTE([.G26];&quot;&quot;&quot;&quot;;&quot;\&quot;&quot;&quot;)">
            <text:p/>
          </table:table-cell>
          <table:table-cell table:style-name="ce11" table:formula="of:=SUBSTITUTE([.H26];&quot;&quot;&quot;&quot;;&quot;\&quot;&quot;&quot;)">
            <text:p/>
          </table:table-cell>
          <table:table-cell table:style-name="ce11" table:formula="of:=SUBSTITUTE([.I26];&quot;&quot;&quot;&quot;;&quot;\&quot;&quot;&quot;)" office:value-type="string" office:string-value="Just @@|a@@|">
            <text:p>Just @@|a@@|</text:p>
          </table:table-cell>
          <table:table-cell table:number-columns-repeated="1004"/>
        </table:table-row>
        <table:table-row table:style-name="ro3">
          <table:table-cell/>
          <table:table-cell table:style-name="ce6" office:value-type="string">
            <text:p>General commons</text:p>
          </table:table-cell>
          <table:table-cell table:style-name="ce11" table:formula="of:=IF([.B27]=&quot;General commons&quot;;1;IF([.B27]=&quot;General DB commons&quot;;2;IF([.B27]=&quot;General networking commons&quot;;3;IF([.B27]=&quot;PCST messages&quot;;4;IF([.B27]=&quot;HelloWorld templates&quot;;50;IF([.B27]=&quot;PCLT-DB messages&quot;;5;-1))))))" office:value-type="float" office:value="1">
            <text:p>1</text:p>
          </table:table-cell>
          <table:table-cell table:style-name="ce11" table:formula="of:=IF([.E27]=&quot;&quot;;&quot;&quot;;CONCATENATE(&quot;##|&quot;;[.E27];&quot;##|&quot;) )" office:value-type="string" office:string-value="##|MAYBE_NOTHING##|">
            <text:p>##|MAYBE_NOTHING##|</text:p>
          </table:table-cell>
          <table:table-cell table:style-name="ce15" office:value-type="string">
            <text:p>MAYBE_NOTHING</text:p>
          </table:table-cell>
          <table:table-cell table:style-name="ce15" office:value-type="string">
            <text:p>##|MAYBE_A##|</text:p>
          </table:table-cell>
          <table:table-cell table:style-name="ce7"/>
          <table:table-cell table:style-name="ce7"/>
          <table:table-cell table:style-name="ce7" office:value-type="string">
            <text:p>Nothing</text:p>
          </table:table-cell>
          <table:table-cell table:style-name="ce7" office:value-type="string">
            <text:p><text:s/></text:p>
          </table:table-cell>
          <table:table-cell table:style-name="ce7" table:formula="of:=IF([.E27]=&quot;&quot;;&quot;&quot;;&quot;, (&quot; &amp; CHAR(34) &amp; [.E27] &amp; CHAR(34) &amp; &quot;, (M.fromList [(&quot; &amp; CHAR(34) &amp; [.R$20] &amp; CHAR(34) &amp; &quot;, &quot; &amp; IF([.R27]=&quot;&quot;;&quot;B.empty&quot;;&quot;B.pack &quot; &amp; CHAR(34) &amp; [.R27] &amp; CHAR(34)) &amp; &quot;)&quot; &amp; &quot;, &quot; &amp; &quot;(&quot; &amp; CHAR(34) &amp; [.S$20] &amp; CHAR(34) &amp; &quot;, &quot; &amp; IF([.S27]=&quot;&quot;;&quot;B.empty&quot;;&quot;B.pack &quot; &amp; CHAR(34) &amp; [.S27] &amp; CHAR(34)) &amp; &quot;)&quot; &amp; &quot;, &quot; &amp; &quot;(&quot; &amp; CHAR(34) &amp; [.T$20] &amp; CHAR(34) &amp; &quot;, &quot; &amp; IF([.T27]=&quot;&quot;;&quot;B.empty&quot;;&quot;B.pack &quot; &amp; CHAR(34) &amp; [.T27] &amp; CHAR(34)) &amp; &quot;)], str2LaT_SDL Required_SDLM &quot; &amp; CHAR(34) &amp; [.F27] &amp; CHAR(34) &amp; &quot; inner_cfg))&quot;)" office:value-type="string" office:string-value=", (&quot;MAYBE_NOTHING&quot;, (M.fromList [(&quot;rus&quot;, B.empty), (&quot;eng&quot;, B.empty), (&quot;hs_&quot;, B.pack &quot;Nothing&quot;)], str2LaT_SDL Required_SDLM &quot;##|MAYBE_A##|&quot; inner_cfg))">
            <text:p>, ("MAYBE_NOTHING", (M.fromList [("rus", B.empty), ("eng", B.empty), ("hs_", B.pack "Nothing")], str2LaT_SDL Required_SDLM "##|MAYBE_A##|" inner_cfg))</text:p>
          </table:table-cell>
          <table:table-cell table:style-name="ce7" table:formula="of:=IF([.E27]=&quot;&quot;;&quot;&quot;;CONCATENATE([.E27];&quot;%&quot;;[.F27];&quot;%&quot;;[.G27];&quot;%&quot;;[.H27]))" office:value-type="string" office:string-value="MAYBE_NOTHING%##|MAYBE_A##|%%">
            <text:p>MAYBE_NOTHING%##|MAYBE_A##|%%</text:p>
          </table:table-cell>
          <table:table-cell table:style-name="ce11" table:formula="of:=IF([.E27]=&quot;&quot;;&quot;&quot;;&quot;INSERT INTO tpls (pclt_id) VALUES('&quot;&amp;[.E27]&amp;&quot;');&quot;&amp;CHAR(13)&amp;CHAR(10) &amp; IF([.O27]=&quot;&quot;;&quot;&quot;;&quot;INSERT INTO tpls_localized (lng, pclt_id, structured_text) VALUES('&quot;&amp;[.O$20]&amp;&quot;', '&quot;&amp;[.E27]&amp;&quot;', '&quot;&amp;[.O27]&amp;&quot;');&quot;) &amp; CHAR(13)&amp;CHAR(10) &amp; IF([.P27]=&quot;&quot;;&quot;&quot;;&quot;INSERT INTO tpls_localized (lng, pclt_id, structured_text) VALUES('&quot;&amp;[.P$20]&amp;&quot;', '&quot;&amp;[.E27]&amp;&quot;', '&quot;&amp;[.P27]&amp;&quot;');&quot;) &amp; CHAR(13)&amp;CHAR(10) &amp; IF([.Q27]=&quot;&quot;;&quot;&quot;;&quot;INSERT INTO tpls_localized (lng, pclt_id, structured_text) VALUES('&quot;&amp;[.Q$20]&amp;&quot;', '&quot;&amp;[.E27]&amp;&quot;', '&quot;&amp;[.Q27]&amp;&quot;');&quot;) &amp; CHAR(13)&amp;CHAR(10)&amp;&quot;INSERT INTO tpls_inclusions_in_collections (tpls_collection_id, pclt_id, tpl_dflt_req_sdl) VALUES (&quot;&amp;[.C27]&amp;&quot;,'&quot;&amp;[.E27]&amp;&quot;','&quot;&amp;[.F27]&amp;&quot;');&quot;)" office:value-type="string" office:string-value="INSERT INTO tpls (pclt_id) VALUES('MAYBE_NOTHING');&#13;&#10;&#13;&#10;&#13;&#10;INSERT INTO tpls_localized (lng, pclt_id, structured_text) VALUES('hs_', 'MAYBE_NOTHING', 'Nothing');&#13;&#10;INSERT INTO tpls_inclusions_in_collections (tpls_collection_id, pclt_id, tpl_dflt_req_sdl) VALUES (1,'MAYBE_NOTHING','##|MAYBE_A##|');">
            <text:p>INSERT INTO tpls (pclt_id) VALUES('MAYBE_NOTHING');<text:line-break/><text:line-break/><text:line-break/>INSERT INTO tpls_localized (lng, pclt_id, structured_text) VALUES('hs_', 'MAYBE_NOTHING', 'Nothing');<text:line-break/>INSERT INTO tpls_inclusions_in_collections (tpls_collection_id, pclt_id, tpl_dflt_req_sdl) VALUES (1,'MAYBE_NOTHING','##|MAYBE_A##|');</text:p>
          </table:table-cell>
          <table:table-cell table:style-name="ce7" office:value-type="string">
            <text:p><text:s/></text:p>
          </table:table-cell>
          <table:table-cell table:style-name="ce11" table:formula="of:=SUBSTITUTE([.G27];&quot;'&quot;;&quot;''&quot;)">
            <text:p/>
          </table:table-cell>
          <table:table-cell table:style-name="ce11" table:formula="of:=SUBSTITUTE([.H27];&quot;'&quot;;&quot;''&quot;)">
            <text:p/>
          </table:table-cell>
          <table:table-cell table:style-name="ce11" table:formula="of:=SUBSTITUTE([.I27];&quot;'&quot;;&quot;''&quot;)" office:value-type="string" office:string-value="Nothing">
            <text:p>Nothing</text:p>
          </table:table-cell>
          <table:table-cell table:style-name="ce11" table:formula="of:=SUBSTITUTE([.G27];&quot;&quot;&quot;&quot;;&quot;\&quot;&quot;&quot;)">
            <text:p/>
          </table:table-cell>
          <table:table-cell table:style-name="ce11" table:formula="of:=SUBSTITUTE([.H27];&quot;&quot;&quot;&quot;;&quot;\&quot;&quot;&quot;)">
            <text:p/>
          </table:table-cell>
          <table:table-cell table:style-name="ce11" table:formula="of:=SUBSTITUTE([.I27];&quot;&quot;&quot;&quot;;&quot;\&quot;&quot;&quot;)" office:value-type="string" office:string-value="Nothing">
            <text:p>Nothing</text:p>
          </table:table-cell>
          <table:table-cell table:number-columns-repeated="1004"/>
        </table:table-row>
        <table:table-row table:style-name="ro3">
          <table:table-cell/>
          <table:table-cell table:style-name="ce6" office:value-type="string">
            <text:p>General commons</text:p>
          </table:table-cell>
          <table:table-cell table:style-name="ce11" table:formula="of:=IF([.B28]=&quot;General commons&quot;;1;IF([.B28]=&quot;General DB commons&quot;;2;IF([.B28]=&quot;General networking commons&quot;;3;IF([.B28]=&quot;PCST messages&quot;;4;IF([.B28]=&quot;HelloWorld templates&quot;;50;IF([.B28]=&quot;PCLT-DB messages&quot;;5;-1))))))" office:value-type="float" office:value="1">
            <text:p>1</text:p>
          </table:table-cell>
          <table:table-cell table:style-name="ce11" table:formula="of:=IF([.E28]=&quot;&quot;;&quot;&quot;;CONCATENATE(&quot;##|&quot;;[.E28];&quot;##|&quot;) )">
            <text:p/>
          </table:table-cell>
          <table:table-cell table:style-name="ce15"/>
          <table:table-cell table:style-name="ce7"/>
          <table:table-cell table:style-name="ce7"/>
          <table:table-cell table:style-name="ce7"/>
          <table:table-cell table:style-name="ce7"/>
          <table:table-cell table:style-name="ce7" office:value-type="string">
            <text:p><text:s/></text:p>
          </table:table-cell>
          <table:table-cell table:style-name="ce7" table:formula="of:=IF([.E28]=&quot;&quot;;&quot;&quot;;&quot;, (&quot; &amp; CHAR(34) &amp; [.E28] &amp; CHAR(34) &amp; &quot;, (M.fromList [(&quot; &amp; CHAR(34) &amp; [.R$20] &amp; CHAR(34) &amp; &quot;, &quot; &amp; IF([.R28]=&quot;&quot;;&quot;B.empty&quot;;&quot;B.pack &quot; &amp; CHAR(34) &amp; [.R28] &amp; CHAR(34)) &amp; &quot;)&quot; &amp; &quot;, &quot; &amp; &quot;(&quot; &amp; CHAR(34) &amp; [.S$20] &amp; CHAR(34) &amp; &quot;, &quot; &amp; IF([.S28]=&quot;&quot;;&quot;B.empty&quot;;&quot;B.pack &quot; &amp; CHAR(34) &amp; [.S28] &amp; CHAR(34)) &amp; &quot;)&quot; &amp; &quot;, &quot; &amp; &quot;(&quot; &amp; CHAR(34) &amp; [.T$20] &amp; CHAR(34) &amp; &quot;, &quot; &amp; IF([.T28]=&quot;&quot;;&quot;B.empty&quot;;&quot;B.pack &quot; &amp; CHAR(34) &amp; [.T28] &amp; CHAR(34)) &amp; &quot;)], str2LaT_SDL Required_SDLM &quot; &amp; CHAR(34) &amp; [.F28] &amp; CHAR(34) &amp; &quot; inner_cfg))&quot;)">
            <text:p/>
          </table:table-cell>
          <table:table-cell table:style-name="ce7" table:formula="of:=IF([.E28]=&quot;&quot;;&quot;&quot;;CONCATENATE([.E28];&quot;%&quot;;[.F28];&quot;%&quot;;[.G28];&quot;%&quot;;[.H28]))">
            <text:p/>
          </table:table-cell>
          <table:table-cell table:style-name="ce11" table:formula="of:=IF([.E28]=&quot;&quot;;&quot;&quot;;&quot;INSERT INTO tpls (pclt_id) VALUES('&quot;&amp;[.E28]&amp;&quot;');&quot;&amp;CHAR(13)&amp;CHAR(10) &amp; IF([.O28]=&quot;&quot;;&quot;&quot;;&quot;INSERT INTO tpls_localized (lng, pclt_id, structured_text) VALUES('&quot;&amp;[.O$20]&amp;&quot;', '&quot;&amp;[.E28]&amp;&quot;', '&quot;&amp;[.O28]&amp;&quot;');&quot;) &amp; CHAR(13)&amp;CHAR(10) &amp; IF([.P28]=&quot;&quot;;&quot;&quot;;&quot;INSERT INTO tpls_localized (lng, pclt_id, structured_text) VALUES('&quot;&amp;[.P$20]&amp;&quot;', '&quot;&amp;[.E28]&amp;&quot;', '&quot;&amp;[.P28]&amp;&quot;');&quot;) &amp; CHAR(13)&amp;CHAR(10) &amp; IF([.Q28]=&quot;&quot;;&quot;&quot;;&quot;INSERT INTO tpls_localized (lng, pclt_id, structured_text) VALUES('&quot;&amp;[.Q$20]&amp;&quot;', '&quot;&amp;[.E28]&amp;&quot;', '&quot;&amp;[.Q28]&amp;&quot;');&quot;) &amp; CHAR(13)&amp;CHAR(10)&amp;&quot;INSERT INTO tpls_inclusions_in_collections (tpls_collection_id, pclt_id, tpl_dflt_req_sdl) VALUES (&quot;&amp;[.C28]&amp;&quot;,'&quot;&amp;[.E28]&amp;&quot;','&quot;&amp;[.F28]&amp;&quot;');&quot;)">
            <text:p/>
          </table:table-cell>
          <table:table-cell table:style-name="ce7" office:value-type="string">
            <text:p><text:s/></text:p>
          </table:table-cell>
          <table:table-cell table:style-name="ce11" table:formula="of:=SUBSTITUTE([.G28];&quot;'&quot;;&quot;''&quot;)">
            <text:p/>
          </table:table-cell>
          <table:table-cell table:style-name="ce11" table:formula="of:=SUBSTITUTE([.H28];&quot;'&quot;;&quot;''&quot;)">
            <text:p/>
          </table:table-cell>
          <table:table-cell table:style-name="ce11" table:formula="of:=SUBSTITUTE([.I28];&quot;'&quot;;&quot;''&quot;)">
            <text:p/>
          </table:table-cell>
          <table:table-cell table:style-name="ce11" table:formula="of:=SUBSTITUTE([.G28];&quot;&quot;&quot;&quot;;&quot;\&quot;&quot;&quot;)">
            <text:p/>
          </table:table-cell>
          <table:table-cell table:style-name="ce11" table:formula="of:=SUBSTITUTE([.H28];&quot;&quot;&quot;&quot;;&quot;\&quot;&quot;&quot;)">
            <text:p/>
          </table:table-cell>
          <table:table-cell table:style-name="ce11" table:formula="of:=SUBSTITUTE([.I28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6" office:value-type="string">
            <text:p>General commons</text:p>
          </table:table-cell>
          <table:table-cell table:style-name="ce11" table:formula="of:=IF([.B29]=&quot;General commons&quot;;1;IF([.B29]=&quot;General DB commons&quot;;2;IF([.B29]=&quot;General networking commons&quot;;3;IF([.B29]=&quot;PCST messages&quot;;4;IF([.B29]=&quot;HelloWorld templates&quot;;50;IF([.B29]=&quot;PCLT-DB messages&quot;;5;-1))))))" office:value-type="float" office:value="1">
            <text:p>1</text:p>
          </table:table-cell>
          <table:table-cell table:style-name="ce11" table:formula="of:=IF([.E29]=&quot;&quot;;&quot;&quot;;CONCATENATE(&quot;##|&quot;;[.E29];&quot;##|&quot;) )" office:value-type="string" office:string-value="##|LLEXCPT##|">
            <text:p>##|LLEXCPT##|</text:p>
          </table:table-cell>
          <table:table-cell table:style-name="ce16" office:value-type="string">
            <text:p>LLEXCPT</text:p>
          </table:table-cell>
          <table:table-cell table:style-name="ce7" office:value-type="float" office:value="1000">
            <text:p>1000</text:p>
          </table:table-cell>
          <table:table-cell table:style-name="ce7"/>
          <table:table-cell table:style-name="ce7"/>
          <table:table-cell table:style-name="ce7" office:value-type="string">
            <text:p>SomeException (ErrorCall "@@|excpt_msg@@|")</text:p>
          </table:table-cell>
          <table:table-cell table:style-name="ce7" office:value-type="string">
            <text:p><text:s/></text:p>
          </table:table-cell>
          <table:table-cell table:style-name="ce7" table:formula="of:=IF([.E29]=&quot;&quot;;&quot;&quot;;&quot;, (&quot; &amp; CHAR(34) &amp; [.E29] &amp; CHAR(34) &amp; &quot;, (M.fromList [(&quot; &amp; CHAR(34) &amp; [.R$20] &amp; CHAR(34) &amp; &quot;, &quot; &amp; IF([.R29]=&quot;&quot;;&quot;B.empty&quot;;&quot;B.pack &quot; &amp; CHAR(34) &amp; [.R29] &amp; CHAR(34)) &amp; &quot;)&quot; &amp; &quot;, &quot; &amp; &quot;(&quot; &amp; CHAR(34) &amp; [.S$20] &amp; CHAR(34) &amp; &quot;, &quot; &amp; IF([.S29]=&quot;&quot;;&quot;B.empty&quot;;&quot;B.pack &quot; &amp; CHAR(34) &amp; [.S29] &amp; CHAR(34)) &amp; &quot;)&quot; &amp; &quot;, &quot; &amp; &quot;(&quot; &amp; CHAR(34) &amp; [.T$20] &amp; CHAR(34) &amp; &quot;, &quot; &amp; IF([.T29]=&quot;&quot;;&quot;B.empty&quot;;&quot;B.pack &quot; &amp; CHAR(34) &amp; [.T29] &amp; CHAR(34)) &amp; &quot;)], str2LaT_SDL Required_SDLM &quot; &amp; CHAR(34) &amp; [.F29] &amp; CHAR(34) &amp; &quot; inner_cfg))&quot;)" office:value-type="string" office:string-value=", (&quot;LLEXCPT&quot;, (M.fromList [(&quot;rus&quot;, B.empty), (&quot;eng&quot;, B.empty), (&quot;hs_&quot;, B.pack &quot;SomeException (ErrorCall \&quot;@@|excpt_msg@@|\&quot;)&quot;)], str2LaT_SDL Required_SDLM &quot;1000&quot; inner_cfg))">
            <text:p>, ("LLEXCPT", (M.fromList [("rus", B.empty), ("eng", B.empty), ("hs_", B.pack "SomeException (ErrorCall \"@@|excpt_msg@@|\")")], str2LaT_SDL Required_SDLM "1000" inner_cfg))</text:p>
          </table:table-cell>
          <table:table-cell table:style-name="ce7" table:formula="of:=IF([.E29]=&quot;&quot;;&quot;&quot;;CONCATENATE([.E29];&quot;%&quot;;[.F29];&quot;%&quot;;[.G29];&quot;%&quot;;[.H29]))" office:value-type="string" office:string-value="LLEXCPT%1000%%">
            <text:p>LLEXCPT%1000%%</text:p>
          </table:table-cell>
          <table:table-cell table:style-name="ce11" table:formula="of:=IF([.E29]=&quot;&quot;;&quot;&quot;;&quot;INSERT INTO tpls (pclt_id) VALUES('&quot;&amp;[.E29]&amp;&quot;');&quot;&amp;CHAR(13)&amp;CHAR(10) &amp; IF([.O29]=&quot;&quot;;&quot;&quot;;&quot;INSERT INTO tpls_localized (lng, pclt_id, structured_text) VALUES('&quot;&amp;[.O$20]&amp;&quot;', '&quot;&amp;[.E29]&amp;&quot;', '&quot;&amp;[.O29]&amp;&quot;');&quot;) &amp; CHAR(13)&amp;CHAR(10) &amp; IF([.P29]=&quot;&quot;;&quot;&quot;;&quot;INSERT INTO tpls_localized (lng, pclt_id, structured_text) VALUES('&quot;&amp;[.P$20]&amp;&quot;', '&quot;&amp;[.E29]&amp;&quot;', '&quot;&amp;[.P29]&amp;&quot;');&quot;) &amp; CHAR(13)&amp;CHAR(10) &amp; IF([.Q29]=&quot;&quot;;&quot;&quot;;&quot;INSERT INTO tpls_localized (lng, pclt_id, structured_text) VALUES('&quot;&amp;[.Q$20]&amp;&quot;', '&quot;&amp;[.E29]&amp;&quot;', '&quot;&amp;[.Q29]&amp;&quot;');&quot;) &amp; CHAR(13)&amp;CHAR(10)&amp;&quot;INSERT INTO tpls_inclusions_in_collections (tpls_collection_id, pclt_id, tpl_dflt_req_sdl) VALUES (&quot;&amp;[.C29]&amp;&quot;,'&quot;&amp;[.E29]&amp;&quot;','&quot;&amp;[.F29]&amp;&quot;');&quot;)" office:value-type="string" office:string-value="INSERT INTO tpls (pclt_id) VALUES('LLEXCPT');&#13;&#10;&#13;&#10;&#13;&#10;INSERT INTO tpls_localized (lng, pclt_id, structured_text) VALUES('hs_', 'LLEXCPT', 'SomeException (ErrorCall &quot;@@|excpt_msg@@|&quot;)');&#13;&#10;INSERT INTO tpls_inclusions_in_collections (tpls_collection_id, pclt_id, tpl_dflt_req_sdl) VALUES (1,'LLEXCPT','1000');">
            <text:p>INSERT INTO tpls (pclt_id) VALUES('LLEXCPT');<text:line-break/><text:line-break/><text:line-break/>INSERT INTO tpls_localized (lng, pclt_id, structured_text) VALUES('hs_', 'LLEXCPT', 'SomeException (ErrorCall "@@|excpt_msg@@|")');<text:line-break/>INSERT INTO tpls_inclusions_in_collections (tpls_collection_id, pclt_id, tpl_dflt_req_sdl) VALUES (1,'LLEXCPT','1000');</text:p>
          </table:table-cell>
          <table:table-cell table:style-name="ce7" office:value-type="string">
            <text:p><text:s/></text:p>
          </table:table-cell>
          <table:table-cell table:style-name="ce11" table:formula="of:=SUBSTITUTE([.G29];&quot;'&quot;;&quot;''&quot;)">
            <text:p/>
          </table:table-cell>
          <table:table-cell table:style-name="ce11" table:formula="of:=SUBSTITUTE([.H29];&quot;'&quot;;&quot;''&quot;)">
            <text:p/>
          </table:table-cell>
          <table:table-cell table:style-name="ce11" table:formula="of:=SUBSTITUTE([.I29];&quot;'&quot;;&quot;''&quot;)" office:value-type="string" office:string-value="SomeException (ErrorCall &quot;@@|excpt_msg@@|&quot;)">
            <text:p>SomeException (ErrorCall "@@|excpt_msg@@|")</text:p>
          </table:table-cell>
          <table:table-cell table:style-name="ce11" table:formula="of:=SUBSTITUTE([.G29];&quot;&quot;&quot;&quot;;&quot;\&quot;&quot;&quot;)">
            <text:p/>
          </table:table-cell>
          <table:table-cell table:style-name="ce11" table:formula="of:=SUBSTITUTE([.H29];&quot;&quot;&quot;&quot;;&quot;\&quot;&quot;&quot;)">
            <text:p/>
          </table:table-cell>
          <table:table-cell table:style-name="ce11" table:formula="of:=SUBSTITUTE([.I29];&quot;&quot;&quot;&quot;;&quot;\&quot;&quot;&quot;)" office:value-type="string" office:string-value="SomeException (ErrorCall \&quot;@@|excpt_msg@@|\&quot;)">
            <text:p>SomeException (ErrorCall \"@@|excpt_msg@@|\")</text:p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formula="of:=IF([.B30]=&quot;General commons&quot;;1;IF([.B30]=&quot;General DB commons&quot;;2;IF([.B30]=&quot;General networking commons&quot;;3;IF([.B30]=&quot;PCST messages&quot;;4;IF([.B30]=&quot;HelloWorld templates&quot;;50;IF([.B30]=&quot;PCLT-DB messages&quot;;5;-1))))))" office:value-type="float" office:value="-1">
            <text:p>-1</text:p>
          </table:table-cell>
          <table:table-cell table:style-name="ce11" table:formula="of:=IF([.E30]=&quot;&quot;;&quot;&quot;;CONCATENATE(&quot;##|&quot;;[.E30];&quot;##|&quot;) )">
            <text:p/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 table:formula="of:=IF([.E30]=&quot;&quot;;&quot;&quot;;&quot;, (&quot; &amp; CHAR(34) &amp; [.E30] &amp; CHAR(34) &amp; &quot;, (M.fromList [(&quot; &amp; CHAR(34) &amp; [.R$20] &amp; CHAR(34) &amp; &quot;, &quot; &amp; IF([.R30]=&quot;&quot;;&quot;B.empty&quot;;&quot;B.pack &quot; &amp; CHAR(34) &amp; [.R30] &amp; CHAR(34)) &amp; &quot;)&quot; &amp; &quot;, &quot; &amp; &quot;(&quot; &amp; CHAR(34) &amp; [.S$20] &amp; CHAR(34) &amp; &quot;, &quot; &amp; IF([.S30]=&quot;&quot;;&quot;B.empty&quot;;&quot;B.pack &quot; &amp; CHAR(34) &amp; [.S30] &amp; CHAR(34)) &amp; &quot;)&quot; &amp; &quot;, &quot; &amp; &quot;(&quot; &amp; CHAR(34) &amp; [.T$20] &amp; CHAR(34) &amp; &quot;, &quot; &amp; IF([.T30]=&quot;&quot;;&quot;B.empty&quot;;&quot;B.pack &quot; &amp; CHAR(34) &amp; [.T30] &amp; CHAR(34)) &amp; &quot;)], str2LaT_SDL Required_SDLM &quot; &amp; CHAR(34) &amp; [.F30] &amp; CHAR(34) &amp; &quot; inner_cfg))&quot;)">
            <text:p/>
          </table:table-cell>
          <table:table-cell table:style-name="ce7" table:formula="of:=IF([.E30]=&quot;&quot;;&quot;&quot;;CONCATENATE([.E30];&quot;%&quot;;[.F30];&quot;%&quot;;[.G30];&quot;%&quot;;[.H30]))">
            <text:p/>
          </table:table-cell>
          <table:table-cell table:style-name="ce11" table:formula="of:=IF([.E30]=&quot;&quot;;&quot;&quot;;&quot;INSERT INTO tpls (pclt_id) VALUES('&quot;&amp;[.E30]&amp;&quot;');&quot;&amp;CHAR(13)&amp;CHAR(10) &amp; IF([.O30]=&quot;&quot;;&quot;&quot;;&quot;INSERT INTO tpls_localized (lng, pclt_id, structured_text) VALUES('&quot;&amp;[.O$20]&amp;&quot;', '&quot;&amp;[.E30]&amp;&quot;', '&quot;&amp;[.O30]&amp;&quot;');&quot;) &amp; CHAR(13)&amp;CHAR(10) &amp; IF([.P30]=&quot;&quot;;&quot;&quot;;&quot;INSERT INTO tpls_localized (lng, pclt_id, structured_text) VALUES('&quot;&amp;[.P$20]&amp;&quot;', '&quot;&amp;[.E30]&amp;&quot;', '&quot;&amp;[.P30]&amp;&quot;');&quot;) &amp; CHAR(13)&amp;CHAR(10) &amp; IF([.Q30]=&quot;&quot;;&quot;&quot;;&quot;INSERT INTO tpls_localized (lng, pclt_id, structured_text) VALUES('&quot;&amp;[.Q$20]&amp;&quot;', '&quot;&amp;[.E30]&amp;&quot;', '&quot;&amp;[.Q30]&amp;&quot;');&quot;) &amp; CHAR(13)&amp;CHAR(10)&amp;&quot;INSERT INTO tpls_inclusions_in_collections (tpls_collection_id, pclt_id, tpl_dflt_req_sdl) VALUES (&quot;&amp;[.C30]&amp;&quot;,'&quot;&amp;[.E30]&amp;&quot;','&quot;&amp;[.F30]&amp;&quot;');&quot;)">
            <text:p/>
          </table:table-cell>
          <table:table-cell table:style-name="ce7"/>
          <table:table-cell table:style-name="ce11" table:formula="of:=SUBSTITUTE([.G30];&quot;'&quot;;&quot;''&quot;)">
            <text:p/>
          </table:table-cell>
          <table:table-cell table:style-name="ce11" table:formula="of:=SUBSTITUTE([.H30];&quot;'&quot;;&quot;''&quot;)">
            <text:p/>
          </table:table-cell>
          <table:table-cell table:style-name="ce11" table:formula="of:=SUBSTITUTE([.I30];&quot;'&quot;;&quot;''&quot;)">
            <text:p/>
          </table:table-cell>
          <table:table-cell table:style-name="ce11" table:formula="of:=SUBSTITUTE([.G30];&quot;&quot;&quot;&quot;;&quot;\&quot;&quot;&quot;)">
            <text:p/>
          </table:table-cell>
          <table:table-cell table:style-name="ce11" table:formula="of:=SUBSTITUTE([.H30];&quot;&quot;&quot;&quot;;&quot;\&quot;&quot;&quot;)">
            <text:p/>
          </table:table-cell>
          <table:table-cell table:style-name="ce11" table:formula="of:=SUBSTITUTE([.I30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 office:value-type="string">
            <text:p>HelloWorld templates</text:p>
          </table:table-cell>
          <table:table-cell table:style-name="ce11" table:formula="of:=IF([.B31]=&quot;General commons&quot;;1;IF([.B31]=&quot;General DB commons&quot;;2;IF([.B31]=&quot;General networking commons&quot;;3;IF([.B31]=&quot;PCST messages&quot;;4;IF([.B31]=&quot;HelloWorld templates&quot;;50;IF([.B31]=&quot;PCLT-DB messages&quot;;5;-1))))))" office:value-type="float" office:value="50">
            <text:p>50</text:p>
          </table:table-cell>
          <table:table-cell table:style-name="ce11" table:formula="of:=IF([.E31]=&quot;&quot;;&quot;&quot;;CONCATENATE(&quot;##|&quot;;[.E31];&quot;##|&quot;) )" office:value-type="string" office:string-value="##|HW##|">
            <text:p>##|HW##|</text:p>
          </table:table-cell>
          <table:table-cell table:style-name="ce7" office:value-type="string">
            <text:p>HW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Привет, Мир!</text:p>
          </table:table-cell>
          <table:table-cell table:style-name="ce7" office:value-type="string">
            <text:p>Hello world!</text:p>
          </table:table-cell>
          <table:table-cell table:style-name="ce7" office:value-type="string">
            <text:p>HelloWorld</text:p>
          </table:table-cell>
          <table:table-cell table:style-name="ce7"/>
          <table:table-cell table:style-name="ce7" table:formula="of:=IF([.E31]=&quot;&quot;;&quot;&quot;;&quot;, (&quot; &amp; CHAR(34) &amp; [.E31] &amp; CHAR(34) &amp; &quot;, (M.fromList [(&quot; &amp; CHAR(34) &amp; [.R$20] &amp; CHAR(34) &amp; &quot;, &quot; &amp; IF([.R31]=&quot;&quot;;&quot;B.empty&quot;;&quot;B.pack &quot; &amp; CHAR(34) &amp; [.R31] &amp; CHAR(34)) &amp; &quot;)&quot; &amp; &quot;, &quot; &amp; &quot;(&quot; &amp; CHAR(34) &amp; [.S$20] &amp; CHAR(34) &amp; &quot;, &quot; &amp; IF([.S31]=&quot;&quot;;&quot;B.empty&quot;;&quot;B.pack &quot; &amp; CHAR(34) &amp; [.S31] &amp; CHAR(34)) &amp; &quot;)&quot; &amp; &quot;, &quot; &amp; &quot;(&quot; &amp; CHAR(34) &amp; [.T$20] &amp; CHAR(34) &amp; &quot;, &quot; &amp; IF([.T31]=&quot;&quot;;&quot;B.empty&quot;;&quot;B.pack &quot; &amp; CHAR(34) &amp; [.T31] &amp; CHAR(34)) &amp; &quot;)], str2LaT_SDL Required_SDLM &quot; &amp; CHAR(34) &amp; [.F31] &amp; CHAR(34) &amp; &quot; inner_cfg))&quot;)" office:value-type="string" office:string-value=", (&quot;HW&quot;, (M.fromList [(&quot;rus&quot;, B.pack &quot;Привет, Мир!&quot;), (&quot;eng&quot;, B.pack &quot;Hello world!&quot;), (&quot;hs_&quot;, B.pack &quot;HelloWorld&quot;)], str2LaT_SDL Required_SDLM &quot;0&quot; inner_cfg))">
            <text:p>, ("HW", (M.fromList [("rus", B.pack "Привет, Мир!"), ("eng", B.pack "Hello world!"), ("hs_", B.pack "HelloWorld")], str2LaT_SDL Required_SDLM "0" inner_cfg))</text:p>
          </table:table-cell>
          <table:table-cell table:style-name="ce7" table:formula="of:=IF([.E31]=&quot;&quot;;&quot;&quot;;CONCATENATE([.E31];&quot;%&quot;;[.F31];&quot;%&quot;;[.G31];&quot;%&quot;;[.H31]))" office:value-type="string" office:string-value="HW%0%Привет, Мир!%Hello world!">
            <text:p>HW%0%Привет, Мир!%Hello world!</text:p>
          </table:table-cell>
          <table:table-cell table:style-name="ce11" table:formula="of:=IF([.E31]=&quot;&quot;;&quot;&quot;;&quot;INSERT INTO tpls (pclt_id) VALUES('&quot;&amp;[.E31]&amp;&quot;');&quot;&amp;CHAR(13)&amp;CHAR(10) &amp; IF([.O31]=&quot;&quot;;&quot;&quot;;&quot;INSERT INTO tpls_localized (lng, pclt_id, structured_text) VALUES('&quot;&amp;[.O$20]&amp;&quot;', '&quot;&amp;[.E31]&amp;&quot;', '&quot;&amp;[.O31]&amp;&quot;');&quot;) &amp; CHAR(13)&amp;CHAR(10) &amp; IF([.P31]=&quot;&quot;;&quot;&quot;;&quot;INSERT INTO tpls_localized (lng, pclt_id, structured_text) VALUES('&quot;&amp;[.P$20]&amp;&quot;', '&quot;&amp;[.E31]&amp;&quot;', '&quot;&amp;[.P31]&amp;&quot;');&quot;) &amp; CHAR(13)&amp;CHAR(10) &amp; IF([.Q31]=&quot;&quot;;&quot;&quot;;&quot;INSERT INTO tpls_localized (lng, pclt_id, structured_text) VALUES('&quot;&amp;[.Q$20]&amp;&quot;', '&quot;&amp;[.E31]&amp;&quot;', '&quot;&amp;[.Q31]&amp;&quot;');&quot;) &amp; CHAR(13)&amp;CHAR(10)&amp;&quot;INSERT INTO tpls_inclusions_in_collections (tpls_collection_id, pclt_id, tpl_dflt_req_sdl) VALUES (&quot;&amp;[.C31]&amp;&quot;,'&quot;&amp;[.E31]&amp;&quot;','&quot;&amp;[.F31]&amp;&quot;');&quot;)" office:value-type="string" office:string-value="INSERT INTO tpls (pclt_id) VALUES('HW');&#13;&#10;INSERT INTO tpls_localized (lng, pclt_id, structured_text) VALUES('rus', 'HW', 'Привет, Мир!');&#13;&#10;INSERT INTO tpls_localized (lng, pclt_id, structured_text) VALUES('eng', 'HW', 'Hello world!');&#13;&#10;INSERT INTO tpls_localized (lng, pclt_id, structured_text) VALUES('hs_', 'HW', 'HelloWorld');&#13;&#10;INSERT INTO tpls_inclusions_in_collections (tpls_collection_id, pclt_id, tpl_dflt_req_sdl) VALUES (50,'HW','0');">
            <text:p>INSERT INTO tpls (pclt_id) VALUES('HW');<text:line-break/>INSERT INTO tpls_localized (lng, pclt_id, structured_text) VALUES('rus', 'HW', 'Привет, Мир!');<text:line-break/>INSERT INTO tpls_localized (lng, pclt_id, structured_text) VALUES('eng', 'HW', 'Hello world!');<text:line-break/>INSERT INTO tpls_localized (lng, pclt_id, structured_text) VALUES('hs_', 'HW', 'HelloWorld');<text:line-break/>INSERT INTO tpls_inclusions_in_collections (tpls_collection_id, pclt_id, tpl_dflt_req_sdl) VALUES (50,'HW','0');</text:p>
          </table:table-cell>
          <table:table-cell table:style-name="ce7"/>
          <table:table-cell table:style-name="ce11" table:formula="of:=SUBSTITUTE([.G31];&quot;'&quot;;&quot;''&quot;)" office:value-type="string" office:string-value="Привет, Мир!">
            <text:p>Привет, Мир!</text:p>
          </table:table-cell>
          <table:table-cell table:style-name="ce11" table:formula="of:=SUBSTITUTE([.H31];&quot;'&quot;;&quot;''&quot;)" office:value-type="string" office:string-value="Hello world!">
            <text:p>Hello world!</text:p>
          </table:table-cell>
          <table:table-cell table:style-name="ce11" table:formula="of:=SUBSTITUTE([.I31];&quot;'&quot;;&quot;''&quot;)" office:value-type="string" office:string-value="HelloWorld">
            <text:p>HelloWorld</text:p>
          </table:table-cell>
          <table:table-cell table:style-name="ce11" table:formula="of:=SUBSTITUTE([.G31];&quot;&quot;&quot;&quot;;&quot;\&quot;&quot;&quot;)" office:value-type="string" office:string-value="Привет, Мир!">
            <text:p>Привет, Мир!</text:p>
          </table:table-cell>
          <table:table-cell table:style-name="ce11" table:formula="of:=SUBSTITUTE([.H31];&quot;&quot;&quot;&quot;;&quot;\&quot;&quot;&quot;)" office:value-type="string" office:string-value="Hello world!">
            <text:p>Hello world!</text:p>
          </table:table-cell>
          <table:table-cell table:style-name="ce11" table:formula="of:=SUBSTITUTE([.I31];&quot;&quot;&quot;&quot;;&quot;\&quot;&quot;&quot;)" office:value-type="string" office:string-value="HelloWorld">
            <text:p>HelloWorld</text:p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formula="of:=IF([.B32]=&quot;General commons&quot;;1;IF([.B32]=&quot;General DB commons&quot;;2;IF([.B32]=&quot;General networking commons&quot;;3;IF([.B32]=&quot;PCST messages&quot;;4;IF([.B32]=&quot;HelloWorld templates&quot;;50;IF([.B32]=&quot;PCLT-DB messages&quot;;5;-1))))))" office:value-type="float" office:value="-1">
            <text:p>-1</text:p>
          </table:table-cell>
          <table:table-cell table:style-name="ce11" table:formula="of:=IF([.E32]=&quot;&quot;;&quot;&quot;;CONCATENATE(&quot;##|&quot;;[.E32];&quot;##|&quot;) )">
            <text:p/>
          </table:table-cell>
          <table:table-cell table:style-name="ce7"/>
          <table:table-cell table:style-name="ce7"/>
          <table:table-cell table:style-name="ce15"/>
          <table:table-cell table:style-name="ce7"/>
          <table:table-cell table:style-name="ce7"/>
          <table:table-cell table:style-name="ce7"/>
          <table:table-cell table:style-name="ce7" table:formula="of:=IF([.E32]=&quot;&quot;;&quot;&quot;;&quot;, (&quot; &amp; CHAR(34) &amp; [.E32] &amp; CHAR(34) &amp; &quot;, (M.fromList [(&quot; &amp; CHAR(34) &amp; [.R$20] &amp; CHAR(34) &amp; &quot;, &quot; &amp; IF([.R32]=&quot;&quot;;&quot;B.empty&quot;;&quot;B.pack &quot; &amp; CHAR(34) &amp; [.R32] &amp; CHAR(34)) &amp; &quot;)&quot; &amp; &quot;, &quot; &amp; &quot;(&quot; &amp; CHAR(34) &amp; [.S$20] &amp; CHAR(34) &amp; &quot;, &quot; &amp; IF([.S32]=&quot;&quot;;&quot;B.empty&quot;;&quot;B.pack &quot; &amp; CHAR(34) &amp; [.S32] &amp; CHAR(34)) &amp; &quot;)&quot; &amp; &quot;, &quot; &amp; &quot;(&quot; &amp; CHAR(34) &amp; [.T$20] &amp; CHAR(34) &amp; &quot;, &quot; &amp; IF([.T32]=&quot;&quot;;&quot;B.empty&quot;;&quot;B.pack &quot; &amp; CHAR(34) &amp; [.T32] &amp; CHAR(34)) &amp; &quot;)], str2LaT_SDL Required_SDLM &quot; &amp; CHAR(34) &amp; [.F32] &amp; CHAR(34) &amp; &quot; inner_cfg))&quot;)">
            <text:p/>
          </table:table-cell>
          <table:table-cell table:style-name="ce7" table:formula="of:=IF([.E32]=&quot;&quot;;&quot;&quot;;CONCATENATE([.E32];&quot;%&quot;;[.F32];&quot;%&quot;;[.G32];&quot;%&quot;;[.H32]))">
            <text:p/>
          </table:table-cell>
          <table:table-cell table:style-name="ce11" table:formula="of:=IF([.E32]=&quot;&quot;;&quot;&quot;;&quot;INSERT INTO tpls (pclt_id) VALUES('&quot;&amp;[.E32]&amp;&quot;');&quot;&amp;CHAR(13)&amp;CHAR(10) &amp; IF([.O32]=&quot;&quot;;&quot;&quot;;&quot;INSERT INTO tpls_localized (lng, pclt_id, structured_text) VALUES('&quot;&amp;[.O$20]&amp;&quot;', '&quot;&amp;[.E32]&amp;&quot;', '&quot;&amp;[.O32]&amp;&quot;');&quot;) &amp; CHAR(13)&amp;CHAR(10) &amp; IF([.P32]=&quot;&quot;;&quot;&quot;;&quot;INSERT INTO tpls_localized (lng, pclt_id, structured_text) VALUES('&quot;&amp;[.P$20]&amp;&quot;', '&quot;&amp;[.E32]&amp;&quot;', '&quot;&amp;[.P32]&amp;&quot;');&quot;) &amp; CHAR(13)&amp;CHAR(10) &amp; IF([.Q32]=&quot;&quot;;&quot;&quot;;&quot;INSERT INTO tpls_localized (lng, pclt_id, structured_text) VALUES('&quot;&amp;[.Q$20]&amp;&quot;', '&quot;&amp;[.E32]&amp;&quot;', '&quot;&amp;[.Q32]&amp;&quot;');&quot;) &amp; CHAR(13)&amp;CHAR(10)&amp;&quot;INSERT INTO tpls_inclusions_in_collections (tpls_collection_id, pclt_id, tpl_dflt_req_sdl) VALUES (&quot;&amp;[.C32]&amp;&quot;,'&quot;&amp;[.E32]&amp;&quot;','&quot;&amp;[.F32]&amp;&quot;');&quot;)">
            <text:p/>
          </table:table-cell>
          <table:table-cell table:style-name="ce7"/>
          <table:table-cell table:style-name="ce11" table:formula="of:=SUBSTITUTE([.G32];&quot;'&quot;;&quot;''&quot;)">
            <text:p/>
          </table:table-cell>
          <table:table-cell table:style-name="ce11" table:formula="of:=SUBSTITUTE([.H32];&quot;'&quot;;&quot;''&quot;)">
            <text:p/>
          </table:table-cell>
          <table:table-cell table:style-name="ce11" table:formula="of:=SUBSTITUTE([.I32];&quot;'&quot;;&quot;''&quot;)">
            <text:p/>
          </table:table-cell>
          <table:table-cell table:style-name="ce11" table:formula="of:=SUBSTITUTE([.G32];&quot;&quot;&quot;&quot;;&quot;\&quot;&quot;&quot;)">
            <text:p/>
          </table:table-cell>
          <table:table-cell table:style-name="ce11" table:formula="of:=SUBSTITUTE([.H32];&quot;&quot;&quot;&quot;;&quot;\&quot;&quot;&quot;)">
            <text:p/>
          </table:table-cell>
          <table:table-cell table:style-name="ce11" table:formula="of:=SUBSTITUTE([.I32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 office:value-type="string">
            <text:p>HelloWorld templates</text:p>
          </table:table-cell>
          <table:table-cell table:style-name="ce11" table:formula="of:=IF([.B33]=&quot;General commons&quot;;1;IF([.B33]=&quot;General DB commons&quot;;2;IF([.B33]=&quot;General networking commons&quot;;3;IF([.B33]=&quot;PCST messages&quot;;4;IF([.B33]=&quot;HelloWorld templates&quot;;50;IF([.B33]=&quot;PCLT-DB messages&quot;;5;-1))))))" office:value-type="float" office:value="50">
            <text:p>50</text:p>
          </table:table-cell>
          <table:table-cell table:style-name="ce11" table:formula="of:=IF([.E33]=&quot;&quot;;&quot;&quot;;CONCATENATE(&quot;##|&quot;;[.E33];&quot;##|&quot;) )" office:value-type="string" office:string-value="##|E_HWE##|">
            <text:p>##|E_HWE##|</text:p>
          </table:table-cell>
          <table:table-cell table:style-name="ce7" office:value-type="string">
            <text:p>E_HWE</text:p>
          </table:table-cell>
          <table:table-cell table:style-name="ce7" office:value-type="float" office:value="10">
            <text:p>10</text:p>
          </table:table-cell>
          <table:table-cell table:style-name="ce7" office:value-type="string">
            <text:p>##|E_HWE_PREFIX##|@@|hwe_details_pcsi@@|</text:p>
          </table:table-cell>
          <table:table-cell table:style-name="ce7" office:value-type="string">
            <text:p>##|E_HWE_PREFIX##|@@|hwe_details_pcsi@@|</text:p>
          </table:table-cell>
          <table:table-cell table:style-name="ce7" office:value-type="string">
            <text:p>##|E_HWE_PREFIX##|@@|hwe_details_pcsi@@|</text:p>
          </table:table-cell>
          <table:table-cell table:style-name="ce7"/>
          <table:table-cell table:style-name="ce7" table:formula="of:=IF([.E33]=&quot;&quot;;&quot;&quot;;&quot;, (&quot; &amp; CHAR(34) &amp; [.E33] &amp; CHAR(34) &amp; &quot;, (M.fromList [(&quot; &amp; CHAR(34) &amp; [.R$20] &amp; CHAR(34) &amp; &quot;, &quot; &amp; IF([.R33]=&quot;&quot;;&quot;B.empty&quot;;&quot;B.pack &quot; &amp; CHAR(34) &amp; [.R33] &amp; CHAR(34)) &amp; &quot;)&quot; &amp; &quot;, &quot; &amp; &quot;(&quot; &amp; CHAR(34) &amp; [.S$20] &amp; CHAR(34) &amp; &quot;, &quot; &amp; IF([.S33]=&quot;&quot;;&quot;B.empty&quot;;&quot;B.pack &quot; &amp; CHAR(34) &amp; [.S33] &amp; CHAR(34)) &amp; &quot;)&quot; &amp; &quot;, &quot; &amp; &quot;(&quot; &amp; CHAR(34) &amp; [.T$20] &amp; CHAR(34) &amp; &quot;, &quot; &amp; IF([.T33]=&quot;&quot;;&quot;B.empty&quot;;&quot;B.pack &quot; &amp; CHAR(34) &amp; [.T33] &amp; CHAR(34)) &amp; &quot;)], str2LaT_SDL Required_SDLM &quot; &amp; CHAR(34) &amp; [.F33] &amp; CHAR(34) &amp; &quot; inner_cfg))&quot;)" office:value-type="string" office:string-value=", (&quot;E_HWE&quot;, (M.fromList [(&quot;rus&quot;, B.pack &quot;##|E_HWE_PREFIX##|@@|hwe_details_pcsi@@|&quot;), (&quot;eng&quot;, B.pack &quot;##|E_HWE_PREFIX##|@@|hwe_details_pcsi@@|&quot;), (&quot;hs_&quot;, B.pack &quot;##|E_HWE_PREFIX##|@@|hwe_details_pcsi@@|&quot;)], str2LaT_SDL Required_SDLM &quot;10&quot; inner_cfg))">
            <text:p>, ("E_HWE", (M.fromList [("rus", B.pack "##|E_HWE_PREFIX##|@@|hwe_details_pcsi@@|"), ("eng", B.pack "##|E_HWE_PREFIX##|@@|hwe_details_pcsi@@|"), ("hs_", B.pack "##|E_HWE_PREFIX##|@@|hwe_details_pcsi@@|")], str2LaT_SDL Required_SDLM "10" inner_cfg))</text:p>
          </table:table-cell>
          <table:table-cell table:style-name="ce7" table:formula="of:=IF([.E33]=&quot;&quot;;&quot;&quot;;CONCATENATE([.E33];&quot;%&quot;;[.F33];&quot;%&quot;;[.G33];&quot;%&quot;;[.H33]))" office:value-type="string" office:string-value="E_HWE%10%##|E_HWE_PREFIX##|@@|hwe_details_pcsi@@|%##|E_HWE_PREFIX##|@@|hwe_details_pcsi@@|">
            <text:p>E_HWE%10%##|E_HWE_PREFIX##|@@|hwe_details_pcsi@@|%##|E_HWE_PREFIX##|@@|hwe_details_pcsi@@|</text:p>
          </table:table-cell>
          <table:table-cell table:style-name="ce11" table:formula="of:=IF([.E33]=&quot;&quot;;&quot;&quot;;&quot;INSERT INTO tpls (pclt_id) VALUES('&quot;&amp;[.E33]&amp;&quot;');&quot;&amp;CHAR(13)&amp;CHAR(10) &amp; IF([.O33]=&quot;&quot;;&quot;&quot;;&quot;INSERT INTO tpls_localized (lng, pclt_id, structured_text) VALUES('&quot;&amp;[.O$20]&amp;&quot;', '&quot;&amp;[.E33]&amp;&quot;', '&quot;&amp;[.O33]&amp;&quot;');&quot;) &amp; CHAR(13)&amp;CHAR(10) &amp; IF([.P33]=&quot;&quot;;&quot;&quot;;&quot;INSERT INTO tpls_localized (lng, pclt_id, structured_text) VALUES('&quot;&amp;[.P$20]&amp;&quot;', '&quot;&amp;[.E33]&amp;&quot;', '&quot;&amp;[.P33]&amp;&quot;');&quot;) &amp; CHAR(13)&amp;CHAR(10) &amp; IF([.Q33]=&quot;&quot;;&quot;&quot;;&quot;INSERT INTO tpls_localized (lng, pclt_id, structured_text) VALUES('&quot;&amp;[.Q$20]&amp;&quot;', '&quot;&amp;[.E33]&amp;&quot;', '&quot;&amp;[.Q33]&amp;&quot;');&quot;) &amp; CHAR(13)&amp;CHAR(10)&amp;&quot;INSERT INTO tpls_inclusions_in_collections (tpls_collection_id, pclt_id, tpl_dflt_req_sdl) VALUES (&quot;&amp;[.C33]&amp;&quot;,'&quot;&amp;[.E33]&amp;&quot;','&quot;&amp;[.F33]&amp;&quot;');&quot;)" office:value-type="string" office:string-value="INSERT INTO tpls (pclt_id) VALUES('E_HWE');&#13;&#10;INSERT INTO tpls_localized (lng, pclt_id, structured_text) VALUES('rus', 'E_HWE', '##|E_HWE_PREFIX##|@@|hwe_details_pcsi@@|');&#13;&#10;INSERT INTO tpls_localized (lng, pclt_id, structured_text) VALUES('eng', 'E_HWE', '##|E_HWE_PREFIX##|@@|hwe_details_pcsi@@|');&#13;&#10;INSERT INTO tpls_localized (lng, pclt_id, structured_text) VALUES('hs_', 'E_HWE', '##|E_HWE_PREFIX##|@@|hwe_details_pcsi@@|');&#13;&#10;INSERT INTO tpls_inclusions_in_collections (tpls_collection_id, pclt_id, tpl_dflt_req_sdl) VALUES (50,'E_HWE','10');">
            <text:p>INSERT INTO tpls (pclt_id) VALUES('E_HWE');<text:line-break/>INSERT INTO tpls_localized (lng, pclt_id, structured_text) VALUES('rus', 'E_HWE', '##|E_HWE_PREFIX##|@@|hwe_details_pcsi@@|');<text:line-break/>INSERT INTO tpls_localized (lng, pclt_id, structured_text) VALUES('eng', 'E_HWE', '##|E_HWE_PREFIX##|@@|hwe_details_pcsi@@|');<text:line-break/>INSERT INTO tpls_localized (lng, pclt_id, structured_text) VALUES('hs_', 'E_HWE', '##|E_HWE_PREFIX##|@@|hwe_details_pcsi@@|');<text:line-break/>INSERT INTO tpls_inclusions_in_collections (tpls_collection_id, pclt_id, tpl_dflt_req_sdl) VALUES (50,'E_HWE','10');</text:p>
          </table:table-cell>
          <table:table-cell table:style-name="ce7"/>
          <table:table-cell table:style-name="ce11" table:formula="of:=SUBSTITUTE([.G33];&quot;'&quot;;&quot;''&quot;)" office:value-type="string" office:string-value="##|E_HWE_PREFIX##|@@|hwe_details_pcsi@@|">
            <text:p>##|E_HWE_PREFIX##|@@|hwe_details_pcsi@@|</text:p>
          </table:table-cell>
          <table:table-cell table:style-name="ce11" table:formula="of:=SUBSTITUTE([.H33];&quot;'&quot;;&quot;''&quot;)" office:value-type="string" office:string-value="##|E_HWE_PREFIX##|@@|hwe_details_pcsi@@|">
            <text:p>##|E_HWE_PREFIX##|@@|hwe_details_pcsi@@|</text:p>
          </table:table-cell>
          <table:table-cell table:style-name="ce11" table:formula="of:=SUBSTITUTE([.I33];&quot;'&quot;;&quot;''&quot;)" office:value-type="string" office:string-value="##|E_HWE_PREFIX##|@@|hwe_details_pcsi@@|">
            <text:p>##|E_HWE_PREFIX##|@@|hwe_details_pcsi@@|</text:p>
          </table:table-cell>
          <table:table-cell table:style-name="ce11" table:formula="of:=SUBSTITUTE([.G33];&quot;&quot;&quot;&quot;;&quot;\&quot;&quot;&quot;)" office:value-type="string" office:string-value="##|E_HWE_PREFIX##|@@|hwe_details_pcsi@@|">
            <text:p>##|E_HWE_PREFIX##|@@|hwe_details_pcsi@@|</text:p>
          </table:table-cell>
          <table:table-cell table:style-name="ce11" table:formula="of:=SUBSTITUTE([.H33];&quot;&quot;&quot;&quot;;&quot;\&quot;&quot;&quot;)" office:value-type="string" office:string-value="##|E_HWE_PREFIX##|@@|hwe_details_pcsi@@|">
            <text:p>##|E_HWE_PREFIX##|@@|hwe_details_pcsi@@|</text:p>
          </table:table-cell>
          <table:table-cell table:style-name="ce11" table:formula="of:=SUBSTITUTE([.I33];&quot;&quot;&quot;&quot;;&quot;\&quot;&quot;&quot;)" office:value-type="string" office:string-value="##|E_HWE_PREFIX##|@@|hwe_details_pcsi@@|">
            <text:p>##|E_HWE_PREFIX##|@@|hwe_details_pcsi@@|</text:p>
          </table:table-cell>
          <table:table-cell table:number-columns-repeated="1004"/>
        </table:table-row>
        <table:table-row table:style-name="ro3">
          <table:table-cell/>
          <table:table-cell table:style-name="ce7" office:value-type="string">
            <text:p>HelloWorld templates</text:p>
          </table:table-cell>
          <table:table-cell table:style-name="ce11" table:formula="of:=IF([.B34]=&quot;General commons&quot;;1;IF([.B34]=&quot;General DB commons&quot;;2;IF([.B34]=&quot;General networking commons&quot;;3;IF([.B34]=&quot;PCST messages&quot;;4;IF([.B34]=&quot;HelloWorld templates&quot;;50;IF([.B34]=&quot;PCLT-DB messages&quot;;5;-1))))))" office:value-type="float" office:value="50">
            <text:p>50</text:p>
          </table:table-cell>
          <table:table-cell table:style-name="ce11" table:formula="of:=IF([.E34]=&quot;&quot;;&quot;&quot;;CONCATENATE(&quot;##|&quot;;[.E34];&quot;##|&quot;) )" office:value-type="string" office:string-value="##|E_HWE_PREFIX##|">
            <text:p>##|E_HWE_PREFIX##|</text:p>
          </table:table-cell>
          <table:table-cell table:style-name="ce15" office:value-type="string">
            <text:p>E_HWE_PREFIX</text:p>
          </table:table-cell>
          <table:table-cell table:style-name="ce7" office:value-type="string">
            <text:p>##|E_HWE##|</text:p>
          </table:table-cell>
          <table:table-cell table:style-name="ce7" office:value-type="string">
            <text:p>Приветствие мира не удалось!\nПричина: </text:p>
          </table:table-cell>
          <table:table-cell table:style-name="ce7" office:value-type="string">
            <text:p>Hello world failure!\nReason: </text:p>
          </table:table-cell>
          <table:table-cell table:style-name="ce7"/>
          <table:table-cell table:style-name="ce7"/>
          <table:table-cell table:style-name="ce7" table:formula="of:=IF([.E34]=&quot;&quot;;&quot;&quot;;&quot;, (&quot; &amp; CHAR(34) &amp; [.E34] &amp; CHAR(34) &amp; &quot;, (M.fromList [(&quot; &amp; CHAR(34) &amp; [.R$20] &amp; CHAR(34) &amp; &quot;, &quot; &amp; IF([.R34]=&quot;&quot;;&quot;B.empty&quot;;&quot;B.pack &quot; &amp; CHAR(34) &amp; [.R34] &amp; CHAR(34)) &amp; &quot;)&quot; &amp; &quot;, &quot; &amp; &quot;(&quot; &amp; CHAR(34) &amp; [.S$20] &amp; CHAR(34) &amp; &quot;, &quot; &amp; IF([.S34]=&quot;&quot;;&quot;B.empty&quot;;&quot;B.pack &quot; &amp; CHAR(34) &amp; [.S34] &amp; CHAR(34)) &amp; &quot;)&quot; &amp; &quot;, &quot; &amp; &quot;(&quot; &amp; CHAR(34) &amp; [.T$20] &amp; CHAR(34) &amp; &quot;, &quot; &amp; IF([.T34]=&quot;&quot;;&quot;B.empty&quot;;&quot;B.pack &quot; &amp; CHAR(34) &amp; [.T34] &amp; CHAR(34)) &amp; &quot;)], str2LaT_SDL Required_SDLM &quot; &amp; CHAR(34) &amp; [.F34] &amp; CHAR(34) &amp; &quot; inner_cfg))&quot;)" office:value-type="string" office:string-value=", (&quot;E_HWE_PREFIX&quot;, (M.fromList [(&quot;rus&quot;, B.pack &quot;Приветствие мира не удалось!\nПричина: &quot;), (&quot;eng&quot;, B.pack &quot;Hello world failure!\nReason: &quot;), (&quot;hs_&quot;, B.empty)], str2LaT_SDL Required_SDLM &quot;##|E_HWE##|&quot; inner_cfg))">
            <text:p>, ("E_HWE_PREFIX", (M.fromList [("rus", B.pack "Приветствие мира не удалось!\nПричина: "), ("eng", B.pack "Hello world failure!\nReason: "), ("hs_", B.empty)], str2LaT_SDL Required_SDLM "##|E_HWE##|" inner_cfg))</text:p>
          </table:table-cell>
          <table:table-cell table:style-name="ce7" table:formula="of:=IF([.E34]=&quot;&quot;;&quot;&quot;;CONCATENATE([.E34];&quot;%&quot;;[.F34];&quot;%&quot;;[.G34];&quot;%&quot;;[.H34]))" office:value-type="string" office:string-value="E_HWE_PREFIX%##|E_HWE##|%Приветствие мира не удалось!\nПричина: %Hello world failure!\nReason: ">
            <text:p>E_HWE_PREFIX%##|E_HWE##|%Приветствие мира не удалось!\nПричина: %Hello world failure!\nReason: </text:p>
          </table:table-cell>
          <table:table-cell table:style-name="ce11" table:formula="of:=IF([.E34]=&quot;&quot;;&quot;&quot;;&quot;INSERT INTO tpls (pclt_id) VALUES('&quot;&amp;[.E34]&amp;&quot;');&quot;&amp;CHAR(13)&amp;CHAR(10) &amp; IF([.O34]=&quot;&quot;;&quot;&quot;;&quot;INSERT INTO tpls_localized (lng, pclt_id, structured_text) VALUES('&quot;&amp;[.O$20]&amp;&quot;', '&quot;&amp;[.E34]&amp;&quot;', '&quot;&amp;[.O34]&amp;&quot;');&quot;) &amp; CHAR(13)&amp;CHAR(10) &amp; IF([.P34]=&quot;&quot;;&quot;&quot;;&quot;INSERT INTO tpls_localized (lng, pclt_id, structured_text) VALUES('&quot;&amp;[.P$20]&amp;&quot;', '&quot;&amp;[.E34]&amp;&quot;', '&quot;&amp;[.P34]&amp;&quot;');&quot;) &amp; CHAR(13)&amp;CHAR(10) &amp; IF([.Q34]=&quot;&quot;;&quot;&quot;;&quot;INSERT INTO tpls_localized (lng, pclt_id, structured_text) VALUES('&quot;&amp;[.Q$20]&amp;&quot;', '&quot;&amp;[.E34]&amp;&quot;', '&quot;&amp;[.Q34]&amp;&quot;');&quot;) &amp; CHAR(13)&amp;CHAR(10)&amp;&quot;INSERT INTO tpls_inclusions_in_collections (tpls_collection_id, pclt_id, tpl_dflt_req_sdl) VALUES (&quot;&amp;[.C34]&amp;&quot;,'&quot;&amp;[.E34]&amp;&quot;','&quot;&amp;[.F34]&amp;&quot;');&quot;)" office:value-type="string" office:string-value="INSERT INTO tpls (pclt_id) VALUES('E_HWE_PREFIX');&#13;&#10;INSERT INTO tpls_localized (lng, pclt_id, structured_text) VALUES('rus', 'E_HWE_PREFIX', 'Приветствие мира не удалось!\nПричина: ');&#13;&#10;INSERT INTO tpls_localized (lng, pclt_id, structured_text) VALUES('eng', 'E_HWE_PREFIX', 'Hello world failure!\nReason: ');&#13;&#10;&#13;&#10;INSERT INTO tpls_inclusions_in_collections (tpls_collection_id, pclt_id, tpl_dflt_req_sdl) VALUES (50,'E_HWE_PREFIX','##|E_HWE##|');">
            <text:p>INSERT INTO tpls (pclt_id) VALUES('E_HWE_PREFIX');<text:line-break/>INSERT INTO tpls_localized (lng, pclt_id, structured_text) VALUES('rus', 'E_HWE_PREFIX', 'Приветствие мира не удалось!\nПричина: ');<text:line-break/>INSERT INTO tpls_localized (lng, pclt_id, structured_text) VALUES('eng', 'E_HWE_PREFIX', 'Hello world failure!\nReason: ');<text:line-break/><text:line-break/>INSERT INTO tpls_inclusions_in_collections (tpls_collection_id, pclt_id, tpl_dflt_req_sdl) VALUES (50,'E_HWE_PREFIX','##|E_HWE##|');</text:p>
          </table:table-cell>
          <table:table-cell table:style-name="ce7"/>
          <table:table-cell table:style-name="ce11" table:formula="of:=SUBSTITUTE([.G34];&quot;'&quot;;&quot;''&quot;)" office:value-type="string" office:string-value="Приветствие мира не удалось!\nПричина: ">
            <text:p>Приветствие мира не удалось!\nПричина: </text:p>
          </table:table-cell>
          <table:table-cell table:style-name="ce11" table:formula="of:=SUBSTITUTE([.H34];&quot;'&quot;;&quot;''&quot;)" office:value-type="string" office:string-value="Hello world failure!\nReason: ">
            <text:p>Hello world failure!\nReason: </text:p>
          </table:table-cell>
          <table:table-cell table:style-name="ce11" table:formula="of:=SUBSTITUTE([.I34];&quot;'&quot;;&quot;''&quot;)">
            <text:p/>
          </table:table-cell>
          <table:table-cell table:style-name="ce11" table:formula="of:=SUBSTITUTE([.G34];&quot;&quot;&quot;&quot;;&quot;\&quot;&quot;&quot;)" office:value-type="string" office:string-value="Приветствие мира не удалось!\nПричина: ">
            <text:p>Приветствие мира не удалось!\nПричина: </text:p>
          </table:table-cell>
          <table:table-cell table:style-name="ce11" table:formula="of:=SUBSTITUTE([.H34];&quot;&quot;&quot;&quot;;&quot;\&quot;&quot;&quot;)" office:value-type="string" office:string-value="Hello world failure!\nReason: ">
            <text:p>Hello world failure!\nReason: </text:p>
          </table:table-cell>
          <table:table-cell table:style-name="ce11" table:formula="of:=SUBSTITUTE([.I34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 office:value-type="string">
            <text:p>HelloWorld templates</text:p>
          </table:table-cell>
          <table:table-cell table:style-name="ce11" table:formula="of:=IF([.B35]=&quot;General commons&quot;;1;IF([.B35]=&quot;General DB commons&quot;;2;IF([.B35]=&quot;General networking commons&quot;;3;IF([.B35]=&quot;PCST messages&quot;;4;IF([.B35]=&quot;HelloWorld templates&quot;;50;IF([.B35]=&quot;PCLT-DB messages&quot;;5;-1))))))" office:value-type="float" office:value="50">
            <text:p>50</text:p>
          </table:table-cell>
          <table:table-cell table:style-name="ce11" table:formula="of:=IF([.E35]=&quot;&quot;;&quot;&quot;;CONCATENATE(&quot;##|&quot;;[.E35];&quot;##|&quot;) )" office:value-type="string" office:string-value="##|E_HWE_NOWRLD##|">
            <text:p>##|E_HWE_NOWRLD##|</text:p>
          </table:table-cell>
          <table:table-cell table:style-name="ce7" office:value-type="string">
            <text:p>E_HWE_NOWRLD</text:p>
          </table:table-cell>
          <table:table-cell table:style-name="ce7" office:value-type="string">
            <text:p>##|E_HWE##|</text:p>
          </table:table-cell>
          <table:table-cell table:style-name="ce7" office:value-type="string">
            <text:p>некого приветствовать (нет мира)!</text:p>
          </table:table-cell>
          <table:table-cell table:style-name="ce7" office:value-type="string">
            <text:p>no world!</text:p>
          </table:table-cell>
          <table:table-cell table:style-name="ce7" office:value-type="string">
            <text:p>NoWorld_HWE</text:p>
          </table:table-cell>
          <table:table-cell table:style-name="ce7"/>
          <table:table-cell table:style-name="ce7" table:formula="of:=IF([.E35]=&quot;&quot;;&quot;&quot;;&quot;, (&quot; &amp; CHAR(34) &amp; [.E35] &amp; CHAR(34) &amp; &quot;, (M.fromList [(&quot; &amp; CHAR(34) &amp; [.R$20] &amp; CHAR(34) &amp; &quot;, &quot; &amp; IF([.R35]=&quot;&quot;;&quot;B.empty&quot;;&quot;B.pack &quot; &amp; CHAR(34) &amp; [.R35] &amp; CHAR(34)) &amp; &quot;)&quot; &amp; &quot;, &quot; &amp; &quot;(&quot; &amp; CHAR(34) &amp; [.S$20] &amp; CHAR(34) &amp; &quot;, &quot; &amp; IF([.S35]=&quot;&quot;;&quot;B.empty&quot;;&quot;B.pack &quot; &amp; CHAR(34) &amp; [.S35] &amp; CHAR(34)) &amp; &quot;)&quot; &amp; &quot;, &quot; &amp; &quot;(&quot; &amp; CHAR(34) &amp; [.T$20] &amp; CHAR(34) &amp; &quot;, &quot; &amp; IF([.T35]=&quot;&quot;;&quot;B.empty&quot;;&quot;B.pack &quot; &amp; CHAR(34) &amp; [.T35] &amp; CHAR(34)) &amp; &quot;)], str2LaT_SDL Required_SDLM &quot; &amp; CHAR(34) &amp; [.F35] &amp; CHAR(34) &amp; &quot; inner_cfg))&quot;)" office:value-type="string" office:string-value=", (&quot;E_HWE_NOWRLD&quot;, (M.fromList [(&quot;rus&quot;, B.pack &quot;некого приветствовать (нет мира)!&quot;), (&quot;eng&quot;, B.pack &quot;no world!&quot;), (&quot;hs_&quot;, B.pack &quot;NoWorld_HWE&quot;)], str2LaT_SDL Required_SDLM &quot;##|E_HWE##|&quot; inner_cfg))">
            <text:p>, ("E_HWE_NOWRLD", (M.fromList [("rus", B.pack "некого приветствовать (нет мира)!"), ("eng", B.pack "no world!"), ("hs_", B.pack "NoWorld_HWE")], str2LaT_SDL Required_SDLM "##|E_HWE##|" inner_cfg))</text:p>
          </table:table-cell>
          <table:table-cell table:style-name="ce7" table:formula="of:=IF([.E35]=&quot;&quot;;&quot;&quot;;CONCATENATE([.E35];&quot;%&quot;;[.F35];&quot;%&quot;;[.G35];&quot;%&quot;;[.H35]))" office:value-type="string" office:string-value="E_HWE_NOWRLD%##|E_HWE##|%некого приветствовать (нет мира)!%no world!">
            <text:p>E_HWE_NOWRLD%##|E_HWE##|%некого приветствовать (нет мира)!%no world!</text:p>
          </table:table-cell>
          <table:table-cell table:style-name="ce11" table:formula="of:=IF([.E35]=&quot;&quot;;&quot;&quot;;&quot;INSERT INTO tpls (pclt_id) VALUES('&quot;&amp;[.E35]&amp;&quot;');&quot;&amp;CHAR(13)&amp;CHAR(10) &amp; IF([.O35]=&quot;&quot;;&quot;&quot;;&quot;INSERT INTO tpls_localized (lng, pclt_id, structured_text) VALUES('&quot;&amp;[.O$20]&amp;&quot;', '&quot;&amp;[.E35]&amp;&quot;', '&quot;&amp;[.O35]&amp;&quot;');&quot;) &amp; CHAR(13)&amp;CHAR(10) &amp; IF([.P35]=&quot;&quot;;&quot;&quot;;&quot;INSERT INTO tpls_localized (lng, pclt_id, structured_text) VALUES('&quot;&amp;[.P$20]&amp;&quot;', '&quot;&amp;[.E35]&amp;&quot;', '&quot;&amp;[.P35]&amp;&quot;');&quot;) &amp; CHAR(13)&amp;CHAR(10) &amp; IF([.Q35]=&quot;&quot;;&quot;&quot;;&quot;INSERT INTO tpls_localized (lng, pclt_id, structured_text) VALUES('&quot;&amp;[.Q$20]&amp;&quot;', '&quot;&amp;[.E35]&amp;&quot;', '&quot;&amp;[.Q35]&amp;&quot;');&quot;) &amp; CHAR(13)&amp;CHAR(10)&amp;&quot;INSERT INTO tpls_inclusions_in_collections (tpls_collection_id, pclt_id, tpl_dflt_req_sdl) VALUES (&quot;&amp;[.C35]&amp;&quot;,'&quot;&amp;[.E35]&amp;&quot;','&quot;&amp;[.F35]&amp;&quot;');&quot;)" office:value-type="string" office:string-value="INSERT INTO tpls (pclt_id) VALUES('E_HWE_NOWRLD');&#13;&#10;INSERT INTO tpls_localized (lng, pclt_id, structured_text) VALUES('rus', 'E_HWE_NOWRLD', 'некого приветствовать (нет мира)!');&#13;&#10;INSERT INTO tpls_localized (lng, pclt_id, structured_text) VALUES('eng', 'E_HWE_NOWRLD', 'no world!');&#13;&#10;INSERT INTO tpls_localized (lng, pclt_id, structured_text) VALUES('hs_', 'E_HWE_NOWRLD', 'NoWorld_HWE');&#13;&#10;INSERT INTO tpls_inclusions_in_collections (tpls_collection_id, pclt_id, tpl_dflt_req_sdl) VALUES (50,'E_HWE_NOWRLD','##|E_HWE##|');">
            <text:p>INSERT INTO tpls (pclt_id) VALUES('E_HWE_NOWRLD');<text:line-break/>INSERT INTO tpls_localized (lng, pclt_id, structured_text) VALUES('rus', 'E_HWE_NOWRLD', 'некого приветствовать (нет мира)!');<text:line-break/>INSERT INTO tpls_localized (lng, pclt_id, structured_text) VALUES('eng', 'E_HWE_NOWRLD', 'no world!');<text:line-break/>INSERT INTO tpls_localized (lng, pclt_id, structured_text) VALUES('hs_', 'E_HWE_NOWRLD', 'NoWorld_HWE');<text:line-break/>INSERT INTO tpls_inclusions_in_collections (tpls_collection_id, pclt_id, tpl_dflt_req_sdl) VALUES (50,'E_HWE_NOWRLD','##|E_HWE##|');</text:p>
          </table:table-cell>
          <table:table-cell table:style-name="ce7"/>
          <table:table-cell table:style-name="ce11" table:formula="of:=SUBSTITUTE([.G35];&quot;'&quot;;&quot;''&quot;)" office:value-type="string" office:string-value="некого приветствовать (нет мира)!">
            <text:p>некого приветствовать (нет мира)!</text:p>
          </table:table-cell>
          <table:table-cell table:style-name="ce11" table:formula="of:=SUBSTITUTE([.H35];&quot;'&quot;;&quot;''&quot;)" office:value-type="string" office:string-value="no world!">
            <text:p>no world!</text:p>
          </table:table-cell>
          <table:table-cell table:style-name="ce11" table:formula="of:=SUBSTITUTE([.I35];&quot;'&quot;;&quot;''&quot;)" office:value-type="string" office:string-value="NoWorld_HWE">
            <text:p>NoWorld_HWE</text:p>
          </table:table-cell>
          <table:table-cell table:style-name="ce11" table:formula="of:=SUBSTITUTE([.G35];&quot;&quot;&quot;&quot;;&quot;\&quot;&quot;&quot;)" office:value-type="string" office:string-value="некого приветствовать (нет мира)!">
            <text:p>некого приветствовать (нет мира)!</text:p>
          </table:table-cell>
          <table:table-cell table:style-name="ce11" table:formula="of:=SUBSTITUTE([.H35];&quot;&quot;&quot;&quot;;&quot;\&quot;&quot;&quot;)" office:value-type="string" office:string-value="no world!">
            <text:p>no world!</text:p>
          </table:table-cell>
          <table:table-cell table:style-name="ce11" table:formula="of:=SUBSTITUTE([.I35];&quot;&quot;&quot;&quot;;&quot;\&quot;&quot;&quot;)" office:value-type="string" office:string-value="NoWorld_HWE">
            <text:p>NoWorld_HWE</text:p>
          </table:table-cell>
          <table:table-cell table:number-columns-repeated="1004"/>
        </table:table-row>
        <table:table-row table:style-name="ro3">
          <table:table-cell/>
          <table:table-cell table:style-name="ce7" office:value-type="string">
            <text:p>HelloWorld templates</text:p>
          </table:table-cell>
          <table:table-cell table:style-name="ce11" table:formula="of:=IF([.B36]=&quot;General commons&quot;;1;IF([.B36]=&quot;General DB commons&quot;;2;IF([.B36]=&quot;General networking commons&quot;;3;IF([.B36]=&quot;PCST messages&quot;;4;IF([.B36]=&quot;HelloWorld templates&quot;;50;IF([.B36]=&quot;PCLT-DB messages&quot;;5;-1))))))" office:value-type="float" office:value="50">
            <text:p>50</text:p>
          </table:table-cell>
          <table:table-cell table:style-name="ce11" table:formula="of:=IF([.E36]=&quot;&quot;;&quot;&quot;;CONCATENATE(&quot;##|&quot;;[.E36];&quot;##|&quot;) )" office:value-type="string" office:string-value="##|E_HWE_AMBWRLDCH##|">
            <text:p>##|E_HWE_AMBWRLDCH##|</text:p>
          </table:table-cell>
          <table:table-cell table:style-name="ce7" office:value-type="string">
            <text:p>E_HWE_AMBWRLDCH</text:p>
          </table:table-cell>
          <table:table-cell table:style-name="ce7" office:value-type="string">
            <text:p>##|E_HWE##|</text:p>
          </table:table-cell>
          <table:table-cell table:style-name="ce7" office:value-type="string">
            <text:p>неясно, какой из миров приветствовать - их несколько!\nПервый мир: [имя: '@@|w_name_1@@|', индекс: @@|w_idx_1@@|].\nВторой мир: [имя: '@@|w_name_2@@|', индекс: @@|w_idx_2@@|].\nА так же эти миры: \n <text:s text:c="2"/>@@|other_worlds@@|.</text:p>
          </table:table-cell>
          <table:table-cell table:style-name="ce7" office:value-type="string">
            <text:p>ambiguous choice of worlds!\nFirst world: [name: '@@|w_name_1@@|', index: @@|w_idx_1@@|].\nSecond world: [name: '@@|w_name_2@@|', index: @@|w_idx_2@@|].\nAnd also these worlds: \n <text:s text:c="2"/>@@|other_worlds@@|.</text:p>
          </table:table-cell>
          <table:table-cell table:style-name="ce7" office:value-type="string">
            <text:p>AmbiguousChoiceOfWorlds_HWE\n <text:s text:c="2"/>("@@|w_name_1@@|", @@|w_idx_1@@|)\n <text:s text:c="2"/>("@@|w_name_2@@|", @@|w_idx_2@@|)\n <text:s text:c="2"/>[ @@|other_worlds@@|\n <text:s text:c="2"/>]</text:p>
          </table:table-cell>
          <table:table-cell table:style-name="ce7"/>
          <table:table-cell table:style-name="ce7" table:formula="of:=IF([.E36]=&quot;&quot;;&quot;&quot;;&quot;, (&quot; &amp; CHAR(34) &amp; [.E36] &amp; CHAR(34) &amp; &quot;, (M.fromList [(&quot; &amp; CHAR(34) &amp; [.R$20] &amp; CHAR(34) &amp; &quot;, &quot; &amp; IF([.R36]=&quot;&quot;;&quot;B.empty&quot;;&quot;B.pack &quot; &amp; CHAR(34) &amp; [.R36] &amp; CHAR(34)) &amp; &quot;)&quot; &amp; &quot;, &quot; &amp; &quot;(&quot; &amp; CHAR(34) &amp; [.S$20] &amp; CHAR(34) &amp; &quot;, &quot; &amp; IF([.S36]=&quot;&quot;;&quot;B.empty&quot;;&quot;B.pack &quot; &amp; CHAR(34) &amp; [.S36] &amp; CHAR(34)) &amp; &quot;)&quot; &amp; &quot;, &quot; &amp; &quot;(&quot; &amp; CHAR(34) &amp; [.T$20] &amp; CHAR(34) &amp; &quot;, &quot; &amp; IF([.T36]=&quot;&quot;;&quot;B.empty&quot;;&quot;B.pack &quot; &amp; CHAR(34) &amp; [.T36] &amp; CHAR(34)) &amp; &quot;)], str2LaT_SDL Required_SDLM &quot; &amp; CHAR(34) &amp; [.F36] &amp; CHAR(34) &amp; &quot; inner_cfg))&quot;)" office:value-type="string" office:string-value=", (&quot;E_HWE_AMBWRLDCH&quot;, (M.fromList [(&quot;rus&quot;, B.pack &quot;неясно, какой из миров приветствовать - их несколько!\nПервый мир: [имя: '@@|w_name_1@@|', индекс: @@|w_idx_1@@|].\nВторой мир: [имя: '@@|w_name_2@@|', индекс: @@|w_idx_2@@|].\nА так же эти миры: \n   @@|other_worlds@@|.&quot;), (&quot;eng&quot;, B.pack &quot;ambiguous choice of worlds!\nFirst world: [name: '@@|w_name_1@@|', index: @@|w_idx_1@@|].\nSecond world: [name: '@@|w_name_2@@|', index: @@|w_idx_2@@|].\nAnd also these worlds: \n   @@|other_worlds@@|.&quot;), (&quot;hs_&quot;, B.pack &quot;AmbiguousChoiceOfWorlds_HWE\n   (\&quot;@@|w_name_1@@|\&quot;, @@|w_idx_1@@|)\n   (\&quot;@@|w_name_2@@|\&quot;, @@|w_idx_2@@|)\n   [ @@|other_worlds@@|\n   ]&quot;)], str2LaT_SDL Required_SDLM &quot;##|E_HWE##|&quot; inner_cfg))">
            <text:p>, ("E_HWE_AMBWRLDCH", (M.fromList [("rus", B.pack "неясно, какой из миров приветствовать - их несколько!\nПервый мир: [имя: '@@|w_name_1@@|', индекс: @@|w_idx_1@@|].\nВторой мир: [имя: '@@|w_name_2@@|', индекс: @@|w_idx_2@@|].\nА так же эти миры: \n <text:s text:c="2"/>@@|other_worlds@@|."), ("eng", B.pack "ambiguous choice of worlds!\nFirst world: [name: '@@|w_name_1@@|', index: @@|w_idx_1@@|].\nSecond world: [name: '@@|w_name_2@@|', index: @@|w_idx_2@@|].\nAnd also these worlds: \n <text:s text:c="2"/>@@|other_worlds@@|."), ("hs_", B.pack "AmbiguousChoiceOfWorlds_HWE\n <text:s text:c="2"/>(\"@@|w_name_1@@|\", @@|w_idx_1@@|)\n <text:s text:c="2"/>(\"@@|w_name_2@@|\", @@|w_idx_2@@|)\n <text:s text:c="2"/>[ @@|other_worlds@@|\n <text:s text:c="2"/>]")], str2LaT_SDL Required_SDLM "##|E_HWE##|" inner_cfg))</text:p>
          </table:table-cell>
          <table:table-cell table:style-name="ce7" table:formula="of:=IF([.E36]=&quot;&quot;;&quot;&quot;;CONCATENATE([.E36];&quot;%&quot;;[.F36];&quot;%&quot;;[.G36];&quot;%&quot;;[.H36]))" office:value-type="string" office:string-value="E_HWE_AMBWRLDCH%##|E_HWE##|%неясно, какой из миров приветствовать - их несколько!\nПервый мир: [имя: '@@|w_name_1@@|', индекс: @@|w_idx_1@@|].\nВторой мир: [имя: '@@|w_name_2@@|', индекс: @@|w_idx_2@@|].\nА так же эти миры: \n   @@|other_worlds@@|.%ambiguous choice of worlds!\nFirst world: [name: '@@|w_name_1@@|', index: @@|w_idx_1@@|].\nSecond world: [name: '@@|w_name_2@@|', index: @@|w_idx_2@@|].\nAnd also these worlds: \n   @@|other_worlds@@|.">
            <text:p>E_HWE_AMBWRLDCH%##|E_HWE##|%неясно, какой из миров приветствовать - их несколько!\nПервый мир: [имя: '@@|w_name_1@@|', индекс: @@|w_idx_1@@|].\nВторой мир: [имя: '@@|w_name_2@@|', индекс: @@|w_idx_2@@|].\nА так же эти миры: \n <text:s text:c="2"/>@@|other_worlds@@|.%ambiguous choice of worlds!\nFirst world: [name: '@@|w_name_1@@|', index: @@|w_idx_1@@|].\nSecond world: [name: '@@|w_name_2@@|', index: @@|w_idx_2@@|].\nAnd also these worlds: \n <text:s text:c="2"/>@@|other_worlds@@|.</text:p>
          </table:table-cell>
          <table:table-cell table:style-name="ce11" table:formula="of:=IF([.E36]=&quot;&quot;;&quot;&quot;;&quot;INSERT INTO tpls (pclt_id) VALUES('&quot;&amp;[.E36]&amp;&quot;');&quot;&amp;CHAR(13)&amp;CHAR(10) &amp; IF([.O36]=&quot;&quot;;&quot;&quot;;&quot;INSERT INTO tpls_localized (lng, pclt_id, structured_text) VALUES('&quot;&amp;[.O$20]&amp;&quot;', '&quot;&amp;[.E36]&amp;&quot;', '&quot;&amp;[.O36]&amp;&quot;');&quot;) &amp; CHAR(13)&amp;CHAR(10) &amp; IF([.P36]=&quot;&quot;;&quot;&quot;;&quot;INSERT INTO tpls_localized (lng, pclt_id, structured_text) VALUES('&quot;&amp;[.P$20]&amp;&quot;', '&quot;&amp;[.E36]&amp;&quot;', '&quot;&amp;[.P36]&amp;&quot;');&quot;) &amp; CHAR(13)&amp;CHAR(10) &amp; IF([.Q36]=&quot;&quot;;&quot;&quot;;&quot;INSERT INTO tpls_localized (lng, pclt_id, structured_text) VALUES('&quot;&amp;[.Q$20]&amp;&quot;', '&quot;&amp;[.E36]&amp;&quot;', '&quot;&amp;[.Q36]&amp;&quot;');&quot;) &amp; CHAR(13)&amp;CHAR(10)&amp;&quot;INSERT INTO tpls_inclusions_in_collections (tpls_collection_id, pclt_id, tpl_dflt_req_sdl) VALUES (&quot;&amp;[.C36]&amp;&quot;,'&quot;&amp;[.E36]&amp;&quot;','&quot;&amp;[.F36]&amp;&quot;');&quot;)" office:value-type="string" office:string-value="INSERT INTO tpls (pclt_id) VALUES('E_HWE_AMBWRLDCH');&#13;&#10;INSERT INTO tpls_localized (lng, pclt_id, structured_text) VALUES('rus', 'E_HWE_AMBWRLDCH', 'неясно, какой из миров приветствовать - их несколько!\nПервый мир: [имя: ''@@|w_name_1@@|'', индекс: @@|w_idx_1@@|].\nВторой мир: [имя: ''@@|w_name_2@@|'', индекс: @@|w_idx_2@@|].\nА так же эти миры: \n   @@|other_worlds@@|.');&#13;&#10;INSERT INTO tpls_localized (lng, pclt_id, structured_text) VALUES('eng', 'E_HWE_AMBWRLDCH', 'ambiguous choice of worlds!\nFirst world: [name: ''@@|w_name_1@@|'', index: @@|w_idx_1@@|].\nSecond world: [name: ''@@|w_name_2@@|'', index: @@|w_idx_2@@|].\nAnd also these worlds: \n   @@|other_worlds@@|.');&#13;&#10;INSERT INTO tpls_localized (lng, pclt_id, structured_text) VALUES('hs_', 'E_HWE_AMBWRLDCH', 'AmbiguousChoiceOfWorlds_HWE\n   (&quot;@@|w_name_1@@|&quot;, @@|w_idx_1@@|)\n   (&quot;@@|w_name_2@@|&quot;, @@|w_idx_2@@|)\n   [ @@|other_worlds@@|\n   ]');&#13;&#10;INSERT INTO tpls_inclusions_in_collections (tpls_collection_id, pclt_id, tpl_dflt_req_sdl) VALUES (50,'E_HWE_AMBWRLDCH','##|E_HWE##|');">
            <text:p>INSERT INTO tpls (pclt_id) VALUES('E_HWE_AMBWRLDCH');<text:line-break/>INSERT INTO tpls_localized (lng, pclt_id, structured_text) VALUES('rus', 'E_HWE_AMBWRLDCH', 'неясно, какой из миров приветствовать - их несколько!\nПервый мир: [имя: ''@@|w_name_1@@|'', индекс: @@|w_idx_1@@|].\nВторой мир: [имя: ''@@|w_name_2@@|'', индекс: @@|w_idx_2@@|].\nА так же эти миры: \n <text:s text:c="2"/>@@|other_worlds@@|.');<text:line-break/>INSERT INTO tpls_localized (lng, pclt_id, structured_text) VALUES('eng', 'E_HWE_AMBWRLDCH', 'ambiguous choice of worlds!\nFirst world: [name: ''@@|w_name_1@@|'', index: @@|w_idx_1@@|].\nSecond world: [name: ''@@|w_name_2@@|'', index: @@|w_idx_2@@|].\nAnd also these worlds: \n <text:s text:c="2"/>@@|other_worlds@@|.');<text:line-break/>INSERT INTO tpls_localized (lng, pclt_id, structured_text) VALUES('hs_', 'E_HWE_AMBWRLDCH', 'AmbiguousChoiceOfWorlds_HWE\n <text:s text:c="2"/>("@@|w_name_1@@|", @@|w_idx_1@@|)\n <text:s text:c="2"/>("@@|w_name_2@@|", @@|w_idx_2@@|)\n <text:s text:c="2"/>[ @@|other_worlds@@|\n <text:s text:c="2"/>]');<text:line-break/>INSERT INTO tpls_inclusions_in_collections (tpls_collection_id, pclt_id, tpl_dflt_req_sdl) VALUES (50,'E_HWE_AMBWRLDCH','##|E_HWE##|');</text:p>
          </table:table-cell>
          <table:table-cell table:style-name="ce7"/>
          <table:table-cell table:style-name="ce11" table:formula="of:=SUBSTITUTE([.G36];&quot;'&quot;;&quot;''&quot;)" office:value-type="string" office:string-value="неясно, какой из миров приветствовать - их несколько!\nПервый мир: [имя: ''@@|w_name_1@@|'', индекс: @@|w_idx_1@@|].\nВторой мир: [имя: ''@@|w_name_2@@|'', индекс: @@|w_idx_2@@|].\nА так же эти миры: \n   @@|other_worlds@@|.">
            <text:p>неясно, какой из миров приветствовать - их несколько!\nПервый мир: [имя: ''@@|w_name_1@@|'', индекс: @@|w_idx_1@@|].\nВторой мир: [имя: ''@@|w_name_2@@|'', индекс: @@|w_idx_2@@|].\nА так же эти миры: \n <text:s text:c="2"/>@@|other_worlds@@|.</text:p>
          </table:table-cell>
          <table:table-cell table:style-name="ce11" table:formula="of:=SUBSTITUTE([.H36];&quot;'&quot;;&quot;''&quot;)" office:value-type="string" office:string-value="ambiguous choice of worlds!\nFirst world: [name: ''@@|w_name_1@@|'', index: @@|w_idx_1@@|].\nSecond world: [name: ''@@|w_name_2@@|'', index: @@|w_idx_2@@|].\nAnd also these worlds: \n   @@|other_worlds@@|.">
            <text:p>ambiguous choice of worlds!\nFirst world: [name: ''@@|w_name_1@@|'', index: @@|w_idx_1@@|].\nSecond world: [name: ''@@|w_name_2@@|'', index: @@|w_idx_2@@|].\nAnd also these worlds: \n <text:s text:c="2"/>@@|other_worlds@@|.</text:p>
          </table:table-cell>
          <table:table-cell table:style-name="ce11" table:formula="of:=SUBSTITUTE([.I36];&quot;'&quot;;&quot;''&quot;)" office:value-type="string" office:string-value="AmbiguousChoiceOfWorlds_HWE\n   (&quot;@@|w_name_1@@|&quot;, @@|w_idx_1@@|)\n   (&quot;@@|w_name_2@@|&quot;, @@|w_idx_2@@|)\n   [ @@|other_worlds@@|\n   ]">
            <text:p>AmbiguousChoiceOfWorlds_HWE\n <text:s text:c="2"/>("@@|w_name_1@@|", @@|w_idx_1@@|)\n <text:s text:c="2"/>("@@|w_name_2@@|", @@|w_idx_2@@|)\n <text:s text:c="2"/>[ @@|other_worlds@@|\n <text:s text:c="2"/>]</text:p>
          </table:table-cell>
          <table:table-cell table:style-name="ce11" table:formula="of:=SUBSTITUTE([.G36];&quot;&quot;&quot;&quot;;&quot;\&quot;&quot;&quot;)" office:value-type="string" office:string-value="неясно, какой из миров приветствовать - их несколько!\nПервый мир: [имя: '@@|w_name_1@@|', индекс: @@|w_idx_1@@|].\nВторой мир: [имя: '@@|w_name_2@@|', индекс: @@|w_idx_2@@|].\nА так же эти миры: \n   @@|other_worlds@@|.">
            <text:p>неясно, какой из миров приветствовать - их несколько!\nПервый мир: [имя: '@@|w_name_1@@|', индекс: @@|w_idx_1@@|].\nВторой мир: [имя: '@@|w_name_2@@|', индекс: @@|w_idx_2@@|].\nА так же эти миры: \n <text:s text:c="2"/>@@|other_worlds@@|.</text:p>
          </table:table-cell>
          <table:table-cell table:style-name="ce11" table:formula="of:=SUBSTITUTE([.H36];&quot;&quot;&quot;&quot;;&quot;\&quot;&quot;&quot;)" office:value-type="string" office:string-value="ambiguous choice of worlds!\nFirst world: [name: '@@|w_name_1@@|', index: @@|w_idx_1@@|].\nSecond world: [name: '@@|w_name_2@@|', index: @@|w_idx_2@@|].\nAnd also these worlds: \n   @@|other_worlds@@|.">
            <text:p>ambiguous choice of worlds!\nFirst world: [name: '@@|w_name_1@@|', index: @@|w_idx_1@@|].\nSecond world: [name: '@@|w_name_2@@|', index: @@|w_idx_2@@|].\nAnd also these worlds: \n <text:s text:c="2"/>@@|other_worlds@@|.</text:p>
          </table:table-cell>
          <table:table-cell table:style-name="ce11" table:formula="of:=SUBSTITUTE([.I36];&quot;&quot;&quot;&quot;;&quot;\&quot;&quot;&quot;)" office:value-type="string" office:string-value="AmbiguousChoiceOfWorlds_HWE\n   (\&quot;@@|w_name_1@@|\&quot;, @@|w_idx_1@@|)\n   (\&quot;@@|w_name_2@@|\&quot;, @@|w_idx_2@@|)\n   [ @@|other_worlds@@|\n   ]">
            <text:p>AmbiguousChoiceOfWorlds_HWE\n <text:s text:c="2"/>(\"@@|w_name_1@@|\", @@|w_idx_1@@|)\n <text:s text:c="2"/>(\"@@|w_name_2@@|\", @@|w_idx_2@@|)\n <text:s text:c="2"/>[ @@|other_worlds@@|\n <text:s text:c="2"/>]</text:p>
          </table:table-cell>
          <table:table-cell table:number-columns-repeated="1004"/>
        </table:table-row>
        <table:table-row table:style-name="ro3">
          <table:table-cell/>
          <table:table-cell table:style-name="ce7" office:value-type="string">
            <text:p>HelloWorld templates</text:p>
          </table:table-cell>
          <table:table-cell table:style-name="ce11" table:formula="of:=IF([.B37]=&quot;General commons&quot;;1;IF([.B37]=&quot;General DB commons&quot;;2;IF([.B37]=&quot;General networking commons&quot;;3;IF([.B37]=&quot;PCST messages&quot;;4;IF([.B37]=&quot;HelloWorld templates&quot;;50;IF([.B37]=&quot;PCLT-DB messages&quot;;5;-1))))))" office:value-type="float" office:value="50">
            <text:p>50</text:p>
          </table:table-cell>
          <table:table-cell table:style-name="ce11" table:formula="of:=IF([.E37]=&quot;&quot;;&quot;&quot;;CONCATENATE(&quot;##|&quot;;[.E37];&quot;##|&quot;) )" office:value-type="string" office:string-value="##|E_HWE_AMBWRLDCH_OW##|">
            <text:p>##|E_HWE_AMBWRLDCH_OW##|</text:p>
          </table:table-cell>
          <table:table-cell table:style-name="ce7" office:value-type="string">
            <text:p>E_HWE_AMBWRLDCH_OW</text:p>
          </table:table-cell>
          <table:table-cell table:style-name="ce7" office:value-type="string">
            <text:p>##|E_HWE_AMBWRLDCH##|</text:p>
          </table:table-cell>
          <table:table-cell table:style-name="ce7" office:value-type="string">
            <text:p>@@|__row_idx@@|) мир [имя: '@@|w_name@@|', индекс: @@|w_idx@@|]</text:p>
          </table:table-cell>
          <table:table-cell table:style-name="ce7" office:value-type="string">
            <text:p>@@|__row_idx@@|) world [name: '@@|w_name@@|', index: @@|w_idx@@|]</text:p>
          </table:table-cell>
          <table:table-cell table:style-name="ce7" office:value-type="string">
            <text:p>("@@|w_name@@|", @@|w_idx@@|)</text:p>
          </table:table-cell>
          <table:table-cell table:style-name="ce7"/>
          <table:table-cell table:style-name="ce7" table:formula="of:=IF([.E37]=&quot;&quot;;&quot;&quot;;&quot;, (&quot; &amp; CHAR(34) &amp; [.E37] &amp; CHAR(34) &amp; &quot;, (M.fromList [(&quot; &amp; CHAR(34) &amp; [.R$20] &amp; CHAR(34) &amp; &quot;, &quot; &amp; IF([.R37]=&quot;&quot;;&quot;B.empty&quot;;&quot;B.pack &quot; &amp; CHAR(34) &amp; [.R37] &amp; CHAR(34)) &amp; &quot;)&quot; &amp; &quot;, &quot; &amp; &quot;(&quot; &amp; CHAR(34) &amp; [.S$20] &amp; CHAR(34) &amp; &quot;, &quot; &amp; IF([.S37]=&quot;&quot;;&quot;B.empty&quot;;&quot;B.pack &quot; &amp; CHAR(34) &amp; [.S37] &amp; CHAR(34)) &amp; &quot;)&quot; &amp; &quot;, &quot; &amp; &quot;(&quot; &amp; CHAR(34) &amp; [.T$20] &amp; CHAR(34) &amp; &quot;, &quot; &amp; IF([.T37]=&quot;&quot;;&quot;B.empty&quot;;&quot;B.pack &quot; &amp; CHAR(34) &amp; [.T37] &amp; CHAR(34)) &amp; &quot;)], str2LaT_SDL Required_SDLM &quot; &amp; CHAR(34) &amp; [.F37] &amp; CHAR(34) &amp; &quot; inner_cfg))&quot;)" office:value-type="string" office:string-value=", (&quot;E_HWE_AMBWRLDCH_OW&quot;, (M.fromList [(&quot;rus&quot;, B.pack &quot;@@|__row_idx@@|) мир [имя: '@@|w_name@@|', индекс: @@|w_idx@@|]&quot;), (&quot;eng&quot;, B.pack &quot;@@|__row_idx@@|) world [name: '@@|w_name@@|', index: @@|w_idx@@|]&quot;), (&quot;hs_&quot;, B.pack &quot;(\&quot;@@|w_name@@|\&quot;, @@|w_idx@@|)&quot;)], str2LaT_SDL Required_SDLM &quot;##|E_HWE_AMBWRLDCH##|&quot; inner_cfg))">
            <text:p>, ("E_HWE_AMBWRLDCH_OW", (M.fromList [("rus", B.pack "@@|__row_idx@@|) мир [имя: '@@|w_name@@|', индекс: @@|w_idx@@|]"), ("eng", B.pack "@@|__row_idx@@|) world [name: '@@|w_name@@|', index: @@|w_idx@@|]"), ("hs_", B.pack "(\"@@|w_name@@|\", @@|w_idx@@|)")], str2LaT_SDL Required_SDLM "##|E_HWE_AMBWRLDCH##|" inner_cfg))</text:p>
          </table:table-cell>
          <table:table-cell table:style-name="ce7" table:formula="of:=IF([.E37]=&quot;&quot;;&quot;&quot;;CONCATENATE([.E37];&quot;%&quot;;[.F37];&quot;%&quot;;[.G37];&quot;%&quot;;[.H37]))" office:value-type="string" office:string-value="E_HWE_AMBWRLDCH_OW%##|E_HWE_AMBWRLDCH##|%@@|__row_idx@@|) мир [имя: '@@|w_name@@|', индекс: @@|w_idx@@|]%@@|__row_idx@@|) world [name: '@@|w_name@@|', index: @@|w_idx@@|]">
            <text:p>E_HWE_AMBWRLDCH_OW%##|E_HWE_AMBWRLDCH##|%@@|__row_idx@@|) мир [имя: '@@|w_name@@|', индекс: @@|w_idx@@|]%@@|__row_idx@@|) world [name: '@@|w_name@@|', index: @@|w_idx@@|]</text:p>
          </table:table-cell>
          <table:table-cell table:style-name="ce11" table:formula="of:=IF([.E37]=&quot;&quot;;&quot;&quot;;&quot;INSERT INTO tpls (pclt_id) VALUES('&quot;&amp;[.E37]&amp;&quot;');&quot;&amp;CHAR(13)&amp;CHAR(10) &amp; IF([.O37]=&quot;&quot;;&quot;&quot;;&quot;INSERT INTO tpls_localized (lng, pclt_id, structured_text) VALUES('&quot;&amp;[.O$20]&amp;&quot;', '&quot;&amp;[.E37]&amp;&quot;', '&quot;&amp;[.O37]&amp;&quot;');&quot;) &amp; CHAR(13)&amp;CHAR(10) &amp; IF([.P37]=&quot;&quot;;&quot;&quot;;&quot;INSERT INTO tpls_localized (lng, pclt_id, structured_text) VALUES('&quot;&amp;[.P$20]&amp;&quot;', '&quot;&amp;[.E37]&amp;&quot;', '&quot;&amp;[.P37]&amp;&quot;');&quot;) &amp; CHAR(13)&amp;CHAR(10) &amp; IF([.Q37]=&quot;&quot;;&quot;&quot;;&quot;INSERT INTO tpls_localized (lng, pclt_id, structured_text) VALUES('&quot;&amp;[.Q$20]&amp;&quot;', '&quot;&amp;[.E37]&amp;&quot;', '&quot;&amp;[.Q37]&amp;&quot;');&quot;) &amp; CHAR(13)&amp;CHAR(10)&amp;&quot;INSERT INTO tpls_inclusions_in_collections (tpls_collection_id, pclt_id, tpl_dflt_req_sdl) VALUES (&quot;&amp;[.C37]&amp;&quot;,'&quot;&amp;[.E37]&amp;&quot;','&quot;&amp;[.F37]&amp;&quot;');&quot;)" office:value-type="string" office:string-value="INSERT INTO tpls (pclt_id) VALUES('E_HWE_AMBWRLDCH_OW');&#13;&#10;INSERT INTO tpls_localized (lng, pclt_id, structured_text) VALUES('rus', 'E_HWE_AMBWRLDCH_OW', '@@|__row_idx@@|) мир [имя: ''@@|w_name@@|'', индекс: @@|w_idx@@|]');&#13;&#10;INSERT INTO tpls_localized (lng, pclt_id, structured_text) VALUES('eng', 'E_HWE_AMBWRLDCH_OW', '@@|__row_idx@@|) world [name: ''@@|w_name@@|'', index: @@|w_idx@@|]');&#13;&#10;INSERT INTO tpls_localized (lng, pclt_id, structured_text) VALUES('hs_', 'E_HWE_AMBWRLDCH_OW', '(&quot;@@|w_name@@|&quot;, @@|w_idx@@|)');&#13;&#10;INSERT INTO tpls_inclusions_in_collections (tpls_collection_id, pclt_id, tpl_dflt_req_sdl) VALUES (50,'E_HWE_AMBWRLDCH_OW','##|E_HWE_AMBWRLDCH##|');">
            <text:p>INSERT INTO tpls (pclt_id) VALUES('E_HWE_AMBWRLDCH_OW');<text:line-break/>INSERT INTO tpls_localized (lng, pclt_id, structured_text) VALUES('rus', 'E_HWE_AMBWRLDCH_OW', '@@|__row_idx@@|) мир [имя: ''@@|w_name@@|'', индекс: @@|w_idx@@|]');<text:line-break/>INSERT INTO tpls_localized (lng, pclt_id, structured_text) VALUES('eng', 'E_HWE_AMBWRLDCH_OW', '@@|__row_idx@@|) world [name: ''@@|w_name@@|'', index: @@|w_idx@@|]');<text:line-break/>INSERT INTO tpls_localized (lng, pclt_id, structured_text) VALUES('hs_', 'E_HWE_AMBWRLDCH_OW', '("@@|w_name@@|", @@|w_idx@@|)');<text:line-break/>INSERT INTO tpls_inclusions_in_collections (tpls_collection_id, pclt_id, tpl_dflt_req_sdl) VALUES (50,'E_HWE_AMBWRLDCH_OW','##|E_HWE_AMBWRLDCH##|');</text:p>
          </table:table-cell>
          <table:table-cell table:style-name="ce7"/>
          <table:table-cell table:style-name="ce11" table:formula="of:=SUBSTITUTE([.G37];&quot;'&quot;;&quot;''&quot;)" office:value-type="string" office:string-value="@@|__row_idx@@|) мир [имя: ''@@|w_name@@|'', индекс: @@|w_idx@@|]">
            <text:p>@@|__row_idx@@|) мир [имя: ''@@|w_name@@|'', индекс: @@|w_idx@@|]</text:p>
          </table:table-cell>
          <table:table-cell table:style-name="ce11" table:formula="of:=SUBSTITUTE([.H37];&quot;'&quot;;&quot;''&quot;)" office:value-type="string" office:string-value="@@|__row_idx@@|) world [name: ''@@|w_name@@|'', index: @@|w_idx@@|]">
            <text:p>@@|__row_idx@@|) world [name: ''@@|w_name@@|'', index: @@|w_idx@@|]</text:p>
          </table:table-cell>
          <table:table-cell table:style-name="ce11" table:formula="of:=SUBSTITUTE([.I37];&quot;'&quot;;&quot;''&quot;)" office:value-type="string" office:string-value="(&quot;@@|w_name@@|&quot;, @@|w_idx@@|)">
            <text:p>("@@|w_name@@|", @@|w_idx@@|)</text:p>
          </table:table-cell>
          <table:table-cell table:style-name="ce11" table:formula="of:=SUBSTITUTE([.G37];&quot;&quot;&quot;&quot;;&quot;\&quot;&quot;&quot;)" office:value-type="string" office:string-value="@@|__row_idx@@|) мир [имя: '@@|w_name@@|', индекс: @@|w_idx@@|]">
            <text:p>@@|__row_idx@@|) мир [имя: '@@|w_name@@|', индекс: @@|w_idx@@|]</text:p>
          </table:table-cell>
          <table:table-cell table:style-name="ce11" table:formula="of:=SUBSTITUTE([.H37];&quot;&quot;&quot;&quot;;&quot;\&quot;&quot;&quot;)" office:value-type="string" office:string-value="@@|__row_idx@@|) world [name: '@@|w_name@@|', index: @@|w_idx@@|]">
            <text:p>@@|__row_idx@@|) world [name: '@@|w_name@@|', index: @@|w_idx@@|]</text:p>
          </table:table-cell>
          <table:table-cell table:style-name="ce11" table:formula="of:=SUBSTITUTE([.I37];&quot;&quot;&quot;&quot;;&quot;\&quot;&quot;&quot;)" office:value-type="string" office:string-value="(\&quot;@@|w_name@@|\&quot;, @@|w_idx@@|)">
            <text:p>(\"@@|w_name@@|\", @@|w_idx@@|)</text:p>
          </table:table-cell>
          <table:table-cell table:number-columns-repeated="1004"/>
        </table:table-row>
        <table:table-row table:style-name="ro3">
          <table:table-cell/>
          <table:table-cell table:style-name="ce7" office:value-type="string">
            <text:p>HelloWorld templates</text:p>
          </table:table-cell>
          <table:table-cell table:style-name="ce11" table:formula="of:=IF([.B38]=&quot;General commons&quot;;1;IF([.B38]=&quot;General DB commons&quot;;2;IF([.B38]=&quot;General networking commons&quot;;3;IF([.B38]=&quot;PCST messages&quot;;4;IF([.B38]=&quot;HelloWorld templates&quot;;50;IF([.B38]=&quot;PCLT-DB messages&quot;;5;-1))))))" office:value-type="float" office:value="50">
            <text:p>50</text:p>
          </table:table-cell>
          <table:table-cell table:style-name="ce11" table:formula="of:=IF([.E38]=&quot;&quot;;&quot;&quot;;CONCATENATE(&quot;##|&quot;;[.E38];&quot;##|&quot;) )" office:value-type="string" office:string-value="##|E_HWE_AMBWRLDCH_OW_SEP##|">
            <text:p>##|E_HWE_AMBWRLDCH_OW_SEP##|</text:p>
          </table:table-cell>
          <table:table-cell table:style-name="ce7" office:value-type="string">
            <text:p>E_HWE_AMBWRLDCH_OW_SEP</text:p>
          </table:table-cell>
          <table:table-cell table:style-name="ce7" office:value-type="string">
            <text:p>##|E_HWE_AMBWRLDCH_OW##|</text:p>
          </table:table-cell>
          <table:table-cell table:style-name="ce7" office:value-type="string">
            <text:p>\n</text:p>
          </table:table-cell>
          <table:table-cell table:style-name="ce7" office:value-type="string">
            <text:p>\n</text:p>
          </table:table-cell>
          <table:table-cell table:style-name="ce7" office:value-type="string">
            <text:p>\n, </text:p>
          </table:table-cell>
          <table:table-cell table:style-name="ce7"/>
          <table:table-cell table:style-name="ce7" table:formula="of:=IF([.E38]=&quot;&quot;;&quot;&quot;;&quot;, (&quot; &amp; CHAR(34) &amp; [.E38] &amp; CHAR(34) &amp; &quot;, (M.fromList [(&quot; &amp; CHAR(34) &amp; [.R$20] &amp; CHAR(34) &amp; &quot;, &quot; &amp; IF([.R38]=&quot;&quot;;&quot;B.empty&quot;;&quot;B.pack &quot; &amp; CHAR(34) &amp; [.R38] &amp; CHAR(34)) &amp; &quot;)&quot; &amp; &quot;, &quot; &amp; &quot;(&quot; &amp; CHAR(34) &amp; [.S$20] &amp; CHAR(34) &amp; &quot;, &quot; &amp; IF([.S38]=&quot;&quot;;&quot;B.empty&quot;;&quot;B.pack &quot; &amp; CHAR(34) &amp; [.S38] &amp; CHAR(34)) &amp; &quot;)&quot; &amp; &quot;, &quot; &amp; &quot;(&quot; &amp; CHAR(34) &amp; [.T$20] &amp; CHAR(34) &amp; &quot;, &quot; &amp; IF([.T38]=&quot;&quot;;&quot;B.empty&quot;;&quot;B.pack &quot; &amp; CHAR(34) &amp; [.T38] &amp; CHAR(34)) &amp; &quot;)], str2LaT_SDL Required_SDLM &quot; &amp; CHAR(34) &amp; [.F38] &amp; CHAR(34) &amp; &quot; inner_cfg))&quot;)" office:value-type="string" office:string-value=", (&quot;E_HWE_AMBWRLDCH_OW_SEP&quot;, (M.fromList [(&quot;rus&quot;, B.pack &quot;\n&quot;), (&quot;eng&quot;, B.pack &quot;\n&quot;), (&quot;hs_&quot;, B.pack &quot;\n, &quot;)], str2LaT_SDL Required_SDLM &quot;##|E_HWE_AMBWRLDCH_OW##|&quot; inner_cfg))">
            <text:p>, ("E_HWE_AMBWRLDCH_OW_SEP", (M.fromList [("rus", B.pack "\n"), ("eng", B.pack "\n"), ("hs_", B.pack "\n, ")], str2LaT_SDL Required_SDLM "##|E_HWE_AMBWRLDCH_OW##|" inner_cfg))</text:p>
          </table:table-cell>
          <table:table-cell table:style-name="ce7" table:formula="of:=IF([.E38]=&quot;&quot;;&quot;&quot;;CONCATENATE([.E38];&quot;%&quot;;[.F38];&quot;%&quot;;[.G38];&quot;%&quot;;[.H38]))" office:value-type="string" office:string-value="E_HWE_AMBWRLDCH_OW_SEP%##|E_HWE_AMBWRLDCH_OW##|%\n%\n">
            <text:p>E_HWE_AMBWRLDCH_OW_SEP%##|E_HWE_AMBWRLDCH_OW##|%\n%\n</text:p>
          </table:table-cell>
          <table:table-cell table:style-name="ce11" table:formula="of:=IF([.E38]=&quot;&quot;;&quot;&quot;;&quot;INSERT INTO tpls (pclt_id) VALUES('&quot;&amp;[.E38]&amp;&quot;');&quot;&amp;CHAR(13)&amp;CHAR(10) &amp; IF([.O38]=&quot;&quot;;&quot;&quot;;&quot;INSERT INTO tpls_localized (lng, pclt_id, structured_text) VALUES('&quot;&amp;[.O$20]&amp;&quot;', '&quot;&amp;[.E38]&amp;&quot;', '&quot;&amp;[.O38]&amp;&quot;');&quot;) &amp; CHAR(13)&amp;CHAR(10) &amp; IF([.P38]=&quot;&quot;;&quot;&quot;;&quot;INSERT INTO tpls_localized (lng, pclt_id, structured_text) VALUES('&quot;&amp;[.P$20]&amp;&quot;', '&quot;&amp;[.E38]&amp;&quot;', '&quot;&amp;[.P38]&amp;&quot;');&quot;) &amp; CHAR(13)&amp;CHAR(10) &amp; IF([.Q38]=&quot;&quot;;&quot;&quot;;&quot;INSERT INTO tpls_localized (lng, pclt_id, structured_text) VALUES('&quot;&amp;[.Q$20]&amp;&quot;', '&quot;&amp;[.E38]&amp;&quot;', '&quot;&amp;[.Q38]&amp;&quot;');&quot;) &amp; CHAR(13)&amp;CHAR(10)&amp;&quot;INSERT INTO tpls_inclusions_in_collections (tpls_collection_id, pclt_id, tpl_dflt_req_sdl) VALUES (&quot;&amp;[.C38]&amp;&quot;,'&quot;&amp;[.E38]&amp;&quot;','&quot;&amp;[.F38]&amp;&quot;');&quot;)" office:value-type="string" office:string-value="INSERT INTO tpls (pclt_id) VALUES('E_HWE_AMBWRLDCH_OW_SEP');&#13;&#10;INSERT INTO tpls_localized (lng, pclt_id, structured_text) VALUES('rus', 'E_HWE_AMBWRLDCH_OW_SEP', '\n');&#13;&#10;INSERT INTO tpls_localized (lng, pclt_id, structured_text) VALUES('eng', 'E_HWE_AMBWRLDCH_OW_SEP', '\n');&#13;&#10;INSERT INTO tpls_localized (lng, pclt_id, structured_text) VALUES('hs_', 'E_HWE_AMBWRLDCH_OW_SEP', '\n, ');&#13;&#10;INSERT INTO tpls_inclusions_in_collections (tpls_collection_id, pclt_id, tpl_dflt_req_sdl) VALUES (50,'E_HWE_AMBWRLDCH_OW_SEP','##|E_HWE_AMBWRLDCH_OW##|');">
            <text:p>INSERT INTO tpls (pclt_id) VALUES('E_HWE_AMBWRLDCH_OW_SEP');<text:line-break/>INSERT INTO tpls_localized (lng, pclt_id, structured_text) VALUES('rus', 'E_HWE_AMBWRLDCH_OW_SEP', '\n');<text:line-break/>INSERT INTO tpls_localized (lng, pclt_id, structured_text) VALUES('eng', 'E_HWE_AMBWRLDCH_OW_SEP', '\n');<text:line-break/>INSERT INTO tpls_localized (lng, pclt_id, structured_text) VALUES('hs_', 'E_HWE_AMBWRLDCH_OW_SEP', '\n, ');<text:line-break/>INSERT INTO tpls_inclusions_in_collections (tpls_collection_id, pclt_id, tpl_dflt_req_sdl) VALUES (50,'E_HWE_AMBWRLDCH_OW_SEP','##|E_HWE_AMBWRLDCH_OW##|');</text:p>
          </table:table-cell>
          <table:table-cell table:style-name="ce7"/>
          <table:table-cell table:style-name="ce11" table:formula="of:=SUBSTITUTE([.G38];&quot;'&quot;;&quot;''&quot;)" office:value-type="string" office:string-value="\n">
            <text:p>\n</text:p>
          </table:table-cell>
          <table:table-cell table:style-name="ce11" table:formula="of:=SUBSTITUTE([.H38];&quot;'&quot;;&quot;''&quot;)" office:value-type="string" office:string-value="\n">
            <text:p>\n</text:p>
          </table:table-cell>
          <table:table-cell table:style-name="ce11" table:formula="of:=SUBSTITUTE([.I38];&quot;'&quot;;&quot;''&quot;)" office:value-type="string" office:string-value="\n, ">
            <text:p>\n, </text:p>
          </table:table-cell>
          <table:table-cell table:style-name="ce11" table:formula="of:=SUBSTITUTE([.G38];&quot;&quot;&quot;&quot;;&quot;\&quot;&quot;&quot;)" office:value-type="string" office:string-value="\n">
            <text:p>\n</text:p>
          </table:table-cell>
          <table:table-cell table:style-name="ce11" table:formula="of:=SUBSTITUTE([.H38];&quot;&quot;&quot;&quot;;&quot;\&quot;&quot;&quot;)" office:value-type="string" office:string-value="\n">
            <text:p>\n</text:p>
          </table:table-cell>
          <table:table-cell table:style-name="ce11" table:formula="of:=SUBSTITUTE([.I38];&quot;&quot;&quot;&quot;;&quot;\&quot;&quot;&quot;)" office:value-type="string" office:string-value="\n, ">
            <text:p>\n, </text:p>
          </table:table-cell>
          <table:table-cell table:number-columns-repeated="1004"/>
        </table:table-row>
        <table:table-row table:style-name="ro3">
          <table:table-cell/>
          <table:table-cell table:style-name="ce7" office:value-type="string">
            <text:p>HelloWorld templates</text:p>
          </table:table-cell>
          <table:table-cell table:style-name="ce11" table:formula="of:=IF([.B39]=&quot;General commons&quot;;1;IF([.B39]=&quot;General DB commons&quot;;2;IF([.B39]=&quot;General networking commons&quot;;3;IF([.B39]=&quot;PCST messages&quot;;4;IF([.B39]=&quot;HelloWorld templates&quot;;50;IF([.B39]=&quot;PCLT-DB messages&quot;;5;-1))))))" office:value-type="float" office:value="50">
            <text:p>50</text:p>
          </table:table-cell>
          <table:table-cell table:style-name="ce11" table:formula="of:=IF([.E39]=&quot;&quot;;&quot;&quot;;CONCATENATE(&quot;##|&quot;;[.E39];&quot;##|&quot;) )" office:value-type="string" office:string-value="##|E_HWE_AMBWRLDCH_NOMORE##|">
            <text:p>##|E_HWE_AMBWRLDCH_NOMORE##|</text:p>
          </table:table-cell>
          <table:table-cell table:style-name="ce7" office:value-type="string">
            <text:p>E_HWE_AMBWRLDCH_NOMORE</text:p>
          </table:table-cell>
          <table:table-cell table:style-name="ce7" office:value-type="string">
            <text:p>##|E_HWE_AMBWRLDCH_OW##|</text:p>
          </table:table-cell>
          <table:table-cell table:style-name="ce7" office:value-type="string">
            <text:p>список пуст.</text:p>
          </table:table-cell>
          <table:table-cell table:style-name="ce7" office:value-type="string">
            <text:p>empty list.</text:p>
          </table:table-cell>
          <table:table-cell table:style-name="ce7"/>
          <table:table-cell table:style-name="ce7"/>
          <table:table-cell table:style-name="ce7" table:formula="of:=IF([.E39]=&quot;&quot;;&quot;&quot;;&quot;, (&quot; &amp; CHAR(34) &amp; [.E39] &amp; CHAR(34) &amp; &quot;, (M.fromList [(&quot; &amp; CHAR(34) &amp; [.R$20] &amp; CHAR(34) &amp; &quot;, &quot; &amp; IF([.R39]=&quot;&quot;;&quot;B.empty&quot;;&quot;B.pack &quot; &amp; CHAR(34) &amp; [.R39] &amp; CHAR(34)) &amp; &quot;)&quot; &amp; &quot;, &quot; &amp; &quot;(&quot; &amp; CHAR(34) &amp; [.S$20] &amp; CHAR(34) &amp; &quot;, &quot; &amp; IF([.S39]=&quot;&quot;;&quot;B.empty&quot;;&quot;B.pack &quot; &amp; CHAR(34) &amp; [.S39] &amp; CHAR(34)) &amp; &quot;)&quot; &amp; &quot;, &quot; &amp; &quot;(&quot; &amp; CHAR(34) &amp; [.T$20] &amp; CHAR(34) &amp; &quot;, &quot; &amp; IF([.T39]=&quot;&quot;;&quot;B.empty&quot;;&quot;B.pack &quot; &amp; CHAR(34) &amp; [.T39] &amp; CHAR(34)) &amp; &quot;)], str2LaT_SDL Required_SDLM &quot; &amp; CHAR(34) &amp; [.F39] &amp; CHAR(34) &amp; &quot; inner_cfg))&quot;)" office:value-type="string" office:string-value=", (&quot;E_HWE_AMBWRLDCH_NOMORE&quot;, (M.fromList [(&quot;rus&quot;, B.pack &quot;список пуст.&quot;), (&quot;eng&quot;, B.pack &quot;empty list.&quot;), (&quot;hs_&quot;, B.empty)], str2LaT_SDL Required_SDLM &quot;##|E_HWE_AMBWRLDCH_OW##|&quot; inner_cfg))">
            <text:p>, ("E_HWE_AMBWRLDCH_NOMORE", (M.fromList [("rus", B.pack "список пуст."), ("eng", B.pack "empty list."), ("hs_", B.empty)], str2LaT_SDL Required_SDLM "##|E_HWE_AMBWRLDCH_OW##|" inner_cfg))</text:p>
          </table:table-cell>
          <table:table-cell table:style-name="ce7" table:formula="of:=IF([.E39]=&quot;&quot;;&quot;&quot;;CONCATENATE([.E39];&quot;%&quot;;[.F39];&quot;%&quot;;[.G39];&quot;%&quot;;[.H39]))" office:value-type="string" office:string-value="E_HWE_AMBWRLDCH_NOMORE%##|E_HWE_AMBWRLDCH_OW##|%список пуст.%empty list.">
            <text:p>E_HWE_AMBWRLDCH_NOMORE%##|E_HWE_AMBWRLDCH_OW##|%список пуст.%empty list.</text:p>
          </table:table-cell>
          <table:table-cell table:style-name="ce11" table:formula="of:=IF([.E39]=&quot;&quot;;&quot;&quot;;&quot;INSERT INTO tpls (pclt_id) VALUES('&quot;&amp;[.E39]&amp;&quot;');&quot;&amp;CHAR(13)&amp;CHAR(10) &amp; IF([.O39]=&quot;&quot;;&quot;&quot;;&quot;INSERT INTO tpls_localized (lng, pclt_id, structured_text) VALUES('&quot;&amp;[.O$20]&amp;&quot;', '&quot;&amp;[.E39]&amp;&quot;', '&quot;&amp;[.O39]&amp;&quot;');&quot;) &amp; CHAR(13)&amp;CHAR(10) &amp; IF([.P39]=&quot;&quot;;&quot;&quot;;&quot;INSERT INTO tpls_localized (lng, pclt_id, structured_text) VALUES('&quot;&amp;[.P$20]&amp;&quot;', '&quot;&amp;[.E39]&amp;&quot;', '&quot;&amp;[.P39]&amp;&quot;');&quot;) &amp; CHAR(13)&amp;CHAR(10) &amp; IF([.Q39]=&quot;&quot;;&quot;&quot;;&quot;INSERT INTO tpls_localized (lng, pclt_id, structured_text) VALUES('&quot;&amp;[.Q$20]&amp;&quot;', '&quot;&amp;[.E39]&amp;&quot;', '&quot;&amp;[.Q39]&amp;&quot;');&quot;) &amp; CHAR(13)&amp;CHAR(10)&amp;&quot;INSERT INTO tpls_inclusions_in_collections (tpls_collection_id, pclt_id, tpl_dflt_req_sdl) VALUES (&quot;&amp;[.C39]&amp;&quot;,'&quot;&amp;[.E39]&amp;&quot;','&quot;&amp;[.F39]&amp;&quot;');&quot;)" office:value-type="string" office:string-value="INSERT INTO tpls (pclt_id) VALUES('E_HWE_AMBWRLDCH_NOMORE');&#13;&#10;INSERT INTO tpls_localized (lng, pclt_id, structured_text) VALUES('rus', 'E_HWE_AMBWRLDCH_NOMORE', 'список пуст.');&#13;&#10;INSERT INTO tpls_localized (lng, pclt_id, structured_text) VALUES('eng', 'E_HWE_AMBWRLDCH_NOMORE', 'empty list.');&#13;&#10;&#13;&#10;INSERT INTO tpls_inclusions_in_collections (tpls_collection_id, pclt_id, tpl_dflt_req_sdl) VALUES (50,'E_HWE_AMBWRLDCH_NOMORE','##|E_HWE_AMBWRLDCH_OW##|');">
            <text:p>INSERT INTO tpls (pclt_id) VALUES('E_HWE_AMBWRLDCH_NOMORE');<text:line-break/>INSERT INTO tpls_localized (lng, pclt_id, structured_text) VALUES('rus', 'E_HWE_AMBWRLDCH_NOMORE', 'список пуст.');<text:line-break/>INSERT INTO tpls_localized (lng, pclt_id, structured_text) VALUES('eng', 'E_HWE_AMBWRLDCH_NOMORE', 'empty list.');<text:line-break/><text:line-break/>INSERT INTO tpls_inclusions_in_collections (tpls_collection_id, pclt_id, tpl_dflt_req_sdl) VALUES (50,'E_HWE_AMBWRLDCH_NOMORE','##|E_HWE_AMBWRLDCH_OW##|');</text:p>
          </table:table-cell>
          <table:table-cell table:style-name="ce7"/>
          <table:table-cell table:style-name="ce11" table:formula="of:=SUBSTITUTE([.G39];&quot;'&quot;;&quot;''&quot;)" office:value-type="string" office:string-value="список пуст.">
            <text:p>список пуст.</text:p>
          </table:table-cell>
          <table:table-cell table:style-name="ce11" table:formula="of:=SUBSTITUTE([.H39];&quot;'&quot;;&quot;''&quot;)" office:value-type="string" office:string-value="empty list.">
            <text:p>empty list.</text:p>
          </table:table-cell>
          <table:table-cell table:style-name="ce11" table:formula="of:=SUBSTITUTE([.I39];&quot;'&quot;;&quot;''&quot;)">
            <text:p/>
          </table:table-cell>
          <table:table-cell table:style-name="ce11" table:formula="of:=SUBSTITUTE([.G39];&quot;&quot;&quot;&quot;;&quot;\&quot;&quot;&quot;)" office:value-type="string" office:string-value="список пуст.">
            <text:p>список пуст.</text:p>
          </table:table-cell>
          <table:table-cell table:style-name="ce11" table:formula="of:=SUBSTITUTE([.H39];&quot;&quot;&quot;&quot;;&quot;\&quot;&quot;&quot;)" office:value-type="string" office:string-value="empty list.">
            <text:p>empty list.</text:p>
          </table:table-cell>
          <table:table-cell table:style-name="ce11" table:formula="of:=SUBSTITUTE([.I39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 office:value-type="string">
            <text:p>HelloWorld templates</text:p>
          </table:table-cell>
          <table:table-cell table:style-name="ce11" table:formula="of:=IF([.B40]=&quot;General commons&quot;;1;IF([.B40]=&quot;General DB commons&quot;;2;IF([.B40]=&quot;General networking commons&quot;;3;IF([.B40]=&quot;PCST messages&quot;;4;IF([.B40]=&quot;HelloWorld templates&quot;;50;IF([.B40]=&quot;PCLT-DB messages&quot;;5;-1))))))" office:value-type="float" office:value="50">
            <text:p>50</text:p>
          </table:table-cell>
          <table:table-cell table:style-name="ce11" table:formula="of:=IF([.E40]=&quot;&quot;;&quot;&quot;;CONCATENATE(&quot;##|&quot;;[.E40];&quot;##|&quot;) )" office:value-type="string" office:string-value="##|E_HWE_STRNGERR##|">
            <text:p>##|E_HWE_STRNGERR##|</text:p>
          </table:table-cell>
          <table:table-cell table:style-name="ce16" office:value-type="string">
            <text:p>E_HWE_STRNGERR</text:p>
          </table:table-cell>
          <table:table-cell table:style-name="ce7" office:value-type="string">
            <text:p>##|E_HWE##|</text:p>
          </table:table-cell>
          <table:table-cell table:style-name="ce16" office:value-type="string">
            <text:p>какая-то странная непонятная ошибка! Данные: @@|int@@| "@@|str@@|" @@|bool@@| (@@|mb_bool1@@|) (@@|mb_bool2@@|) { @@|sm_excpt@@| }</text:p>
          </table:table-cell>
          <table:table-cell table:style-name="ce7" office:value-type="string">
            <text:p>some very strange error! Data: @@|int@@| "@@|str@@|" @@|bool@@| (@@|mb_bool1@@|) (@@|mb_bool2@@|) { @@|sm_excpt@@| }</text:p>
          </table:table-cell>
          <table:table-cell table:style-name="ce7" office:value-type="string">
            <text:p>SomeVeryStrangeError_HWE @@|int@@| "@@|str@@|" @@|bool@@| (@@|mb_bool1@@|) (@@|mb_bool2@@|) (@@|sm_excpt@@|)</text:p>
          </table:table-cell>
          <table:table-cell table:style-name="ce7"/>
          <table:table-cell table:style-name="ce7" table:formula="of:=IF([.E40]=&quot;&quot;;&quot;&quot;;&quot;, (&quot; &amp; CHAR(34) &amp; [.E40] &amp; CHAR(34) &amp; &quot;, (M.fromList [(&quot; &amp; CHAR(34) &amp; [.R$20] &amp; CHAR(34) &amp; &quot;, &quot; &amp; IF([.R40]=&quot;&quot;;&quot;B.empty&quot;;&quot;B.pack &quot; &amp; CHAR(34) &amp; [.R40] &amp; CHAR(34)) &amp; &quot;)&quot; &amp; &quot;, &quot; &amp; &quot;(&quot; &amp; CHAR(34) &amp; [.S$20] &amp; CHAR(34) &amp; &quot;, &quot; &amp; IF([.S40]=&quot;&quot;;&quot;B.empty&quot;;&quot;B.pack &quot; &amp; CHAR(34) &amp; [.S40] &amp; CHAR(34)) &amp; &quot;)&quot; &amp; &quot;, &quot; &amp; &quot;(&quot; &amp; CHAR(34) &amp; [.T$20] &amp; CHAR(34) &amp; &quot;, &quot; &amp; IF([.T40]=&quot;&quot;;&quot;B.empty&quot;;&quot;B.pack &quot; &amp; CHAR(34) &amp; [.T40] &amp; CHAR(34)) &amp; &quot;)], str2LaT_SDL Required_SDLM &quot; &amp; CHAR(34) &amp; [.F40] &amp; CHAR(34) &amp; &quot; inner_cfg))&quot;)" office:value-type="string" office:string-value=", (&quot;E_HWE_STRNGERR&quot;, (M.fromList [(&quot;rus&quot;, B.pack &quot;какая-то странная непонятная ошибка! Данные: @@|int@@| \&quot;@@|str@@|\&quot; @@|bool@@| (@@|mb_bool1@@|) (@@|mb_bool2@@|) { @@|sm_excpt@@| }&quot;), (&quot;eng&quot;, B.pack &quot;some very strange error! Data: @@|int@@| \&quot;@@|str@@|\&quot; @@|bool@@| (@@|mb_bool1@@|) (@@|mb_bool2@@|) { @@|sm_excpt@@| }&quot;), (&quot;hs_&quot;, B.pack &quot;SomeVeryStrangeError_HWE @@|int@@| \&quot;@@|str@@|\&quot; @@|bool@@| (@@|mb_bool1@@|) (@@|mb_bool2@@|) (@@|sm_excpt@@|)&quot;)], str2LaT_SDL Required_SDLM &quot;##|E_HWE##|&quot; inner_cfg))">
            <text:p>, ("E_HWE_STRNGERR", (M.fromList [("rus", B.pack "какая-то странная непонятная ошибка! Данные: @@|int@@| \"@@|str@@|\" @@|bool@@| (@@|mb_bool1@@|) (@@|mb_bool2@@|) { @@|sm_excpt@@| }"), ("eng", B.pack "some very strange error! Data: @@|int@@| \"@@|str@@|\" @@|bool@@| (@@|mb_bool1@@|) (@@|mb_bool2@@|) { @@|sm_excpt@@| }"), ("hs_", B.pack "SomeVeryStrangeError_HWE @@|int@@| \"@@|str@@|\" @@|bool@@| (@@|mb_bool1@@|) (@@|mb_bool2@@|) (@@|sm_excpt@@|)")], str2LaT_SDL Required_SDLM "##|E_HWE##|" inner_cfg))</text:p>
          </table:table-cell>
          <table:table-cell table:style-name="ce7" table:formula="of:=IF([.E40]=&quot;&quot;;&quot;&quot;;CONCATENATE([.E40];&quot;%&quot;;[.F40];&quot;%&quot;;[.G40];&quot;%&quot;;[.H40]))" office:value-type="string" office:string-value="E_HWE_STRNGERR%##|E_HWE##|%какая-то странная непонятная ошибка! Данные: @@|int@@| &quot;@@|str@@|&quot; @@|bool@@| (@@|mb_bool1@@|) (@@|mb_bool2@@|) { @@|sm_excpt@@| }%some very strange error! Data: @@|int@@| &quot;@@|str@@|&quot; @@|bool@@| (@@|mb_bool1@@|) (@@|mb_bool2@@|) { @@|sm_excpt@@| }">
            <text:p>E_HWE_STRNGERR%##|E_HWE##|%какая-то странная непонятная ошибка! Данные: @@|int@@| "@@|str@@|" @@|bool@@| (@@|mb_bool1@@|) (@@|mb_bool2@@|) { @@|sm_excpt@@| }%some very strange error! Data: @@|int@@| "@@|str@@|" @@|bool@@| (@@|mb_bool1@@|) (@@|mb_bool2@@|) { @@|sm_excpt@@| }</text:p>
          </table:table-cell>
          <table:table-cell table:style-name="ce11" table:formula="of:=IF([.E40]=&quot;&quot;;&quot;&quot;;&quot;INSERT INTO tpls (pclt_id) VALUES('&quot;&amp;[.E40]&amp;&quot;');&quot;&amp;CHAR(13)&amp;CHAR(10) &amp; IF([.O40]=&quot;&quot;;&quot;&quot;;&quot;INSERT INTO tpls_localized (lng, pclt_id, structured_text) VALUES('&quot;&amp;[.O$20]&amp;&quot;', '&quot;&amp;[.E40]&amp;&quot;', '&quot;&amp;[.O40]&amp;&quot;');&quot;) &amp; CHAR(13)&amp;CHAR(10) &amp; IF([.P40]=&quot;&quot;;&quot;&quot;;&quot;INSERT INTO tpls_localized (lng, pclt_id, structured_text) VALUES('&quot;&amp;[.P$20]&amp;&quot;', '&quot;&amp;[.E40]&amp;&quot;', '&quot;&amp;[.P40]&amp;&quot;');&quot;) &amp; CHAR(13)&amp;CHAR(10) &amp; IF([.Q40]=&quot;&quot;;&quot;&quot;;&quot;INSERT INTO tpls_localized (lng, pclt_id, structured_text) VALUES('&quot;&amp;[.Q$20]&amp;&quot;', '&quot;&amp;[.E40]&amp;&quot;', '&quot;&amp;[.Q40]&amp;&quot;');&quot;) &amp; CHAR(13)&amp;CHAR(10)&amp;&quot;INSERT INTO tpls_inclusions_in_collections (tpls_collection_id, pclt_id, tpl_dflt_req_sdl) VALUES (&quot;&amp;[.C40]&amp;&quot;,'&quot;&amp;[.E40]&amp;&quot;','&quot;&amp;[.F40]&amp;&quot;');&quot;)" office:value-type="string" office:string-value="INSERT INTO tpls (pclt_id) VALUES('E_HWE_STRNGERR');&#13;&#10;INSERT INTO tpls_localized (lng, pclt_id, structured_text) VALUES('rus', 'E_HWE_STRNGERR', 'какая-то странная непонятная ошибка! Данные: @@|int@@| &quot;@@|str@@|&quot; @@|bool@@| (@@|mb_bool1@@|) (@@|mb_bool2@@|) { @@|sm_excpt@@| }');&#13;&#10;INSERT INTO tpls_localized (lng, pclt_id, structured_text) VALUES('eng', 'E_HWE_STRNGERR', 'some very strange error! Data: @@|int@@| &quot;@@|str@@|&quot; @@|bool@@| (@@|mb_bool1@@|) (@@|mb_bool2@@|) { @@|sm_excpt@@| }');&#13;&#10;INSERT INTO tpls_localized (lng, pclt_id, structured_text) VALUES('hs_', 'E_HWE_STRNGERR', 'SomeVeryStrangeError_HWE @@|int@@| &quot;@@|str@@|&quot; @@|bool@@| (@@|mb_bool1@@|) (@@|mb_bool2@@|) (@@|sm_excpt@@|)');&#13;&#10;INSERT INTO tpls_inclusions_in_collections (tpls_collection_id, pclt_id, tpl_dflt_req_sdl) VALUES (50,'E_HWE_STRNGERR','##|E_HWE##|');">
            <text:p>INSERT INTO tpls (pclt_id) VALUES('E_HWE_STRNGERR');<text:line-break/>INSERT INTO tpls_localized (lng, pclt_id, structured_text) VALUES('rus', 'E_HWE_STRNGERR', 'какая-то странная непонятная ошибка! Данные: @@|int@@| "@@|str@@|" @@|bool@@| (@@|mb_bool1@@|) (@@|mb_bool2@@|) { @@|sm_excpt@@| }');<text:line-break/>INSERT INTO tpls_localized (lng, pclt_id, structured_text) VALUES('eng', 'E_HWE_STRNGERR', 'some very strange error! Data: @@|int@@| "@@|str@@|" @@|bool@@| (@@|mb_bool1@@|) (@@|mb_bool2@@|) { @@|sm_excpt@@| }');<text:line-break/>INSERT INTO tpls_localized (lng, pclt_id, structured_text) VALUES('hs_', 'E_HWE_STRNGERR', 'SomeVeryStrangeError_HWE @@|int@@| "@@|str@@|" @@|bool@@| (@@|mb_bool1@@|) (@@|mb_bool2@@|) (@@|sm_excpt@@|)');<text:line-break/>INSERT INTO tpls_inclusions_in_collections (tpls_collection_id, pclt_id, tpl_dflt_req_sdl) VALUES (50,'E_HWE_STRNGERR','##|E_HWE##|');</text:p>
          </table:table-cell>
          <table:table-cell table:style-name="ce7"/>
          <table:table-cell table:style-name="ce11" table:formula="of:=SUBSTITUTE([.G40];&quot;'&quot;;&quot;''&quot;)" office:value-type="string" office:string-value="какая-то странная непонятная ошибка! Данные: @@|int@@| &quot;@@|str@@|&quot; @@|bool@@| (@@|mb_bool1@@|) (@@|mb_bool2@@|) { @@|sm_excpt@@| }">
            <text:p>какая-то странная непонятная ошибка! Данные: @@|int@@| "@@|str@@|" @@|bool@@| (@@|mb_bool1@@|) (@@|mb_bool2@@|) { @@|sm_excpt@@| }</text:p>
          </table:table-cell>
          <table:table-cell table:style-name="ce11" table:formula="of:=SUBSTITUTE([.H40];&quot;'&quot;;&quot;''&quot;)" office:value-type="string" office:string-value="some very strange error! Data: @@|int@@| &quot;@@|str@@|&quot; @@|bool@@| (@@|mb_bool1@@|) (@@|mb_bool2@@|) { @@|sm_excpt@@| }">
            <text:p>some very strange error! Data: @@|int@@| "@@|str@@|" @@|bool@@| (@@|mb_bool1@@|) (@@|mb_bool2@@|) { @@|sm_excpt@@| }</text:p>
          </table:table-cell>
          <table:table-cell table:style-name="ce11" table:formula="of:=SUBSTITUTE([.I40];&quot;'&quot;;&quot;''&quot;)" office:value-type="string" office:string-value="SomeVeryStrangeError_HWE @@|int@@| &quot;@@|str@@|&quot; @@|bool@@| (@@|mb_bool1@@|) (@@|mb_bool2@@|) (@@|sm_excpt@@|)">
            <text:p>SomeVeryStrangeError_HWE @@|int@@| "@@|str@@|" @@|bool@@| (@@|mb_bool1@@|) (@@|mb_bool2@@|) (@@|sm_excpt@@|)</text:p>
          </table:table-cell>
          <table:table-cell table:style-name="ce11" table:formula="of:=SUBSTITUTE([.G40];&quot;&quot;&quot;&quot;;&quot;\&quot;&quot;&quot;)" office:value-type="string" office:string-value="какая-то странная непонятная ошибка! Данные: @@|int@@| \&quot;@@|str@@|\&quot; @@|bool@@| (@@|mb_bool1@@|) (@@|mb_bool2@@|) { @@|sm_excpt@@| }">
            <text:p>какая-то странная непонятная ошибка! Данные: @@|int@@| \"@@|str@@|\" @@|bool@@| (@@|mb_bool1@@|) (@@|mb_bool2@@|) { @@|sm_excpt@@| }</text:p>
          </table:table-cell>
          <table:table-cell table:style-name="ce11" table:formula="of:=SUBSTITUTE([.H40];&quot;&quot;&quot;&quot;;&quot;\&quot;&quot;&quot;)" office:value-type="string" office:string-value="some very strange error! Data: @@|int@@| \&quot;@@|str@@|\&quot; @@|bool@@| (@@|mb_bool1@@|) (@@|mb_bool2@@|) { @@|sm_excpt@@| }">
            <text:p>some very strange error! Data: @@|int@@| \"@@|str@@|\" @@|bool@@| (@@|mb_bool1@@|) (@@|mb_bool2@@|) { @@|sm_excpt@@| }</text:p>
          </table:table-cell>
          <table:table-cell table:style-name="ce11" table:formula="of:=SUBSTITUTE([.I40];&quot;&quot;&quot;&quot;;&quot;\&quot;&quot;&quot;)" office:value-type="string" office:string-value="SomeVeryStrangeError_HWE @@|int@@| \&quot;@@|str@@|\&quot; @@|bool@@| (@@|mb_bool1@@|) (@@|mb_bool2@@|) (@@|sm_excpt@@|)">
            <text:p>SomeVeryStrangeError_HWE @@|int@@| \"@@|str@@|\" @@|bool@@| (@@|mb_bool1@@|) (@@|mb_bool2@@|) (@@|sm_excpt@@|)</text:p>
          </table:table-cell>
          <table:table-cell table:number-columns-repeated="1004"/>
        </table:table-row>
        <table:table-row table:style-name="ro3">
          <table:table-cell/>
          <table:table-cell table:style-name="ce7" office:value-type="string">
            <text:p>HelloWorld templates</text:p>
          </table:table-cell>
          <table:table-cell table:style-name="ce11" table:formula="of:=IF([.B41]=&quot;General commons&quot;;1;IF([.B41]=&quot;General DB commons&quot;;2;IF([.B41]=&quot;General networking commons&quot;;3;IF([.B41]=&quot;PCST messages&quot;;4;IF([.B41]=&quot;HelloWorld templates&quot;;50;IF([.B41]=&quot;PCLT-DB messages&quot;;5;-1))))))" office:value-type="float" office:value="50">
            <text:p>50</text:p>
          </table:table-cell>
          <table:table-cell table:style-name="ce11" table:formula="of:=IF([.E41]=&quot;&quot;;&quot;&quot;;CONCATENATE(&quot;##|&quot;;[.E41];&quot;##|&quot;) )" office:value-type="string" office:string-value="##|E_HWE_EIS##|">
            <text:p>##|E_HWE_EIS##|</text:p>
          </table:table-cell>
          <table:table-cell table:style-name="ce16" office:value-type="string">
            <text:p>E_HWE_EIS</text:p>
          </table:table-cell>
          <table:table-cell table:style-name="ce7" office:value-type="string">
            <text:p>##|E_HWE##|</text:p>
          </table:table-cell>
          <table:table-cell table:style-name="ce16" office:value-type="string">
            <text:p>ошибка в подсистеме!\nТекст исключения уровнем ниже:\n##|E_EIS##|</text:p>
          </table:table-cell>
          <table:table-cell table:style-name="ce7" office:value-type="string">
            <text:p>failed due to error(s) in subsystem!\nLower level exception message:\n##|E_EIS##|</text:p>
          </table:table-cell>
          <table:table-cell table:style-name="ce7" office:value-type="string">
            <text:p>FailedDueToErrorInSubsystem_HWE (##|E_EIS##|)</text:p>
          </table:table-cell>
          <table:table-cell table:style-name="ce7"/>
          <table:table-cell table:style-name="ce7" table:formula="of:=IF([.E41]=&quot;&quot;;&quot;&quot;;&quot;, (&quot; &amp; CHAR(34) &amp; [.E41] &amp; CHAR(34) &amp; &quot;, (M.fromList [(&quot; &amp; CHAR(34) &amp; [.R$20] &amp; CHAR(34) &amp; &quot;, &quot; &amp; IF([.R41]=&quot;&quot;;&quot;B.empty&quot;;&quot;B.pack &quot; &amp; CHAR(34) &amp; [.R41] &amp; CHAR(34)) &amp; &quot;)&quot; &amp; &quot;, &quot; &amp; &quot;(&quot; &amp; CHAR(34) &amp; [.S$20] &amp; CHAR(34) &amp; &quot;, &quot; &amp; IF([.S41]=&quot;&quot;;&quot;B.empty&quot;;&quot;B.pack &quot; &amp; CHAR(34) &amp; [.S41] &amp; CHAR(34)) &amp; &quot;)&quot; &amp; &quot;, &quot; &amp; &quot;(&quot; &amp; CHAR(34) &amp; [.T$20] &amp; CHAR(34) &amp; &quot;, &quot; &amp; IF([.T41]=&quot;&quot;;&quot;B.empty&quot;;&quot;B.pack &quot; &amp; CHAR(34) &amp; [.T41] &amp; CHAR(34)) &amp; &quot;)], str2LaT_SDL Required_SDLM &quot; &amp; CHAR(34) &amp; [.F41] &amp; CHAR(34) &amp; &quot; inner_cfg))&quot;)" office:value-type="string" office:string-value=", (&quot;E_HWE_EIS&quot;, (M.fromList [(&quot;rus&quot;, B.pack &quot;ошибка в подсистеме!\nТекст исключения уровнем ниже:\n##|E_EIS##|&quot;), (&quot;eng&quot;, B.pack &quot;failed due to error(s) in subsystem!\nLower level exception message:\n##|E_EIS##|&quot;), (&quot;hs_&quot;, B.pack &quot;FailedDueToErrorInSubsystem_HWE (##|E_EIS##|)&quot;)], str2LaT_SDL Required_SDLM &quot;##|E_HWE##|&quot; inner_cfg))">
            <text:p>, ("E_HWE_EIS", (M.fromList [("rus", B.pack "ошибка в подсистеме!\nТекст исключения уровнем ниже:\n##|E_EIS##|"), ("eng", B.pack "failed due to error(s) in subsystem!\nLower level exception message:\n##|E_EIS##|"), ("hs_", B.pack "FailedDueToErrorInSubsystem_HWE (##|E_EIS##|)")], str2LaT_SDL Required_SDLM "##|E_HWE##|" inner_cfg))</text:p>
          </table:table-cell>
          <table:table-cell table:style-name="ce7" table:formula="of:=IF([.E41]=&quot;&quot;;&quot;&quot;;CONCATENATE([.E41];&quot;%&quot;;[.F41];&quot;%&quot;;[.G41];&quot;%&quot;;[.H41]))" office:value-type="string" office:string-value="E_HWE_EIS%##|E_HWE##|%ошибка в подсистеме!\nТекст исключения уровнем ниже:\n##|E_EIS##|%failed due to error(s) in subsystem!\nLower level exception message:\n##|E_EIS##|">
            <text:p>E_HWE_EIS%##|E_HWE##|%ошибка в подсистеме!\nТекст исключения уровнем ниже:\n##|E_EIS##|%failed due to error(s) in subsystem!\nLower level exception message:\n##|E_EIS##|</text:p>
          </table:table-cell>
          <table:table-cell table:style-name="ce11" table:formula="of:=IF([.E41]=&quot;&quot;;&quot;&quot;;&quot;INSERT INTO tpls (pclt_id) VALUES('&quot;&amp;[.E41]&amp;&quot;');&quot;&amp;CHAR(13)&amp;CHAR(10) &amp; IF([.O41]=&quot;&quot;;&quot;&quot;;&quot;INSERT INTO tpls_localized (lng, pclt_id, structured_text) VALUES('&quot;&amp;[.O$20]&amp;&quot;', '&quot;&amp;[.E41]&amp;&quot;', '&quot;&amp;[.O41]&amp;&quot;');&quot;) &amp; CHAR(13)&amp;CHAR(10) &amp; IF([.P41]=&quot;&quot;;&quot;&quot;;&quot;INSERT INTO tpls_localized (lng, pclt_id, structured_text) VALUES('&quot;&amp;[.P$20]&amp;&quot;', '&quot;&amp;[.E41]&amp;&quot;', '&quot;&amp;[.P41]&amp;&quot;');&quot;) &amp; CHAR(13)&amp;CHAR(10) &amp; IF([.Q41]=&quot;&quot;;&quot;&quot;;&quot;INSERT INTO tpls_localized (lng, pclt_id, structured_text) VALUES('&quot;&amp;[.Q$20]&amp;&quot;', '&quot;&amp;[.E41]&amp;&quot;', '&quot;&amp;[.Q41]&amp;&quot;');&quot;) &amp; CHAR(13)&amp;CHAR(10)&amp;&quot;INSERT INTO tpls_inclusions_in_collections (tpls_collection_id, pclt_id, tpl_dflt_req_sdl) VALUES (&quot;&amp;[.C41]&amp;&quot;,'&quot;&amp;[.E41]&amp;&quot;','&quot;&amp;[.F41]&amp;&quot;');&quot;)" office:value-type="string" office:string-value="INSERT INTO tpls (pclt_id) VALUES('E_HWE_EIS');&#13;&#10;INSERT INTO tpls_localized (lng, pclt_id, structured_text) VALUES('rus', 'E_HWE_EIS', 'ошибка в подсистеме!\nТекст исключения уровнем ниже:\n##|E_EIS##|');&#13;&#10;INSERT INTO tpls_localized (lng, pclt_id, structured_text) VALUES('eng', 'E_HWE_EIS', 'failed due to error(s) in subsystem!\nLower level exception message:\n##|E_EIS##|');&#13;&#10;INSERT INTO tpls_localized (lng, pclt_id, structured_text) VALUES('hs_', 'E_HWE_EIS', 'FailedDueToErrorInSubsystem_HWE (##|E_EIS##|)');&#13;&#10;INSERT INTO tpls_inclusions_in_collections (tpls_collection_id, pclt_id, tpl_dflt_req_sdl) VALUES (50,'E_HWE_EIS','##|E_HWE##|');">
            <text:p>INSERT INTO tpls (pclt_id) VALUES('E_HWE_EIS');<text:line-break/>INSERT INTO tpls_localized (lng, pclt_id, structured_text) VALUES('rus', 'E_HWE_EIS', 'ошибка в подсистеме!\nТекст исключения уровнем ниже:\n##|E_EIS##|');<text:line-break/>INSERT INTO tpls_localized (lng, pclt_id, structured_text) VALUES('eng', 'E_HWE_EIS', 'failed due to error(s) in subsystem!\nLower level exception message:\n##|E_EIS##|');<text:line-break/>INSERT INTO tpls_localized (lng, pclt_id, structured_text) VALUES('hs_', 'E_HWE_EIS', 'FailedDueToErrorInSubsystem_HWE (##|E_EIS##|)');<text:line-break/>INSERT INTO tpls_inclusions_in_collections (tpls_collection_id, pclt_id, tpl_dflt_req_sdl) VALUES (50,'E_HWE_EIS','##|E_HWE##|');</text:p>
          </table:table-cell>
          <table:table-cell table:style-name="ce7"/>
          <table:table-cell table:style-name="ce11" table:formula="of:=SUBSTITUTE([.G41];&quot;'&quot;;&quot;''&quot;)" office:value-type="string" office:string-value="ошибка в подсистеме!\nТекст исключения уровнем ниже:\n##|E_EIS##|">
            <text:p>ошибка в подсистеме!\nТекст исключения уровнем ниже:\n##|E_EIS##|</text:p>
          </table:table-cell>
          <table:table-cell table:style-name="ce11" table:formula="of:=SUBSTITUTE([.H41];&quot;'&quot;;&quot;''&quot;)" office:value-type="string" office:string-value="failed due to error(s) in subsystem!\nLower level exception message:\n##|E_EIS##|">
            <text:p>failed due to error(s) in subsystem!\nLower level exception message:\n##|E_EIS##|</text:p>
          </table:table-cell>
          <table:table-cell table:style-name="ce11" table:formula="of:=SUBSTITUTE([.I41];&quot;'&quot;;&quot;''&quot;)" office:value-type="string" office:string-value="FailedDueToErrorInSubsystem_HWE (##|E_EIS##|)">
            <text:p>FailedDueToErrorInSubsystem_HWE (##|E_EIS##|)</text:p>
          </table:table-cell>
          <table:table-cell table:style-name="ce11" table:formula="of:=SUBSTITUTE([.G41];&quot;&quot;&quot;&quot;;&quot;\&quot;&quot;&quot;)" office:value-type="string" office:string-value="ошибка в подсистеме!\nТекст исключения уровнем ниже:\n##|E_EIS##|">
            <text:p>ошибка в подсистеме!\nТекст исключения уровнем ниже:\n##|E_EIS##|</text:p>
          </table:table-cell>
          <table:table-cell table:style-name="ce11" table:formula="of:=SUBSTITUTE([.H41];&quot;&quot;&quot;&quot;;&quot;\&quot;&quot;&quot;)" office:value-type="string" office:string-value="failed due to error(s) in subsystem!\nLower level exception message:\n##|E_EIS##|">
            <text:p>failed due to error(s) in subsystem!\nLower level exception message:\n##|E_EIS##|</text:p>
          </table:table-cell>
          <table:table-cell table:style-name="ce11" table:formula="of:=SUBSTITUTE([.I41];&quot;&quot;&quot;&quot;;&quot;\&quot;&quot;&quot;)" office:value-type="string" office:string-value="FailedDueToErrorInSubsystem_HWE (##|E_EIS##|)">
            <text:p>FailedDueToErrorInSubsystem_HWE (##|E_EIS##|)</text:p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formula="of:=IF([.B42]=&quot;General commons&quot;;1;IF([.B42]=&quot;General DB commons&quot;;2;IF([.B42]=&quot;General networking commons&quot;;3;IF([.B42]=&quot;PCST messages&quot;;4;IF([.B42]=&quot;HelloWorld templates&quot;;50;IF([.B42]=&quot;PCLT-DB messages&quot;;5;-1))))))" office:value-type="float" office:value="-1">
            <text:p>-1</text:p>
          </table:table-cell>
          <table:table-cell table:style-name="ce11" table:formula="of:=IF([.E42]=&quot;&quot;;&quot;&quot;;CONCATENATE(&quot;##|&quot;;[.E42];&quot;##|&quot;) )">
            <text:p/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 table:formula="of:=IF([.E42]=&quot;&quot;;&quot;&quot;;&quot;, (&quot; &amp; CHAR(34) &amp; [.E42] &amp; CHAR(34) &amp; &quot;, (M.fromList [(&quot; &amp; CHAR(34) &amp; [.R$20] &amp; CHAR(34) &amp; &quot;, &quot; &amp; IF([.R42]=&quot;&quot;;&quot;B.empty&quot;;&quot;B.pack &quot; &amp; CHAR(34) &amp; [.R42] &amp; CHAR(34)) &amp; &quot;)&quot; &amp; &quot;, &quot; &amp; &quot;(&quot; &amp; CHAR(34) &amp; [.S$20] &amp; CHAR(34) &amp; &quot;, &quot; &amp; IF([.S42]=&quot;&quot;;&quot;B.empty&quot;;&quot;B.pack &quot; &amp; CHAR(34) &amp; [.S42] &amp; CHAR(34)) &amp; &quot;)&quot; &amp; &quot;, &quot; &amp; &quot;(&quot; &amp; CHAR(34) &amp; [.T$20] &amp; CHAR(34) &amp; &quot;, &quot; &amp; IF([.T42]=&quot;&quot;;&quot;B.empty&quot;;&quot;B.pack &quot; &amp; CHAR(34) &amp; [.T42] &amp; CHAR(34)) &amp; &quot;)], str2LaT_SDL Required_SDLM &quot; &amp; CHAR(34) &amp; [.F42] &amp; CHAR(34) &amp; &quot; inner_cfg))&quot;)">
            <text:p/>
          </table:table-cell>
          <table:table-cell table:style-name="ce7" table:formula="of:=IF([.E42]=&quot;&quot;;&quot;&quot;;CONCATENATE([.E42];&quot;%&quot;;[.F42];&quot;%&quot;;[.G42];&quot;%&quot;;[.H42]))">
            <text:p/>
          </table:table-cell>
          <table:table-cell table:style-name="ce11" table:formula="of:=IF([.E42]=&quot;&quot;;&quot;&quot;;&quot;INSERT INTO tpls (pclt_id) VALUES('&quot;&amp;[.E42]&amp;&quot;');&quot;&amp;CHAR(13)&amp;CHAR(10) &amp; IF([.O42]=&quot;&quot;;&quot;&quot;;&quot;INSERT INTO tpls_localized (lng, pclt_id, structured_text) VALUES('&quot;&amp;[.O$20]&amp;&quot;', '&quot;&amp;[.E42]&amp;&quot;', '&quot;&amp;[.O42]&amp;&quot;');&quot;) &amp; CHAR(13)&amp;CHAR(10) &amp; IF([.P42]=&quot;&quot;;&quot;&quot;;&quot;INSERT INTO tpls_localized (lng, pclt_id, structured_text) VALUES('&quot;&amp;[.P$20]&amp;&quot;', '&quot;&amp;[.E42]&amp;&quot;', '&quot;&amp;[.P42]&amp;&quot;');&quot;) &amp; CHAR(13)&amp;CHAR(10) &amp; IF([.Q42]=&quot;&quot;;&quot;&quot;;&quot;INSERT INTO tpls_localized (lng, pclt_id, structured_text) VALUES('&quot;&amp;[.Q$20]&amp;&quot;', '&quot;&amp;[.E42]&amp;&quot;', '&quot;&amp;[.Q42]&amp;&quot;');&quot;) &amp; CHAR(13)&amp;CHAR(10)&amp;&quot;INSERT INTO tpls_inclusions_in_collections (tpls_collection_id, pclt_id, tpl_dflt_req_sdl) VALUES (&quot;&amp;[.C42]&amp;&quot;,'&quot;&amp;[.E42]&amp;&quot;','&quot;&amp;[.F42]&amp;&quot;');&quot;)">
            <text:p/>
          </table:table-cell>
          <table:table-cell table:style-name="ce7"/>
          <table:table-cell table:style-name="ce11" table:formula="of:=SUBSTITUTE([.G42];&quot;'&quot;;&quot;''&quot;)">
            <text:p/>
          </table:table-cell>
          <table:table-cell table:style-name="ce11" table:formula="of:=SUBSTITUTE([.H42];&quot;'&quot;;&quot;''&quot;)">
            <text:p/>
          </table:table-cell>
          <table:table-cell table:style-name="ce11" table:formula="of:=SUBSTITUTE([.I42];&quot;'&quot;;&quot;''&quot;)">
            <text:p/>
          </table:table-cell>
          <table:table-cell table:style-name="ce11" table:formula="of:=SUBSTITUTE([.G42];&quot;&quot;&quot;&quot;;&quot;\&quot;&quot;&quot;)">
            <text:p/>
          </table:table-cell>
          <table:table-cell table:style-name="ce11" table:formula="of:=SUBSTITUTE([.H42];&quot;&quot;&quot;&quot;;&quot;\&quot;&quot;&quot;)">
            <text:p/>
          </table:table-cell>
          <table:table-cell table:style-name="ce11" table:formula="of:=SUBSTITUTE([.I42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 office:value-type="string">
            <text:p>HelloWorld templates</text:p>
          </table:table-cell>
          <table:table-cell table:style-name="ce11" table:formula="of:=IF([.B43]=&quot;General commons&quot;;1;IF([.B43]=&quot;General DB commons&quot;;2;IF([.B43]=&quot;General networking commons&quot;;3;IF([.B43]=&quot;PCST messages&quot;;4;IF([.B43]=&quot;HelloWorld templates&quot;;50;IF([.B43]=&quot;PCLT-DB messages&quot;;5;-1))))))" office:value-type="float" office:value="50">
            <text:p>50</text:p>
          </table:table-cell>
          <table:table-cell table:style-name="ce11" table:formula="of:=IF([.E43]=&quot;&quot;;&quot;&quot;;CONCATENATE(&quot;##|&quot;;[.E43];&quot;##|&quot;) )" office:value-type="string" office:string-value="##|E_EIS##|">
            <text:p>##|E_EIS##|</text:p>
          </table:table-cell>
          <table:table-cell table:style-name="ce7" office:value-type="string">
            <text:p>E_EIS</text:p>
          </table:table-cell>
          <table:table-cell table:style-name="ce7" office:value-type="float" office:value="20">
            <text:p>20</text:p>
          </table:table-cell>
          <table:table-cell table:style-name="ce7" office:value-type="string">
            <text:p>##|E_EIS_PREFIX##|@@|eis_details_pcsi@@|</text:p>
          </table:table-cell>
          <table:table-cell table:style-name="ce7" office:value-type="string">
            <text:p>##|E_EIS_PREFIX##|@@|eis_details_pcsi@@|</text:p>
          </table:table-cell>
          <table:table-cell table:style-name="ce7" office:value-type="string">
            <text:p>##|E_EIS_PREFIX##|@@|eis_details_pcsi@@|</text:p>
          </table:table-cell>
          <table:table-cell table:style-name="ce7"/>
          <table:table-cell table:style-name="ce7" table:formula="of:=IF([.E43]=&quot;&quot;;&quot;&quot;;&quot;, (&quot; &amp; CHAR(34) &amp; [.E43] &amp; CHAR(34) &amp; &quot;, (M.fromList [(&quot; &amp; CHAR(34) &amp; [.R$20] &amp; CHAR(34) &amp; &quot;, &quot; &amp; IF([.R43]=&quot;&quot;;&quot;B.empty&quot;;&quot;B.pack &quot; &amp; CHAR(34) &amp; [.R43] &amp; CHAR(34)) &amp; &quot;)&quot; &amp; &quot;, &quot; &amp; &quot;(&quot; &amp; CHAR(34) &amp; [.S$20] &amp; CHAR(34) &amp; &quot;, &quot; &amp; IF([.S43]=&quot;&quot;;&quot;B.empty&quot;;&quot;B.pack &quot; &amp; CHAR(34) &amp; [.S43] &amp; CHAR(34)) &amp; &quot;)&quot; &amp; &quot;, &quot; &amp; &quot;(&quot; &amp; CHAR(34) &amp; [.T$20] &amp; CHAR(34) &amp; &quot;, &quot; &amp; IF([.T43]=&quot;&quot;;&quot;B.empty&quot;;&quot;B.pack &quot; &amp; CHAR(34) &amp; [.T43] &amp; CHAR(34)) &amp; &quot;)], str2LaT_SDL Required_SDLM &quot; &amp; CHAR(34) &amp; [.F43] &amp; CHAR(34) &amp; &quot; inner_cfg))&quot;)" office:value-type="string" office:string-value=", (&quot;E_EIS&quot;, (M.fromList [(&quot;rus&quot;, B.pack &quot;##|E_EIS_PREFIX##|@@|eis_details_pcsi@@|&quot;), (&quot;eng&quot;, B.pack &quot;##|E_EIS_PREFIX##|@@|eis_details_pcsi@@|&quot;), (&quot;hs_&quot;, B.pack &quot;##|E_EIS_PREFIX##|@@|eis_details_pcsi@@|&quot;)], str2LaT_SDL Required_SDLM &quot;20&quot; inner_cfg))">
            <text:p>, ("E_EIS", (M.fromList [("rus", B.pack "##|E_EIS_PREFIX##|@@|eis_details_pcsi@@|"), ("eng", B.pack "##|E_EIS_PREFIX##|@@|eis_details_pcsi@@|"), ("hs_", B.pack "##|E_EIS_PREFIX##|@@|eis_details_pcsi@@|")], str2LaT_SDL Required_SDLM "20" inner_cfg))</text:p>
          </table:table-cell>
          <table:table-cell table:style-name="ce7" table:formula="of:=IF([.E43]=&quot;&quot;;&quot;&quot;;CONCATENATE([.E43];&quot;%&quot;;[.F43];&quot;%&quot;;[.G43];&quot;%&quot;;[.H43]))" office:value-type="string" office:string-value="E_EIS%20%##|E_EIS_PREFIX##|@@|eis_details_pcsi@@|%##|E_EIS_PREFIX##|@@|eis_details_pcsi@@|">
            <text:p>E_EIS%20%##|E_EIS_PREFIX##|@@|eis_details_pcsi@@|%##|E_EIS_PREFIX##|@@|eis_details_pcsi@@|</text:p>
          </table:table-cell>
          <table:table-cell table:style-name="ce11" table:formula="of:=IF([.E43]=&quot;&quot;;&quot;&quot;;&quot;INSERT INTO tpls (pclt_id) VALUES('&quot;&amp;[.E43]&amp;&quot;');&quot;&amp;CHAR(13)&amp;CHAR(10) &amp; IF([.O43]=&quot;&quot;;&quot;&quot;;&quot;INSERT INTO tpls_localized (lng, pclt_id, structured_text) VALUES('&quot;&amp;[.O$20]&amp;&quot;', '&quot;&amp;[.E43]&amp;&quot;', '&quot;&amp;[.O43]&amp;&quot;');&quot;) &amp; CHAR(13)&amp;CHAR(10) &amp; IF([.P43]=&quot;&quot;;&quot;&quot;;&quot;INSERT INTO tpls_localized (lng, pclt_id, structured_text) VALUES('&quot;&amp;[.P$20]&amp;&quot;', '&quot;&amp;[.E43]&amp;&quot;', '&quot;&amp;[.P43]&amp;&quot;');&quot;) &amp; CHAR(13)&amp;CHAR(10) &amp; IF([.Q43]=&quot;&quot;;&quot;&quot;;&quot;INSERT INTO tpls_localized (lng, pclt_id, structured_text) VALUES('&quot;&amp;[.Q$20]&amp;&quot;', '&quot;&amp;[.E43]&amp;&quot;', '&quot;&amp;[.Q43]&amp;&quot;');&quot;) &amp; CHAR(13)&amp;CHAR(10)&amp;&quot;INSERT INTO tpls_inclusions_in_collections (tpls_collection_id, pclt_id, tpl_dflt_req_sdl) VALUES (&quot;&amp;[.C43]&amp;&quot;,'&quot;&amp;[.E43]&amp;&quot;','&quot;&amp;[.F43]&amp;&quot;');&quot;)" office:value-type="string" office:string-value="INSERT INTO tpls (pclt_id) VALUES('E_EIS');&#13;&#10;INSERT INTO tpls_localized (lng, pclt_id, structured_text) VALUES('rus', 'E_EIS', '##|E_EIS_PREFIX##|@@|eis_details_pcsi@@|');&#13;&#10;INSERT INTO tpls_localized (lng, pclt_id, structured_text) VALUES('eng', 'E_EIS', '##|E_EIS_PREFIX##|@@|eis_details_pcsi@@|');&#13;&#10;INSERT INTO tpls_localized (lng, pclt_id, structured_text) VALUES('hs_', 'E_EIS', '##|E_EIS_PREFIX##|@@|eis_details_pcsi@@|');&#13;&#10;INSERT INTO tpls_inclusions_in_collections (tpls_collection_id, pclt_id, tpl_dflt_req_sdl) VALUES (50,'E_EIS','20');">
            <text:p>INSERT INTO tpls (pclt_id) VALUES('E_EIS');<text:line-break/>INSERT INTO tpls_localized (lng, pclt_id, structured_text) VALUES('rus', 'E_EIS', '##|E_EIS_PREFIX##|@@|eis_details_pcsi@@|');<text:line-break/>INSERT INTO tpls_localized (lng, pclt_id, structured_text) VALUES('eng', 'E_EIS', '##|E_EIS_PREFIX##|@@|eis_details_pcsi@@|');<text:line-break/>INSERT INTO tpls_localized (lng, pclt_id, structured_text) VALUES('hs_', 'E_EIS', '##|E_EIS_PREFIX##|@@|eis_details_pcsi@@|');<text:line-break/>INSERT INTO tpls_inclusions_in_collections (tpls_collection_id, pclt_id, tpl_dflt_req_sdl) VALUES (50,'E_EIS','20');</text:p>
          </table:table-cell>
          <table:table-cell table:style-name="ce7"/>
          <table:table-cell table:style-name="ce11" table:formula="of:=SUBSTITUTE([.G43];&quot;'&quot;;&quot;''&quot;)" office:value-type="string" office:string-value="##|E_EIS_PREFIX##|@@|eis_details_pcsi@@|">
            <text:p>##|E_EIS_PREFIX##|@@|eis_details_pcsi@@|</text:p>
          </table:table-cell>
          <table:table-cell table:style-name="ce11" table:formula="of:=SUBSTITUTE([.H43];&quot;'&quot;;&quot;''&quot;)" office:value-type="string" office:string-value="##|E_EIS_PREFIX##|@@|eis_details_pcsi@@|">
            <text:p>##|E_EIS_PREFIX##|@@|eis_details_pcsi@@|</text:p>
          </table:table-cell>
          <table:table-cell table:style-name="ce11" table:formula="of:=SUBSTITUTE([.I43];&quot;'&quot;;&quot;''&quot;)" office:value-type="string" office:string-value="##|E_EIS_PREFIX##|@@|eis_details_pcsi@@|">
            <text:p>##|E_EIS_PREFIX##|@@|eis_details_pcsi@@|</text:p>
          </table:table-cell>
          <table:table-cell table:style-name="ce11" table:formula="of:=SUBSTITUTE([.G43];&quot;&quot;&quot;&quot;;&quot;\&quot;&quot;&quot;)" office:value-type="string" office:string-value="##|E_EIS_PREFIX##|@@|eis_details_pcsi@@|">
            <text:p>##|E_EIS_PREFIX##|@@|eis_details_pcsi@@|</text:p>
          </table:table-cell>
          <table:table-cell table:style-name="ce11" table:formula="of:=SUBSTITUTE([.H43];&quot;&quot;&quot;&quot;;&quot;\&quot;&quot;&quot;)" office:value-type="string" office:string-value="##|E_EIS_PREFIX##|@@|eis_details_pcsi@@|">
            <text:p>##|E_EIS_PREFIX##|@@|eis_details_pcsi@@|</text:p>
          </table:table-cell>
          <table:table-cell table:style-name="ce11" table:formula="of:=SUBSTITUTE([.I43];&quot;&quot;&quot;&quot;;&quot;\&quot;&quot;&quot;)" office:value-type="string" office:string-value="##|E_EIS_PREFIX##|@@|eis_details_pcsi@@|">
            <text:p>##|E_EIS_PREFIX##|@@|eis_details_pcsi@@|</text:p>
          </table:table-cell>
          <table:table-cell table:number-columns-repeated="1004"/>
        </table:table-row>
        <table:table-row table:style-name="ro3">
          <table:table-cell/>
          <table:table-cell table:style-name="ce7" office:value-type="string">
            <text:p>HelloWorld templates</text:p>
          </table:table-cell>
          <table:table-cell table:style-name="ce11" table:formula="of:=IF([.B44]=&quot;General commons&quot;;1;IF([.B44]=&quot;General DB commons&quot;;2;IF([.B44]=&quot;General networking commons&quot;;3;IF([.B44]=&quot;PCST messages&quot;;4;IF([.B44]=&quot;HelloWorld templates&quot;;50;IF([.B44]=&quot;PCLT-DB messages&quot;;5;-1))))))" office:value-type="float" office:value="50">
            <text:p>50</text:p>
          </table:table-cell>
          <table:table-cell table:style-name="ce11" table:formula="of:=IF([.E44]=&quot;&quot;;&quot;&quot;;CONCATENATE(&quot;##|&quot;;[.E44];&quot;##|&quot;) )" office:value-type="string" office:string-value="##|E_EIS_PREFIX##|">
            <text:p>##|E_EIS_PREFIX##|</text:p>
          </table:table-cell>
          <table:table-cell table:style-name="ce16" office:value-type="string">
            <text:p>E_EIS_PREFIX</text:p>
          </table:table-cell>
          <table:table-cell table:style-name="ce7" office:value-type="string">
            <text:p>##|E_EIS##|</text:p>
          </table:table-cell>
          <table:table-cell table:style-name="ce7" office:value-type="string">
            <text:p>Сбой в подсистеме!\nПричина: </text:p>
          </table:table-cell>
          <table:table-cell table:style-name="ce7" office:value-type="string">
            <text:p>Subsystem failure!\nReason: </text:p>
          </table:table-cell>
          <table:table-cell table:style-name="ce7"/>
          <table:table-cell table:style-name="ce7"/>
          <table:table-cell table:style-name="ce7" table:formula="of:=IF([.E44]=&quot;&quot;;&quot;&quot;;&quot;, (&quot; &amp; CHAR(34) &amp; [.E44] &amp; CHAR(34) &amp; &quot;, (M.fromList [(&quot; &amp; CHAR(34) &amp; [.R$20] &amp; CHAR(34) &amp; &quot;, &quot; &amp; IF([.R44]=&quot;&quot;;&quot;B.empty&quot;;&quot;B.pack &quot; &amp; CHAR(34) &amp; [.R44] &amp; CHAR(34)) &amp; &quot;)&quot; &amp; &quot;, &quot; &amp; &quot;(&quot; &amp; CHAR(34) &amp; [.S$20] &amp; CHAR(34) &amp; &quot;, &quot; &amp; IF([.S44]=&quot;&quot;;&quot;B.empty&quot;;&quot;B.pack &quot; &amp; CHAR(34) &amp; [.S44] &amp; CHAR(34)) &amp; &quot;)&quot; &amp; &quot;, &quot; &amp; &quot;(&quot; &amp; CHAR(34) &amp; [.T$20] &amp; CHAR(34) &amp; &quot;, &quot; &amp; IF([.T44]=&quot;&quot;;&quot;B.empty&quot;;&quot;B.pack &quot; &amp; CHAR(34) &amp; [.T44] &amp; CHAR(34)) &amp; &quot;)], str2LaT_SDL Required_SDLM &quot; &amp; CHAR(34) &amp; [.F44] &amp; CHAR(34) &amp; &quot; inner_cfg))&quot;)" office:value-type="string" office:string-value=", (&quot;E_EIS_PREFIX&quot;, (M.fromList [(&quot;rus&quot;, B.pack &quot;Сбой в подсистеме!\nПричина: &quot;), (&quot;eng&quot;, B.pack &quot;Subsystem failure!\nReason: &quot;), (&quot;hs_&quot;, B.empty)], str2LaT_SDL Required_SDLM &quot;##|E_EIS##|&quot; inner_cfg))">
            <text:p>, ("E_EIS_PREFIX", (M.fromList [("rus", B.pack "Сбой в подсистеме!\nПричина: "), ("eng", B.pack "Subsystem failure!\nReason: "), ("hs_", B.empty)], str2LaT_SDL Required_SDLM "##|E_EIS##|" inner_cfg))</text:p>
          </table:table-cell>
          <table:table-cell table:style-name="ce7" table:formula="of:=IF([.E44]=&quot;&quot;;&quot;&quot;;CONCATENATE([.E44];&quot;%&quot;;[.F44];&quot;%&quot;;[.G44];&quot;%&quot;;[.H44]))" office:value-type="string" office:string-value="E_EIS_PREFIX%##|E_EIS##|%Сбой в подсистеме!\nПричина: %Subsystem failure!\nReason: ">
            <text:p>E_EIS_PREFIX%##|E_EIS##|%Сбой в подсистеме!\nПричина: %Subsystem failure!\nReason: </text:p>
          </table:table-cell>
          <table:table-cell table:style-name="ce11" table:formula="of:=IF([.E44]=&quot;&quot;;&quot;&quot;;&quot;INSERT INTO tpls (pclt_id) VALUES('&quot;&amp;[.E44]&amp;&quot;');&quot;&amp;CHAR(13)&amp;CHAR(10) &amp; IF([.O44]=&quot;&quot;;&quot;&quot;;&quot;INSERT INTO tpls_localized (lng, pclt_id, structured_text) VALUES('&quot;&amp;[.O$20]&amp;&quot;', '&quot;&amp;[.E44]&amp;&quot;', '&quot;&amp;[.O44]&amp;&quot;');&quot;) &amp; CHAR(13)&amp;CHAR(10) &amp; IF([.P44]=&quot;&quot;;&quot;&quot;;&quot;INSERT INTO tpls_localized (lng, pclt_id, structured_text) VALUES('&quot;&amp;[.P$20]&amp;&quot;', '&quot;&amp;[.E44]&amp;&quot;', '&quot;&amp;[.P44]&amp;&quot;');&quot;) &amp; CHAR(13)&amp;CHAR(10) &amp; IF([.Q44]=&quot;&quot;;&quot;&quot;;&quot;INSERT INTO tpls_localized (lng, pclt_id, structured_text) VALUES('&quot;&amp;[.Q$20]&amp;&quot;', '&quot;&amp;[.E44]&amp;&quot;', '&quot;&amp;[.Q44]&amp;&quot;');&quot;) &amp; CHAR(13)&amp;CHAR(10)&amp;&quot;INSERT INTO tpls_inclusions_in_collections (tpls_collection_id, pclt_id, tpl_dflt_req_sdl) VALUES (&quot;&amp;[.C44]&amp;&quot;,'&quot;&amp;[.E44]&amp;&quot;','&quot;&amp;[.F44]&amp;&quot;');&quot;)" office:value-type="string" office:string-value="INSERT INTO tpls (pclt_id) VALUES('E_EIS_PREFIX');&#13;&#10;INSERT INTO tpls_localized (lng, pclt_id, structured_text) VALUES('rus', 'E_EIS_PREFIX', 'Сбой в подсистеме!\nПричина: ');&#13;&#10;INSERT INTO tpls_localized (lng, pclt_id, structured_text) VALUES('eng', 'E_EIS_PREFIX', 'Subsystem failure!\nReason: ');&#13;&#10;&#13;&#10;INSERT INTO tpls_inclusions_in_collections (tpls_collection_id, pclt_id, tpl_dflt_req_sdl) VALUES (50,'E_EIS_PREFIX','##|E_EIS##|');">
            <text:p>INSERT INTO tpls (pclt_id) VALUES('E_EIS_PREFIX');<text:line-break/>INSERT INTO tpls_localized (lng, pclt_id, structured_text) VALUES('rus', 'E_EIS_PREFIX', 'Сбой в подсистеме!\nПричина: ');<text:line-break/>INSERT INTO tpls_localized (lng, pclt_id, structured_text) VALUES('eng', 'E_EIS_PREFIX', 'Subsystem failure!\nReason: ');<text:line-break/><text:line-break/>INSERT INTO tpls_inclusions_in_collections (tpls_collection_id, pclt_id, tpl_dflt_req_sdl) VALUES (50,'E_EIS_PREFIX','##|E_EIS##|');</text:p>
          </table:table-cell>
          <table:table-cell table:style-name="ce7"/>
          <table:table-cell table:style-name="ce11" table:formula="of:=SUBSTITUTE([.G44];&quot;'&quot;;&quot;''&quot;)" office:value-type="string" office:string-value="Сбой в подсистеме!\nПричина: ">
            <text:p>Сбой в подсистеме!\nПричина: </text:p>
          </table:table-cell>
          <table:table-cell table:style-name="ce11" table:formula="of:=SUBSTITUTE([.H44];&quot;'&quot;;&quot;''&quot;)" office:value-type="string" office:string-value="Subsystem failure!\nReason: ">
            <text:p>Subsystem failure!\nReason: </text:p>
          </table:table-cell>
          <table:table-cell table:style-name="ce11" table:formula="of:=SUBSTITUTE([.I44];&quot;'&quot;;&quot;''&quot;)">
            <text:p/>
          </table:table-cell>
          <table:table-cell table:style-name="ce11" table:formula="of:=SUBSTITUTE([.G44];&quot;&quot;&quot;&quot;;&quot;\&quot;&quot;&quot;)" office:value-type="string" office:string-value="Сбой в подсистеме!\nПричина: ">
            <text:p>Сбой в подсистеме!\nПричина: </text:p>
          </table:table-cell>
          <table:table-cell table:style-name="ce11" table:formula="of:=SUBSTITUTE([.H44];&quot;&quot;&quot;&quot;;&quot;\&quot;&quot;&quot;)" office:value-type="string" office:string-value="Subsystem failure!\nReason: ">
            <text:p>Subsystem failure!\nReason: </text:p>
          </table:table-cell>
          <table:table-cell table:style-name="ce11" table:formula="of:=SUBSTITUTE([.I44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 office:value-type="string">
            <text:p>HelloWorld templates</text:p>
          </table:table-cell>
          <table:table-cell table:style-name="ce11" table:formula="of:=IF([.B45]=&quot;General commons&quot;;1;IF([.B45]=&quot;General DB commons&quot;;2;IF([.B45]=&quot;General networking commons&quot;;3;IF([.B45]=&quot;PCST messages&quot;;4;IF([.B45]=&quot;HelloWorld templates&quot;;50;IF([.B45]=&quot;PCLT-DB messages&quot;;5;-1))))))" office:value-type="float" office:value="50">
            <text:p>50</text:p>
          </table:table-cell>
          <table:table-cell table:style-name="ce11" table:formula="of:=IF([.E45]=&quot;&quot;;&quot;&quot;;CONCATENATE(&quot;##|&quot;;[.E45];&quot;##|&quot;) )" office:value-type="string" office:string-value="##|E_EIS_ET1##|">
            <text:p>##|E_EIS_ET1##|</text:p>
          </table:table-cell>
          <table:table-cell table:style-name="ce7" office:value-type="string">
            <text:p>E_EIS_ET1</text:p>
          </table:table-cell>
          <table:table-cell table:style-name="ce7" office:value-type="string">
            <text:p>##|E_EIS##|</text:p>
          </table:table-cell>
          <table:table-cell table:style-name="ce7" office:value-type="string">
            <text:p>ошибка типа #1!</text:p>
          </table:table-cell>
          <table:table-cell table:style-name="ce7" office:value-type="string">
            <text:p>error of type #1!</text:p>
          </table:table-cell>
          <table:table-cell table:style-name="ce7" office:value-type="string">
            <text:p>ErrorType1_EIS</text:p>
          </table:table-cell>
          <table:table-cell table:style-name="ce7"/>
          <table:table-cell table:style-name="ce7" table:formula="of:=IF([.E45]=&quot;&quot;;&quot;&quot;;&quot;, (&quot; &amp; CHAR(34) &amp; [.E45] &amp; CHAR(34) &amp; &quot;, (M.fromList [(&quot; &amp; CHAR(34) &amp; [.R$20] &amp; CHAR(34) &amp; &quot;, &quot; &amp; IF([.R45]=&quot;&quot;;&quot;B.empty&quot;;&quot;B.pack &quot; &amp; CHAR(34) &amp; [.R45] &amp; CHAR(34)) &amp; &quot;)&quot; &amp; &quot;, &quot; &amp; &quot;(&quot; &amp; CHAR(34) &amp; [.S$20] &amp; CHAR(34) &amp; &quot;, &quot; &amp; IF([.S45]=&quot;&quot;;&quot;B.empty&quot;;&quot;B.pack &quot; &amp; CHAR(34) &amp; [.S45] &amp; CHAR(34)) &amp; &quot;)&quot; &amp; &quot;, &quot; &amp; &quot;(&quot; &amp; CHAR(34) &amp; [.T$20] &amp; CHAR(34) &amp; &quot;, &quot; &amp; IF([.T45]=&quot;&quot;;&quot;B.empty&quot;;&quot;B.pack &quot; &amp; CHAR(34) &amp; [.T45] &amp; CHAR(34)) &amp; &quot;)], str2LaT_SDL Required_SDLM &quot; &amp; CHAR(34) &amp; [.F45] &amp; CHAR(34) &amp; &quot; inner_cfg))&quot;)" office:value-type="string" office:string-value=", (&quot;E_EIS_ET1&quot;, (M.fromList [(&quot;rus&quot;, B.pack &quot;ошибка типа #1!&quot;), (&quot;eng&quot;, B.pack &quot;error of type #1!&quot;), (&quot;hs_&quot;, B.pack &quot;ErrorType1_EIS&quot;)], str2LaT_SDL Required_SDLM &quot;##|E_EIS##|&quot; inner_cfg))">
            <text:p>, ("E_EIS_ET1", (M.fromList [("rus", B.pack "ошибка типа #1!"), ("eng", B.pack "error of type #1!"), ("hs_", B.pack "ErrorType1_EIS")], str2LaT_SDL Required_SDLM "##|E_EIS##|" inner_cfg))</text:p>
          </table:table-cell>
          <table:table-cell table:style-name="ce7" table:formula="of:=IF([.E45]=&quot;&quot;;&quot;&quot;;CONCATENATE([.E45];&quot;%&quot;;[.F45];&quot;%&quot;;[.G45];&quot;%&quot;;[.H45]))" office:value-type="string" office:string-value="E_EIS_ET1%##|E_EIS##|%ошибка типа #1!%error of type #1!">
            <text:p>E_EIS_ET1%##|E_EIS##|%ошибка типа #1!%error of type #1!</text:p>
          </table:table-cell>
          <table:table-cell table:style-name="ce11" table:formula="of:=IF([.E45]=&quot;&quot;;&quot;&quot;;&quot;INSERT INTO tpls (pclt_id) VALUES('&quot;&amp;[.E45]&amp;&quot;');&quot;&amp;CHAR(13)&amp;CHAR(10) &amp; IF([.O45]=&quot;&quot;;&quot;&quot;;&quot;INSERT INTO tpls_localized (lng, pclt_id, structured_text) VALUES('&quot;&amp;[.O$20]&amp;&quot;', '&quot;&amp;[.E45]&amp;&quot;', '&quot;&amp;[.O45]&amp;&quot;');&quot;) &amp; CHAR(13)&amp;CHAR(10) &amp; IF([.P45]=&quot;&quot;;&quot;&quot;;&quot;INSERT INTO tpls_localized (lng, pclt_id, structured_text) VALUES('&quot;&amp;[.P$20]&amp;&quot;', '&quot;&amp;[.E45]&amp;&quot;', '&quot;&amp;[.P45]&amp;&quot;');&quot;) &amp; CHAR(13)&amp;CHAR(10) &amp; IF([.Q45]=&quot;&quot;;&quot;&quot;;&quot;INSERT INTO tpls_localized (lng, pclt_id, structured_text) VALUES('&quot;&amp;[.Q$20]&amp;&quot;', '&quot;&amp;[.E45]&amp;&quot;', '&quot;&amp;[.Q45]&amp;&quot;');&quot;) &amp; CHAR(13)&amp;CHAR(10)&amp;&quot;INSERT INTO tpls_inclusions_in_collections (tpls_collection_id, pclt_id, tpl_dflt_req_sdl) VALUES (&quot;&amp;[.C45]&amp;&quot;,'&quot;&amp;[.E45]&amp;&quot;','&quot;&amp;[.F45]&amp;&quot;');&quot;)" office:value-type="string" office:string-value="INSERT INTO tpls (pclt_id) VALUES('E_EIS_ET1');&#13;&#10;INSERT INTO tpls_localized (lng, pclt_id, structured_text) VALUES('rus', 'E_EIS_ET1', 'ошибка типа #1!');&#13;&#10;INSERT INTO tpls_localized (lng, pclt_id, structured_text) VALUES('eng', 'E_EIS_ET1', 'error of type #1!');&#13;&#10;INSERT INTO tpls_localized (lng, pclt_id, structured_text) VALUES('hs_', 'E_EIS_ET1', 'ErrorType1_EIS');&#13;&#10;INSERT INTO tpls_inclusions_in_collections (tpls_collection_id, pclt_id, tpl_dflt_req_sdl) VALUES (50,'E_EIS_ET1','##|E_EIS##|');">
            <text:p>INSERT INTO tpls (pclt_id) VALUES('E_EIS_ET1');<text:line-break/>INSERT INTO tpls_localized (lng, pclt_id, structured_text) VALUES('rus', 'E_EIS_ET1', 'ошибка типа #1!');<text:line-break/>INSERT INTO tpls_localized (lng, pclt_id, structured_text) VALUES('eng', 'E_EIS_ET1', 'error of type #1!');<text:line-break/>INSERT INTO tpls_localized (lng, pclt_id, structured_text) VALUES('hs_', 'E_EIS_ET1', 'ErrorType1_EIS');<text:line-break/>INSERT INTO tpls_inclusions_in_collections (tpls_collection_id, pclt_id, tpl_dflt_req_sdl) VALUES (50,'E_EIS_ET1','##|E_EIS##|');</text:p>
          </table:table-cell>
          <table:table-cell table:style-name="ce7"/>
          <table:table-cell table:style-name="ce11" table:formula="of:=SUBSTITUTE([.G45];&quot;'&quot;;&quot;''&quot;)" office:value-type="string" office:string-value="ошибка типа #1!">
            <text:p>ошибка типа #1!</text:p>
          </table:table-cell>
          <table:table-cell table:style-name="ce11" table:formula="of:=SUBSTITUTE([.H45];&quot;'&quot;;&quot;''&quot;)" office:value-type="string" office:string-value="error of type #1!">
            <text:p>error of type #1!</text:p>
          </table:table-cell>
          <table:table-cell table:style-name="ce11" table:formula="of:=SUBSTITUTE([.I45];&quot;'&quot;;&quot;''&quot;)" office:value-type="string" office:string-value="ErrorType1_EIS">
            <text:p>ErrorType1_EIS</text:p>
          </table:table-cell>
          <table:table-cell table:style-name="ce11" table:formula="of:=SUBSTITUTE([.G45];&quot;&quot;&quot;&quot;;&quot;\&quot;&quot;&quot;)" office:value-type="string" office:string-value="ошибка типа #1!">
            <text:p>ошибка типа #1!</text:p>
          </table:table-cell>
          <table:table-cell table:style-name="ce11" table:formula="of:=SUBSTITUTE([.H45];&quot;&quot;&quot;&quot;;&quot;\&quot;&quot;&quot;)" office:value-type="string" office:string-value="error of type #1!">
            <text:p>error of type #1!</text:p>
          </table:table-cell>
          <table:table-cell table:style-name="ce11" table:formula="of:=SUBSTITUTE([.I45];&quot;&quot;&quot;&quot;;&quot;\&quot;&quot;&quot;)" office:value-type="string" office:string-value="ErrorType1_EIS">
            <text:p>ErrorType1_EIS</text:p>
          </table:table-cell>
          <table:table-cell table:number-columns-repeated="1004"/>
        </table:table-row>
        <table:table-row table:style-name="ro3">
          <table:table-cell/>
          <table:table-cell table:style-name="ce7" office:value-type="string">
            <text:p>HelloWorld templates</text:p>
          </table:table-cell>
          <table:table-cell table:style-name="ce11" table:formula="of:=IF([.B46]=&quot;General commons&quot;;1;IF([.B46]=&quot;General DB commons&quot;;2;IF([.B46]=&quot;General networking commons&quot;;3;IF([.B46]=&quot;PCST messages&quot;;4;IF([.B46]=&quot;HelloWorld templates&quot;;50;IF([.B46]=&quot;PCLT-DB messages&quot;;5;-1))))))" office:value-type="float" office:value="50">
            <text:p>50</text:p>
          </table:table-cell>
          <table:table-cell table:style-name="ce11" table:formula="of:=IF([.E46]=&quot;&quot;;&quot;&quot;;CONCATENATE(&quot;##|&quot;;[.E46];&quot;##|&quot;) )" office:value-type="string" office:string-value="##|E_EIS_ET2##|">
            <text:p>##|E_EIS_ET2##|</text:p>
          </table:table-cell>
          <table:table-cell table:style-name="ce16" office:value-type="string">
            <text:p>E_EIS_ET2</text:p>
          </table:table-cell>
          <table:table-cell table:style-name="ce7" office:value-type="string">
            <text:p>##|E_EIS##|</text:p>
          </table:table-cell>
          <table:table-cell table:style-name="ce7" office:value-type="string">
            <text:p>ошибка типа #2!</text:p>
          </table:table-cell>
          <table:table-cell table:style-name="ce7" office:value-type="string">
            <text:p>error of type #2!</text:p>
          </table:table-cell>
          <table:table-cell table:style-name="ce7" office:value-type="string">
            <text:p>ErrorType2_EIS</text:p>
          </table:table-cell>
          <table:table-cell table:style-name="ce7"/>
          <table:table-cell table:style-name="ce7" table:formula="of:=IF([.E46]=&quot;&quot;;&quot;&quot;;&quot;, (&quot; &amp; CHAR(34) &amp; [.E46] &amp; CHAR(34) &amp; &quot;, (M.fromList [(&quot; &amp; CHAR(34) &amp; [.R$20] &amp; CHAR(34) &amp; &quot;, &quot; &amp; IF([.R46]=&quot;&quot;;&quot;B.empty&quot;;&quot;B.pack &quot; &amp; CHAR(34) &amp; [.R46] &amp; CHAR(34)) &amp; &quot;)&quot; &amp; &quot;, &quot; &amp; &quot;(&quot; &amp; CHAR(34) &amp; [.S$20] &amp; CHAR(34) &amp; &quot;, &quot; &amp; IF([.S46]=&quot;&quot;;&quot;B.empty&quot;;&quot;B.pack &quot; &amp; CHAR(34) &amp; [.S46] &amp; CHAR(34)) &amp; &quot;)&quot; &amp; &quot;, &quot; &amp; &quot;(&quot; &amp; CHAR(34) &amp; [.T$20] &amp; CHAR(34) &amp; &quot;, &quot; &amp; IF([.T46]=&quot;&quot;;&quot;B.empty&quot;;&quot;B.pack &quot; &amp; CHAR(34) &amp; [.T46] &amp; CHAR(34)) &amp; &quot;)], str2LaT_SDL Required_SDLM &quot; &amp; CHAR(34) &amp; [.F46] &amp; CHAR(34) &amp; &quot; inner_cfg))&quot;)" office:value-type="string" office:string-value=", (&quot;E_EIS_ET2&quot;, (M.fromList [(&quot;rus&quot;, B.pack &quot;ошибка типа #2!&quot;), (&quot;eng&quot;, B.pack &quot;error of type #2!&quot;), (&quot;hs_&quot;, B.pack &quot;ErrorType2_EIS&quot;)], str2LaT_SDL Required_SDLM &quot;##|E_EIS##|&quot; inner_cfg))">
            <text:p>, ("E_EIS_ET2", (M.fromList [("rus", B.pack "ошибка типа #2!"), ("eng", B.pack "error of type #2!"), ("hs_", B.pack "ErrorType2_EIS")], str2LaT_SDL Required_SDLM "##|E_EIS##|" inner_cfg))</text:p>
          </table:table-cell>
          <table:table-cell table:style-name="ce7" table:formula="of:=IF([.E46]=&quot;&quot;;&quot;&quot;;CONCATENATE([.E46];&quot;%&quot;;[.F46];&quot;%&quot;;[.G46];&quot;%&quot;;[.H46]))" office:value-type="string" office:string-value="E_EIS_ET2%##|E_EIS##|%ошибка типа #2!%error of type #2!">
            <text:p>E_EIS_ET2%##|E_EIS##|%ошибка типа #2!%error of type #2!</text:p>
          </table:table-cell>
          <table:table-cell table:style-name="ce11" table:formula="of:=IF([.E46]=&quot;&quot;;&quot;&quot;;&quot;INSERT INTO tpls (pclt_id) VALUES('&quot;&amp;[.E46]&amp;&quot;');&quot;&amp;CHAR(13)&amp;CHAR(10) &amp; IF([.O46]=&quot;&quot;;&quot;&quot;;&quot;INSERT INTO tpls_localized (lng, pclt_id, structured_text) VALUES('&quot;&amp;[.O$20]&amp;&quot;', '&quot;&amp;[.E46]&amp;&quot;', '&quot;&amp;[.O46]&amp;&quot;');&quot;) &amp; CHAR(13)&amp;CHAR(10) &amp; IF([.P46]=&quot;&quot;;&quot;&quot;;&quot;INSERT INTO tpls_localized (lng, pclt_id, structured_text) VALUES('&quot;&amp;[.P$20]&amp;&quot;', '&quot;&amp;[.E46]&amp;&quot;', '&quot;&amp;[.P46]&amp;&quot;');&quot;) &amp; CHAR(13)&amp;CHAR(10) &amp; IF([.Q46]=&quot;&quot;;&quot;&quot;;&quot;INSERT INTO tpls_localized (lng, pclt_id, structured_text) VALUES('&quot;&amp;[.Q$20]&amp;&quot;', '&quot;&amp;[.E46]&amp;&quot;', '&quot;&amp;[.Q46]&amp;&quot;');&quot;) &amp; CHAR(13)&amp;CHAR(10)&amp;&quot;INSERT INTO tpls_inclusions_in_collections (tpls_collection_id, pclt_id, tpl_dflt_req_sdl) VALUES (&quot;&amp;[.C46]&amp;&quot;,'&quot;&amp;[.E46]&amp;&quot;','&quot;&amp;[.F46]&amp;&quot;');&quot;)" office:value-type="string" office:string-value="INSERT INTO tpls (pclt_id) VALUES('E_EIS_ET2');&#13;&#10;INSERT INTO tpls_localized (lng, pclt_id, structured_text) VALUES('rus', 'E_EIS_ET2', 'ошибка типа #2!');&#13;&#10;INSERT INTO tpls_localized (lng, pclt_id, structured_text) VALUES('eng', 'E_EIS_ET2', 'error of type #2!');&#13;&#10;INSERT INTO tpls_localized (lng, pclt_id, structured_text) VALUES('hs_', 'E_EIS_ET2', 'ErrorType2_EIS');&#13;&#10;INSERT INTO tpls_inclusions_in_collections (tpls_collection_id, pclt_id, tpl_dflt_req_sdl) VALUES (50,'E_EIS_ET2','##|E_EIS##|');">
            <text:p>INSERT INTO tpls (pclt_id) VALUES('E_EIS_ET2');<text:line-break/>INSERT INTO tpls_localized (lng, pclt_id, structured_text) VALUES('rus', 'E_EIS_ET2', 'ошибка типа #2!');<text:line-break/>INSERT INTO tpls_localized (lng, pclt_id, structured_text) VALUES('eng', 'E_EIS_ET2', 'error of type #2!');<text:line-break/>INSERT INTO tpls_localized (lng, pclt_id, structured_text) VALUES('hs_', 'E_EIS_ET2', 'ErrorType2_EIS');<text:line-break/>INSERT INTO tpls_inclusions_in_collections (tpls_collection_id, pclt_id, tpl_dflt_req_sdl) VALUES (50,'E_EIS_ET2','##|E_EIS##|');</text:p>
          </table:table-cell>
          <table:table-cell table:style-name="ce7"/>
          <table:table-cell table:style-name="ce11" table:formula="of:=SUBSTITUTE([.G46];&quot;'&quot;;&quot;''&quot;)" office:value-type="string" office:string-value="ошибка типа #2!">
            <text:p>ошибка типа #2!</text:p>
          </table:table-cell>
          <table:table-cell table:style-name="ce11" table:formula="of:=SUBSTITUTE([.H46];&quot;'&quot;;&quot;''&quot;)" office:value-type="string" office:string-value="error of type #2!">
            <text:p>error of type #2!</text:p>
          </table:table-cell>
          <table:table-cell table:style-name="ce11" table:formula="of:=SUBSTITUTE([.I46];&quot;'&quot;;&quot;''&quot;)" office:value-type="string" office:string-value="ErrorType2_EIS">
            <text:p>ErrorType2_EIS</text:p>
          </table:table-cell>
          <table:table-cell table:style-name="ce11" table:formula="of:=SUBSTITUTE([.G46];&quot;&quot;&quot;&quot;;&quot;\&quot;&quot;&quot;)" office:value-type="string" office:string-value="ошибка типа #2!">
            <text:p>ошибка типа #2!</text:p>
          </table:table-cell>
          <table:table-cell table:style-name="ce11" table:formula="of:=SUBSTITUTE([.H46];&quot;&quot;&quot;&quot;;&quot;\&quot;&quot;&quot;)" office:value-type="string" office:string-value="error of type #2!">
            <text:p>error of type #2!</text:p>
          </table:table-cell>
          <table:table-cell table:style-name="ce11" table:formula="of:=SUBSTITUTE([.I46];&quot;&quot;&quot;&quot;;&quot;\&quot;&quot;&quot;)" office:value-type="string" office:string-value="ErrorType2_EIS">
            <text:p>ErrorType2_EIS</text:p>
          </table:table-cell>
          <table:table-cell table:number-columns-repeated="1004"/>
        </table:table-row>
        <table:table-row table:style-name="ro3">
          <table:table-cell/>
          <table:table-cell table:style-name="ce7" office:value-type="string">
            <text:p>HelloWorld templates</text:p>
          </table:table-cell>
          <table:table-cell table:style-name="ce11" table:formula="of:=IF([.B47]=&quot;General commons&quot;;1;IF([.B47]=&quot;General DB commons&quot;;2;IF([.B47]=&quot;General networking commons&quot;;3;IF([.B47]=&quot;PCST messages&quot;;4;IF([.B47]=&quot;HelloWorld templates&quot;;50;IF([.B47]=&quot;PCLT-DB messages&quot;;5;-1))))))" office:value-type="float" office:value="50">
            <text:p>50</text:p>
          </table:table-cell>
          <table:table-cell table:style-name="ce11" table:formula="of:=IF([.E47]=&quot;&quot;;&quot;&quot;;CONCATENATE(&quot;##|&quot;;[.E47];&quot;##|&quot;) )" office:value-type="string" office:string-value="##|E_EIS_EISS##|">
            <text:p>##|E_EIS_EISS##|</text:p>
          </table:table-cell>
          <table:table-cell table:style-name="ce16" office:value-type="string">
            <text:p>E_EIS_EISS</text:p>
          </table:table-cell>
          <table:table-cell table:style-name="ce16" office:value-type="string">
            <text:p>@@|e_eiss@@|</text:p>
          </table:table-cell>
          <table:table-cell table:style-name="ce7" office:value-type="string">
            <text:p>сбой в подПОДсистеме! Текст исключения уровнем ниже: @@|e_eiss@@|</text:p>
          </table:table-cell>
          <table:table-cell table:style-name="ce15" office:value-type="string">
            <text:p>failed due to error(s) in subSUBsystem!\nLower level exception message:\n@@|e_eiss@@|</text:p>
          </table:table-cell>
          <table:table-cell table:style-name="ce15" office:value-type="string">
            <text:p>FailedDueToErrorInSub_sub_system_EIS (@@|e_eiss@@|)</text:p>
          </table:table-cell>
          <table:table-cell table:style-name="ce7"/>
          <table:table-cell table:style-name="ce7" table:formula="of:=IF([.E47]=&quot;&quot;;&quot;&quot;;&quot;, (&quot; &amp; CHAR(34) &amp; [.E47] &amp; CHAR(34) &amp; &quot;, (M.fromList [(&quot; &amp; CHAR(34) &amp; [.R$20] &amp; CHAR(34) &amp; &quot;, &quot; &amp; IF([.R47]=&quot;&quot;;&quot;B.empty&quot;;&quot;B.pack &quot; &amp; CHAR(34) &amp; [.R47] &amp; CHAR(34)) &amp; &quot;)&quot; &amp; &quot;, &quot; &amp; &quot;(&quot; &amp; CHAR(34) &amp; [.S$20] &amp; CHAR(34) &amp; &quot;, &quot; &amp; IF([.S47]=&quot;&quot;;&quot;B.empty&quot;;&quot;B.pack &quot; &amp; CHAR(34) &amp; [.S47] &amp; CHAR(34)) &amp; &quot;)&quot; &amp; &quot;, &quot; &amp; &quot;(&quot; &amp; CHAR(34) &amp; [.T$20] &amp; CHAR(34) &amp; &quot;, &quot; &amp; IF([.T47]=&quot;&quot;;&quot;B.empty&quot;;&quot;B.pack &quot; &amp; CHAR(34) &amp; [.T47] &amp; CHAR(34)) &amp; &quot;)], str2LaT_SDL Required_SDLM &quot; &amp; CHAR(34) &amp; [.F47] &amp; CHAR(34) &amp; &quot; inner_cfg))&quot;)" office:value-type="string" office:string-value=", (&quot;E_EIS_EISS&quot;, (M.fromList [(&quot;rus&quot;, B.pack &quot;сбой в подПОДсистеме! Текст исключения уровнем ниже: @@|e_eiss@@|&quot;), (&quot;eng&quot;, B.pack &quot;failed due to error(s) in subSUBsystem!\nLower level exception message:\n@@|e_eiss@@|&quot;), (&quot;hs_&quot;, B.pack &quot;FailedDueToErrorInSub_sub_system_EIS (@@|e_eiss@@|)&quot;)], str2LaT_SDL Required_SDLM &quot;@@|e_eiss@@|&quot; inner_cfg))">
            <text:p>, ("E_EIS_EISS", (M.fromList [("rus", B.pack "сбой в подПОДсистеме! Текст исключения уровнем ниже: @@|e_eiss@@|"), ("eng", B.pack "failed due to error(s) in subSUBsystem!\nLower level exception message:\n@@|e_eiss@@|"), ("hs_", B.pack "FailedDueToErrorInSub_sub_system_EIS (@@|e_eiss@@|)")], str2LaT_SDL Required_SDLM "@@|e_eiss@@|" inner_cfg))</text:p>
          </table:table-cell>
          <table:table-cell table:style-name="ce7" table:formula="of:=IF([.E47]=&quot;&quot;;&quot;&quot;;CONCATENATE([.E47];&quot;%&quot;;[.F47];&quot;%&quot;;[.G47];&quot;%&quot;;[.H47]))" office:value-type="string" office:string-value="E_EIS_EISS%@@|e_eiss@@|%сбой в подПОДсистеме! Текст исключения уровнем ниже: @@|e_eiss@@|%failed due to error(s) in subSUBsystem!\nLower level exception message:\n@@|e_eiss@@|">
            <text:p>E_EIS_EISS%@@|e_eiss@@|%сбой в подПОДсистеме! Текст исключения уровнем ниже: @@|e_eiss@@|%failed due to error(s) in subSUBsystem!\nLower level exception message:\n@@|e_eiss@@|</text:p>
          </table:table-cell>
          <table:table-cell table:style-name="ce11" table:formula="of:=IF([.E47]=&quot;&quot;;&quot;&quot;;&quot;INSERT INTO tpls (pclt_id) VALUES('&quot;&amp;[.E47]&amp;&quot;');&quot;&amp;CHAR(13)&amp;CHAR(10) &amp; IF([.O47]=&quot;&quot;;&quot;&quot;;&quot;INSERT INTO tpls_localized (lng, pclt_id, structured_text) VALUES('&quot;&amp;[.O$20]&amp;&quot;', '&quot;&amp;[.E47]&amp;&quot;', '&quot;&amp;[.O47]&amp;&quot;');&quot;) &amp; CHAR(13)&amp;CHAR(10) &amp; IF([.P47]=&quot;&quot;;&quot;&quot;;&quot;INSERT INTO tpls_localized (lng, pclt_id, structured_text) VALUES('&quot;&amp;[.P$20]&amp;&quot;', '&quot;&amp;[.E47]&amp;&quot;', '&quot;&amp;[.P47]&amp;&quot;');&quot;) &amp; CHAR(13)&amp;CHAR(10) &amp; IF([.Q47]=&quot;&quot;;&quot;&quot;;&quot;INSERT INTO tpls_localized (lng, pclt_id, structured_text) VALUES('&quot;&amp;[.Q$20]&amp;&quot;', '&quot;&amp;[.E47]&amp;&quot;', '&quot;&amp;[.Q47]&amp;&quot;');&quot;) &amp; CHAR(13)&amp;CHAR(10)&amp;&quot;INSERT INTO tpls_inclusions_in_collections (tpls_collection_id, pclt_id, tpl_dflt_req_sdl) VALUES (&quot;&amp;[.C47]&amp;&quot;,'&quot;&amp;[.E47]&amp;&quot;','&quot;&amp;[.F47]&amp;&quot;');&quot;)" office:value-type="string" office:string-value="INSERT INTO tpls (pclt_id) VALUES('E_EIS_EISS');&#13;&#10;INSERT INTO tpls_localized (lng, pclt_id, structured_text) VALUES('rus', 'E_EIS_EISS', 'сбой в подПОДсистеме! Текст исключения уровнем ниже: @@|e_eiss@@|');&#13;&#10;INSERT INTO tpls_localized (lng, pclt_id, structured_text) VALUES('eng', 'E_EIS_EISS', 'failed due to error(s) in subSUBsystem!\nLower level exception message:\n@@|e_eiss@@|');&#13;&#10;INSERT INTO tpls_localized (lng, pclt_id, structured_text) VALUES('hs_', 'E_EIS_EISS', 'FailedDueToErrorInSub_sub_system_EIS (@@|e_eiss@@|)');&#13;&#10;INSERT INTO tpls_inclusions_in_collections (tpls_collection_id, pclt_id, tpl_dflt_req_sdl) VALUES (50,'E_EIS_EISS','@@|e_eiss@@|');">
            <text:p>INSERT INTO tpls (pclt_id) VALUES('E_EIS_EISS');<text:line-break/>INSERT INTO tpls_localized (lng, pclt_id, structured_text) VALUES('rus', 'E_EIS_EISS', 'сбой в подПОДсистеме! Текст исключения уровнем ниже: @@|e_eiss@@|');<text:line-break/>INSERT INTO tpls_localized (lng, pclt_id, structured_text) VALUES('eng', 'E_EIS_EISS', 'failed due to error(s) in subSUBsystem!\nLower level exception message:\n@@|e_eiss@@|');<text:line-break/>INSERT INTO tpls_localized (lng, pclt_id, structured_text) VALUES('hs_', 'E_EIS_EISS', 'FailedDueToErrorInSub_sub_system_EIS (@@|e_eiss@@|)');<text:line-break/>INSERT INTO tpls_inclusions_in_collections (tpls_collection_id, pclt_id, tpl_dflt_req_sdl) VALUES (50,'E_EIS_EISS','@@|e_eiss@@|');</text:p>
          </table:table-cell>
          <table:table-cell table:style-name="ce7"/>
          <table:table-cell table:style-name="ce11" table:formula="of:=SUBSTITUTE([.G47];&quot;'&quot;;&quot;''&quot;)" office:value-type="string" office:string-value="сбой в подПОДсистеме! Текст исключения уровнем ниже: @@|e_eiss@@|">
            <text:p>сбой в подПОДсистеме! Текст исключения уровнем ниже: @@|e_eiss@@|</text:p>
          </table:table-cell>
          <table:table-cell table:style-name="ce11" table:formula="of:=SUBSTITUTE([.H47];&quot;'&quot;;&quot;''&quot;)" office:value-type="string" office:string-value="failed due to error(s) in subSUBsystem!\nLower level exception message:\n@@|e_eiss@@|">
            <text:p>failed due to error(s) in subSUBsystem!\nLower level exception message:\n@@|e_eiss@@|</text:p>
          </table:table-cell>
          <table:table-cell table:style-name="ce11" table:formula="of:=SUBSTITUTE([.I47];&quot;'&quot;;&quot;''&quot;)" office:value-type="string" office:string-value="FailedDueToErrorInSub_sub_system_EIS (@@|e_eiss@@|)">
            <text:p>FailedDueToErrorInSub_sub_system_EIS (@@|e_eiss@@|)</text:p>
          </table:table-cell>
          <table:table-cell table:style-name="ce11" table:formula="of:=SUBSTITUTE([.G47];&quot;&quot;&quot;&quot;;&quot;\&quot;&quot;&quot;)" office:value-type="string" office:string-value="сбой в подПОДсистеме! Текст исключения уровнем ниже: @@|e_eiss@@|">
            <text:p>сбой в подПОДсистеме! Текст исключения уровнем ниже: @@|e_eiss@@|</text:p>
          </table:table-cell>
          <table:table-cell table:style-name="ce11" table:formula="of:=SUBSTITUTE([.H47];&quot;&quot;&quot;&quot;;&quot;\&quot;&quot;&quot;)" office:value-type="string" office:string-value="failed due to error(s) in subSUBsystem!\nLower level exception message:\n@@|e_eiss@@|">
            <text:p>failed due to error(s) in subSUBsystem!\nLower level exception message:\n@@|e_eiss@@|</text:p>
          </table:table-cell>
          <table:table-cell table:style-name="ce11" table:formula="of:=SUBSTITUTE([.I47];&quot;&quot;&quot;&quot;;&quot;\&quot;&quot;&quot;)" office:value-type="string" office:string-value="FailedDueToErrorInSub_sub_system_EIS (@@|e_eiss@@|)">
            <text:p>FailedDueToErrorInSub_sub_system_EIS (@@|e_eiss@@|)</text:p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formula="of:=IF([.B48]=&quot;General commons&quot;;1;IF([.B48]=&quot;General DB commons&quot;;2;IF([.B48]=&quot;General networking commons&quot;;3;IF([.B48]=&quot;PCST messages&quot;;4;IF([.B48]=&quot;HelloWorld templates&quot;;50;IF([.B48]=&quot;PCLT-DB messages&quot;;5;-1))))))" office:value-type="float" office:value="-1">
            <text:p>-1</text:p>
          </table:table-cell>
          <table:table-cell table:style-name="ce11"/>
          <table:table-cell table:style-name="ce16"/>
          <table:table-cell table:style-name="ce16"/>
          <table:table-cell table:style-name="ce7"/>
          <table:table-cell table:style-name="ce15"/>
          <table:table-cell table:style-name="ce15"/>
          <table:table-cell table:style-name="ce7"/>
          <table:table-cell table:style-name="ce7" table:formula="of:=IF([.E48]=&quot;&quot;;&quot;&quot;;&quot;, (&quot; &amp; CHAR(34) &amp; [.E48] &amp; CHAR(34) &amp; &quot;, (M.fromList [(&quot; &amp; CHAR(34) &amp; [.R$20] &amp; CHAR(34) &amp; &quot;, &quot; &amp; IF([.R48]=&quot;&quot;;&quot;B.empty&quot;;&quot;B.pack &quot; &amp; CHAR(34) &amp; [.R48] &amp; CHAR(34)) &amp; &quot;)&quot; &amp; &quot;, &quot; &amp; &quot;(&quot; &amp; CHAR(34) &amp; [.S$20] &amp; CHAR(34) &amp; &quot;, &quot; &amp; IF([.S48]=&quot;&quot;;&quot;B.empty&quot;;&quot;B.pack &quot; &amp; CHAR(34) &amp; [.S48] &amp; CHAR(34)) &amp; &quot;)&quot; &amp; &quot;, &quot; &amp; &quot;(&quot; &amp; CHAR(34) &amp; [.T$20] &amp; CHAR(34) &amp; &quot;, &quot; &amp; IF([.T48]=&quot;&quot;;&quot;B.empty&quot;;&quot;B.pack &quot; &amp; CHAR(34) &amp; [.T48] &amp; CHAR(34)) &amp; &quot;)], str2LaT_SDL Required_SDLM &quot; &amp; CHAR(34) &amp; [.F48] &amp; CHAR(34) &amp; &quot; inner_cfg))&quot;)">
            <text:p/>
          </table:table-cell>
          <table:table-cell table:style-name="ce7" table:formula="of:=IF([.E48]=&quot;&quot;;&quot;&quot;;CONCATENATE([.E48];&quot;%&quot;;[.F48];&quot;%&quot;;[.G48];&quot;%&quot;;[.H48]))">
            <text:p/>
          </table:table-cell>
          <table:table-cell table:style-name="ce11" table:formula="of:=IF([.E48]=&quot;&quot;;&quot;&quot;;&quot;INSERT INTO tpls (pclt_id) VALUES('&quot;&amp;[.E48]&amp;&quot;');&quot;&amp;CHAR(13)&amp;CHAR(10) &amp; IF([.O48]=&quot;&quot;;&quot;&quot;;&quot;INSERT INTO tpls_localized (lng, pclt_id, structured_text) VALUES('&quot;&amp;[.O$20]&amp;&quot;', '&quot;&amp;[.E48]&amp;&quot;', '&quot;&amp;[.O48]&amp;&quot;');&quot;) &amp; CHAR(13)&amp;CHAR(10) &amp; IF([.P48]=&quot;&quot;;&quot;&quot;;&quot;INSERT INTO tpls_localized (lng, pclt_id, structured_text) VALUES('&quot;&amp;[.P$20]&amp;&quot;', '&quot;&amp;[.E48]&amp;&quot;', '&quot;&amp;[.P48]&amp;&quot;');&quot;) &amp; CHAR(13)&amp;CHAR(10) &amp; IF([.Q48]=&quot;&quot;;&quot;&quot;;&quot;INSERT INTO tpls_localized (lng, pclt_id, structured_text) VALUES('&quot;&amp;[.Q$20]&amp;&quot;', '&quot;&amp;[.E48]&amp;&quot;', '&quot;&amp;[.Q48]&amp;&quot;');&quot;) &amp; CHAR(13)&amp;CHAR(10)&amp;&quot;INSERT INTO tpls_inclusions_in_collections (tpls_collection_id, pclt_id, tpl_dflt_req_sdl) VALUES (&quot;&amp;[.C48]&amp;&quot;,'&quot;&amp;[.E48]&amp;&quot;','&quot;&amp;[.F48]&amp;&quot;');&quot;)">
            <text:p/>
          </table:table-cell>
          <table:table-cell table:style-name="ce7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04"/>
        </table:table-row>
        <table:table-row table:style-name="ro3">
          <table:table-cell/>
          <table:table-cell table:style-name="ce7" office:value-type="string">
            <text:p>HelloWorld templates</text:p>
          </table:table-cell>
          <table:table-cell table:style-name="ce11" table:formula="of:=IF([.B49]=&quot;General commons&quot;;1;IF([.B49]=&quot;General DB commons&quot;;2;IF([.B49]=&quot;General networking commons&quot;;3;IF([.B49]=&quot;PCST messages&quot;;4;IF([.B49]=&quot;HelloWorld templates&quot;;50;IF([.B49]=&quot;PCLT-DB messages&quot;;5;-1))))))" office:value-type="float" office:value="50">
            <text:p>50</text:p>
          </table:table-cell>
          <table:table-cell table:style-name="ce11" table:formula="of:=IF([.E49]=&quot;&quot;;&quot;&quot;;CONCATENATE(&quot;##|&quot;;[.E49];&quot;##|&quot;) )" office:value-type="string" office:string-value="##|E_EISS##|">
            <text:p>##|E_EISS##|</text:p>
          </table:table-cell>
          <table:table-cell table:style-name="ce16" office:value-type="string">
            <text:p>E_EISS</text:p>
          </table:table-cell>
          <table:table-cell table:style-name="ce16" office:value-type="float" office:value="20">
            <text:p>20</text:p>
          </table:table-cell>
          <table:table-cell table:style-name="ce7" office:value-type="string">
            <text:p>##|E_EISS_PREFIX##|@@|eiss_details_pcsi@@|</text:p>
          </table:table-cell>
          <table:table-cell table:style-name="ce15" office:value-type="string">
            <text:p>##|E_EISS_PREFIX##|@@|eiss_details_pcsi@@|</text:p>
          </table:table-cell>
          <table:table-cell table:style-name="ce15" office:value-type="string">
            <text:p>##|E_EISS_PREFIX##|@@|eiss_details_pcsi@@|</text:p>
          </table:table-cell>
          <table:table-cell table:style-name="ce7"/>
          <table:table-cell table:style-name="ce7" table:formula="of:=IF([.E49]=&quot;&quot;;&quot;&quot;;&quot;, (&quot; &amp; CHAR(34) &amp; [.E49] &amp; CHAR(34) &amp; &quot;, (M.fromList [(&quot; &amp; CHAR(34) &amp; [.R$20] &amp; CHAR(34) &amp; &quot;, &quot; &amp; IF([.R49]=&quot;&quot;;&quot;B.empty&quot;;&quot;B.pack &quot; &amp; CHAR(34) &amp; [.R49] &amp; CHAR(34)) &amp; &quot;)&quot; &amp; &quot;, &quot; &amp; &quot;(&quot; &amp; CHAR(34) &amp; [.S$20] &amp; CHAR(34) &amp; &quot;, &quot; &amp; IF([.S49]=&quot;&quot;;&quot;B.empty&quot;;&quot;B.pack &quot; &amp; CHAR(34) &amp; [.S49] &amp; CHAR(34)) &amp; &quot;)&quot; &amp; &quot;, &quot; &amp; &quot;(&quot; &amp; CHAR(34) &amp; [.T$20] &amp; CHAR(34) &amp; &quot;, &quot; &amp; IF([.T49]=&quot;&quot;;&quot;B.empty&quot;;&quot;B.pack &quot; &amp; CHAR(34) &amp; [.T49] &amp; CHAR(34)) &amp; &quot;)], str2LaT_SDL Required_SDLM &quot; &amp; CHAR(34) &amp; [.F49] &amp; CHAR(34) &amp; &quot; inner_cfg))&quot;)" office:value-type="string" office:string-value=", (&quot;E_EISS&quot;, (M.fromList [(&quot;rus&quot;, B.pack &quot;##|E_EISS_PREFIX##|@@|eiss_details_pcsi@@|&quot;), (&quot;eng&quot;, B.pack &quot;##|E_EISS_PREFIX##|@@|eiss_details_pcsi@@|&quot;), (&quot;hs_&quot;, B.pack &quot;##|E_EISS_PREFIX##|@@|eiss_details_pcsi@@|&quot;)], str2LaT_SDL Required_SDLM &quot;20&quot; inner_cfg))">
            <text:p>, ("E_EISS", (M.fromList [("rus", B.pack "##|E_EISS_PREFIX##|@@|eiss_details_pcsi@@|"), ("eng", B.pack "##|E_EISS_PREFIX##|@@|eiss_details_pcsi@@|"), ("hs_", B.pack "##|E_EISS_PREFIX##|@@|eiss_details_pcsi@@|")], str2LaT_SDL Required_SDLM "20" inner_cfg))</text:p>
          </table:table-cell>
          <table:table-cell table:style-name="ce7" table:formula="of:=IF([.E49]=&quot;&quot;;&quot;&quot;;CONCATENATE([.E49];&quot;%&quot;;[.F49];&quot;%&quot;;[.G49];&quot;%&quot;;[.H49]))" office:value-type="string" office:string-value="E_EISS%20%##|E_EISS_PREFIX##|@@|eiss_details_pcsi@@|%##|E_EISS_PREFIX##|@@|eiss_details_pcsi@@|">
            <text:p>E_EISS%20%##|E_EISS_PREFIX##|@@|eiss_details_pcsi@@|%##|E_EISS_PREFIX##|@@|eiss_details_pcsi@@|</text:p>
          </table:table-cell>
          <table:table-cell table:style-name="ce11" table:formula="of:=IF([.E49]=&quot;&quot;;&quot;&quot;;&quot;INSERT INTO tpls (pclt_id) VALUES('&quot;&amp;[.E49]&amp;&quot;');&quot;&amp;CHAR(13)&amp;CHAR(10) &amp; IF([.O49]=&quot;&quot;;&quot;&quot;;&quot;INSERT INTO tpls_localized (lng, pclt_id, structured_text) VALUES('&quot;&amp;[.O$20]&amp;&quot;', '&quot;&amp;[.E49]&amp;&quot;', '&quot;&amp;[.O49]&amp;&quot;');&quot;) &amp; CHAR(13)&amp;CHAR(10) &amp; IF([.P49]=&quot;&quot;;&quot;&quot;;&quot;INSERT INTO tpls_localized (lng, pclt_id, structured_text) VALUES('&quot;&amp;[.P$20]&amp;&quot;', '&quot;&amp;[.E49]&amp;&quot;', '&quot;&amp;[.P49]&amp;&quot;');&quot;) &amp; CHAR(13)&amp;CHAR(10) &amp; IF([.Q49]=&quot;&quot;;&quot;&quot;;&quot;INSERT INTO tpls_localized (lng, pclt_id, structured_text) VALUES('&quot;&amp;[.Q$20]&amp;&quot;', '&quot;&amp;[.E49]&amp;&quot;', '&quot;&amp;[.Q49]&amp;&quot;');&quot;) &amp; CHAR(13)&amp;CHAR(10)&amp;&quot;INSERT INTO tpls_inclusions_in_collections (tpls_collection_id, pclt_id, tpl_dflt_req_sdl) VALUES (&quot;&amp;[.C49]&amp;&quot;,'&quot;&amp;[.E49]&amp;&quot;','&quot;&amp;[.F49]&amp;&quot;');&quot;)" office:value-type="string" office:string-value="INSERT INTO tpls (pclt_id) VALUES('E_EISS');&#13;&#10;INSERT INTO tpls_localized (lng, pclt_id, structured_text) VALUES('rus', 'E_EISS', '##|E_EISS_PREFIX##|@@|eiss_details_pcsi@@|');&#13;&#10;INSERT INTO tpls_localized (lng, pclt_id, structured_text) VALUES('eng', 'E_EISS', '##|E_EISS_PREFIX##|@@|eiss_details_pcsi@@|');&#13;&#10;INSERT INTO tpls_localized (lng, pclt_id, structured_text) VALUES('hs_', 'E_EISS', '##|E_EISS_PREFIX##|@@|eiss_details_pcsi@@|');&#13;&#10;INSERT INTO tpls_inclusions_in_collections (tpls_collection_id, pclt_id, tpl_dflt_req_sdl) VALUES (50,'E_EISS','20');">
            <text:p>INSERT INTO tpls (pclt_id) VALUES('E_EISS');<text:line-break/>INSERT INTO tpls_localized (lng, pclt_id, structured_text) VALUES('rus', 'E_EISS', '##|E_EISS_PREFIX##|@@|eiss_details_pcsi@@|');<text:line-break/>INSERT INTO tpls_localized (lng, pclt_id, structured_text) VALUES('eng', 'E_EISS', '##|E_EISS_PREFIX##|@@|eiss_details_pcsi@@|');<text:line-break/>INSERT INTO tpls_localized (lng, pclt_id, structured_text) VALUES('hs_', 'E_EISS', '##|E_EISS_PREFIX##|@@|eiss_details_pcsi@@|');<text:line-break/>INSERT INTO tpls_inclusions_in_collections (tpls_collection_id, pclt_id, tpl_dflt_req_sdl) VALUES (50,'E_EISS','20');</text:p>
          </table:table-cell>
          <table:table-cell table:style-name="ce7"/>
          <table:table-cell table:style-name="ce11" table:formula="of:=SUBSTITUTE([.G49];&quot;'&quot;;&quot;''&quot;)" office:value-type="string" office:string-value="##|E_EISS_PREFIX##|@@|eiss_details_pcsi@@|">
            <text:p>##|E_EISS_PREFIX##|@@|eiss_details_pcsi@@|</text:p>
          </table:table-cell>
          <table:table-cell table:style-name="ce11" table:formula="of:=SUBSTITUTE([.H49];&quot;'&quot;;&quot;''&quot;)" office:value-type="string" office:string-value="##|E_EISS_PREFIX##|@@|eiss_details_pcsi@@|">
            <text:p>##|E_EISS_PREFIX##|@@|eiss_details_pcsi@@|</text:p>
          </table:table-cell>
          <table:table-cell table:style-name="ce11" table:formula="of:=SUBSTITUTE([.I49];&quot;'&quot;;&quot;''&quot;)" office:value-type="string" office:string-value="##|E_EISS_PREFIX##|@@|eiss_details_pcsi@@|">
            <text:p>##|E_EISS_PREFIX##|@@|eiss_details_pcsi@@|</text:p>
          </table:table-cell>
          <table:table-cell table:style-name="ce11" table:formula="of:=SUBSTITUTE([.G49];&quot;&quot;&quot;&quot;;&quot;\&quot;&quot;&quot;)" office:value-type="string" office:string-value="##|E_EISS_PREFIX##|@@|eiss_details_pcsi@@|">
            <text:p>##|E_EISS_PREFIX##|@@|eiss_details_pcsi@@|</text:p>
          </table:table-cell>
          <table:table-cell table:style-name="ce11" table:formula="of:=SUBSTITUTE([.H49];&quot;&quot;&quot;&quot;;&quot;\&quot;&quot;&quot;)" office:value-type="string" office:string-value="##|E_EISS_PREFIX##|@@|eiss_details_pcsi@@|">
            <text:p>##|E_EISS_PREFIX##|@@|eiss_details_pcsi@@|</text:p>
          </table:table-cell>
          <table:table-cell table:style-name="ce11" table:formula="of:=SUBSTITUTE([.I49];&quot;&quot;&quot;&quot;;&quot;\&quot;&quot;&quot;)" office:value-type="string" office:string-value="##|E_EISS_PREFIX##|@@|eiss_details_pcsi@@|">
            <text:p>##|E_EISS_PREFIX##|@@|eiss_details_pcsi@@|</text:p>
          </table:table-cell>
          <table:table-cell table:number-columns-repeated="1004"/>
        </table:table-row>
        <table:table-row table:style-name="ro3">
          <table:table-cell/>
          <table:table-cell table:style-name="ce7" office:value-type="string">
            <text:p>HelloWorld templates</text:p>
          </table:table-cell>
          <table:table-cell table:style-name="ce11" table:formula="of:=IF([.B50]=&quot;General commons&quot;;1;IF([.B50]=&quot;General DB commons&quot;;2;IF([.B50]=&quot;General networking commons&quot;;3;IF([.B50]=&quot;PCST messages&quot;;4;IF([.B50]=&quot;HelloWorld templates&quot;;50;IF([.B50]=&quot;PCLT-DB messages&quot;;5;-1))))))" office:value-type="float" office:value="50">
            <text:p>50</text:p>
          </table:table-cell>
          <table:table-cell table:style-name="ce11" table:formula="of:=IF([.E50]=&quot;&quot;;&quot;&quot;;CONCATENATE(&quot;##|&quot;;[.E50];&quot;##|&quot;) )" office:value-type="string" office:string-value="##|E_EISS_PREFIX##|">
            <text:p>##|E_EISS_PREFIX##|</text:p>
          </table:table-cell>
          <table:table-cell table:style-name="ce16" office:value-type="string">
            <text:p>E_EISS_PREFIX</text:p>
          </table:table-cell>
          <table:table-cell table:style-name="ce16" office:value-type="string">
            <text:p>##|E_EISS##|</text:p>
          </table:table-cell>
          <table:table-cell table:style-name="ce15" office:value-type="string">
            <text:p>Сбой в подПОДсистеме!\nПричина: </text:p>
          </table:table-cell>
          <table:table-cell table:style-name="ce15" office:value-type="string">
            <text:p>SubSUBsystem failure!\nReason: </text:p>
          </table:table-cell>
          <table:table-cell table:style-name="ce15"/>
          <table:table-cell table:style-name="ce7"/>
          <table:table-cell table:style-name="ce7" table:formula="of:=IF([.E50]=&quot;&quot;;&quot;&quot;;&quot;, (&quot; &amp; CHAR(34) &amp; [.E50] &amp; CHAR(34) &amp; &quot;, (M.fromList [(&quot; &amp; CHAR(34) &amp; [.R$20] &amp; CHAR(34) &amp; &quot;, &quot; &amp; IF([.R50]=&quot;&quot;;&quot;B.empty&quot;;&quot;B.pack &quot; &amp; CHAR(34) &amp; [.R50] &amp; CHAR(34)) &amp; &quot;)&quot; &amp; &quot;, &quot; &amp; &quot;(&quot; &amp; CHAR(34) &amp; [.S$20] &amp; CHAR(34) &amp; &quot;, &quot; &amp; IF([.S50]=&quot;&quot;;&quot;B.empty&quot;;&quot;B.pack &quot; &amp; CHAR(34) &amp; [.S50] &amp; CHAR(34)) &amp; &quot;)&quot; &amp; &quot;, &quot; &amp; &quot;(&quot; &amp; CHAR(34) &amp; [.T$20] &amp; CHAR(34) &amp; &quot;, &quot; &amp; IF([.T50]=&quot;&quot;;&quot;B.empty&quot;;&quot;B.pack &quot; &amp; CHAR(34) &amp; [.T50] &amp; CHAR(34)) &amp; &quot;)], str2LaT_SDL Required_SDLM &quot; &amp; CHAR(34) &amp; [.F50] &amp; CHAR(34) &amp; &quot; inner_cfg))&quot;)" office:value-type="string" office:string-value=", (&quot;E_EISS_PREFIX&quot;, (M.fromList [(&quot;rus&quot;, B.pack &quot;Сбой в подПОДсистеме!\nПричина: &quot;), (&quot;eng&quot;, B.pack &quot;SubSUBsystem failure!\nReason: &quot;), (&quot;hs_&quot;, B.empty)], str2LaT_SDL Required_SDLM &quot;##|E_EISS##|&quot; inner_cfg))">
            <text:p>, ("E_EISS_PREFIX", (M.fromList [("rus", B.pack "Сбой в подПОДсистеме!\nПричина: "), ("eng", B.pack "SubSUBsystem failure!\nReason: "), ("hs_", B.empty)], str2LaT_SDL Required_SDLM "##|E_EISS##|" inner_cfg))</text:p>
          </table:table-cell>
          <table:table-cell table:style-name="ce7" table:formula="of:=IF([.E50]=&quot;&quot;;&quot;&quot;;CONCATENATE([.E50];&quot;%&quot;;[.F50];&quot;%&quot;;[.G50];&quot;%&quot;;[.H50]))" office:value-type="string" office:string-value="E_EISS_PREFIX%##|E_EISS##|%Сбой в подПОДсистеме!\nПричина: %SubSUBsystem failure!\nReason: ">
            <text:p>E_EISS_PREFIX%##|E_EISS##|%Сбой в подПОДсистеме!\nПричина: %SubSUBsystem failure!\nReason: </text:p>
          </table:table-cell>
          <table:table-cell table:style-name="ce11" table:formula="of:=IF([.E50]=&quot;&quot;;&quot;&quot;;&quot;INSERT INTO tpls (pclt_id) VALUES('&quot;&amp;[.E50]&amp;&quot;');&quot;&amp;CHAR(13)&amp;CHAR(10) &amp; IF([.O50]=&quot;&quot;;&quot;&quot;;&quot;INSERT INTO tpls_localized (lng, pclt_id, structured_text) VALUES('&quot;&amp;[.O$20]&amp;&quot;', '&quot;&amp;[.E50]&amp;&quot;', '&quot;&amp;[.O50]&amp;&quot;');&quot;) &amp; CHAR(13)&amp;CHAR(10) &amp; IF([.P50]=&quot;&quot;;&quot;&quot;;&quot;INSERT INTO tpls_localized (lng, pclt_id, structured_text) VALUES('&quot;&amp;[.P$20]&amp;&quot;', '&quot;&amp;[.E50]&amp;&quot;', '&quot;&amp;[.P50]&amp;&quot;');&quot;) &amp; CHAR(13)&amp;CHAR(10) &amp; IF([.Q50]=&quot;&quot;;&quot;&quot;;&quot;INSERT INTO tpls_localized (lng, pclt_id, structured_text) VALUES('&quot;&amp;[.Q$20]&amp;&quot;', '&quot;&amp;[.E50]&amp;&quot;', '&quot;&amp;[.Q50]&amp;&quot;');&quot;) &amp; CHAR(13)&amp;CHAR(10)&amp;&quot;INSERT INTO tpls_inclusions_in_collections (tpls_collection_id, pclt_id, tpl_dflt_req_sdl) VALUES (&quot;&amp;[.C50]&amp;&quot;,'&quot;&amp;[.E50]&amp;&quot;','&quot;&amp;[.F50]&amp;&quot;');&quot;)" office:value-type="string" office:string-value="INSERT INTO tpls (pclt_id) VALUES('E_EISS_PREFIX');&#13;&#10;INSERT INTO tpls_localized (lng, pclt_id, structured_text) VALUES('rus', 'E_EISS_PREFIX', 'Сбой в подПОДсистеме!\nПричина: ');&#13;&#10;INSERT INTO tpls_localized (lng, pclt_id, structured_text) VALUES('eng', 'E_EISS_PREFIX', 'SubSUBsystem failure!\nReason: ');&#13;&#10;&#13;&#10;INSERT INTO tpls_inclusions_in_collections (tpls_collection_id, pclt_id, tpl_dflt_req_sdl) VALUES (50,'E_EISS_PREFIX','##|E_EISS##|');">
            <text:p>INSERT INTO tpls (pclt_id) VALUES('E_EISS_PREFIX');<text:line-break/>INSERT INTO tpls_localized (lng, pclt_id, structured_text) VALUES('rus', 'E_EISS_PREFIX', 'Сбой в подПОДсистеме!\nПричина: ');<text:line-break/>INSERT INTO tpls_localized (lng, pclt_id, structured_text) VALUES('eng', 'E_EISS_PREFIX', 'SubSUBsystem failure!\nReason: ');<text:line-break/><text:line-break/>INSERT INTO tpls_inclusions_in_collections (tpls_collection_id, pclt_id, tpl_dflt_req_sdl) VALUES (50,'E_EISS_PREFIX','##|E_EISS##|');</text:p>
          </table:table-cell>
          <table:table-cell table:style-name="ce7"/>
          <table:table-cell table:style-name="ce11" table:formula="of:=SUBSTITUTE([.G50];&quot;'&quot;;&quot;''&quot;)" office:value-type="string" office:string-value="Сбой в подПОДсистеме!\nПричина: ">
            <text:p>Сбой в подПОДсистеме!\nПричина: </text:p>
          </table:table-cell>
          <table:table-cell table:style-name="ce11" table:formula="of:=SUBSTITUTE([.H50];&quot;'&quot;;&quot;''&quot;)" office:value-type="string" office:string-value="SubSUBsystem failure!\nReason: ">
            <text:p>SubSUBsystem failure!\nReason: </text:p>
          </table:table-cell>
          <table:table-cell table:style-name="ce11" table:formula="of:=SUBSTITUTE([.I50];&quot;'&quot;;&quot;''&quot;)">
            <text:p/>
          </table:table-cell>
          <table:table-cell table:style-name="ce11" table:formula="of:=SUBSTITUTE([.G50];&quot;&quot;&quot;&quot;;&quot;\&quot;&quot;&quot;)" office:value-type="string" office:string-value="Сбой в подПОДсистеме!\nПричина: ">
            <text:p>Сбой в подПОДсистеме!\nПричина: </text:p>
          </table:table-cell>
          <table:table-cell table:style-name="ce11" table:formula="of:=SUBSTITUTE([.H50];&quot;&quot;&quot;&quot;;&quot;\&quot;&quot;&quot;)" office:value-type="string" office:string-value="SubSUBsystem failure!\nReason: ">
            <text:p>SubSUBsystem failure!\nReason: </text:p>
          </table:table-cell>
          <table:table-cell table:style-name="ce11" table:formula="of:=SUBSTITUTE([.I50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 office:value-type="string">
            <text:p>HelloWorld templates</text:p>
          </table:table-cell>
          <table:table-cell table:style-name="ce11" table:formula="of:=IF([.B51]=&quot;General commons&quot;;1;IF([.B51]=&quot;General DB commons&quot;;2;IF([.B51]=&quot;General networking commons&quot;;3;IF([.B51]=&quot;PCST messages&quot;;4;IF([.B51]=&quot;HelloWorld templates&quot;;50;IF([.B51]=&quot;PCLT-DB messages&quot;;5;-1))))))" office:value-type="float" office:value="50">
            <text:p>50</text:p>
          </table:table-cell>
          <table:table-cell table:style-name="ce11" table:formula="of:=IF([.E51]=&quot;&quot;;&quot;&quot;;CONCATENATE(&quot;##|&quot;;[.E51];&quot;##|&quot;) )" office:value-type="string" office:string-value="##|E_EISS_ET1##|">
            <text:p>##|E_EISS_ET1##|</text:p>
          </table:table-cell>
          <table:table-cell table:style-name="ce16" office:value-type="string">
            <text:p>E_EISS_ET1</text:p>
          </table:table-cell>
          <table:table-cell table:style-name="ce16" office:value-type="string">
            <text:p>##|E_EISS##|</text:p>
          </table:table-cell>
          <table:table-cell table:style-name="ce7" office:value-type="string">
            <text:p>ошибка типа #1!</text:p>
          </table:table-cell>
          <table:table-cell table:style-name="ce15" office:value-type="string">
            <text:p>error of type #1!</text:p>
          </table:table-cell>
          <table:table-cell table:style-name="ce15" office:value-type="string">
            <text:p>ErrorType1_EISS</text:p>
          </table:table-cell>
          <table:table-cell table:style-name="ce7"/>
          <table:table-cell table:style-name="ce7" table:formula="of:=IF([.E51]=&quot;&quot;;&quot;&quot;;&quot;, (&quot; &amp; CHAR(34) &amp; [.E51] &amp; CHAR(34) &amp; &quot;, (M.fromList [(&quot; &amp; CHAR(34) &amp; [.R$20] &amp; CHAR(34) &amp; &quot;, &quot; &amp; IF([.R51]=&quot;&quot;;&quot;B.empty&quot;;&quot;B.pack &quot; &amp; CHAR(34) &amp; [.R51] &amp; CHAR(34)) &amp; &quot;)&quot; &amp; &quot;, &quot; &amp; &quot;(&quot; &amp; CHAR(34) &amp; [.S$20] &amp; CHAR(34) &amp; &quot;, &quot; &amp; IF([.S51]=&quot;&quot;;&quot;B.empty&quot;;&quot;B.pack &quot; &amp; CHAR(34) &amp; [.S51] &amp; CHAR(34)) &amp; &quot;)&quot; &amp; &quot;, &quot; &amp; &quot;(&quot; &amp; CHAR(34) &amp; [.T$20] &amp; CHAR(34) &amp; &quot;, &quot; &amp; IF([.T51]=&quot;&quot;;&quot;B.empty&quot;;&quot;B.pack &quot; &amp; CHAR(34) &amp; [.T51] &amp; CHAR(34)) &amp; &quot;)], str2LaT_SDL Required_SDLM &quot; &amp; CHAR(34) &amp; [.F51] &amp; CHAR(34) &amp; &quot; inner_cfg))&quot;)" office:value-type="string" office:string-value=", (&quot;E_EISS_ET1&quot;, (M.fromList [(&quot;rus&quot;, B.pack &quot;ошибка типа #1!&quot;), (&quot;eng&quot;, B.pack &quot;error of type #1!&quot;), (&quot;hs_&quot;, B.pack &quot;ErrorType1_EISS&quot;)], str2LaT_SDL Required_SDLM &quot;##|E_EISS##|&quot; inner_cfg))">
            <text:p>, ("E_EISS_ET1", (M.fromList [("rus", B.pack "ошибка типа #1!"), ("eng", B.pack "error of type #1!"), ("hs_", B.pack "ErrorType1_EISS")], str2LaT_SDL Required_SDLM "##|E_EISS##|" inner_cfg))</text:p>
          </table:table-cell>
          <table:table-cell table:style-name="ce7" table:formula="of:=IF([.E51]=&quot;&quot;;&quot;&quot;;CONCATENATE([.E51];&quot;%&quot;;[.F51];&quot;%&quot;;[.G51];&quot;%&quot;;[.H51]))" office:value-type="string" office:string-value="E_EISS_ET1%##|E_EISS##|%ошибка типа #1!%error of type #1!">
            <text:p>E_EISS_ET1%##|E_EISS##|%ошибка типа #1!%error of type #1!</text:p>
          </table:table-cell>
          <table:table-cell table:style-name="ce11" table:formula="of:=IF([.E51]=&quot;&quot;;&quot;&quot;;&quot;INSERT INTO tpls (pclt_id) VALUES('&quot;&amp;[.E51]&amp;&quot;');&quot;&amp;CHAR(13)&amp;CHAR(10) &amp; IF([.O51]=&quot;&quot;;&quot;&quot;;&quot;INSERT INTO tpls_localized (lng, pclt_id, structured_text) VALUES('&quot;&amp;[.O$20]&amp;&quot;', '&quot;&amp;[.E51]&amp;&quot;', '&quot;&amp;[.O51]&amp;&quot;');&quot;) &amp; CHAR(13)&amp;CHAR(10) &amp; IF([.P51]=&quot;&quot;;&quot;&quot;;&quot;INSERT INTO tpls_localized (lng, pclt_id, structured_text) VALUES('&quot;&amp;[.P$20]&amp;&quot;', '&quot;&amp;[.E51]&amp;&quot;', '&quot;&amp;[.P51]&amp;&quot;');&quot;) &amp; CHAR(13)&amp;CHAR(10) &amp; IF([.Q51]=&quot;&quot;;&quot;&quot;;&quot;INSERT INTO tpls_localized (lng, pclt_id, structured_text) VALUES('&quot;&amp;[.Q$20]&amp;&quot;', '&quot;&amp;[.E51]&amp;&quot;', '&quot;&amp;[.Q51]&amp;&quot;');&quot;) &amp; CHAR(13)&amp;CHAR(10)&amp;&quot;INSERT INTO tpls_inclusions_in_collections (tpls_collection_id, pclt_id, tpl_dflt_req_sdl) VALUES (&quot;&amp;[.C51]&amp;&quot;,'&quot;&amp;[.E51]&amp;&quot;','&quot;&amp;[.F51]&amp;&quot;');&quot;)" office:value-type="string" office:string-value="INSERT INTO tpls (pclt_id) VALUES('E_EISS_ET1');&#13;&#10;INSERT INTO tpls_localized (lng, pclt_id, structured_text) VALUES('rus', 'E_EISS_ET1', 'ошибка типа #1!');&#13;&#10;INSERT INTO tpls_localized (lng, pclt_id, structured_text) VALUES('eng', 'E_EISS_ET1', 'error of type #1!');&#13;&#10;INSERT INTO tpls_localized (lng, pclt_id, structured_text) VALUES('hs_', 'E_EISS_ET1', 'ErrorType1_EISS');&#13;&#10;INSERT INTO tpls_inclusions_in_collections (tpls_collection_id, pclt_id, tpl_dflt_req_sdl) VALUES (50,'E_EISS_ET1','##|E_EISS##|');">
            <text:p>INSERT INTO tpls (pclt_id) VALUES('E_EISS_ET1');<text:line-break/>INSERT INTO tpls_localized (lng, pclt_id, structured_text) VALUES('rus', 'E_EISS_ET1', 'ошибка типа #1!');<text:line-break/>INSERT INTO tpls_localized (lng, pclt_id, structured_text) VALUES('eng', 'E_EISS_ET1', 'error of type #1!');<text:line-break/>INSERT INTO tpls_localized (lng, pclt_id, structured_text) VALUES('hs_', 'E_EISS_ET1', 'ErrorType1_EISS');<text:line-break/>INSERT INTO tpls_inclusions_in_collections (tpls_collection_id, pclt_id, tpl_dflt_req_sdl) VALUES (50,'E_EISS_ET1','##|E_EISS##|');</text:p>
          </table:table-cell>
          <table:table-cell table:style-name="ce7"/>
          <table:table-cell table:style-name="ce11" table:formula="of:=SUBSTITUTE([.G51];&quot;'&quot;;&quot;''&quot;)" office:value-type="string" office:string-value="ошибка типа #1!">
            <text:p>ошибка типа #1!</text:p>
          </table:table-cell>
          <table:table-cell table:style-name="ce11" table:formula="of:=SUBSTITUTE([.H51];&quot;'&quot;;&quot;''&quot;)" office:value-type="string" office:string-value="error of type #1!">
            <text:p>error of type #1!</text:p>
          </table:table-cell>
          <table:table-cell table:style-name="ce11" table:formula="of:=SUBSTITUTE([.I51];&quot;'&quot;;&quot;''&quot;)" office:value-type="string" office:string-value="ErrorType1_EISS">
            <text:p>ErrorType1_EISS</text:p>
          </table:table-cell>
          <table:table-cell table:style-name="ce11" table:formula="of:=SUBSTITUTE([.G51];&quot;&quot;&quot;&quot;;&quot;\&quot;&quot;&quot;)" office:value-type="string" office:string-value="ошибка типа #1!">
            <text:p>ошибка типа #1!</text:p>
          </table:table-cell>
          <table:table-cell table:style-name="ce11" table:formula="of:=SUBSTITUTE([.H51];&quot;&quot;&quot;&quot;;&quot;\&quot;&quot;&quot;)" office:value-type="string" office:string-value="error of type #1!">
            <text:p>error of type #1!</text:p>
          </table:table-cell>
          <table:table-cell table:style-name="ce11" table:formula="of:=SUBSTITUTE([.I51];&quot;&quot;&quot;&quot;;&quot;\&quot;&quot;&quot;)" office:value-type="string" office:string-value="ErrorType1_EISS">
            <text:p>ErrorType1_EISS</text:p>
          </table:table-cell>
          <table:table-cell table:number-columns-repeated="1004"/>
        </table:table-row>
        <table:table-row table:style-name="ro3">
          <table:table-cell/>
          <table:table-cell table:style-name="ce7" office:value-type="string">
            <text:p>HelloWorld templates</text:p>
          </table:table-cell>
          <table:table-cell table:style-name="ce11" table:formula="of:=IF([.B52]=&quot;General commons&quot;;1;IF([.B52]=&quot;General DB commons&quot;;2;IF([.B52]=&quot;General networking commons&quot;;3;IF([.B52]=&quot;PCST messages&quot;;4;IF([.B52]=&quot;HelloWorld templates&quot;;50;IF([.B52]=&quot;PCLT-DB messages&quot;;5;-1))))))" office:value-type="float" office:value="50">
            <text:p>50</text:p>
          </table:table-cell>
          <table:table-cell table:style-name="ce11" table:formula="of:=IF([.E52]=&quot;&quot;;&quot;&quot;;CONCATENATE(&quot;##|&quot;;[.E52];&quot;##|&quot;) )" office:value-type="string" office:string-value="##|E_EISS_ET2##|">
            <text:p>##|E_EISS_ET2##|</text:p>
          </table:table-cell>
          <table:table-cell table:style-name="ce7" office:value-type="string">
            <text:p>E_EISS_ET2</text:p>
          </table:table-cell>
          <table:table-cell table:style-name="ce16" office:value-type="string">
            <text:p>##|E_EISS##|</text:p>
          </table:table-cell>
          <table:table-cell table:style-name="ce7" office:value-type="string">
            <text:p>ошибка типа #2!</text:p>
          </table:table-cell>
          <table:table-cell table:style-name="ce15" office:value-type="string">
            <text:p>error of type #2!</text:p>
          </table:table-cell>
          <table:table-cell table:style-name="ce15" office:value-type="string">
            <text:p>ErrorType2_EISS</text:p>
          </table:table-cell>
          <table:table-cell table:style-name="ce7"/>
          <table:table-cell table:style-name="ce7" table:formula="of:=IF([.E52]=&quot;&quot;;&quot;&quot;;&quot;, (&quot; &amp; CHAR(34) &amp; [.E52] &amp; CHAR(34) &amp; &quot;, (M.fromList [(&quot; &amp; CHAR(34) &amp; [.R$20] &amp; CHAR(34) &amp; &quot;, &quot; &amp; IF([.R52]=&quot;&quot;;&quot;B.empty&quot;;&quot;B.pack &quot; &amp; CHAR(34) &amp; [.R52] &amp; CHAR(34)) &amp; &quot;)&quot; &amp; &quot;, &quot; &amp; &quot;(&quot; &amp; CHAR(34) &amp; [.S$20] &amp; CHAR(34) &amp; &quot;, &quot; &amp; IF([.S52]=&quot;&quot;;&quot;B.empty&quot;;&quot;B.pack &quot; &amp; CHAR(34) &amp; [.S52] &amp; CHAR(34)) &amp; &quot;)&quot; &amp; &quot;, &quot; &amp; &quot;(&quot; &amp; CHAR(34) &amp; [.T$20] &amp; CHAR(34) &amp; &quot;, &quot; &amp; IF([.T52]=&quot;&quot;;&quot;B.empty&quot;;&quot;B.pack &quot; &amp; CHAR(34) &amp; [.T52] &amp; CHAR(34)) &amp; &quot;)], str2LaT_SDL Required_SDLM &quot; &amp; CHAR(34) &amp; [.F52] &amp; CHAR(34) &amp; &quot; inner_cfg))&quot;)" office:value-type="string" office:string-value=", (&quot;E_EISS_ET2&quot;, (M.fromList [(&quot;rus&quot;, B.pack &quot;ошибка типа #2!&quot;), (&quot;eng&quot;, B.pack &quot;error of type #2!&quot;), (&quot;hs_&quot;, B.pack &quot;ErrorType2_EISS&quot;)], str2LaT_SDL Required_SDLM &quot;##|E_EISS##|&quot; inner_cfg))">
            <text:p>, ("E_EISS_ET2", (M.fromList [("rus", B.pack "ошибка типа #2!"), ("eng", B.pack "error of type #2!"), ("hs_", B.pack "ErrorType2_EISS")], str2LaT_SDL Required_SDLM "##|E_EISS##|" inner_cfg))</text:p>
          </table:table-cell>
          <table:table-cell table:style-name="ce7" table:formula="of:=IF([.E52]=&quot;&quot;;&quot;&quot;;CONCATENATE([.E52];&quot;%&quot;;[.F52];&quot;%&quot;;[.G52];&quot;%&quot;;[.H52]))" office:value-type="string" office:string-value="E_EISS_ET2%##|E_EISS##|%ошибка типа #2!%error of type #2!">
            <text:p>E_EISS_ET2%##|E_EISS##|%ошибка типа #2!%error of type #2!</text:p>
          </table:table-cell>
          <table:table-cell table:style-name="ce11" table:formula="of:=IF([.E52]=&quot;&quot;;&quot;&quot;;&quot;INSERT INTO tpls (pclt_id) VALUES('&quot;&amp;[.E52]&amp;&quot;');&quot;&amp;CHAR(13)&amp;CHAR(10) &amp; IF([.O52]=&quot;&quot;;&quot;&quot;;&quot;INSERT INTO tpls_localized (lng, pclt_id, structured_text) VALUES('&quot;&amp;[.O$20]&amp;&quot;', '&quot;&amp;[.E52]&amp;&quot;', '&quot;&amp;[.O52]&amp;&quot;');&quot;) &amp; CHAR(13)&amp;CHAR(10) &amp; IF([.P52]=&quot;&quot;;&quot;&quot;;&quot;INSERT INTO tpls_localized (lng, pclt_id, structured_text) VALUES('&quot;&amp;[.P$20]&amp;&quot;', '&quot;&amp;[.E52]&amp;&quot;', '&quot;&amp;[.P52]&amp;&quot;');&quot;) &amp; CHAR(13)&amp;CHAR(10) &amp; IF([.Q52]=&quot;&quot;;&quot;&quot;;&quot;INSERT INTO tpls_localized (lng, pclt_id, structured_text) VALUES('&quot;&amp;[.Q$20]&amp;&quot;', '&quot;&amp;[.E52]&amp;&quot;', '&quot;&amp;[.Q52]&amp;&quot;');&quot;) &amp; CHAR(13)&amp;CHAR(10)&amp;&quot;INSERT INTO tpls_inclusions_in_collections (tpls_collection_id, pclt_id, tpl_dflt_req_sdl) VALUES (&quot;&amp;[.C52]&amp;&quot;,'&quot;&amp;[.E52]&amp;&quot;','&quot;&amp;[.F52]&amp;&quot;');&quot;)" office:value-type="string" office:string-value="INSERT INTO tpls (pclt_id) VALUES('E_EISS_ET2');&#13;&#10;INSERT INTO tpls_localized (lng, pclt_id, structured_text) VALUES('rus', 'E_EISS_ET2', 'ошибка типа #2!');&#13;&#10;INSERT INTO tpls_localized (lng, pclt_id, structured_text) VALUES('eng', 'E_EISS_ET2', 'error of type #2!');&#13;&#10;INSERT INTO tpls_localized (lng, pclt_id, structured_text) VALUES('hs_', 'E_EISS_ET2', 'ErrorType2_EISS');&#13;&#10;INSERT INTO tpls_inclusions_in_collections (tpls_collection_id, pclt_id, tpl_dflt_req_sdl) VALUES (50,'E_EISS_ET2','##|E_EISS##|');">
            <text:p>INSERT INTO tpls (pclt_id) VALUES('E_EISS_ET2');<text:line-break/>INSERT INTO tpls_localized (lng, pclt_id, structured_text) VALUES('rus', 'E_EISS_ET2', 'ошибка типа #2!');<text:line-break/>INSERT INTO tpls_localized (lng, pclt_id, structured_text) VALUES('eng', 'E_EISS_ET2', 'error of type #2!');<text:line-break/>INSERT INTO tpls_localized (lng, pclt_id, structured_text) VALUES('hs_', 'E_EISS_ET2', 'ErrorType2_EISS');<text:line-break/>INSERT INTO tpls_inclusions_in_collections (tpls_collection_id, pclt_id, tpl_dflt_req_sdl) VALUES (50,'E_EISS_ET2','##|E_EISS##|');</text:p>
          </table:table-cell>
          <table:table-cell table:style-name="ce7"/>
          <table:table-cell table:style-name="ce11" table:formula="of:=SUBSTITUTE([.G52];&quot;'&quot;;&quot;''&quot;)" office:value-type="string" office:string-value="ошибка типа #2!">
            <text:p>ошибка типа #2!</text:p>
          </table:table-cell>
          <table:table-cell table:style-name="ce11" table:formula="of:=SUBSTITUTE([.H52];&quot;'&quot;;&quot;''&quot;)" office:value-type="string" office:string-value="error of type #2!">
            <text:p>error of type #2!</text:p>
          </table:table-cell>
          <table:table-cell table:style-name="ce11" table:formula="of:=SUBSTITUTE([.I52];&quot;'&quot;;&quot;''&quot;)" office:value-type="string" office:string-value="ErrorType2_EISS">
            <text:p>ErrorType2_EISS</text:p>
          </table:table-cell>
          <table:table-cell table:style-name="ce11" table:formula="of:=SUBSTITUTE([.G52];&quot;&quot;&quot;&quot;;&quot;\&quot;&quot;&quot;)" office:value-type="string" office:string-value="ошибка типа #2!">
            <text:p>ошибка типа #2!</text:p>
          </table:table-cell>
          <table:table-cell table:style-name="ce11" table:formula="of:=SUBSTITUTE([.H52];&quot;&quot;&quot;&quot;;&quot;\&quot;&quot;&quot;)" office:value-type="string" office:string-value="error of type #2!">
            <text:p>error of type #2!</text:p>
          </table:table-cell>
          <table:table-cell table:style-name="ce11" table:formula="of:=SUBSTITUTE([.I52];&quot;&quot;&quot;&quot;;&quot;\&quot;&quot;&quot;)" office:value-type="string" office:string-value="ErrorType2_EISS">
            <text:p>ErrorType2_EISS</text:p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15"/>
          <table:table-cell table:style-name="ce15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53];&quot;\&quot;;&quot;\\&quot;)">
            <text:p/>
          </table:table-cell>
          <table:table-cell table:style-name="ce11" table:formula="of:=SUBSTITUTE([.H53];&quot;\&quot;;&quot;\\&quot;)">
            <text:p/>
          </table:table-cell>
          <table:table-cell table:style-name="ce11" table:formula="of:=SUBSTITUTE([.I53];&quot;\&quot;;&quot;\\&quot;)">
            <text:p/>
          </table:table-cell>
          <table:table-cell table:style-name="ce11" table:formula="of:=SUBSTITUTE([.G53];&quot;&quot;&quot;&quot;;&quot;\&quot;&quot;&quot;)">
            <text:p/>
          </table:table-cell>
          <table:table-cell table:style-name="ce11" table:formula="of:=SUBSTITUTE([.H53];&quot;&quot;&quot;&quot;;&quot;\&quot;&quot;&quot;)">
            <text:p/>
          </table:table-cell>
          <table:table-cell table:style-name="ce11" table:formula="of:=SUBSTITUTE([.I53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4"/>
          <table:table-cell table:style-name="ce7"/>
          <table:table-cell table:style-name="ce15"/>
          <table:table-cell table:style-name="ce15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54];&quot;\&quot;;&quot;\\&quot;)">
            <text:p/>
          </table:table-cell>
          <table:table-cell table:style-name="ce11" table:formula="of:=SUBSTITUTE([.H54];&quot;\&quot;;&quot;\\&quot;)">
            <text:p/>
          </table:table-cell>
          <table:table-cell table:style-name="ce11" table:formula="of:=SUBSTITUTE([.I54];&quot;\&quot;;&quot;\\&quot;)">
            <text:p/>
          </table:table-cell>
          <table:table-cell table:style-name="ce11" table:formula="of:=SUBSTITUTE([.G54];&quot;&quot;&quot;&quot;;&quot;\&quot;&quot;&quot;)">
            <text:p/>
          </table:table-cell>
          <table:table-cell table:style-name="ce11" table:formula="of:=SUBSTITUTE([.H54];&quot;&quot;&quot;&quot;;&quot;\&quot;&quot;&quot;)">
            <text:p/>
          </table:table-cell>
          <table:table-cell table:style-name="ce11" table:formula="of:=SUBSTITUTE([.I54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15"/>
          <table:table-cell table:style-name="ce15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55];&quot;\&quot;;&quot;\\&quot;)">
            <text:p/>
          </table:table-cell>
          <table:table-cell table:style-name="ce11" table:formula="of:=SUBSTITUTE([.H55];&quot;\&quot;;&quot;\\&quot;)">
            <text:p/>
          </table:table-cell>
          <table:table-cell table:style-name="ce11" table:formula="of:=SUBSTITUTE([.I55];&quot;\&quot;;&quot;\\&quot;)">
            <text:p/>
          </table:table-cell>
          <table:table-cell table:style-name="ce11" table:formula="of:=SUBSTITUTE([.G55];&quot;&quot;&quot;&quot;;&quot;\&quot;&quot;&quot;)">
            <text:p/>
          </table:table-cell>
          <table:table-cell table:style-name="ce11" table:formula="of:=SUBSTITUTE([.H55];&quot;&quot;&quot;&quot;;&quot;\&quot;&quot;&quot;)">
            <text:p/>
          </table:table-cell>
          <table:table-cell table:style-name="ce11" table:formula="of:=SUBSTITUTE([.I55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15"/>
          <table:table-cell table:style-name="ce15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56];&quot;\&quot;;&quot;\\&quot;)">
            <text:p/>
          </table:table-cell>
          <table:table-cell table:style-name="ce11" table:formula="of:=SUBSTITUTE([.H56];&quot;\&quot;;&quot;\\&quot;)">
            <text:p/>
          </table:table-cell>
          <table:table-cell table:style-name="ce11" table:formula="of:=SUBSTITUTE([.I56];&quot;\&quot;;&quot;\\&quot;)">
            <text:p/>
          </table:table-cell>
          <table:table-cell table:style-name="ce11" table:formula="of:=SUBSTITUTE([.G56];&quot;&quot;&quot;&quot;;&quot;\&quot;&quot;&quot;)">
            <text:p/>
          </table:table-cell>
          <table:table-cell table:style-name="ce11" table:formula="of:=SUBSTITUTE([.H56];&quot;&quot;&quot;&quot;;&quot;\&quot;&quot;&quot;)">
            <text:p/>
          </table:table-cell>
          <table:table-cell table:style-name="ce11" table:formula="of:=SUBSTITUTE([.I56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 table:number-columns-repeated="2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57];&quot;\&quot;;&quot;\\&quot;)">
            <text:p/>
          </table:table-cell>
          <table:table-cell table:style-name="ce11" table:formula="of:=SUBSTITUTE([.H57];&quot;\&quot;;&quot;\\&quot;)">
            <text:p/>
          </table:table-cell>
          <table:table-cell table:style-name="ce11" table:formula="of:=SUBSTITUTE([.I57];&quot;\&quot;;&quot;\\&quot;)">
            <text:p/>
          </table:table-cell>
          <table:table-cell table:style-name="ce11" table:formula="of:=SUBSTITUTE([.G57];&quot;&quot;&quot;&quot;;&quot;\&quot;&quot;&quot;)">
            <text:p/>
          </table:table-cell>
          <table:table-cell table:style-name="ce11" table:formula="of:=SUBSTITUTE([.H57];&quot;&quot;&quot;&quot;;&quot;\&quot;&quot;&quot;)">
            <text:p/>
          </table:table-cell>
          <table:table-cell table:style-name="ce11" table:formula="of:=SUBSTITUTE([.I57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 table:number-columns-repeated="2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58];&quot;\&quot;;&quot;\\&quot;)">
            <text:p/>
          </table:table-cell>
          <table:table-cell table:style-name="ce11" table:formula="of:=SUBSTITUTE([.H58];&quot;\&quot;;&quot;\\&quot;)">
            <text:p/>
          </table:table-cell>
          <table:table-cell table:style-name="ce11" table:formula="of:=SUBSTITUTE([.I58];&quot;\&quot;;&quot;\\&quot;)">
            <text:p/>
          </table:table-cell>
          <table:table-cell table:style-name="ce11" table:formula="of:=SUBSTITUTE([.G58];&quot;&quot;&quot;&quot;;&quot;\&quot;&quot;&quot;)">
            <text:p/>
          </table:table-cell>
          <table:table-cell table:style-name="ce11" table:formula="of:=SUBSTITUTE([.H58];&quot;&quot;&quot;&quot;;&quot;\&quot;&quot;&quot;)">
            <text:p/>
          </table:table-cell>
          <table:table-cell table:style-name="ce11" table:formula="of:=SUBSTITUTE([.I58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59];&quot;\&quot;;&quot;\\&quot;)">
            <text:p/>
          </table:table-cell>
          <table:table-cell table:style-name="ce11" table:formula="of:=SUBSTITUTE([.H59];&quot;\&quot;;&quot;\\&quot;)">
            <text:p/>
          </table:table-cell>
          <table:table-cell table:style-name="ce11" table:formula="of:=SUBSTITUTE([.I59];&quot;\&quot;;&quot;\\&quot;)">
            <text:p/>
          </table:table-cell>
          <table:table-cell table:style-name="ce11" table:formula="of:=SUBSTITUTE([.G59];&quot;&quot;&quot;&quot;;&quot;\&quot;&quot;&quot;)">
            <text:p/>
          </table:table-cell>
          <table:table-cell table:style-name="ce11" table:formula="of:=SUBSTITUTE([.H59];&quot;&quot;&quot;&quot;;&quot;\&quot;&quot;&quot;)">
            <text:p/>
          </table:table-cell>
          <table:table-cell table:style-name="ce11" table:formula="of:=SUBSTITUTE([.I59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60];&quot;\&quot;;&quot;\\&quot;)">
            <text:p/>
          </table:table-cell>
          <table:table-cell table:style-name="ce11" table:formula="of:=SUBSTITUTE([.H60];&quot;\&quot;;&quot;\\&quot;)">
            <text:p/>
          </table:table-cell>
          <table:table-cell table:style-name="ce11" table:formula="of:=SUBSTITUTE([.I60];&quot;\&quot;;&quot;\\&quot;)">
            <text:p/>
          </table:table-cell>
          <table:table-cell table:style-name="ce11" table:formula="of:=SUBSTITUTE([.G60];&quot;&quot;&quot;&quot;;&quot;\&quot;&quot;&quot;)">
            <text:p/>
          </table:table-cell>
          <table:table-cell table:style-name="ce11" table:formula="of:=SUBSTITUTE([.H60];&quot;&quot;&quot;&quot;;&quot;\&quot;&quot;&quot;)">
            <text:p/>
          </table:table-cell>
          <table:table-cell table:style-name="ce11" table:formula="of:=SUBSTITUTE([.I60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61];&quot;\&quot;;&quot;\\&quot;)">
            <text:p/>
          </table:table-cell>
          <table:table-cell table:style-name="ce11" table:formula="of:=SUBSTITUTE([.H61];&quot;\&quot;;&quot;\\&quot;)">
            <text:p/>
          </table:table-cell>
          <table:table-cell table:style-name="ce11" table:formula="of:=SUBSTITUTE([.I61];&quot;\&quot;;&quot;\\&quot;)">
            <text:p/>
          </table:table-cell>
          <table:table-cell table:style-name="ce11" table:formula="of:=SUBSTITUTE([.G61];&quot;&quot;&quot;&quot;;&quot;\&quot;&quot;&quot;)">
            <text:p/>
          </table:table-cell>
          <table:table-cell table:style-name="ce11" table:formula="of:=SUBSTITUTE([.H61];&quot;&quot;&quot;&quot;;&quot;\&quot;&quot;&quot;)">
            <text:p/>
          </table:table-cell>
          <table:table-cell table:style-name="ce11" table:formula="of:=SUBSTITUTE([.I61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62];&quot;\&quot;;&quot;\\&quot;)">
            <text:p/>
          </table:table-cell>
          <table:table-cell table:style-name="ce11" table:formula="of:=SUBSTITUTE([.H62];&quot;\&quot;;&quot;\\&quot;)">
            <text:p/>
          </table:table-cell>
          <table:table-cell table:style-name="ce11" table:formula="of:=SUBSTITUTE([.I62];&quot;\&quot;;&quot;\\&quot;)">
            <text:p/>
          </table:table-cell>
          <table:table-cell table:style-name="ce11" table:formula="of:=SUBSTITUTE([.G62];&quot;&quot;&quot;&quot;;&quot;\&quot;&quot;&quot;)">
            <text:p/>
          </table:table-cell>
          <table:table-cell table:style-name="ce11" table:formula="of:=SUBSTITUTE([.H62];&quot;&quot;&quot;&quot;;&quot;\&quot;&quot;&quot;)">
            <text:p/>
          </table:table-cell>
          <table:table-cell table:style-name="ce11" table:formula="of:=SUBSTITUTE([.I62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63];&quot;\&quot;;&quot;\\&quot;)">
            <text:p/>
          </table:table-cell>
          <table:table-cell table:style-name="ce11" table:formula="of:=SUBSTITUTE([.H63];&quot;\&quot;;&quot;\\&quot;)">
            <text:p/>
          </table:table-cell>
          <table:table-cell table:style-name="ce11" table:formula="of:=SUBSTITUTE([.I63];&quot;\&quot;;&quot;\\&quot;)">
            <text:p/>
          </table:table-cell>
          <table:table-cell table:style-name="ce11" table:formula="of:=SUBSTITUTE([.G63];&quot;&quot;&quot;&quot;;&quot;\&quot;&quot;&quot;)">
            <text:p/>
          </table:table-cell>
          <table:table-cell table:style-name="ce11" table:formula="of:=SUBSTITUTE([.H63];&quot;&quot;&quot;&quot;;&quot;\&quot;&quot;&quot;)">
            <text:p/>
          </table:table-cell>
          <table:table-cell table:style-name="ce11" table:formula="of:=SUBSTITUTE([.I63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 table:number-columns-repeated="2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64];&quot;\&quot;;&quot;\\&quot;)">
            <text:p/>
          </table:table-cell>
          <table:table-cell table:style-name="ce11" table:formula="of:=SUBSTITUTE([.H64];&quot;\&quot;;&quot;\\&quot;)">
            <text:p/>
          </table:table-cell>
          <table:table-cell table:style-name="ce11" table:formula="of:=SUBSTITUTE([.I64];&quot;\&quot;;&quot;\\&quot;)">
            <text:p/>
          </table:table-cell>
          <table:table-cell table:style-name="ce11" table:formula="of:=SUBSTITUTE([.G64];&quot;&quot;&quot;&quot;;&quot;\&quot;&quot;&quot;)">
            <text:p/>
          </table:table-cell>
          <table:table-cell table:style-name="ce11" table:formula="of:=SUBSTITUTE([.H64];&quot;&quot;&quot;&quot;;&quot;\&quot;&quot;&quot;)">
            <text:p/>
          </table:table-cell>
          <table:table-cell table:style-name="ce11" table:formula="of:=SUBSTITUTE([.I64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65];&quot;\&quot;;&quot;\\&quot;)">
            <text:p/>
          </table:table-cell>
          <table:table-cell table:style-name="ce11" table:formula="of:=SUBSTITUTE([.H65];&quot;\&quot;;&quot;\\&quot;)">
            <text:p/>
          </table:table-cell>
          <table:table-cell table:style-name="ce11" table:formula="of:=SUBSTITUTE([.I65];&quot;\&quot;;&quot;\\&quot;)">
            <text:p/>
          </table:table-cell>
          <table:table-cell table:style-name="ce11" table:formula="of:=SUBSTITUTE([.G65];&quot;&quot;&quot;&quot;;&quot;\&quot;&quot;&quot;)">
            <text:p/>
          </table:table-cell>
          <table:table-cell table:style-name="ce11" table:formula="of:=SUBSTITUTE([.H65];&quot;&quot;&quot;&quot;;&quot;\&quot;&quot;&quot;)">
            <text:p/>
          </table:table-cell>
          <table:table-cell table:style-name="ce11" table:formula="of:=SUBSTITUTE([.I65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66];&quot;\&quot;;&quot;\\&quot;)">
            <text:p/>
          </table:table-cell>
          <table:table-cell table:style-name="ce11" table:formula="of:=SUBSTITUTE([.H66];&quot;\&quot;;&quot;\\&quot;)">
            <text:p/>
          </table:table-cell>
          <table:table-cell table:style-name="ce11" table:formula="of:=SUBSTITUTE([.I66];&quot;\&quot;;&quot;\\&quot;)">
            <text:p/>
          </table:table-cell>
          <table:table-cell table:style-name="ce11" table:formula="of:=SUBSTITUTE([.G66];&quot;&quot;&quot;&quot;;&quot;\&quot;&quot;&quot;)">
            <text:p/>
          </table:table-cell>
          <table:table-cell table:style-name="ce11" table:formula="of:=SUBSTITUTE([.H66];&quot;&quot;&quot;&quot;;&quot;\&quot;&quot;&quot;)">
            <text:p/>
          </table:table-cell>
          <table:table-cell table:style-name="ce11" table:formula="of:=SUBSTITUTE([.I66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67];&quot;\&quot;;&quot;\\&quot;)">
            <text:p/>
          </table:table-cell>
          <table:table-cell table:style-name="ce11" table:formula="of:=SUBSTITUTE([.H67];&quot;\&quot;;&quot;\\&quot;)">
            <text:p/>
          </table:table-cell>
          <table:table-cell table:style-name="ce11" table:formula="of:=SUBSTITUTE([.I67];&quot;\&quot;;&quot;\\&quot;)">
            <text:p/>
          </table:table-cell>
          <table:table-cell table:style-name="ce11" table:formula="of:=SUBSTITUTE([.G67];&quot;&quot;&quot;&quot;;&quot;\&quot;&quot;&quot;)">
            <text:p/>
          </table:table-cell>
          <table:table-cell table:style-name="ce11" table:formula="of:=SUBSTITUTE([.H67];&quot;&quot;&quot;&quot;;&quot;\&quot;&quot;&quot;)">
            <text:p/>
          </table:table-cell>
          <table:table-cell table:style-name="ce11" table:formula="of:=SUBSTITUTE([.I67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68];&quot;\&quot;;&quot;\\&quot;)">
            <text:p/>
          </table:table-cell>
          <table:table-cell table:style-name="ce11" table:formula="of:=SUBSTITUTE([.H68];&quot;\&quot;;&quot;\\&quot;)">
            <text:p/>
          </table:table-cell>
          <table:table-cell table:style-name="ce11" table:formula="of:=SUBSTITUTE([.I68];&quot;\&quot;;&quot;\\&quot;)">
            <text:p/>
          </table:table-cell>
          <table:table-cell table:style-name="ce11" table:formula="of:=SUBSTITUTE([.G68];&quot;&quot;&quot;&quot;;&quot;\&quot;&quot;&quot;)">
            <text:p/>
          </table:table-cell>
          <table:table-cell table:style-name="ce11" table:formula="of:=SUBSTITUTE([.H68];&quot;&quot;&quot;&quot;;&quot;\&quot;&quot;&quot;)">
            <text:p/>
          </table:table-cell>
          <table:table-cell table:style-name="ce11" table:formula="of:=SUBSTITUTE([.I68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69];&quot;\&quot;;&quot;\\&quot;)">
            <text:p/>
          </table:table-cell>
          <table:table-cell table:style-name="ce11" table:formula="of:=SUBSTITUTE([.H69];&quot;\&quot;;&quot;\\&quot;)">
            <text:p/>
          </table:table-cell>
          <table:table-cell table:style-name="ce11" table:formula="of:=SUBSTITUTE([.I69];&quot;\&quot;;&quot;\\&quot;)">
            <text:p/>
          </table:table-cell>
          <table:table-cell table:style-name="ce11" table:formula="of:=SUBSTITUTE([.G69];&quot;&quot;&quot;&quot;;&quot;\&quot;&quot;&quot;)">
            <text:p/>
          </table:table-cell>
          <table:table-cell table:style-name="ce11" table:formula="of:=SUBSTITUTE([.H69];&quot;&quot;&quot;&quot;;&quot;\&quot;&quot;&quot;)">
            <text:p/>
          </table:table-cell>
          <table:table-cell table:style-name="ce11" table:formula="of:=SUBSTITUTE([.I69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70];&quot;\&quot;;&quot;\\&quot;)">
            <text:p/>
          </table:table-cell>
          <table:table-cell table:style-name="ce11" table:formula="of:=SUBSTITUTE([.H70];&quot;\&quot;;&quot;\\&quot;)">
            <text:p/>
          </table:table-cell>
          <table:table-cell table:style-name="ce11" table:formula="of:=SUBSTITUTE([.I70];&quot;\&quot;;&quot;\\&quot;)">
            <text:p/>
          </table:table-cell>
          <table:table-cell table:style-name="ce11" table:formula="of:=SUBSTITUTE([.G70];&quot;&quot;&quot;&quot;;&quot;\&quot;&quot;&quot;)">
            <text:p/>
          </table:table-cell>
          <table:table-cell table:style-name="ce11" table:formula="of:=SUBSTITUTE([.H70];&quot;&quot;&quot;&quot;;&quot;\&quot;&quot;&quot;)">
            <text:p/>
          </table:table-cell>
          <table:table-cell table:style-name="ce11" table:formula="of:=SUBSTITUTE([.I70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71];&quot;\&quot;;&quot;\\&quot;)">
            <text:p/>
          </table:table-cell>
          <table:table-cell table:style-name="ce11" table:formula="of:=SUBSTITUTE([.H71];&quot;\&quot;;&quot;\\&quot;)">
            <text:p/>
          </table:table-cell>
          <table:table-cell table:style-name="ce11" table:formula="of:=SUBSTITUTE([.I71];&quot;\&quot;;&quot;\\&quot;)">
            <text:p/>
          </table:table-cell>
          <table:table-cell table:style-name="ce11" table:formula="of:=SUBSTITUTE([.G71];&quot;&quot;&quot;&quot;;&quot;\&quot;&quot;&quot;)">
            <text:p/>
          </table:table-cell>
          <table:table-cell table:style-name="ce11" table:formula="of:=SUBSTITUTE([.H71];&quot;&quot;&quot;&quot;;&quot;\&quot;&quot;&quot;)">
            <text:p/>
          </table:table-cell>
          <table:table-cell table:style-name="ce11" table:formula="of:=SUBSTITUTE([.I71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72];&quot;\&quot;;&quot;\\&quot;)">
            <text:p/>
          </table:table-cell>
          <table:table-cell table:style-name="ce11" table:formula="of:=SUBSTITUTE([.H72];&quot;\&quot;;&quot;\\&quot;)">
            <text:p/>
          </table:table-cell>
          <table:table-cell table:style-name="ce11" table:formula="of:=SUBSTITUTE([.I72];&quot;\&quot;;&quot;\\&quot;)">
            <text:p/>
          </table:table-cell>
          <table:table-cell table:style-name="ce11" table:formula="of:=SUBSTITUTE([.G72];&quot;&quot;&quot;&quot;;&quot;\&quot;&quot;&quot;)">
            <text:p/>
          </table:table-cell>
          <table:table-cell table:style-name="ce11" table:formula="of:=SUBSTITUTE([.H72];&quot;&quot;&quot;&quot;;&quot;\&quot;&quot;&quot;)">
            <text:p/>
          </table:table-cell>
          <table:table-cell table:style-name="ce11" table:formula="of:=SUBSTITUTE([.I72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73];&quot;\&quot;;&quot;\\&quot;)">
            <text:p/>
          </table:table-cell>
          <table:table-cell table:style-name="ce11" table:formula="of:=SUBSTITUTE([.H73];&quot;\&quot;;&quot;\\&quot;)">
            <text:p/>
          </table:table-cell>
          <table:table-cell table:style-name="ce11" table:formula="of:=SUBSTITUTE([.I73];&quot;\&quot;;&quot;\\&quot;)">
            <text:p/>
          </table:table-cell>
          <table:table-cell table:style-name="ce11" table:formula="of:=SUBSTITUTE([.G73];&quot;&quot;&quot;&quot;;&quot;\&quot;&quot;&quot;)">
            <text:p/>
          </table:table-cell>
          <table:table-cell table:style-name="ce11" table:formula="of:=SUBSTITUTE([.H73];&quot;&quot;&quot;&quot;;&quot;\&quot;&quot;&quot;)">
            <text:p/>
          </table:table-cell>
          <table:table-cell table:style-name="ce11" table:formula="of:=SUBSTITUTE([.I73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74];&quot;\&quot;;&quot;\\&quot;)">
            <text:p/>
          </table:table-cell>
          <table:table-cell table:style-name="ce11" table:formula="of:=SUBSTITUTE([.H74];&quot;\&quot;;&quot;\\&quot;)">
            <text:p/>
          </table:table-cell>
          <table:table-cell table:style-name="ce11" table:formula="of:=SUBSTITUTE([.I74];&quot;\&quot;;&quot;\\&quot;)">
            <text:p/>
          </table:table-cell>
          <table:table-cell table:style-name="ce11" table:formula="of:=SUBSTITUTE([.G74];&quot;&quot;&quot;&quot;;&quot;\&quot;&quot;&quot;)">
            <text:p/>
          </table:table-cell>
          <table:table-cell table:style-name="ce11" table:formula="of:=SUBSTITUTE([.H74];&quot;&quot;&quot;&quot;;&quot;\&quot;&quot;&quot;)">
            <text:p/>
          </table:table-cell>
          <table:table-cell table:style-name="ce11" table:formula="of:=SUBSTITUTE([.I74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75];&quot;\&quot;;&quot;\\&quot;)">
            <text:p/>
          </table:table-cell>
          <table:table-cell table:style-name="ce11" table:formula="of:=SUBSTITUTE([.H75];&quot;\&quot;;&quot;\\&quot;)">
            <text:p/>
          </table:table-cell>
          <table:table-cell table:style-name="ce11" table:formula="of:=SUBSTITUTE([.I75];&quot;\&quot;;&quot;\\&quot;)">
            <text:p/>
          </table:table-cell>
          <table:table-cell table:style-name="ce11" table:formula="of:=SUBSTITUTE([.G75];&quot;&quot;&quot;&quot;;&quot;\&quot;&quot;&quot;)">
            <text:p/>
          </table:table-cell>
          <table:table-cell table:style-name="ce11" table:formula="of:=SUBSTITUTE([.H75];&quot;&quot;&quot;&quot;;&quot;\&quot;&quot;&quot;)">
            <text:p/>
          </table:table-cell>
          <table:table-cell table:style-name="ce11" table:formula="of:=SUBSTITUTE([.I75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 table:number-columns-repeated="2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76];&quot;\&quot;;&quot;\\&quot;)">
            <text:p/>
          </table:table-cell>
          <table:table-cell table:style-name="ce11" table:formula="of:=SUBSTITUTE([.H76];&quot;\&quot;;&quot;\\&quot;)">
            <text:p/>
          </table:table-cell>
          <table:table-cell table:style-name="ce11" table:formula="of:=SUBSTITUTE([.I76];&quot;\&quot;;&quot;\\&quot;)">
            <text:p/>
          </table:table-cell>
          <table:table-cell table:style-name="ce11" table:formula="of:=SUBSTITUTE([.G76];&quot;&quot;&quot;&quot;;&quot;\&quot;&quot;&quot;)">
            <text:p/>
          </table:table-cell>
          <table:table-cell table:style-name="ce11" table:formula="of:=SUBSTITUTE([.H76];&quot;&quot;&quot;&quot;;&quot;\&quot;&quot;&quot;)">
            <text:p/>
          </table:table-cell>
          <table:table-cell table:style-name="ce11" table:formula="of:=SUBSTITUTE([.I76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6"/>
          <table:table-cell table:style-name="ce15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77];&quot;\&quot;;&quot;\\&quot;)">
            <text:p/>
          </table:table-cell>
          <table:table-cell table:style-name="ce11" table:formula="of:=SUBSTITUTE([.H77];&quot;\&quot;;&quot;\\&quot;)">
            <text:p/>
          </table:table-cell>
          <table:table-cell table:style-name="ce11" table:formula="of:=SUBSTITUTE([.I77];&quot;\&quot;;&quot;\\&quot;)">
            <text:p/>
          </table:table-cell>
          <table:table-cell table:style-name="ce11" table:formula="of:=SUBSTITUTE([.G77];&quot;&quot;&quot;&quot;;&quot;\&quot;&quot;&quot;)">
            <text:p/>
          </table:table-cell>
          <table:table-cell table:style-name="ce11" table:formula="of:=SUBSTITUTE([.H77];&quot;&quot;&quot;&quot;;&quot;\&quot;&quot;&quot;)">
            <text:p/>
          </table:table-cell>
          <table:table-cell table:style-name="ce11" table:formula="of:=SUBSTITUTE([.I77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4"/>
          <table:table-cell table:style-name="ce15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78];&quot;\&quot;;&quot;\\&quot;)">
            <text:p/>
          </table:table-cell>
          <table:table-cell table:style-name="ce11" table:formula="of:=SUBSTITUTE([.H78];&quot;\&quot;;&quot;\\&quot;)">
            <text:p/>
          </table:table-cell>
          <table:table-cell table:style-name="ce11" table:formula="of:=SUBSTITUTE([.I78];&quot;\&quot;;&quot;\\&quot;)">
            <text:p/>
          </table:table-cell>
          <table:table-cell table:style-name="ce11" table:formula="of:=SUBSTITUTE([.G78];&quot;&quot;&quot;&quot;;&quot;\&quot;&quot;&quot;)">
            <text:p/>
          </table:table-cell>
          <table:table-cell table:style-name="ce11" table:formula="of:=SUBSTITUTE([.H78];&quot;&quot;&quot;&quot;;&quot;\&quot;&quot;&quot;)">
            <text:p/>
          </table:table-cell>
          <table:table-cell table:style-name="ce11" table:formula="of:=SUBSTITUTE([.I78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4"/>
          <table:table-cell table:style-name="ce15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79];&quot;\&quot;;&quot;\\&quot;)">
            <text:p/>
          </table:table-cell>
          <table:table-cell table:style-name="ce11" table:formula="of:=SUBSTITUTE([.H79];&quot;\&quot;;&quot;\\&quot;)">
            <text:p/>
          </table:table-cell>
          <table:table-cell table:style-name="ce11" table:formula="of:=SUBSTITUTE([.I79];&quot;\&quot;;&quot;\\&quot;)">
            <text:p/>
          </table:table-cell>
          <table:table-cell table:style-name="ce11" table:formula="of:=SUBSTITUTE([.G79];&quot;&quot;&quot;&quot;;&quot;\&quot;&quot;&quot;)">
            <text:p/>
          </table:table-cell>
          <table:table-cell table:style-name="ce11" table:formula="of:=SUBSTITUTE([.H79];&quot;&quot;&quot;&quot;;&quot;\&quot;&quot;&quot;)">
            <text:p/>
          </table:table-cell>
          <table:table-cell table:style-name="ce11" table:formula="of:=SUBSTITUTE([.I79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15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80];&quot;\&quot;;&quot;\\&quot;)">
            <text:p/>
          </table:table-cell>
          <table:table-cell table:style-name="ce11" table:formula="of:=SUBSTITUTE([.H80];&quot;\&quot;;&quot;\\&quot;)">
            <text:p/>
          </table:table-cell>
          <table:table-cell table:style-name="ce11" table:formula="of:=SUBSTITUTE([.I80];&quot;\&quot;;&quot;\\&quot;)">
            <text:p/>
          </table:table-cell>
          <table:table-cell table:style-name="ce11" table:formula="of:=SUBSTITUTE([.G80];&quot;&quot;&quot;&quot;;&quot;\&quot;&quot;&quot;)">
            <text:p/>
          </table:table-cell>
          <table:table-cell table:style-name="ce11" table:formula="of:=SUBSTITUTE([.H80];&quot;&quot;&quot;&quot;;&quot;\&quot;&quot;&quot;)">
            <text:p/>
          </table:table-cell>
          <table:table-cell table:style-name="ce11" table:formula="of:=SUBSTITUTE([.I80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15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81];&quot;\&quot;;&quot;\\&quot;)">
            <text:p/>
          </table:table-cell>
          <table:table-cell table:style-name="ce11" table:formula="of:=SUBSTITUTE([.H81];&quot;\&quot;;&quot;\\&quot;)">
            <text:p/>
          </table:table-cell>
          <table:table-cell table:style-name="ce11" table:formula="of:=SUBSTITUTE([.I81];&quot;\&quot;;&quot;\\&quot;)">
            <text:p/>
          </table:table-cell>
          <table:table-cell table:style-name="ce11" table:formula="of:=SUBSTITUTE([.G81];&quot;&quot;&quot;&quot;;&quot;\&quot;&quot;&quot;)">
            <text:p/>
          </table:table-cell>
          <table:table-cell table:style-name="ce11" table:formula="of:=SUBSTITUTE([.H81];&quot;&quot;&quot;&quot;;&quot;\&quot;&quot;&quot;)">
            <text:p/>
          </table:table-cell>
          <table:table-cell table:style-name="ce11" table:formula="of:=SUBSTITUTE([.I81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15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82];&quot;\&quot;;&quot;\\&quot;)">
            <text:p/>
          </table:table-cell>
          <table:table-cell table:style-name="ce11" table:formula="of:=SUBSTITUTE([.H82];&quot;\&quot;;&quot;\\&quot;)">
            <text:p/>
          </table:table-cell>
          <table:table-cell table:style-name="ce11" table:formula="of:=SUBSTITUTE([.I82];&quot;\&quot;;&quot;\\&quot;)">
            <text:p/>
          </table:table-cell>
          <table:table-cell table:style-name="ce11" table:formula="of:=SUBSTITUTE([.G82];&quot;&quot;&quot;&quot;;&quot;\&quot;&quot;&quot;)">
            <text:p/>
          </table:table-cell>
          <table:table-cell table:style-name="ce11" table:formula="of:=SUBSTITUTE([.H82];&quot;&quot;&quot;&quot;;&quot;\&quot;&quot;&quot;)">
            <text:p/>
          </table:table-cell>
          <table:table-cell table:style-name="ce11" table:formula="of:=SUBSTITUTE([.I82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 table:number-columns-repeated="2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83];&quot;\&quot;;&quot;\\&quot;)">
            <text:p/>
          </table:table-cell>
          <table:table-cell table:style-name="ce11" table:formula="of:=SUBSTITUTE([.H83];&quot;\&quot;;&quot;\\&quot;)">
            <text:p/>
          </table:table-cell>
          <table:table-cell table:style-name="ce11" table:formula="of:=SUBSTITUTE([.I83];&quot;\&quot;;&quot;\\&quot;)">
            <text:p/>
          </table:table-cell>
          <table:table-cell table:style-name="ce11" table:formula="of:=SUBSTITUTE([.G83];&quot;&quot;&quot;&quot;;&quot;\&quot;&quot;&quot;)">
            <text:p/>
          </table:table-cell>
          <table:table-cell table:style-name="ce11" table:formula="of:=SUBSTITUTE([.H83];&quot;&quot;&quot;&quot;;&quot;\&quot;&quot;&quot;)">
            <text:p/>
          </table:table-cell>
          <table:table-cell table:style-name="ce11" table:formula="of:=SUBSTITUTE([.I83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 table:number-columns-repeated="2"/>
          <table:table-cell table:style-name="ce7"/>
          <table:table-cell table:style-name="ce15"/>
          <table:table-cell table:style-name="ce15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84];&quot;\&quot;;&quot;\\&quot;)">
            <text:p/>
          </table:table-cell>
          <table:table-cell table:style-name="ce11" table:formula="of:=SUBSTITUTE([.H84];&quot;\&quot;;&quot;\\&quot;)">
            <text:p/>
          </table:table-cell>
          <table:table-cell table:style-name="ce11" table:formula="of:=SUBSTITUTE([.I84];&quot;\&quot;;&quot;\\&quot;)">
            <text:p/>
          </table:table-cell>
          <table:table-cell table:style-name="ce11" table:formula="of:=SUBSTITUTE([.G84];&quot;&quot;&quot;&quot;;&quot;\&quot;&quot;&quot;)">
            <text:p/>
          </table:table-cell>
          <table:table-cell table:style-name="ce11" table:formula="of:=SUBSTITUTE([.H84];&quot;&quot;&quot;&quot;;&quot;\&quot;&quot;&quot;)">
            <text:p/>
          </table:table-cell>
          <table:table-cell table:style-name="ce11" table:formula="of:=SUBSTITUTE([.I84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15"/>
          <table:table-cell table:style-name="ce15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85];&quot;\&quot;;&quot;\\&quot;)">
            <text:p/>
          </table:table-cell>
          <table:table-cell table:style-name="ce11" table:formula="of:=SUBSTITUTE([.H85];&quot;\&quot;;&quot;\\&quot;)">
            <text:p/>
          </table:table-cell>
          <table:table-cell table:style-name="ce11" table:formula="of:=SUBSTITUTE([.I85];&quot;\&quot;;&quot;\\&quot;)">
            <text:p/>
          </table:table-cell>
          <table:table-cell table:style-name="ce11" table:formula="of:=SUBSTITUTE([.G85];&quot;&quot;&quot;&quot;;&quot;\&quot;&quot;&quot;)">
            <text:p/>
          </table:table-cell>
          <table:table-cell table:style-name="ce11" table:formula="of:=SUBSTITUTE([.H85];&quot;&quot;&quot;&quot;;&quot;\&quot;&quot;&quot;)">
            <text:p/>
          </table:table-cell>
          <table:table-cell table:style-name="ce11" table:formula="of:=SUBSTITUTE([.I85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15"/>
          <table:table-cell table:style-name="ce15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86];&quot;\&quot;;&quot;\\&quot;)">
            <text:p/>
          </table:table-cell>
          <table:table-cell table:style-name="ce11" table:formula="of:=SUBSTITUTE([.H86];&quot;\&quot;;&quot;\\&quot;)">
            <text:p/>
          </table:table-cell>
          <table:table-cell table:style-name="ce11" table:formula="of:=SUBSTITUTE([.I86];&quot;\&quot;;&quot;\\&quot;)">
            <text:p/>
          </table:table-cell>
          <table:table-cell table:style-name="ce11" table:formula="of:=SUBSTITUTE([.G86];&quot;&quot;&quot;&quot;;&quot;\&quot;&quot;&quot;)">
            <text:p/>
          </table:table-cell>
          <table:table-cell table:style-name="ce11" table:formula="of:=SUBSTITUTE([.H86];&quot;&quot;&quot;&quot;;&quot;\&quot;&quot;&quot;)">
            <text:p/>
          </table:table-cell>
          <table:table-cell table:style-name="ce11" table:formula="of:=SUBSTITUTE([.I86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15"/>
          <table:table-cell table:style-name="ce15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87];&quot;\&quot;;&quot;\\&quot;)">
            <text:p/>
          </table:table-cell>
          <table:table-cell table:style-name="ce11" table:formula="of:=SUBSTITUTE([.H87];&quot;\&quot;;&quot;\\&quot;)">
            <text:p/>
          </table:table-cell>
          <table:table-cell table:style-name="ce11" table:formula="of:=SUBSTITUTE([.I87];&quot;\&quot;;&quot;\\&quot;)">
            <text:p/>
          </table:table-cell>
          <table:table-cell table:style-name="ce11" table:formula="of:=SUBSTITUTE([.G87];&quot;&quot;&quot;&quot;;&quot;\&quot;&quot;&quot;)">
            <text:p/>
          </table:table-cell>
          <table:table-cell table:style-name="ce11" table:formula="of:=SUBSTITUTE([.H87];&quot;&quot;&quot;&quot;;&quot;\&quot;&quot;&quot;)">
            <text:p/>
          </table:table-cell>
          <table:table-cell table:style-name="ce11" table:formula="of:=SUBSTITUTE([.I87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 table:number-columns-repeated="2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88];&quot;\&quot;;&quot;\\&quot;)">
            <text:p/>
          </table:table-cell>
          <table:table-cell table:style-name="ce11" table:formula="of:=SUBSTITUTE([.H88];&quot;\&quot;;&quot;\\&quot;)">
            <text:p/>
          </table:table-cell>
          <table:table-cell table:style-name="ce11" table:formula="of:=SUBSTITUTE([.I88];&quot;\&quot;;&quot;\\&quot;)">
            <text:p/>
          </table:table-cell>
          <table:table-cell table:style-name="ce11" table:formula="of:=SUBSTITUTE([.G88];&quot;&quot;&quot;&quot;;&quot;\&quot;&quot;&quot;)">
            <text:p/>
          </table:table-cell>
          <table:table-cell table:style-name="ce11" table:formula="of:=SUBSTITUTE([.H88];&quot;&quot;&quot;&quot;;&quot;\&quot;&quot;&quot;)">
            <text:p/>
          </table:table-cell>
          <table:table-cell table:style-name="ce11" table:formula="of:=SUBSTITUTE([.I88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 table:number-columns-repeated="2"/>
          <table:table-cell table:style-name="ce7"/>
          <table:table-cell table:style-name="ce11"/>
          <table:table-cell table:style-name="ce11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89];&quot;\&quot;;&quot;\\&quot;)">
            <text:p/>
          </table:table-cell>
          <table:table-cell table:style-name="ce11" table:formula="of:=SUBSTITUTE([.H89];&quot;\&quot;;&quot;\\&quot;)">
            <text:p/>
          </table:table-cell>
          <table:table-cell table:style-name="ce11" table:formula="of:=SUBSTITUTE([.I89];&quot;\&quot;;&quot;\\&quot;)">
            <text:p/>
          </table:table-cell>
          <table:table-cell table:style-name="ce11" table:formula="of:=SUBSTITUTE([.G89];&quot;&quot;&quot;&quot;;&quot;\&quot;&quot;&quot;)">
            <text:p/>
          </table:table-cell>
          <table:table-cell table:style-name="ce11" table:formula="of:=SUBSTITUTE([.H89];&quot;&quot;&quot;&quot;;&quot;\&quot;&quot;&quot;)">
            <text:p/>
          </table:table-cell>
          <table:table-cell table:style-name="ce11" table:formula="of:=SUBSTITUTE([.I89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90];&quot;\&quot;;&quot;\\&quot;)">
            <text:p/>
          </table:table-cell>
          <table:table-cell table:style-name="ce11" table:formula="of:=SUBSTITUTE([.H90];&quot;\&quot;;&quot;\\&quot;)">
            <text:p/>
          </table:table-cell>
          <table:table-cell table:style-name="ce11" table:formula="of:=SUBSTITUTE([.I90];&quot;\&quot;;&quot;\\&quot;)">
            <text:p/>
          </table:table-cell>
          <table:table-cell table:style-name="ce11" table:formula="of:=SUBSTITUTE([.G90];&quot;&quot;&quot;&quot;;&quot;\&quot;&quot;&quot;)">
            <text:p/>
          </table:table-cell>
          <table:table-cell table:style-name="ce11" table:formula="of:=SUBSTITUTE([.H90];&quot;&quot;&quot;&quot;;&quot;\&quot;&quot;&quot;)">
            <text:p/>
          </table:table-cell>
          <table:table-cell table:style-name="ce11" table:formula="of:=SUBSTITUTE([.I90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91];&quot;\&quot;;&quot;\\&quot;)">
            <text:p/>
          </table:table-cell>
          <table:table-cell table:style-name="ce11" table:formula="of:=SUBSTITUTE([.H91];&quot;\&quot;;&quot;\\&quot;)">
            <text:p/>
          </table:table-cell>
          <table:table-cell table:style-name="ce11" table:formula="of:=SUBSTITUTE([.I91];&quot;\&quot;;&quot;\\&quot;)">
            <text:p/>
          </table:table-cell>
          <table:table-cell table:style-name="ce11" table:formula="of:=SUBSTITUTE([.G91];&quot;&quot;&quot;&quot;;&quot;\&quot;&quot;&quot;)">
            <text:p/>
          </table:table-cell>
          <table:table-cell table:style-name="ce11" table:formula="of:=SUBSTITUTE([.H91];&quot;&quot;&quot;&quot;;&quot;\&quot;&quot;&quot;)">
            <text:p/>
          </table:table-cell>
          <table:table-cell table:style-name="ce11" table:formula="of:=SUBSTITUTE([.I91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4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92];&quot;\&quot;;&quot;\\&quot;)">
            <text:p/>
          </table:table-cell>
          <table:table-cell table:style-name="ce11" table:formula="of:=SUBSTITUTE([.H92];&quot;\&quot;;&quot;\\&quot;)">
            <text:p/>
          </table:table-cell>
          <table:table-cell table:style-name="ce11" table:formula="of:=SUBSTITUTE([.I92];&quot;\&quot;;&quot;\\&quot;)">
            <text:p/>
          </table:table-cell>
          <table:table-cell table:style-name="ce11" table:formula="of:=SUBSTITUTE([.G92];&quot;&quot;&quot;&quot;;&quot;\&quot;&quot;&quot;)">
            <text:p/>
          </table:table-cell>
          <table:table-cell table:style-name="ce11" table:formula="of:=SUBSTITUTE([.H92];&quot;&quot;&quot;&quot;;&quot;\&quot;&quot;&quot;)">
            <text:p/>
          </table:table-cell>
          <table:table-cell table:style-name="ce11" table:formula="of:=SUBSTITUTE([.I92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 table:number-columns-repeated="2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93];&quot;\&quot;;&quot;\\&quot;)">
            <text:p/>
          </table:table-cell>
          <table:table-cell table:style-name="ce11" table:formula="of:=SUBSTITUTE([.H93];&quot;\&quot;;&quot;\\&quot;)">
            <text:p/>
          </table:table-cell>
          <table:table-cell table:style-name="ce11" table:formula="of:=SUBSTITUTE([.I93];&quot;\&quot;;&quot;\\&quot;)">
            <text:p/>
          </table:table-cell>
          <table:table-cell table:style-name="ce11" table:formula="of:=SUBSTITUTE([.G93];&quot;&quot;&quot;&quot;;&quot;\&quot;&quot;&quot;)">
            <text:p/>
          </table:table-cell>
          <table:table-cell table:style-name="ce11" table:formula="of:=SUBSTITUTE([.H93];&quot;&quot;&quot;&quot;;&quot;\&quot;&quot;&quot;)">
            <text:p/>
          </table:table-cell>
          <table:table-cell table:style-name="ce11" table:formula="of:=SUBSTITUTE([.I93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 table:number-columns-repeated="2"/>
          <table:table-cell table:style-name="ce11"/>
          <table:table-cell table:style-name="ce11"/>
          <table:table-cell table:style-name="ce11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94];&quot;\&quot;;&quot;\\&quot;)">
            <text:p/>
          </table:table-cell>
          <table:table-cell table:style-name="ce11" table:formula="of:=SUBSTITUTE([.H94];&quot;\&quot;;&quot;\\&quot;)">
            <text:p/>
          </table:table-cell>
          <table:table-cell table:style-name="ce11" table:formula="of:=SUBSTITUTE([.I94];&quot;\&quot;;&quot;\\&quot;)">
            <text:p/>
          </table:table-cell>
          <table:table-cell table:style-name="ce11" table:formula="of:=SUBSTITUTE([.G94];&quot;&quot;&quot;&quot;;&quot;\&quot;&quot;&quot;)">
            <text:p/>
          </table:table-cell>
          <table:table-cell table:style-name="ce11" table:formula="of:=SUBSTITUTE([.H94];&quot;&quot;&quot;&quot;;&quot;\&quot;&quot;&quot;)">
            <text:p/>
          </table:table-cell>
          <table:table-cell table:style-name="ce11" table:formula="of:=SUBSTITUTE([.I94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95];&quot;\&quot;;&quot;\\&quot;)">
            <text:p/>
          </table:table-cell>
          <table:table-cell table:style-name="ce11" table:formula="of:=SUBSTITUTE([.H95];&quot;\&quot;;&quot;\\&quot;)">
            <text:p/>
          </table:table-cell>
          <table:table-cell table:style-name="ce11" table:formula="of:=SUBSTITUTE([.I95];&quot;\&quot;;&quot;\\&quot;)">
            <text:p/>
          </table:table-cell>
          <table:table-cell table:style-name="ce11" table:formula="of:=SUBSTITUTE([.G95];&quot;&quot;&quot;&quot;;&quot;\&quot;&quot;&quot;)">
            <text:p/>
          </table:table-cell>
          <table:table-cell table:style-name="ce11" table:formula="of:=SUBSTITUTE([.H95];&quot;&quot;&quot;&quot;;&quot;\&quot;&quot;&quot;)">
            <text:p/>
          </table:table-cell>
          <table:table-cell table:style-name="ce11" table:formula="of:=SUBSTITUTE([.I95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96];&quot;\&quot;;&quot;\\&quot;)">
            <text:p/>
          </table:table-cell>
          <table:table-cell table:style-name="ce11" table:formula="of:=SUBSTITUTE([.H96];&quot;\&quot;;&quot;\\&quot;)">
            <text:p/>
          </table:table-cell>
          <table:table-cell table:style-name="ce11" table:formula="of:=SUBSTITUTE([.I96];&quot;\&quot;;&quot;\\&quot;)">
            <text:p/>
          </table:table-cell>
          <table:table-cell table:style-name="ce11" table:formula="of:=SUBSTITUTE([.G96];&quot;&quot;&quot;&quot;;&quot;\&quot;&quot;&quot;)">
            <text:p/>
          </table:table-cell>
          <table:table-cell table:style-name="ce11" table:formula="of:=SUBSTITUTE([.H96];&quot;&quot;&quot;&quot;;&quot;\&quot;&quot;&quot;)">
            <text:p/>
          </table:table-cell>
          <table:table-cell table:style-name="ce11" table:formula="of:=SUBSTITUTE([.I96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4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97];&quot;\&quot;;&quot;\\&quot;)">
            <text:p/>
          </table:table-cell>
          <table:table-cell table:style-name="ce11" table:formula="of:=SUBSTITUTE([.H97];&quot;\&quot;;&quot;\\&quot;)">
            <text:p/>
          </table:table-cell>
          <table:table-cell table:style-name="ce11" table:formula="of:=SUBSTITUTE([.I97];&quot;\&quot;;&quot;\\&quot;)">
            <text:p/>
          </table:table-cell>
          <table:table-cell table:style-name="ce11" table:formula="of:=SUBSTITUTE([.G97];&quot;&quot;&quot;&quot;;&quot;\&quot;&quot;&quot;)">
            <text:p/>
          </table:table-cell>
          <table:table-cell table:style-name="ce11" table:formula="of:=SUBSTITUTE([.H97];&quot;&quot;&quot;&quot;;&quot;\&quot;&quot;&quot;)">
            <text:p/>
          </table:table-cell>
          <table:table-cell table:style-name="ce11" table:formula="of:=SUBSTITUTE([.I97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4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98];&quot;\&quot;;&quot;\\&quot;)">
            <text:p/>
          </table:table-cell>
          <table:table-cell table:style-name="ce11" table:formula="of:=SUBSTITUTE([.H98];&quot;\&quot;;&quot;\\&quot;)">
            <text:p/>
          </table:table-cell>
          <table:table-cell table:style-name="ce11" table:formula="of:=SUBSTITUTE([.I98];&quot;\&quot;;&quot;\\&quot;)">
            <text:p/>
          </table:table-cell>
          <table:table-cell table:style-name="ce11" table:formula="of:=SUBSTITUTE([.G98];&quot;&quot;&quot;&quot;;&quot;\&quot;&quot;&quot;)">
            <text:p/>
          </table:table-cell>
          <table:table-cell table:style-name="ce11" table:formula="of:=SUBSTITUTE([.H98];&quot;&quot;&quot;&quot;;&quot;\&quot;&quot;&quot;)">
            <text:p/>
          </table:table-cell>
          <table:table-cell table:style-name="ce11" table:formula="of:=SUBSTITUTE([.I98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4"/>
          <table:table-cell table:style-name="ce11"/>
          <table:table-cell table:style-name="ce11"/>
          <table:table-cell table:style-name="ce11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99];&quot;\&quot;;&quot;\\&quot;)">
            <text:p/>
          </table:table-cell>
          <table:table-cell table:style-name="ce11" table:formula="of:=SUBSTITUTE([.H99];&quot;\&quot;;&quot;\\&quot;)">
            <text:p/>
          </table:table-cell>
          <table:table-cell table:style-name="ce11" table:formula="of:=SUBSTITUTE([.I99];&quot;\&quot;;&quot;\\&quot;)">
            <text:p/>
          </table:table-cell>
          <table:table-cell table:style-name="ce11" table:formula="of:=SUBSTITUTE([.G99];&quot;&quot;&quot;&quot;;&quot;\&quot;&quot;&quot;)">
            <text:p/>
          </table:table-cell>
          <table:table-cell table:style-name="ce11" table:formula="of:=SUBSTITUTE([.H99];&quot;&quot;&quot;&quot;;&quot;\&quot;&quot;&quot;)">
            <text:p/>
          </table:table-cell>
          <table:table-cell table:style-name="ce11" table:formula="of:=SUBSTITUTE([.I99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4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100];&quot;\&quot;;&quot;\\&quot;)">
            <text:p/>
          </table:table-cell>
          <table:table-cell table:style-name="ce11" table:formula="of:=SUBSTITUTE([.H100];&quot;\&quot;;&quot;\\&quot;)">
            <text:p/>
          </table:table-cell>
          <table:table-cell table:style-name="ce11" table:formula="of:=SUBSTITUTE([.I100];&quot;\&quot;;&quot;\\&quot;)">
            <text:p/>
          </table:table-cell>
          <table:table-cell table:style-name="ce11" table:formula="of:=SUBSTITUTE([.G100];&quot;&quot;&quot;&quot;;&quot;\&quot;&quot;&quot;)">
            <text:p/>
          </table:table-cell>
          <table:table-cell table:style-name="ce11" table:formula="of:=SUBSTITUTE([.H100];&quot;&quot;&quot;&quot;;&quot;\&quot;&quot;&quot;)">
            <text:p/>
          </table:table-cell>
          <table:table-cell table:style-name="ce11" table:formula="of:=SUBSTITUTE([.I100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 table:number-columns-repeated="2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101];&quot;\&quot;;&quot;\\&quot;)">
            <text:p/>
          </table:table-cell>
          <table:table-cell table:style-name="ce11" table:formula="of:=SUBSTITUTE([.H101];&quot;\&quot;;&quot;\\&quot;)">
            <text:p/>
          </table:table-cell>
          <table:table-cell table:style-name="ce11" table:formula="of:=SUBSTITUTE([.I101];&quot;\&quot;;&quot;\\&quot;)">
            <text:p/>
          </table:table-cell>
          <table:table-cell table:style-name="ce11" table:formula="of:=SUBSTITUTE([.G101];&quot;&quot;&quot;&quot;;&quot;\&quot;&quot;&quot;)">
            <text:p/>
          </table:table-cell>
          <table:table-cell table:style-name="ce11" table:formula="of:=SUBSTITUTE([.H101];&quot;&quot;&quot;&quot;;&quot;\&quot;&quot;&quot;)">
            <text:p/>
          </table:table-cell>
          <table:table-cell table:style-name="ce11" table:formula="of:=SUBSTITUTE([.I101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102];&quot;\&quot;;&quot;\\&quot;)">
            <text:p/>
          </table:table-cell>
          <table:table-cell table:style-name="ce11" table:formula="of:=SUBSTITUTE([.H102];&quot;\&quot;;&quot;\\&quot;)">
            <text:p/>
          </table:table-cell>
          <table:table-cell table:style-name="ce11" table:formula="of:=SUBSTITUTE([.I102];&quot;\&quot;;&quot;\\&quot;)">
            <text:p/>
          </table:table-cell>
          <table:table-cell table:style-name="ce11" table:formula="of:=SUBSTITUTE([.G102];&quot;&quot;&quot;&quot;;&quot;\&quot;&quot;&quot;)">
            <text:p/>
          </table:table-cell>
          <table:table-cell table:style-name="ce11" table:formula="of:=SUBSTITUTE([.H102];&quot;&quot;&quot;&quot;;&quot;\&quot;&quot;&quot;)">
            <text:p/>
          </table:table-cell>
          <table:table-cell table:style-name="ce11" table:formula="of:=SUBSTITUTE([.I102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103];&quot;\&quot;;&quot;\\&quot;)">
            <text:p/>
          </table:table-cell>
          <table:table-cell table:style-name="ce11" table:formula="of:=SUBSTITUTE([.H103];&quot;\&quot;;&quot;\\&quot;)">
            <text:p/>
          </table:table-cell>
          <table:table-cell table:style-name="ce11" table:formula="of:=SUBSTITUTE([.I103];&quot;\&quot;;&quot;\\&quot;)">
            <text:p/>
          </table:table-cell>
          <table:table-cell table:style-name="ce11" table:formula="of:=SUBSTITUTE([.G103];&quot;&quot;&quot;&quot;;&quot;\&quot;&quot;&quot;)">
            <text:p/>
          </table:table-cell>
          <table:table-cell table:style-name="ce11" table:formula="of:=SUBSTITUTE([.H103];&quot;&quot;&quot;&quot;;&quot;\&quot;&quot;&quot;)">
            <text:p/>
          </table:table-cell>
          <table:table-cell table:style-name="ce11" table:formula="of:=SUBSTITUTE([.I103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104];&quot;\&quot;;&quot;\\&quot;)">
            <text:p/>
          </table:table-cell>
          <table:table-cell table:style-name="ce11" table:formula="of:=SUBSTITUTE([.H104];&quot;\&quot;;&quot;\\&quot;)">
            <text:p/>
          </table:table-cell>
          <table:table-cell table:style-name="ce11" table:formula="of:=SUBSTITUTE([.I104];&quot;\&quot;;&quot;\\&quot;)">
            <text:p/>
          </table:table-cell>
          <table:table-cell table:style-name="ce11" table:formula="of:=SUBSTITUTE([.G104];&quot;&quot;&quot;&quot;;&quot;\&quot;&quot;&quot;)">
            <text:p/>
          </table:table-cell>
          <table:table-cell table:style-name="ce11" table:formula="of:=SUBSTITUTE([.H104];&quot;&quot;&quot;&quot;;&quot;\&quot;&quot;&quot;)">
            <text:p/>
          </table:table-cell>
          <table:table-cell table:style-name="ce11" table:formula="of:=SUBSTITUTE([.I104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 table:number-columns-repeated="2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105];&quot;\&quot;;&quot;\\&quot;)">
            <text:p/>
          </table:table-cell>
          <table:table-cell table:style-name="ce11" table:formula="of:=SUBSTITUTE([.H105];&quot;\&quot;;&quot;\\&quot;)">
            <text:p/>
          </table:table-cell>
          <table:table-cell table:style-name="ce11" table:formula="of:=SUBSTITUTE([.I105];&quot;\&quot;;&quot;\\&quot;)">
            <text:p/>
          </table:table-cell>
          <table:table-cell table:style-name="ce11" table:formula="of:=SUBSTITUTE([.G105];&quot;&quot;&quot;&quot;;&quot;\&quot;&quot;&quot;)">
            <text:p/>
          </table:table-cell>
          <table:table-cell table:style-name="ce11" table:formula="of:=SUBSTITUTE([.H105];&quot;&quot;&quot;&quot;;&quot;\&quot;&quot;&quot;)">
            <text:p/>
          </table:table-cell>
          <table:table-cell table:style-name="ce11" table:formula="of:=SUBSTITUTE([.I105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 table:number-columns-repeated="2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106];&quot;\&quot;;&quot;\\&quot;)">
            <text:p/>
          </table:table-cell>
          <table:table-cell table:style-name="ce11" table:formula="of:=SUBSTITUTE([.H106];&quot;\&quot;;&quot;\\&quot;)">
            <text:p/>
          </table:table-cell>
          <table:table-cell table:style-name="ce11" table:formula="of:=SUBSTITUTE([.I106];&quot;\&quot;;&quot;\\&quot;)">
            <text:p/>
          </table:table-cell>
          <table:table-cell table:style-name="ce11" table:formula="of:=SUBSTITUTE([.G106];&quot;&quot;&quot;&quot;;&quot;\&quot;&quot;&quot;)">
            <text:p/>
          </table:table-cell>
          <table:table-cell table:style-name="ce11" table:formula="of:=SUBSTITUTE([.H106];&quot;&quot;&quot;&quot;;&quot;\&quot;&quot;&quot;)">
            <text:p/>
          </table:table-cell>
          <table:table-cell table:style-name="ce11" table:formula="of:=SUBSTITUTE([.I106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107];&quot;\&quot;;&quot;\\&quot;)">
            <text:p/>
          </table:table-cell>
          <table:table-cell table:style-name="ce11" table:formula="of:=SUBSTITUTE([.H107];&quot;\&quot;;&quot;\\&quot;)">
            <text:p/>
          </table:table-cell>
          <table:table-cell table:style-name="ce11" table:formula="of:=SUBSTITUTE([.I107];&quot;\&quot;;&quot;\\&quot;)">
            <text:p/>
          </table:table-cell>
          <table:table-cell table:style-name="ce11" table:formula="of:=SUBSTITUTE([.G107];&quot;&quot;&quot;&quot;;&quot;\&quot;&quot;&quot;)">
            <text:p/>
          </table:table-cell>
          <table:table-cell table:style-name="ce11" table:formula="of:=SUBSTITUTE([.H107];&quot;&quot;&quot;&quot;;&quot;\&quot;&quot;&quot;)">
            <text:p/>
          </table:table-cell>
          <table:table-cell table:style-name="ce11" table:formula="of:=SUBSTITUTE([.I107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108];&quot;\&quot;;&quot;\\&quot;)">
            <text:p/>
          </table:table-cell>
          <table:table-cell table:style-name="ce11" table:formula="of:=SUBSTITUTE([.H108];&quot;\&quot;;&quot;\\&quot;)">
            <text:p/>
          </table:table-cell>
          <table:table-cell table:style-name="ce11" table:formula="of:=SUBSTITUTE([.I108];&quot;\&quot;;&quot;\\&quot;)">
            <text:p/>
          </table:table-cell>
          <table:table-cell table:style-name="ce11" table:formula="of:=SUBSTITUTE([.G108];&quot;&quot;&quot;&quot;;&quot;\&quot;&quot;&quot;)">
            <text:p/>
          </table:table-cell>
          <table:table-cell table:style-name="ce11" table:formula="of:=SUBSTITUTE([.H108];&quot;&quot;&quot;&quot;;&quot;\&quot;&quot;&quot;)">
            <text:p/>
          </table:table-cell>
          <table:table-cell table:style-name="ce11" table:formula="of:=SUBSTITUTE([.I108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109];&quot;\&quot;;&quot;\\&quot;)">
            <text:p/>
          </table:table-cell>
          <table:table-cell table:style-name="ce11" table:formula="of:=SUBSTITUTE([.H109];&quot;\&quot;;&quot;\\&quot;)">
            <text:p/>
          </table:table-cell>
          <table:table-cell table:style-name="ce11" table:formula="of:=SUBSTITUTE([.I109];&quot;\&quot;;&quot;\\&quot;)">
            <text:p/>
          </table:table-cell>
          <table:table-cell table:style-name="ce11" table:formula="of:=SUBSTITUTE([.G109];&quot;&quot;&quot;&quot;;&quot;\&quot;&quot;&quot;)">
            <text:p/>
          </table:table-cell>
          <table:table-cell table:style-name="ce11" table:formula="of:=SUBSTITUTE([.H109];&quot;&quot;&quot;&quot;;&quot;\&quot;&quot;&quot;)">
            <text:p/>
          </table:table-cell>
          <table:table-cell table:style-name="ce11" table:formula="of:=SUBSTITUTE([.I109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4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110];&quot;\&quot;;&quot;\\&quot;)">
            <text:p/>
          </table:table-cell>
          <table:table-cell table:style-name="ce11" table:formula="of:=SUBSTITUTE([.H110];&quot;\&quot;;&quot;\\&quot;)">
            <text:p/>
          </table:table-cell>
          <table:table-cell table:style-name="ce11" table:formula="of:=SUBSTITUTE([.I110];&quot;\&quot;;&quot;\\&quot;)">
            <text:p/>
          </table:table-cell>
          <table:table-cell table:style-name="ce11" table:formula="of:=SUBSTITUTE([.G110];&quot;&quot;&quot;&quot;;&quot;\&quot;&quot;&quot;)">
            <text:p/>
          </table:table-cell>
          <table:table-cell table:style-name="ce11" table:formula="of:=SUBSTITUTE([.H110];&quot;&quot;&quot;&quot;;&quot;\&quot;&quot;&quot;)">
            <text:p/>
          </table:table-cell>
          <table:table-cell table:style-name="ce11" table:formula="of:=SUBSTITUTE([.I110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4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111];&quot;\&quot;;&quot;\\&quot;)">
            <text:p/>
          </table:table-cell>
          <table:table-cell table:style-name="ce11" table:formula="of:=SUBSTITUTE([.H111];&quot;\&quot;;&quot;\\&quot;)">
            <text:p/>
          </table:table-cell>
          <table:table-cell table:style-name="ce11" table:formula="of:=SUBSTITUTE([.I111];&quot;\&quot;;&quot;\\&quot;)">
            <text:p/>
          </table:table-cell>
          <table:table-cell table:style-name="ce11" table:formula="of:=SUBSTITUTE([.G111];&quot;&quot;&quot;&quot;;&quot;\&quot;&quot;&quot;)">
            <text:p/>
          </table:table-cell>
          <table:table-cell table:style-name="ce11" table:formula="of:=SUBSTITUTE([.H111];&quot;&quot;&quot;&quot;;&quot;\&quot;&quot;&quot;)">
            <text:p/>
          </table:table-cell>
          <table:table-cell table:style-name="ce11" table:formula="of:=SUBSTITUTE([.I111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4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112];&quot;\&quot;;&quot;\\&quot;)">
            <text:p/>
          </table:table-cell>
          <table:table-cell table:style-name="ce11" table:formula="of:=SUBSTITUTE([.H112];&quot;\&quot;;&quot;\\&quot;)">
            <text:p/>
          </table:table-cell>
          <table:table-cell table:style-name="ce11" table:formula="of:=SUBSTITUTE([.I112];&quot;\&quot;;&quot;\\&quot;)">
            <text:p/>
          </table:table-cell>
          <table:table-cell table:style-name="ce11" table:formula="of:=SUBSTITUTE([.G112];&quot;&quot;&quot;&quot;;&quot;\&quot;&quot;&quot;)">
            <text:p/>
          </table:table-cell>
          <table:table-cell table:style-name="ce11" table:formula="of:=SUBSTITUTE([.H112];&quot;&quot;&quot;&quot;;&quot;\&quot;&quot;&quot;)">
            <text:p/>
          </table:table-cell>
          <table:table-cell table:style-name="ce11" table:formula="of:=SUBSTITUTE([.I112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113];&quot;\&quot;;&quot;\\&quot;)">
            <text:p/>
          </table:table-cell>
          <table:table-cell table:style-name="ce11" table:formula="of:=SUBSTITUTE([.H113];&quot;\&quot;;&quot;\\&quot;)">
            <text:p/>
          </table:table-cell>
          <table:table-cell table:style-name="ce11" table:formula="of:=SUBSTITUTE([.I113];&quot;\&quot;;&quot;\\&quot;)">
            <text:p/>
          </table:table-cell>
          <table:table-cell table:style-name="ce11" table:formula="of:=SUBSTITUTE([.G113];&quot;&quot;&quot;&quot;;&quot;\&quot;&quot;&quot;)">
            <text:p/>
          </table:table-cell>
          <table:table-cell table:style-name="ce11" table:formula="of:=SUBSTITUTE([.H113];&quot;&quot;&quot;&quot;;&quot;\&quot;&quot;&quot;)">
            <text:p/>
          </table:table-cell>
          <table:table-cell table:style-name="ce11" table:formula="of:=SUBSTITUTE([.I113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4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114];&quot;\&quot;;&quot;\\&quot;)">
            <text:p/>
          </table:table-cell>
          <table:table-cell table:style-name="ce11" table:formula="of:=SUBSTITUTE([.H114];&quot;\&quot;;&quot;\\&quot;)">
            <text:p/>
          </table:table-cell>
          <table:table-cell table:style-name="ce11" table:formula="of:=SUBSTITUTE([.I114];&quot;\&quot;;&quot;\\&quot;)">
            <text:p/>
          </table:table-cell>
          <table:table-cell table:style-name="ce11" table:formula="of:=SUBSTITUTE([.G114];&quot;&quot;&quot;&quot;;&quot;\&quot;&quot;&quot;)">
            <text:p/>
          </table:table-cell>
          <table:table-cell table:style-name="ce11" table:formula="of:=SUBSTITUTE([.H114];&quot;&quot;&quot;&quot;;&quot;\&quot;&quot;&quot;)">
            <text:p/>
          </table:table-cell>
          <table:table-cell table:style-name="ce11" table:formula="of:=SUBSTITUTE([.I114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4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115];&quot;\&quot;;&quot;\\&quot;)">
            <text:p/>
          </table:table-cell>
          <table:table-cell table:style-name="ce11" table:formula="of:=SUBSTITUTE([.H115];&quot;\&quot;;&quot;\\&quot;)">
            <text:p/>
          </table:table-cell>
          <table:table-cell table:style-name="ce11" table:formula="of:=SUBSTITUTE([.I115];&quot;\&quot;;&quot;\\&quot;)">
            <text:p/>
          </table:table-cell>
          <table:table-cell table:style-name="ce11" table:formula="of:=SUBSTITUTE([.G115];&quot;&quot;&quot;&quot;;&quot;\&quot;&quot;&quot;)">
            <text:p/>
          </table:table-cell>
          <table:table-cell table:style-name="ce11" table:formula="of:=SUBSTITUTE([.H115];&quot;&quot;&quot;&quot;;&quot;\&quot;&quot;&quot;)">
            <text:p/>
          </table:table-cell>
          <table:table-cell table:style-name="ce11" table:formula="of:=SUBSTITUTE([.I115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116];&quot;\&quot;;&quot;\\&quot;)">
            <text:p/>
          </table:table-cell>
          <table:table-cell table:style-name="ce11" table:formula="of:=SUBSTITUTE([.H116];&quot;\&quot;;&quot;\\&quot;)">
            <text:p/>
          </table:table-cell>
          <table:table-cell table:style-name="ce11" table:formula="of:=SUBSTITUTE([.I116];&quot;\&quot;;&quot;\\&quot;)">
            <text:p/>
          </table:table-cell>
          <table:table-cell table:style-name="ce11" table:formula="of:=SUBSTITUTE([.G116];&quot;&quot;&quot;&quot;;&quot;\&quot;&quot;&quot;)">
            <text:p/>
          </table:table-cell>
          <table:table-cell table:style-name="ce11" table:formula="of:=SUBSTITUTE([.H116];&quot;&quot;&quot;&quot;;&quot;\&quot;&quot;&quot;)">
            <text:p/>
          </table:table-cell>
          <table:table-cell table:style-name="ce11" table:formula="of:=SUBSTITUTE([.I116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117];&quot;\&quot;;&quot;\\&quot;)">
            <text:p/>
          </table:table-cell>
          <table:table-cell table:style-name="ce11" table:formula="of:=SUBSTITUTE([.H117];&quot;\&quot;;&quot;\\&quot;)">
            <text:p/>
          </table:table-cell>
          <table:table-cell table:style-name="ce11" table:formula="of:=SUBSTITUTE([.I117];&quot;\&quot;;&quot;\\&quot;)">
            <text:p/>
          </table:table-cell>
          <table:table-cell table:style-name="ce11" table:formula="of:=SUBSTITUTE([.G117];&quot;&quot;&quot;&quot;;&quot;\&quot;&quot;&quot;)">
            <text:p/>
          </table:table-cell>
          <table:table-cell table:style-name="ce11" table:formula="of:=SUBSTITUTE([.H117];&quot;&quot;&quot;&quot;;&quot;\&quot;&quot;&quot;)">
            <text:p/>
          </table:table-cell>
          <table:table-cell table:style-name="ce11" table:formula="of:=SUBSTITUTE([.I117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4"/>
          <table:table-cell table:style-name="ce11"/>
          <table:table-cell table:style-name="ce11"/>
          <table:table-cell table:style-name="ce11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118];&quot;\&quot;;&quot;\\&quot;)">
            <text:p/>
          </table:table-cell>
          <table:table-cell table:style-name="ce11" table:formula="of:=SUBSTITUTE([.H118];&quot;\&quot;;&quot;\\&quot;)">
            <text:p/>
          </table:table-cell>
          <table:table-cell table:style-name="ce11" table:formula="of:=SUBSTITUTE([.I118];&quot;\&quot;;&quot;\\&quot;)">
            <text:p/>
          </table:table-cell>
          <table:table-cell table:style-name="ce11" table:formula="of:=SUBSTITUTE([.G118];&quot;&quot;&quot;&quot;;&quot;\&quot;&quot;&quot;)">
            <text:p/>
          </table:table-cell>
          <table:table-cell table:style-name="ce11" table:formula="of:=SUBSTITUTE([.H118];&quot;&quot;&quot;&quot;;&quot;\&quot;&quot;&quot;)">
            <text:p/>
          </table:table-cell>
          <table:table-cell table:style-name="ce11" table:formula="of:=SUBSTITUTE([.I118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4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119];&quot;\&quot;;&quot;\\&quot;)">
            <text:p/>
          </table:table-cell>
          <table:table-cell table:style-name="ce11" table:formula="of:=SUBSTITUTE([.H119];&quot;\&quot;;&quot;\\&quot;)">
            <text:p/>
          </table:table-cell>
          <table:table-cell table:style-name="ce11" table:formula="of:=SUBSTITUTE([.I119];&quot;\&quot;;&quot;\\&quot;)">
            <text:p/>
          </table:table-cell>
          <table:table-cell table:style-name="ce11" table:formula="of:=SUBSTITUTE([.G119];&quot;&quot;&quot;&quot;;&quot;\&quot;&quot;&quot;)">
            <text:p/>
          </table:table-cell>
          <table:table-cell table:style-name="ce11" table:formula="of:=SUBSTITUTE([.H119];&quot;&quot;&quot;&quot;;&quot;\&quot;&quot;&quot;)">
            <text:p/>
          </table:table-cell>
          <table:table-cell table:style-name="ce11" table:formula="of:=SUBSTITUTE([.I119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120];&quot;\&quot;;&quot;\\&quot;)">
            <text:p/>
          </table:table-cell>
          <table:table-cell table:style-name="ce11" table:formula="of:=SUBSTITUTE([.H120];&quot;\&quot;;&quot;\\&quot;)">
            <text:p/>
          </table:table-cell>
          <table:table-cell table:style-name="ce11" table:formula="of:=SUBSTITUTE([.I120];&quot;\&quot;;&quot;\\&quot;)">
            <text:p/>
          </table:table-cell>
          <table:table-cell table:style-name="ce11" table:formula="of:=SUBSTITUTE([.G120];&quot;&quot;&quot;&quot;;&quot;\&quot;&quot;&quot;)">
            <text:p/>
          </table:table-cell>
          <table:table-cell table:style-name="ce11" table:formula="of:=SUBSTITUTE([.H120];&quot;&quot;&quot;&quot;;&quot;\&quot;&quot;&quot;)">
            <text:p/>
          </table:table-cell>
          <table:table-cell table:style-name="ce11" table:formula="of:=SUBSTITUTE([.I120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 table:number-columns-repeated="2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121];&quot;\&quot;;&quot;\\&quot;)">
            <text:p/>
          </table:table-cell>
          <table:table-cell table:style-name="ce11" table:formula="of:=SUBSTITUTE([.H121];&quot;\&quot;;&quot;\\&quot;)">
            <text:p/>
          </table:table-cell>
          <table:table-cell table:style-name="ce11" table:formula="of:=SUBSTITUTE([.I121];&quot;\&quot;;&quot;\\&quot;)">
            <text:p/>
          </table:table-cell>
          <table:table-cell table:style-name="ce11" table:formula="of:=SUBSTITUTE([.G121];&quot;&quot;&quot;&quot;;&quot;\&quot;&quot;&quot;)">
            <text:p/>
          </table:table-cell>
          <table:table-cell table:style-name="ce11" table:formula="of:=SUBSTITUTE([.H121];&quot;&quot;&quot;&quot;;&quot;\&quot;&quot;&quot;)">
            <text:p/>
          </table:table-cell>
          <table:table-cell table:style-name="ce11" table:formula="of:=SUBSTITUTE([.I121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 table:number-columns-repeated="2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122];&quot;\&quot;;&quot;\\&quot;)">
            <text:p/>
          </table:table-cell>
          <table:table-cell table:style-name="ce11" table:formula="of:=SUBSTITUTE([.H122];&quot;\&quot;;&quot;\\&quot;)">
            <text:p/>
          </table:table-cell>
          <table:table-cell table:style-name="ce11" table:formula="of:=SUBSTITUTE([.I122];&quot;\&quot;;&quot;\\&quot;)">
            <text:p/>
          </table:table-cell>
          <table:table-cell table:style-name="ce11" table:formula="of:=SUBSTITUTE([.G122];&quot;&quot;&quot;&quot;;&quot;\&quot;&quot;&quot;)">
            <text:p/>
          </table:table-cell>
          <table:table-cell table:style-name="ce11" table:formula="of:=SUBSTITUTE([.H122];&quot;&quot;&quot;&quot;;&quot;\&quot;&quot;&quot;)">
            <text:p/>
          </table:table-cell>
          <table:table-cell table:style-name="ce11" table:formula="of:=SUBSTITUTE([.I122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123];&quot;\&quot;;&quot;\\&quot;)">
            <text:p/>
          </table:table-cell>
          <table:table-cell table:style-name="ce11" table:formula="of:=SUBSTITUTE([.H123];&quot;\&quot;;&quot;\\&quot;)">
            <text:p/>
          </table:table-cell>
          <table:table-cell table:style-name="ce11" table:formula="of:=SUBSTITUTE([.I123];&quot;\&quot;;&quot;\\&quot;)">
            <text:p/>
          </table:table-cell>
          <table:table-cell table:style-name="ce11" table:formula="of:=SUBSTITUTE([.G123];&quot;&quot;&quot;&quot;;&quot;\&quot;&quot;&quot;)">
            <text:p/>
          </table:table-cell>
          <table:table-cell table:style-name="ce11" table:formula="of:=SUBSTITUTE([.H123];&quot;&quot;&quot;&quot;;&quot;\&quot;&quot;&quot;)">
            <text:p/>
          </table:table-cell>
          <table:table-cell table:style-name="ce11" table:formula="of:=SUBSTITUTE([.I123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124];&quot;\&quot;;&quot;\\&quot;)">
            <text:p/>
          </table:table-cell>
          <table:table-cell table:style-name="ce11" table:formula="of:=SUBSTITUTE([.H124];&quot;\&quot;;&quot;\\&quot;)">
            <text:p/>
          </table:table-cell>
          <table:table-cell table:style-name="ce11" table:formula="of:=SUBSTITUTE([.I124];&quot;\&quot;;&quot;\\&quot;)">
            <text:p/>
          </table:table-cell>
          <table:table-cell table:style-name="ce11" table:formula="of:=SUBSTITUTE([.G124];&quot;&quot;&quot;&quot;;&quot;\&quot;&quot;&quot;)">
            <text:p/>
          </table:table-cell>
          <table:table-cell table:style-name="ce11" table:formula="of:=SUBSTITUTE([.H124];&quot;&quot;&quot;&quot;;&quot;\&quot;&quot;&quot;)">
            <text:p/>
          </table:table-cell>
          <table:table-cell table:style-name="ce11" table:formula="of:=SUBSTITUTE([.I124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125];&quot;\&quot;;&quot;\\&quot;)">
            <text:p/>
          </table:table-cell>
          <table:table-cell table:style-name="ce11" table:formula="of:=SUBSTITUTE([.H125];&quot;\&quot;;&quot;\\&quot;)">
            <text:p/>
          </table:table-cell>
          <table:table-cell table:style-name="ce11" table:formula="of:=SUBSTITUTE([.I125];&quot;\&quot;;&quot;\\&quot;)">
            <text:p/>
          </table:table-cell>
          <table:table-cell table:style-name="ce11" table:formula="of:=SUBSTITUTE([.G125];&quot;&quot;&quot;&quot;;&quot;\&quot;&quot;&quot;)">
            <text:p/>
          </table:table-cell>
          <table:table-cell table:style-name="ce11" table:formula="of:=SUBSTITUTE([.H125];&quot;&quot;&quot;&quot;;&quot;\&quot;&quot;&quot;)">
            <text:p/>
          </table:table-cell>
          <table:table-cell table:style-name="ce11" table:formula="of:=SUBSTITUTE([.I125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 table:number-columns-repeated="2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126];&quot;\&quot;;&quot;\\&quot;)">
            <text:p/>
          </table:table-cell>
          <table:table-cell table:style-name="ce11" table:formula="of:=SUBSTITUTE([.H126];&quot;\&quot;;&quot;\\&quot;)">
            <text:p/>
          </table:table-cell>
          <table:table-cell table:style-name="ce11" table:formula="of:=SUBSTITUTE([.I126];&quot;\&quot;;&quot;\\&quot;)">
            <text:p/>
          </table:table-cell>
          <table:table-cell table:style-name="ce11" table:formula="of:=SUBSTITUTE([.G126];&quot;&quot;&quot;&quot;;&quot;\&quot;&quot;&quot;)">
            <text:p/>
          </table:table-cell>
          <table:table-cell table:style-name="ce11" table:formula="of:=SUBSTITUTE([.H126];&quot;&quot;&quot;&quot;;&quot;\&quot;&quot;&quot;)">
            <text:p/>
          </table:table-cell>
          <table:table-cell table:style-name="ce11" table:formula="of:=SUBSTITUTE([.I126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 table:number-columns-repeated="2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127];&quot;\&quot;;&quot;\\&quot;)">
            <text:p/>
          </table:table-cell>
          <table:table-cell table:style-name="ce11" table:formula="of:=SUBSTITUTE([.H127];&quot;\&quot;;&quot;\\&quot;)">
            <text:p/>
          </table:table-cell>
          <table:table-cell table:style-name="ce11" table:formula="of:=SUBSTITUTE([.I127];&quot;\&quot;;&quot;\\&quot;)">
            <text:p/>
          </table:table-cell>
          <table:table-cell table:style-name="ce11" table:formula="of:=SUBSTITUTE([.G127];&quot;&quot;&quot;&quot;;&quot;\&quot;&quot;&quot;)">
            <text:p/>
          </table:table-cell>
          <table:table-cell table:style-name="ce11" table:formula="of:=SUBSTITUTE([.H127];&quot;&quot;&quot;&quot;;&quot;\&quot;&quot;&quot;)">
            <text:p/>
          </table:table-cell>
          <table:table-cell table:style-name="ce11" table:formula="of:=SUBSTITUTE([.I127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128];&quot;\&quot;;&quot;\\&quot;)">
            <text:p/>
          </table:table-cell>
          <table:table-cell table:style-name="ce11" table:formula="of:=SUBSTITUTE([.H128];&quot;\&quot;;&quot;\\&quot;)">
            <text:p/>
          </table:table-cell>
          <table:table-cell table:style-name="ce11" table:formula="of:=SUBSTITUTE([.I128];&quot;\&quot;;&quot;\\&quot;)">
            <text:p/>
          </table:table-cell>
          <table:table-cell table:style-name="ce11" table:formula="of:=SUBSTITUTE([.G128];&quot;&quot;&quot;&quot;;&quot;\&quot;&quot;&quot;)">
            <text:p/>
          </table:table-cell>
          <table:table-cell table:style-name="ce11" table:formula="of:=SUBSTITUTE([.H128];&quot;&quot;&quot;&quot;;&quot;\&quot;&quot;&quot;)">
            <text:p/>
          </table:table-cell>
          <table:table-cell table:style-name="ce11" table:formula="of:=SUBSTITUTE([.I128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4"/>
          <table:table-cell table:style-name="ce11"/>
          <table:table-cell table:style-name="ce11"/>
          <table:table-cell table:style-name="ce11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129];&quot;\&quot;;&quot;\\&quot;)">
            <text:p/>
          </table:table-cell>
          <table:table-cell table:style-name="ce11" table:formula="of:=SUBSTITUTE([.H129];&quot;\&quot;;&quot;\\&quot;)">
            <text:p/>
          </table:table-cell>
          <table:table-cell table:style-name="ce11" table:formula="of:=SUBSTITUTE([.I129];&quot;\&quot;;&quot;\\&quot;)">
            <text:p/>
          </table:table-cell>
          <table:table-cell table:style-name="ce11" table:formula="of:=SUBSTITUTE([.G129];&quot;&quot;&quot;&quot;;&quot;\&quot;&quot;&quot;)">
            <text:p/>
          </table:table-cell>
          <table:table-cell table:style-name="ce11" table:formula="of:=SUBSTITUTE([.H129];&quot;&quot;&quot;&quot;;&quot;\&quot;&quot;&quot;)">
            <text:p/>
          </table:table-cell>
          <table:table-cell table:style-name="ce11" table:formula="of:=SUBSTITUTE([.I129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130];&quot;\&quot;;&quot;\\&quot;)">
            <text:p/>
          </table:table-cell>
          <table:table-cell table:style-name="ce11" table:formula="of:=SUBSTITUTE([.H130];&quot;\&quot;;&quot;\\&quot;)">
            <text:p/>
          </table:table-cell>
          <table:table-cell table:style-name="ce11" table:formula="of:=SUBSTITUTE([.I130];&quot;\&quot;;&quot;\\&quot;)">
            <text:p/>
          </table:table-cell>
          <table:table-cell table:style-name="ce11" table:formula="of:=SUBSTITUTE([.G130];&quot;&quot;&quot;&quot;;&quot;\&quot;&quot;&quot;)">
            <text:p/>
          </table:table-cell>
          <table:table-cell table:style-name="ce11" table:formula="of:=SUBSTITUTE([.H130];&quot;&quot;&quot;&quot;;&quot;\&quot;&quot;&quot;)">
            <text:p/>
          </table:table-cell>
          <table:table-cell table:style-name="ce11" table:formula="of:=SUBSTITUTE([.I130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 table:number-columns-repeated="2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131];&quot;\&quot;;&quot;\\&quot;)">
            <text:p/>
          </table:table-cell>
          <table:table-cell table:style-name="ce11" table:formula="of:=SUBSTITUTE([.H131];&quot;\&quot;;&quot;\\&quot;)">
            <text:p/>
          </table:table-cell>
          <table:table-cell table:style-name="ce11" table:formula="of:=SUBSTITUTE([.I131];&quot;\&quot;;&quot;\\&quot;)">
            <text:p/>
          </table:table-cell>
          <table:table-cell table:style-name="ce11" table:formula="of:=SUBSTITUTE([.G131];&quot;&quot;&quot;&quot;;&quot;\&quot;&quot;&quot;)">
            <text:p/>
          </table:table-cell>
          <table:table-cell table:style-name="ce11" table:formula="of:=SUBSTITUTE([.H131];&quot;&quot;&quot;&quot;;&quot;\&quot;&quot;&quot;)">
            <text:p/>
          </table:table-cell>
          <table:table-cell table:style-name="ce11" table:formula="of:=SUBSTITUTE([.I131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 table:number-columns-repeated="2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132];&quot;\&quot;;&quot;\\&quot;)">
            <text:p/>
          </table:table-cell>
          <table:table-cell table:style-name="ce11" table:formula="of:=SUBSTITUTE([.H132];&quot;\&quot;;&quot;\\&quot;)">
            <text:p/>
          </table:table-cell>
          <table:table-cell table:style-name="ce11" table:formula="of:=SUBSTITUTE([.I132];&quot;\&quot;;&quot;\\&quot;)">
            <text:p/>
          </table:table-cell>
          <table:table-cell table:style-name="ce11" table:formula="of:=SUBSTITUTE([.G132];&quot;&quot;&quot;&quot;;&quot;\&quot;&quot;&quot;)">
            <text:p/>
          </table:table-cell>
          <table:table-cell table:style-name="ce11" table:formula="of:=SUBSTITUTE([.H132];&quot;&quot;&quot;&quot;;&quot;\&quot;&quot;&quot;)">
            <text:p/>
          </table:table-cell>
          <table:table-cell table:style-name="ce11" table:formula="of:=SUBSTITUTE([.I132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133];&quot;\&quot;;&quot;\\&quot;)">
            <text:p/>
          </table:table-cell>
          <table:table-cell table:style-name="ce11" table:formula="of:=SUBSTITUTE([.H133];&quot;\&quot;;&quot;\\&quot;)">
            <text:p/>
          </table:table-cell>
          <table:table-cell table:style-name="ce11" table:formula="of:=SUBSTITUTE([.I133];&quot;\&quot;;&quot;\\&quot;)">
            <text:p/>
          </table:table-cell>
          <table:table-cell table:style-name="ce11" table:formula="of:=SUBSTITUTE([.G133];&quot;&quot;&quot;&quot;;&quot;\&quot;&quot;&quot;)">
            <text:p/>
          </table:table-cell>
          <table:table-cell table:style-name="ce11" table:formula="of:=SUBSTITUTE([.H133];&quot;&quot;&quot;&quot;;&quot;\&quot;&quot;&quot;)">
            <text:p/>
          </table:table-cell>
          <table:table-cell table:style-name="ce11" table:formula="of:=SUBSTITUTE([.I133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134];&quot;\&quot;;&quot;\\&quot;)">
            <text:p/>
          </table:table-cell>
          <table:table-cell table:style-name="ce11" table:formula="of:=SUBSTITUTE([.H134];&quot;\&quot;;&quot;\\&quot;)">
            <text:p/>
          </table:table-cell>
          <table:table-cell table:style-name="ce11" table:formula="of:=SUBSTITUTE([.I134];&quot;\&quot;;&quot;\\&quot;)">
            <text:p/>
          </table:table-cell>
          <table:table-cell table:style-name="ce11" table:formula="of:=SUBSTITUTE([.G134];&quot;&quot;&quot;&quot;;&quot;\&quot;&quot;&quot;)">
            <text:p/>
          </table:table-cell>
          <table:table-cell table:style-name="ce11" table:formula="of:=SUBSTITUTE([.H134];&quot;&quot;&quot;&quot;;&quot;\&quot;&quot;&quot;)">
            <text:p/>
          </table:table-cell>
          <table:table-cell table:style-name="ce11" table:formula="of:=SUBSTITUTE([.I134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4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135];&quot;\&quot;;&quot;\\&quot;)">
            <text:p/>
          </table:table-cell>
          <table:table-cell table:style-name="ce11" table:formula="of:=SUBSTITUTE([.H135];&quot;\&quot;;&quot;\\&quot;)">
            <text:p/>
          </table:table-cell>
          <table:table-cell table:style-name="ce11" table:formula="of:=SUBSTITUTE([.I135];&quot;\&quot;;&quot;\\&quot;)">
            <text:p/>
          </table:table-cell>
          <table:table-cell table:style-name="ce11" table:formula="of:=SUBSTITUTE([.G135];&quot;&quot;&quot;&quot;;&quot;\&quot;&quot;&quot;)">
            <text:p/>
          </table:table-cell>
          <table:table-cell table:style-name="ce11" table:formula="of:=SUBSTITUTE([.H135];&quot;&quot;&quot;&quot;;&quot;\&quot;&quot;&quot;)">
            <text:p/>
          </table:table-cell>
          <table:table-cell table:style-name="ce11" table:formula="of:=SUBSTITUTE([.I135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 table:number-columns-repeated="2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136];&quot;\&quot;;&quot;\\&quot;)">
            <text:p/>
          </table:table-cell>
          <table:table-cell table:style-name="ce11" table:formula="of:=SUBSTITUTE([.H136];&quot;\&quot;;&quot;\\&quot;)">
            <text:p/>
          </table:table-cell>
          <table:table-cell table:style-name="ce11" table:formula="of:=SUBSTITUTE([.I136];&quot;\&quot;;&quot;\\&quot;)">
            <text:p/>
          </table:table-cell>
          <table:table-cell table:style-name="ce11" table:formula="of:=SUBSTITUTE([.G136];&quot;&quot;&quot;&quot;;&quot;\&quot;&quot;&quot;)">
            <text:p/>
          </table:table-cell>
          <table:table-cell table:style-name="ce11" table:formula="of:=SUBSTITUTE([.H136];&quot;&quot;&quot;&quot;;&quot;\&quot;&quot;&quot;)">
            <text:p/>
          </table:table-cell>
          <table:table-cell table:style-name="ce11" table:formula="of:=SUBSTITUTE([.I136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 table:number-columns-repeated="2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137];&quot;\&quot;;&quot;\\&quot;)">
            <text:p/>
          </table:table-cell>
          <table:table-cell table:style-name="ce11" table:formula="of:=SUBSTITUTE([.H137];&quot;\&quot;;&quot;\\&quot;)">
            <text:p/>
          </table:table-cell>
          <table:table-cell table:style-name="ce11" table:formula="of:=SUBSTITUTE([.I137];&quot;\&quot;;&quot;\\&quot;)">
            <text:p/>
          </table:table-cell>
          <table:table-cell table:style-name="ce11" table:formula="of:=SUBSTITUTE([.G137];&quot;&quot;&quot;&quot;;&quot;\&quot;&quot;&quot;)">
            <text:p/>
          </table:table-cell>
          <table:table-cell table:style-name="ce11" table:formula="of:=SUBSTITUTE([.H137];&quot;&quot;&quot;&quot;;&quot;\&quot;&quot;&quot;)">
            <text:p/>
          </table:table-cell>
          <table:table-cell table:style-name="ce11" table:formula="of:=SUBSTITUTE([.I137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138];&quot;\&quot;;&quot;\\&quot;)">
            <text:p/>
          </table:table-cell>
          <table:table-cell table:style-name="ce11" table:formula="of:=SUBSTITUTE([.H138];&quot;\&quot;;&quot;\\&quot;)">
            <text:p/>
          </table:table-cell>
          <table:table-cell table:style-name="ce11" table:formula="of:=SUBSTITUTE([.I138];&quot;\&quot;;&quot;\\&quot;)">
            <text:p/>
          </table:table-cell>
          <table:table-cell table:style-name="ce11" table:formula="of:=SUBSTITUTE([.G138];&quot;&quot;&quot;&quot;;&quot;\&quot;&quot;&quot;)">
            <text:p/>
          </table:table-cell>
          <table:table-cell table:style-name="ce11" table:formula="of:=SUBSTITUTE([.H138];&quot;&quot;&quot;&quot;;&quot;\&quot;&quot;&quot;)">
            <text:p/>
          </table:table-cell>
          <table:table-cell table:style-name="ce11" table:formula="of:=SUBSTITUTE([.I138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139];&quot;\&quot;;&quot;\\&quot;)">
            <text:p/>
          </table:table-cell>
          <table:table-cell table:style-name="ce11" table:formula="of:=SUBSTITUTE([.H139];&quot;\&quot;;&quot;\\&quot;)">
            <text:p/>
          </table:table-cell>
          <table:table-cell table:style-name="ce11" table:formula="of:=SUBSTITUTE([.I139];&quot;\&quot;;&quot;\\&quot;)">
            <text:p/>
          </table:table-cell>
          <table:table-cell table:style-name="ce11" table:formula="of:=SUBSTITUTE([.G139];&quot;&quot;&quot;&quot;;&quot;\&quot;&quot;&quot;)">
            <text:p/>
          </table:table-cell>
          <table:table-cell table:style-name="ce11" table:formula="of:=SUBSTITUTE([.H139];&quot;&quot;&quot;&quot;;&quot;\&quot;&quot;&quot;)">
            <text:p/>
          </table:table-cell>
          <table:table-cell table:style-name="ce11" table:formula="of:=SUBSTITUTE([.I139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140];&quot;\&quot;;&quot;\\&quot;)">
            <text:p/>
          </table:table-cell>
          <table:table-cell table:style-name="ce11" table:formula="of:=SUBSTITUTE([.H140];&quot;\&quot;;&quot;\\&quot;)">
            <text:p/>
          </table:table-cell>
          <table:table-cell table:style-name="ce11" table:formula="of:=SUBSTITUTE([.I140];&quot;\&quot;;&quot;\\&quot;)">
            <text:p/>
          </table:table-cell>
          <table:table-cell table:style-name="ce11" table:formula="of:=SUBSTITUTE([.G140];&quot;&quot;&quot;&quot;;&quot;\&quot;&quot;&quot;)">
            <text:p/>
          </table:table-cell>
          <table:table-cell table:style-name="ce11" table:formula="of:=SUBSTITUTE([.H140];&quot;&quot;&quot;&quot;;&quot;\&quot;&quot;&quot;)">
            <text:p/>
          </table:table-cell>
          <table:table-cell table:style-name="ce11" table:formula="of:=SUBSTITUTE([.I140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 table:number-columns-repeated="2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141];&quot;\&quot;;&quot;\\&quot;)">
            <text:p/>
          </table:table-cell>
          <table:table-cell table:style-name="ce11" table:formula="of:=SUBSTITUTE([.H141];&quot;\&quot;;&quot;\\&quot;)">
            <text:p/>
          </table:table-cell>
          <table:table-cell table:style-name="ce11" table:formula="of:=SUBSTITUTE([.I141];&quot;\&quot;;&quot;\\&quot;)">
            <text:p/>
          </table:table-cell>
          <table:table-cell table:style-name="ce11" table:formula="of:=SUBSTITUTE([.G141];&quot;&quot;&quot;&quot;;&quot;\&quot;&quot;&quot;)">
            <text:p/>
          </table:table-cell>
          <table:table-cell table:style-name="ce11" table:formula="of:=SUBSTITUTE([.H141];&quot;&quot;&quot;&quot;;&quot;\&quot;&quot;&quot;)">
            <text:p/>
          </table:table-cell>
          <table:table-cell table:style-name="ce11" table:formula="of:=SUBSTITUTE([.I141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 table:number-columns-repeated="2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142];&quot;\&quot;;&quot;\\&quot;)">
            <text:p/>
          </table:table-cell>
          <table:table-cell table:style-name="ce11" table:formula="of:=SUBSTITUTE([.H142];&quot;\&quot;;&quot;\\&quot;)">
            <text:p/>
          </table:table-cell>
          <table:table-cell table:style-name="ce11" table:formula="of:=SUBSTITUTE([.I142];&quot;\&quot;;&quot;\\&quot;)">
            <text:p/>
          </table:table-cell>
          <table:table-cell table:style-name="ce11" table:formula="of:=SUBSTITUTE([.G142];&quot;&quot;&quot;&quot;;&quot;\&quot;&quot;&quot;)">
            <text:p/>
          </table:table-cell>
          <table:table-cell table:style-name="ce11" table:formula="of:=SUBSTITUTE([.H142];&quot;&quot;&quot;&quot;;&quot;\&quot;&quot;&quot;)">
            <text:p/>
          </table:table-cell>
          <table:table-cell table:style-name="ce11" table:formula="of:=SUBSTITUTE([.I142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143];&quot;\&quot;;&quot;\\&quot;)">
            <text:p/>
          </table:table-cell>
          <table:table-cell table:style-name="ce11" table:formula="of:=SUBSTITUTE([.H143];&quot;\&quot;;&quot;\\&quot;)">
            <text:p/>
          </table:table-cell>
          <table:table-cell table:style-name="ce11" table:formula="of:=SUBSTITUTE([.I143];&quot;\&quot;;&quot;\\&quot;)">
            <text:p/>
          </table:table-cell>
          <table:table-cell table:style-name="ce11" table:formula="of:=SUBSTITUTE([.G143];&quot;&quot;&quot;&quot;;&quot;\&quot;&quot;&quot;)">
            <text:p/>
          </table:table-cell>
          <table:table-cell table:style-name="ce11" table:formula="of:=SUBSTITUTE([.H143];&quot;&quot;&quot;&quot;;&quot;\&quot;&quot;&quot;)">
            <text:p/>
          </table:table-cell>
          <table:table-cell table:style-name="ce11" table:formula="of:=SUBSTITUTE([.I143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144];&quot;\&quot;;&quot;\\&quot;)">
            <text:p/>
          </table:table-cell>
          <table:table-cell table:style-name="ce11" table:formula="of:=SUBSTITUTE([.H144];&quot;\&quot;;&quot;\\&quot;)">
            <text:p/>
          </table:table-cell>
          <table:table-cell table:style-name="ce11" table:formula="of:=SUBSTITUTE([.I144];&quot;\&quot;;&quot;\\&quot;)">
            <text:p/>
          </table:table-cell>
          <table:table-cell table:style-name="ce11" table:formula="of:=SUBSTITUTE([.G144];&quot;&quot;&quot;&quot;;&quot;\&quot;&quot;&quot;)">
            <text:p/>
          </table:table-cell>
          <table:table-cell table:style-name="ce11" table:formula="of:=SUBSTITUTE([.H144];&quot;&quot;&quot;&quot;;&quot;\&quot;&quot;&quot;)">
            <text:p/>
          </table:table-cell>
          <table:table-cell table:style-name="ce11" table:formula="of:=SUBSTITUTE([.I144];&quot;&quot;&quot;&quot;;&quot;\&quot;&quot;&quot;)">
            <text:p/>
          </table:table-cell>
          <table:table-cell table:number-columns-repeated="1004"/>
        </table:table-row>
        <table:table-row table:style-name="ro3" table:number-rows-repeated="5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 table:number-columns-repeated="6"/>
          <table:table-cell table:style-name="ce11"/>
          <table:table-cell table:style-name="ce7"/>
          <table:table-cell table:style-name="ce11" table:number-columns-repeated="6"/>
          <table:table-cell table:number-columns-repeated="1004"/>
        </table:table-row>
        <table:table-row table:style-name="ro3" table:number-rows-repeated="4">
          <table:table-cell/>
          <table:table-cell table:style-name="ce7"/>
          <table:table-cell table:style-name="ce11" table:number-columns-repeated="4"/>
          <table:table-cell table:style-name="ce7" table:number-columns-repeated="6"/>
          <table:table-cell table:style-name="ce11"/>
          <table:table-cell table:style-name="ce7"/>
          <table:table-cell table:style-name="ce11" table:number-columns-repeated="6"/>
          <table:table-cell table:number-columns-repeated="1004"/>
        </table:table-row>
        <table:table-row table:style-name="ro3" table:number-rows-repeated="2">
          <table:table-cell/>
          <table:table-cell table:style-name="ce7"/>
          <table:table-cell table:style-name="ce11" table:number-columns-repeated="2"/>
          <table:table-cell table:style-name="ce7" table:number-columns-repeated="8"/>
          <table:table-cell table:style-name="ce11"/>
          <table:table-cell table:style-name="ce7"/>
          <table:table-cell table:style-name="ce11" table:number-columns-repeated="6"/>
          <table:table-cell table:number-columns-repeated="1004"/>
        </table:table-row>
        <table:table-row table:style-name="ro3" table:number-rows-repeated="2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 table:number-columns-repeated="6"/>
          <table:table-cell table:style-name="ce11"/>
          <table:table-cell table:style-name="ce7"/>
          <table:table-cell table:style-name="ce11" table:number-columns-repeated="6"/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4"/>
          <table:table-cell table:style-name="ce7" table:number-columns-repeated="6"/>
          <table:table-cell table:style-name="ce11"/>
          <table:table-cell table:style-name="ce7"/>
          <table:table-cell table:style-name="ce11" table:number-columns-repeated="6"/>
          <table:table-cell table:number-columns-repeated="1004"/>
        </table:table-row>
        <table:table-row table:style-name="ro3" table:number-rows-repeated="2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 table:number-columns-repeated="6"/>
          <table:table-cell table:style-name="ce11"/>
          <table:table-cell table:style-name="ce7"/>
          <table:table-cell table:style-name="ce11" table:number-columns-repeated="6"/>
          <table:table-cell table:number-columns-repeated="1004"/>
        </table:table-row>
        <table:table-row table:style-name="ro3" table:number-rows-repeated="3">
          <table:table-cell/>
          <table:table-cell table:style-name="ce7"/>
          <table:table-cell table:style-name="ce11" table:number-columns-repeated="4"/>
          <table:table-cell table:style-name="ce7" table:number-columns-repeated="6"/>
          <table:table-cell table:style-name="ce11"/>
          <table:table-cell table:style-name="ce7"/>
          <table:table-cell table:style-name="ce11" table:number-columns-repeated="6"/>
          <table:table-cell table:number-columns-repeated="1004"/>
        </table:table-row>
        <table:table-row table:style-name="ro3" table:number-rows-repeated="2">
          <table:table-cell/>
          <table:table-cell table:style-name="ce7"/>
          <table:table-cell table:style-name="ce11" table:number-columns-repeated="2"/>
          <table:table-cell table:style-name="ce7" table:number-columns-repeated="8"/>
          <table:table-cell table:style-name="ce11"/>
          <table:table-cell table:style-name="ce7"/>
          <table:table-cell table:style-name="ce11" table:number-columns-repeated="6"/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4"/>
          <table:table-cell table:style-name="ce7" table:number-columns-repeated="6"/>
          <table:table-cell table:style-name="ce11"/>
          <table:table-cell table:style-name="ce7"/>
          <table:table-cell table:style-name="ce11" table:number-columns-repeated="6"/>
          <table:table-cell table:number-columns-repeated="1004"/>
        </table:table-row>
        <table:table-row table:style-name="ro3" table:number-rows-repeated="2">
          <table:table-cell/>
          <table:table-cell table:style-name="ce7"/>
          <table:table-cell table:style-name="ce11" table:number-columns-repeated="2"/>
          <table:table-cell table:style-name="ce7" table:number-columns-repeated="8"/>
          <table:table-cell table:style-name="ce11"/>
          <table:table-cell table:style-name="ce7"/>
          <table:table-cell table:style-name="ce11" table:number-columns-repeated="6"/>
          <table:table-cell table:number-columns-repeated="1004"/>
        </table:table-row>
        <table:table-row table:style-name="ro3" table:number-rows-repeated="2">
          <table:table-cell/>
          <table:table-cell table:style-name="ce7"/>
          <table:table-cell table:style-name="ce11" table:number-columns-repeated="4"/>
          <table:table-cell table:style-name="ce7" table:number-columns-repeated="6"/>
          <table:table-cell table:style-name="ce11"/>
          <table:table-cell table:style-name="ce7"/>
          <table:table-cell table:style-name="ce11" table:number-columns-repeated="6"/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 table:number-columns-repeated="6"/>
          <table:table-cell table:style-name="ce11"/>
          <table:table-cell table:style-name="ce7"/>
          <table:table-cell table:style-name="ce11" table:number-columns-repeated="6"/>
          <table:table-cell table:number-columns-repeated="1004"/>
        </table:table-row>
        <table:table-row table:style-name="ro3" table:number-rows-repeated="2">
          <table:table-cell/>
          <table:table-cell table:style-name="ce7"/>
          <table:table-cell table:style-name="ce11" table:number-columns-repeated="2"/>
          <table:table-cell table:style-name="ce7" table:number-columns-repeated="8"/>
          <table:table-cell table:style-name="ce11"/>
          <table:table-cell table:style-name="ce7"/>
          <table:table-cell table:style-name="ce11" table:number-columns-repeated="6"/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3"/>
          <table:table-cell table:style-name="ce7"/>
          <table:table-cell table:style-name="ce11"/>
          <table:table-cell table:style-name="ce7" table:number-columns-repeated="5"/>
          <table:table-cell table:style-name="ce11"/>
          <table:table-cell table:style-name="ce7"/>
          <table:table-cell table:style-name="ce11" table:number-columns-repeated="6"/>
          <table:table-cell table:number-columns-repeated="1004"/>
        </table:table-row>
        <table:table-row table:style-name="ro3" table:number-rows-repeated="5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 table:number-columns-repeated="6"/>
          <table:table-cell table:style-name="ce11"/>
          <table:table-cell table:style-name="ce7"/>
          <table:table-cell table:style-name="ce11" table:number-columns-repeated="6"/>
          <table:table-cell table:number-columns-repeated="1004"/>
        </table:table-row>
        <table:table-row table:style-name="ro3" table:number-rows-repeated="2">
          <table:table-cell/>
          <table:table-cell table:style-name="ce7"/>
          <table:table-cell table:style-name="ce11" table:number-columns-repeated="2"/>
          <table:table-cell table:style-name="ce7" table:number-columns-repeated="8"/>
          <table:table-cell table:style-name="ce11"/>
          <table:table-cell table:style-name="ce7"/>
          <table:table-cell table:style-name="ce11" table:number-columns-repeated="6"/>
          <table:table-cell table:number-columns-repeated="1004"/>
        </table:table-row>
        <table:table-row table:style-name="ro3" table:number-rows-repeated="3">
          <table:table-cell/>
          <table:table-cell table:style-name="ce7"/>
          <table:table-cell table:style-name="ce11" table:number-columns-repeated="3"/>
          <table:table-cell table:style-name="ce7"/>
          <table:table-cell table:style-name="ce11"/>
          <table:table-cell table:style-name="ce7" table:number-columns-repeated="5"/>
          <table:table-cell table:style-name="ce11"/>
          <table:table-cell table:style-name="ce7"/>
          <table:table-cell table:style-name="ce11" table:number-columns-repeated="6"/>
          <table:table-cell table:number-columns-repeated="1004"/>
        </table:table-row>
        <table:table-row table:style-name="ro3" table:number-rows-repeated="5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 table:number-columns-repeated="6"/>
          <table:table-cell table:style-name="ce11"/>
          <table:table-cell table:style-name="ce7"/>
          <table:table-cell table:style-name="ce11" table:number-columns-repeated="6"/>
          <table:table-cell table:number-columns-repeated="1004"/>
        </table:table-row>
        <table:table-row table:style-name="ro3" table:number-rows-repeated="9">
          <table:table-cell/>
          <table:table-cell table:style-name="ce8"/>
          <table:table-cell table:style-name="ce12" table:number-columns-repeated="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199]=&quot;General commons&quot;;1;IF([.B199]=&quot;General DB commons&quot;;2;IF([.B199]=&quot;General networking commons&quot;;3;IF([.B199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00]=&quot;General commons&quot;;1;IF([.B200]=&quot;General DB commons&quot;;2;IF([.B200]=&quot;General networking commons&quot;;3;IF([.B200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01]=&quot;General commons&quot;;1;IF([.B201]=&quot;General DB commons&quot;;2;IF([.B201]=&quot;General networking commons&quot;;3;IF([.B201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02]=&quot;General commons&quot;;1;IF([.B202]=&quot;General DB commons&quot;;2;IF([.B202]=&quot;General networking commons&quot;;3;IF([.B202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03]=&quot;General commons&quot;;1;IF([.B203]=&quot;General DB commons&quot;;2;IF([.B203]=&quot;General networking commons&quot;;3;IF([.B203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04]=&quot;General commons&quot;;1;IF([.B204]=&quot;General DB commons&quot;;2;IF([.B204]=&quot;General networking commons&quot;;3;IF([.B204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05]=&quot;General commons&quot;;1;IF([.B205]=&quot;General DB commons&quot;;2;IF([.B205]=&quot;General networking commons&quot;;3;IF([.B205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06]=&quot;General commons&quot;;1;IF([.B206]=&quot;General DB commons&quot;;2;IF([.B206]=&quot;General networking commons&quot;;3;IF([.B206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07]=&quot;General commons&quot;;1;IF([.B207]=&quot;General DB commons&quot;;2;IF([.B207]=&quot;General networking commons&quot;;3;IF([.B207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08]=&quot;General commons&quot;;1;IF([.B208]=&quot;General DB commons&quot;;2;IF([.B208]=&quot;General networking commons&quot;;3;IF([.B208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09]=&quot;General commons&quot;;1;IF([.B209]=&quot;General DB commons&quot;;2;IF([.B209]=&quot;General networking commons&quot;;3;IF([.B209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10]=&quot;General commons&quot;;1;IF([.B210]=&quot;General DB commons&quot;;2;IF([.B210]=&quot;General networking commons&quot;;3;IF([.B210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11]=&quot;General commons&quot;;1;IF([.B211]=&quot;General DB commons&quot;;2;IF([.B211]=&quot;General networking commons&quot;;3;IF([.B211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12]=&quot;General commons&quot;;1;IF([.B212]=&quot;General DB commons&quot;;2;IF([.B212]=&quot;General networking commons&quot;;3;IF([.B212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13]=&quot;General commons&quot;;1;IF([.B213]=&quot;General DB commons&quot;;2;IF([.B213]=&quot;General networking commons&quot;;3;IF([.B213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14]=&quot;General commons&quot;;1;IF([.B214]=&quot;General DB commons&quot;;2;IF([.B214]=&quot;General networking commons&quot;;3;IF([.B214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15]=&quot;General commons&quot;;1;IF([.B215]=&quot;General DB commons&quot;;2;IF([.B215]=&quot;General networking commons&quot;;3;IF([.B215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16]=&quot;General commons&quot;;1;IF([.B216]=&quot;General DB commons&quot;;2;IF([.B216]=&quot;General networking commons&quot;;3;IF([.B216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17]=&quot;General commons&quot;;1;IF([.B217]=&quot;General DB commons&quot;;2;IF([.B217]=&quot;General networking commons&quot;;3;IF([.B217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18]=&quot;General commons&quot;;1;IF([.B218]=&quot;General DB commons&quot;;2;IF([.B218]=&quot;General networking commons&quot;;3;IF([.B218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19]=&quot;General commons&quot;;1;IF([.B219]=&quot;General DB commons&quot;;2;IF([.B219]=&quot;General networking commons&quot;;3;IF([.B219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20]=&quot;General commons&quot;;1;IF([.B220]=&quot;General DB commons&quot;;2;IF([.B220]=&quot;General networking commons&quot;;3;IF([.B220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21]=&quot;General commons&quot;;1;IF([.B221]=&quot;General DB commons&quot;;2;IF([.B221]=&quot;General networking commons&quot;;3;IF([.B221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22]=&quot;General commons&quot;;1;IF([.B222]=&quot;General DB commons&quot;;2;IF([.B222]=&quot;General networking commons&quot;;3;IF([.B222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23]=&quot;General commons&quot;;1;IF([.B223]=&quot;General DB commons&quot;;2;IF([.B223]=&quot;General networking commons&quot;;3;IF([.B223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24]=&quot;General commons&quot;;1;IF([.B224]=&quot;General DB commons&quot;;2;IF([.B224]=&quot;General networking commons&quot;;3;IF([.B224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25]=&quot;General commons&quot;;1;IF([.B225]=&quot;General DB commons&quot;;2;IF([.B225]=&quot;General networking commons&quot;;3;IF([.B225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26]=&quot;General commons&quot;;1;IF([.B226]=&quot;General DB commons&quot;;2;IF([.B226]=&quot;General networking commons&quot;;3;IF([.B226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27]=&quot;General commons&quot;;1;IF([.B227]=&quot;General DB commons&quot;;2;IF([.B227]=&quot;General networking commons&quot;;3;IF([.B227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28]=&quot;General commons&quot;;1;IF([.B228]=&quot;General DB commons&quot;;2;IF([.B228]=&quot;General networking commons&quot;;3;IF([.B228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29]=&quot;General commons&quot;;1;IF([.B229]=&quot;General DB commons&quot;;2;IF([.B229]=&quot;General networking commons&quot;;3;IF([.B229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30]=&quot;General commons&quot;;1;IF([.B230]=&quot;General DB commons&quot;;2;IF([.B230]=&quot;General networking commons&quot;;3;IF([.B230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31]=&quot;General commons&quot;;1;IF([.B231]=&quot;General DB commons&quot;;2;IF([.B231]=&quot;General networking commons&quot;;3;IF([.B231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32]=&quot;General commons&quot;;1;IF([.B232]=&quot;General DB commons&quot;;2;IF([.B232]=&quot;General networking commons&quot;;3;IF([.B232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33]=&quot;General commons&quot;;1;IF([.B233]=&quot;General DB commons&quot;;2;IF([.B233]=&quot;General networking commons&quot;;3;IF([.B233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34]=&quot;General commons&quot;;1;IF([.B234]=&quot;General DB commons&quot;;2;IF([.B234]=&quot;General networking commons&quot;;3;IF([.B234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35]=&quot;General commons&quot;;1;IF([.B235]=&quot;General DB commons&quot;;2;IF([.B235]=&quot;General networking commons&quot;;3;IF([.B235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36]=&quot;General commons&quot;;1;IF([.B236]=&quot;General DB commons&quot;;2;IF([.B236]=&quot;General networking commons&quot;;3;IF([.B236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37]=&quot;General commons&quot;;1;IF([.B237]=&quot;General DB commons&quot;;2;IF([.B237]=&quot;General networking commons&quot;;3;IF([.B237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38]=&quot;General commons&quot;;1;IF([.B238]=&quot;General DB commons&quot;;2;IF([.B238]=&quot;General networking commons&quot;;3;IF([.B238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39]=&quot;General commons&quot;;1;IF([.B239]=&quot;General DB commons&quot;;2;IF([.B239]=&quot;General networking commons&quot;;3;IF([.B239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40]=&quot;General commons&quot;;1;IF([.B240]=&quot;General DB commons&quot;;2;IF([.B240]=&quot;General networking commons&quot;;3;IF([.B240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41]=&quot;General commons&quot;;1;IF([.B241]=&quot;General DB commons&quot;;2;IF([.B241]=&quot;General networking commons&quot;;3;IF([.B241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42]=&quot;General commons&quot;;1;IF([.B242]=&quot;General DB commons&quot;;2;IF([.B242]=&quot;General networking commons&quot;;3;IF([.B242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43]=&quot;General commons&quot;;1;IF([.B243]=&quot;General DB commons&quot;;2;IF([.B243]=&quot;General networking commons&quot;;3;IF([.B243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44]=&quot;General commons&quot;;1;IF([.B244]=&quot;General DB commons&quot;;2;IF([.B244]=&quot;General networking commons&quot;;3;IF([.B244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45]=&quot;General commons&quot;;1;IF([.B245]=&quot;General DB commons&quot;;2;IF([.B245]=&quot;General networking commons&quot;;3;IF([.B245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46]=&quot;General commons&quot;;1;IF([.B246]=&quot;General DB commons&quot;;2;IF([.B246]=&quot;General networking commons&quot;;3;IF([.B246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47]=&quot;General commons&quot;;1;IF([.B247]=&quot;General DB commons&quot;;2;IF([.B247]=&quot;General networking commons&quot;;3;IF([.B247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48]=&quot;General commons&quot;;1;IF([.B248]=&quot;General DB commons&quot;;2;IF([.B248]=&quot;General networking commons&quot;;3;IF([.B248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49]=&quot;General commons&quot;;1;IF([.B249]=&quot;General DB commons&quot;;2;IF([.B249]=&quot;General networking commons&quot;;3;IF([.B249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50]=&quot;General commons&quot;;1;IF([.B250]=&quot;General DB commons&quot;;2;IF([.B250]=&quot;General networking commons&quot;;3;IF([.B250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51]=&quot;General commons&quot;;1;IF([.B251]=&quot;General DB commons&quot;;2;IF([.B251]=&quot;General networking commons&quot;;3;IF([.B251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52]=&quot;General commons&quot;;1;IF([.B252]=&quot;General DB commons&quot;;2;IF([.B252]=&quot;General networking commons&quot;;3;IF([.B252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53]=&quot;General commons&quot;;1;IF([.B253]=&quot;General DB commons&quot;;2;IF([.B253]=&quot;General networking commons&quot;;3;IF([.B253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54]=&quot;General commons&quot;;1;IF([.B254]=&quot;General DB commons&quot;;2;IF([.B254]=&quot;General networking commons&quot;;3;IF([.B254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55]=&quot;General commons&quot;;1;IF([.B255]=&quot;General DB commons&quot;;2;IF([.B255]=&quot;General networking commons&quot;;3;IF([.B255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56]=&quot;General commons&quot;;1;IF([.B256]=&quot;General DB commons&quot;;2;IF([.B256]=&quot;General networking commons&quot;;3;IF([.B256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57]=&quot;General commons&quot;;1;IF([.B257]=&quot;General DB commons&quot;;2;IF([.B257]=&quot;General networking commons&quot;;3;IF([.B257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58]=&quot;General commons&quot;;1;IF([.B258]=&quot;General DB commons&quot;;2;IF([.B258]=&quot;General networking commons&quot;;3;IF([.B258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59]=&quot;General commons&quot;;1;IF([.B259]=&quot;General DB commons&quot;;2;IF([.B259]=&quot;General networking commons&quot;;3;IF([.B259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60]=&quot;General commons&quot;;1;IF([.B260]=&quot;General DB commons&quot;;2;IF([.B260]=&quot;General networking commons&quot;;3;IF([.B260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61]=&quot;General commons&quot;;1;IF([.B261]=&quot;General DB commons&quot;;2;IF([.B261]=&quot;General networking commons&quot;;3;IF([.B261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62]=&quot;General commons&quot;;1;IF([.B262]=&quot;General DB commons&quot;;2;IF([.B262]=&quot;General networking commons&quot;;3;IF([.B262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63]=&quot;General commons&quot;;1;IF([.B263]=&quot;General DB commons&quot;;2;IF([.B263]=&quot;General networking commons&quot;;3;IF([.B263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64]=&quot;General commons&quot;;1;IF([.B264]=&quot;General DB commons&quot;;2;IF([.B264]=&quot;General networking commons&quot;;3;IF([.B264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65]=&quot;General commons&quot;;1;IF([.B265]=&quot;General DB commons&quot;;2;IF([.B265]=&quot;General networking commons&quot;;3;IF([.B265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66]=&quot;General commons&quot;;1;IF([.B266]=&quot;General DB commons&quot;;2;IF([.B266]=&quot;General networking commons&quot;;3;IF([.B266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67]=&quot;General commons&quot;;1;IF([.B267]=&quot;General DB commons&quot;;2;IF([.B267]=&quot;General networking commons&quot;;3;IF([.B267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68]=&quot;General commons&quot;;1;IF([.B268]=&quot;General DB commons&quot;;2;IF([.B268]=&quot;General networking commons&quot;;3;IF([.B268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69]=&quot;General commons&quot;;1;IF([.B269]=&quot;General DB commons&quot;;2;IF([.B269]=&quot;General networking commons&quot;;3;IF([.B269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70]=&quot;General commons&quot;;1;IF([.B270]=&quot;General DB commons&quot;;2;IF([.B270]=&quot;General networking commons&quot;;3;IF([.B270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71]=&quot;General commons&quot;;1;IF([.B271]=&quot;General DB commons&quot;;2;IF([.B271]=&quot;General networking commons&quot;;3;IF([.B271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72]=&quot;General commons&quot;;1;IF([.B272]=&quot;General DB commons&quot;;2;IF([.B272]=&quot;General networking commons&quot;;3;IF([.B272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73]=&quot;General commons&quot;;1;IF([.B273]=&quot;General DB commons&quot;;2;IF([.B273]=&quot;General networking commons&quot;;3;IF([.B273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74]=&quot;General commons&quot;;1;IF([.B274]=&quot;General DB commons&quot;;2;IF([.B274]=&quot;General networking commons&quot;;3;IF([.B274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75]=&quot;General commons&quot;;1;IF([.B275]=&quot;General DB commons&quot;;2;IF([.B275]=&quot;General networking commons&quot;;3;IF([.B275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76]=&quot;General commons&quot;;1;IF([.B276]=&quot;General DB commons&quot;;2;IF([.B276]=&quot;General networking commons&quot;;3;IF([.B276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77]=&quot;General commons&quot;;1;IF([.B277]=&quot;General DB commons&quot;;2;IF([.B277]=&quot;General networking commons&quot;;3;IF([.B277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78]=&quot;General commons&quot;;1;IF([.B278]=&quot;General DB commons&quot;;2;IF([.B278]=&quot;General networking commons&quot;;3;IF([.B278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79]=&quot;General commons&quot;;1;IF([.B279]=&quot;General DB commons&quot;;2;IF([.B279]=&quot;General networking commons&quot;;3;IF([.B279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80]=&quot;General commons&quot;;1;IF([.B280]=&quot;General DB commons&quot;;2;IF([.B280]=&quot;General networking commons&quot;;3;IF([.B280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81]=&quot;General commons&quot;;1;IF([.B281]=&quot;General DB commons&quot;;2;IF([.B281]=&quot;General networking commons&quot;;3;IF([.B281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82]=&quot;General commons&quot;;1;IF([.B282]=&quot;General DB commons&quot;;2;IF([.B282]=&quot;General networking commons&quot;;3;IF([.B282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83]=&quot;General commons&quot;;1;IF([.B283]=&quot;General DB commons&quot;;2;IF([.B283]=&quot;General networking commons&quot;;3;IF([.B283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84]=&quot;General commons&quot;;1;IF([.B284]=&quot;General DB commons&quot;;2;IF([.B284]=&quot;General networking commons&quot;;3;IF([.B284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85]=&quot;General commons&quot;;1;IF([.B285]=&quot;General DB commons&quot;;2;IF([.B285]=&quot;General networking commons&quot;;3;IF([.B285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86]=&quot;General commons&quot;;1;IF([.B286]=&quot;General DB commons&quot;;2;IF([.B286]=&quot;General networking commons&quot;;3;IF([.B286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87]=&quot;General commons&quot;;1;IF([.B287]=&quot;General DB commons&quot;;2;IF([.B287]=&quot;General networking commons&quot;;3;IF([.B287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88]=&quot;General commons&quot;;1;IF([.B288]=&quot;General DB commons&quot;;2;IF([.B288]=&quot;General networking commons&quot;;3;IF([.B288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89]=&quot;General commons&quot;;1;IF([.B289]=&quot;General DB commons&quot;;2;IF([.B289]=&quot;General networking commons&quot;;3;IF([.B289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90]=&quot;General commons&quot;;1;IF([.B290]=&quot;General DB commons&quot;;2;IF([.B290]=&quot;General networking commons&quot;;3;IF([.B290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91]=&quot;General commons&quot;;1;IF([.B291]=&quot;General DB commons&quot;;2;IF([.B291]=&quot;General networking commons&quot;;3;IF([.B291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92]=&quot;General commons&quot;;1;IF([.B292]=&quot;General DB commons&quot;;2;IF([.B292]=&quot;General networking commons&quot;;3;IF([.B292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93]=&quot;General commons&quot;;1;IF([.B293]=&quot;General DB commons&quot;;2;IF([.B293]=&quot;General networking commons&quot;;3;IF([.B293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94]=&quot;General commons&quot;;1;IF([.B294]=&quot;General DB commons&quot;;2;IF([.B294]=&quot;General networking commons&quot;;3;IF([.B294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95]=&quot;General commons&quot;;1;IF([.B295]=&quot;General DB commons&quot;;2;IF([.B295]=&quot;General networking commons&quot;;3;IF([.B295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96]=&quot;General commons&quot;;1;IF([.B296]=&quot;General DB commons&quot;;2;IF([.B296]=&quot;General networking commons&quot;;3;IF([.B296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97]=&quot;General commons&quot;;1;IF([.B297]=&quot;General DB commons&quot;;2;IF([.B297]=&quot;General networking commons&quot;;3;IF([.B297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9"/>
          <table:table-cell table:style-name="ce13" table:formula="of:=IF([.B298]=&quot;General commons&quot;;1;IF([.B298]=&quot;General DB commons&quot;;2;IF([.B298]=&quot;General networking commons&quot;;3;IF([.B298]=&quot;PCST messages&quot;;4;5))))" office:value-type="float" office:value="5">
            <text:p>5</text:p>
          </table:table-cell>
          <table:table-cell table:style-name="ce13"/>
          <table:table-cell table:style-name="ce18" table:number-columns-repeated="16"/>
          <table:table-cell table:number-columns-repeated="1004"/>
        </table:table-row>
        <table:table-row table:style-name="ro3" table:number-rows-repeated="65237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104P0"/>
    </number:currency-style>
    <number:number-style style:name="N108P0" style:volatile="true">
      <number:text>Ls </number:text>
      <number:number number:decimal-places="0" number:min-integer-digits="1" number:grouping="true"/>
    </number:number-style>
    <number:number-style style:name="N108">
      <number:text>-Ls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Ls </number:text>
      <number:number number:decimal-places="0" number:min-integer-digits="1" number:grouping="true"/>
    </number:number-style>
    <number:number-style style:name="N109">
      <style:text-properties fo:color="#ff0000"/>
      <number:text>-Ls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Ls </number:text>
      <number:number number:decimal-places="2" number:min-integer-digits="1" number:grouping="true"/>
    </number:number-style>
    <number:number-style style:name="N111">
      <number:text>-Ls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Ls </number:text>
      <number:number number:decimal-places="2" number:min-integer-digits="1" number:grouping="true"/>
    </number:number-style>
    <number:number-style style:name="N112">
      <style:text-properties fo:color="#ff0000"/>
      <number:text>-Ls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Ls </number:text>
      <number:number number:decimal-places="0" number:min-integer-digits="1" number:grouping="true"/>
      <number:text> </number:text>
    </number:number-style>
    <number:number-style style:name="N124P1" style:volatile="true">
      <number:text>-Ls </number:text>
      <number:number number:decimal-places="0" number:min-integer-digits="1" number:grouping="true"/>
      <number:text> </number:text>
    </number:number-style>
    <number:number-style style:name="N124P2" style:volatile="true">
      <number:text> Ls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Ls </number:text>
      <number:number number:decimal-places="2" number:min-integer-digits="1" number:grouping="true"/>
      <number:text> </number:text>
    </number:number-style>
    <number:number-style style:name="N132P1" style:volatile="true">
      <number:text>-Ls </number:text>
      <number:number number:decimal-places="2" number:min-integer-digits="1" number:grouping="true"/>
      <number:text> </number:text>
    </number:number-style>
    <number:number-style style:name="N132P2" style:volatile="true">
      <number:text> Ls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7">07.12.2009</text:date>, <text:time>20:53:1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CLT_5f_data_5f_pageStyle" style:display-name="PCLT_data_pageSty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08T02:14:14.21</meta:creation-date>
    <meta:editing-duration>PT122H51M43S</meta:editing-duration>
    <meta:editing-cycles>42</meta:editing-cycles>
    <dc:date>2009-12-07T20:53:12.35</dc:date>
    <dc:creator>Belka </dc:creator>
    <meta:generator>OpenOffice.org/3.1$Win32 OpenOffice.org_project/310m19$Build-9420</meta:generator>
    <meta:document-statistic meta:table-count="1" meta:cell-count="1603" meta:object-count="0"/>
  </office:meta>
</office:document-meta>
</file>